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22.39pt"/>
    </style:style>
    <style:style style:name="co9" style:family="table-column">
      <style:table-column-properties fo:break-before="auto" style:column-width="36.45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42.69pt"/>
    </style:style>
    <style:style style:name="co12" style:family="table-column">
      <style:table-column-properties fo:break-before="auto" style:column-width="29.14pt"/>
    </style:style>
    <style:style style:name="co13" style:family="table-column">
      <style:table-column-properties fo:break-before="auto" style:column-width="20.3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2"/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/>
          <table:table-cell office:value-type="string" calcext:value-type="string">
            <text:p>newMagX</text:p>
          </table:table-cell>
          <table:table-cell office:value-type="string" calcext:value-type="string">
            <text:p>newMagY</text:p>
          </table:table-cell>
          <table:table-cell office:value-type="string" calcext:value-type="string">
            <text:p>newMagZ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140" calcext:value-type="float">
            <text:p>140</text:p>
          </table:table-cell>
          <table:table-cell office:value-type="float" office:value="-19" calcext:value-type="float">
            <text:p>-19</text:p>
          </table:table-cell>
          <table:table-cell office:value-type="float" office:value="-363" calcext:value-type="float">
            <text:p>-363</text:p>
          </table:table-cell>
          <table:table-cell table:number-columns-repeated="2" office:value-type="float" office:value="-0.003048" calcext:value-type="float">
            <text:p>-0.003048</text:p>
          </table:table-cell>
          <table:table-cell office:value-type="float" office:value="0.149938" calcext:value-type="float">
            <text:p>0.149938</text:p>
          </table:table-cell>
          <table:table-cell office:value-type="float" office:value="0.053912" calcext:value-type="float">
            <text:p>0.053912</text:p>
          </table:table-cell>
          <table:table-cell office:value-type="float" office:value="-0.007317" calcext:value-type="float">
            <text:p>-0.007317</text:p>
          </table:table-cell>
          <table:table-cell office:value-type="float" office:value="-0.139786" calcext:value-type="float">
            <text:p>-0.139786</text:p>
          </table:table-cell>
          <table:table-cell office:value-type="float" office:value="9.65373" calcext:value-type="float">
            <text:p>9.65373</text:p>
          </table:table-cell>
          <table:table-cell office:value-type="float" office:value="389.525352" calcext:value-type="float">
            <text:p>389.525352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Q$2]+([.$Q$3]*[.J2])" office:value-type="float" office:value="0.061912" calcext:value-type="float">
            <text:p>0.061912</text:p>
          </table:table-cell>
          <table:table-cell table:formula="of:=[.$R$2]+([.$R$3]*[.K2])" office:value-type="float" office:value="-0.034817" calcext:value-type="float">
            <text:p>-0.034817</text:p>
          </table:table-cell>
          <table:table-cell table:formula="of:=[.$S$2]+([.$S$3]*[.L2])" office:value-type="float" office:value="-0.139786" calcext:value-type="float">
            <text:p>-0.13978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137" calcext:value-type="float">
            <text:p>137</text:p>
          </table:table-cell>
          <table:table-cell office:value-type="float" office:value="-22" calcext:value-type="float">
            <text:p>-22</text:p>
          </table:table-cell>
          <table:table-cell office:value-type="float" office:value="-361" calcext:value-type="float">
            <text:p>-361</text:p>
          </table:table-cell>
          <table:table-cell office:value-type="float" office:value="-0.005549" calcext:value-type="float">
            <text:p>-0.005549</text:p>
          </table:table-cell>
          <table:table-cell office:value-type="float" office:value="-0.004316" calcext:value-type="float">
            <text:p>-0.004316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.053135" calcext:value-type="float">
            <text:p>0.053135</text:p>
          </table:table-cell>
          <table:table-cell office:value-type="float" office:value="-0.008533" calcext:value-type="float">
            <text:p>-0.008533</text:p>
          </table:table-cell>
          <table:table-cell office:value-type="float" office:value="-0.140014" calcext:value-type="float">
            <text:p>-0.140014</text:p>
          </table:table-cell>
          <table:table-cell office:value-type="float" office:value="9.542551" calcext:value-type="float">
            <text:p>9.542551</text:p>
          </table:table-cell>
          <table:table-cell office:value-type="float" office:value="386.74798" calcext:value-type="float">
            <text:p>386.74798</text:p>
          </table:table-cell>
          <table:table-cell/>
          <table:table-cell office:value-type="string" calcext:value-type="string">
            <text:p>Coef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$Q$2]+([.$Q$3]*[.J3])" office:value-type="float" office:value="0.061135" calcext:value-type="float">
            <text:p>0.061135</text:p>
          </table:table-cell>
          <table:table-cell table:formula="of:=[.$R$2]+([.$R$3]*[.K3])" office:value-type="float" office:value="-0.036033" calcext:value-type="float">
            <text:p>-0.036033</text:p>
          </table:table-cell>
          <table:table-cell table:formula="of:=[.$S$2]+([.$S$3]*[.L3])" office:value-type="float" office:value="-0.140014" calcext:value-type="float">
            <text:p>-0.14001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39" calcext:value-type="float">
            <text:p>139</text:p>
          </table:table-cell>
          <table:table-cell office:value-type="float" office:value="-20" calcext:value-type="float">
            <text:p>-20</text:p>
          </table:table-cell>
          <table:table-cell office:value-type="float" office:value="-360" calcext:value-type="float">
            <text:p>-360</text:p>
          </table:table-cell>
          <table:table-cell office:value-type="float" office:value="-0.004301" calcext:value-type="float">
            <text:p>-0.004301</text:p>
          </table:table-cell>
          <table:table-cell office:value-type="float" office:value="-0.003072" calcext:value-type="float">
            <text:p>-0.003072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-0.139744" calcext:value-type="float">
            <text:p>-0.139744</text:p>
          </table:table-cell>
          <table:table-cell office:value-type="float" office:value="9.577237" calcext:value-type="float">
            <text:p>9.577237</text:p>
          </table:table-cell>
          <table:table-cell office:value-type="float" office:value="386.420755" calcext:value-type="float">
            <text:p>386.420755</text:p>
          </table:table-cell>
          <table:table-cell table:number-columns-repeated="6"/>
          <table:table-cell table:formula="of:=[.$Q$2]+([.$Q$3]*[.J4])" office:value-type="float" office:value="0.061957" calcext:value-type="float">
            <text:p>0.061957</text:p>
          </table:table-cell>
          <table:table-cell table:formula="of:=[.$R$2]+([.$R$3]*[.K4])" office:value-type="float" office:value="-0.035264" calcext:value-type="float">
            <text:p>-0.035264</text:p>
          </table:table-cell>
          <table:table-cell table:formula="of:=[.$S$2]+([.$S$3]*[.L4])" office:value-type="float" office:value="-0.139744" calcext:value-type="float">
            <text:p>-0.139744</text:p>
          </table:table-cell>
        </table:table-row>
        <table:table-row table:style-name="ro1">
          <table:table-cell table:number-columns-repeated="2" office:value-type="float" office:value="-28" calcext:value-type="float">
            <text:p>-28</text:p>
          </table:table-cell>
          <table:table-cell office:value-type="float" office:value="992" calcext:value-type="float">
            <text:p>992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-366" calcext:value-type="float">
            <text:p>-366</text:p>
          </table:table-cell>
          <table:table-cell table:number-columns-repeated="2" office:value-type="float" office:value="-0.004231" calcext:value-type="float">
            <text:p>-0.004231</text:p>
          </table:table-cell>
          <table:table-cell office:value-type="float" office:value="0.149881" calcext:value-type="float">
            <text:p>0.149881</text:p>
          </table:table-cell>
          <table:table-cell office:value-type="float" office:value="0.053179" calcext:value-type="float">
            <text:p>0.053179</text:p>
          </table:table-cell>
          <table:table-cell office:value-type="float" office:value="-0.008034" calcext:value-type="float">
            <text:p>-0.008034</text:p>
          </table:table-cell>
          <table:table-cell office:value-type="float" office:value="-0.140026" calcext:value-type="float">
            <text:p>-0.140026</text:p>
          </table:table-cell>
          <table:table-cell office:value-type="float" office:value="9.735944" calcext:value-type="float">
            <text:p>9.735944</text:p>
          </table:table-cell>
          <table:table-cell office:value-type="float" office:value="392.068872" calcext:value-type="float">
            <text:p>392.068872</text:p>
          </table:table-cell>
          <table:table-cell table:number-columns-repeated="6"/>
          <table:table-cell table:formula="of:=[.$Q$2]+([.$Q$3]*[.J5])" office:value-type="float" office:value="0.061179" calcext:value-type="float">
            <text:p>0.061179</text:p>
          </table:table-cell>
          <table:table-cell table:formula="of:=[.$R$2]+([.$R$3]*[.K5])" office:value-type="float" office:value="-0.035534" calcext:value-type="float">
            <text:p>-0.035534</text:p>
          </table:table-cell>
          <table:table-cell table:formula="of:=[.$S$2]+([.$S$3]*[.L5])" office:value-type="float" office:value="-0.140026" calcext:value-type="float">
            <text:p>-0.14002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141" calcext:value-type="float">
            <text:p>141</text:p>
          </table:table-cell>
          <table:table-cell office:value-type="float" office:value="-20" calcext:value-type="float">
            <text:p>-20</text:p>
          </table:table-cell>
          <table:table-cell office:value-type="float" office:value="-362" calcext:value-type="float">
            <text:p>-362</text:p>
          </table:table-cell>
          <table:table-cell office:value-type="float" office:value="-0.003672" calcext:value-type="float">
            <text:p>-0.003672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0.149924" calcext:value-type="float">
            <text:p>0.149924</text:p>
          </table:table-cell>
          <table:table-cell office:value-type="float" office:value="0.054369" calcext:value-type="float">
            <text:p>0.054369</text:p>
          </table:table-cell>
          <table:table-cell office:value-type="float" office:value="-0.007712" calcext:value-type="float">
            <text:p>-0.007712</text:p>
          </table:table-cell>
          <table:table-cell office:value-type="float" office:value="-0.139587" calcext:value-type="float">
            <text:p>-0.139587</text:p>
          </table:table-cell>
          <table:table-cell office:value-type="float" office:value="9.6154" calcext:value-type="float">
            <text:p>9.6154</text:p>
          </table:table-cell>
          <table:table-cell office:value-type="float" office:value="389.005141" calcext:value-type="float">
            <text:p>389.005141</text:p>
          </table:table-cell>
          <table:table-cell table:number-columns-repeated="6"/>
          <table:table-cell table:formula="of:=[.$Q$2]+([.$Q$3]*[.J6])" office:value-type="float" office:value="0.062369" calcext:value-type="float">
            <text:p>0.062369</text:p>
          </table:table-cell>
          <table:table-cell table:formula="of:=[.$R$2]+([.$R$3]*[.K6])" office:value-type="float" office:value="-0.035212" calcext:value-type="float">
            <text:p>-0.035212</text:p>
          </table:table-cell>
          <table:table-cell table:formula="of:=[.$S$2]+([.$S$3]*[.L6])" office:value-type="float" office:value="-0.139587" calcext:value-type="float">
            <text:p>-0.13958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140" calcext:value-type="float">
            <text:p>140</text:p>
          </table:table-cell>
          <table:table-cell office:value-type="float" office:value="-21" calcext:value-type="float">
            <text:p>-21</text:p>
          </table:table-cell>
          <table:table-cell office:value-type="float" office:value="-362" calcext:value-type="float">
            <text:p>-362</text:p>
          </table:table-cell>
          <table:table-cell office:value-type="float" office:value="-0.003701" calcext:value-type="float">
            <text:p>-0.003701</text:p>
          </table:table-cell>
          <table:table-cell office:value-type="float" office:value="-0.004934" calcext:value-type="float">
            <text:p>-0.004934</text:p>
          </table:table-cell>
          <table:table-cell office:value-type="float" office:value="0.149873" calcext:value-type="float">
            <text:p>0.149873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-0.008104" calcext:value-type="float">
            <text:p>-0.008104</text:p>
          </table:table-cell>
          <table:table-cell office:value-type="float" office:value="-0.139698" calcext:value-type="float">
            <text:p>-0.139698</text:p>
          </table:table-cell>
          <table:table-cell office:value-type="float" office:value="9.540132" calcext:value-type="float">
            <text:p>9.540132</text:p>
          </table:table-cell>
          <table:table-cell office:value-type="float" office:value="388.69654" calcext:value-type="float">
            <text:p>388.69654</text:p>
          </table:table-cell>
          <table:table-cell table:number-columns-repeated="6"/>
          <table:table-cell table:formula="of:=[.$Q$2]+([.$Q$3]*[.J7])" office:value-type="float" office:value="0.062027" calcext:value-type="float">
            <text:p>0.062027</text:p>
          </table:table-cell>
          <table:table-cell table:formula="of:=[.$R$2]+([.$R$3]*[.K7])" office:value-type="float" office:value="-0.035604" calcext:value-type="float">
            <text:p>-0.035604</text:p>
          </table:table-cell>
          <table:table-cell table:formula="of:=[.$S$2]+([.$S$3]*[.L7])" office:value-type="float" office:value="-0.139698" calcext:value-type="float">
            <text:p>-0.1396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41" calcext:value-type="float">
            <text:p>141</text:p>
          </table:table-cell>
          <table:table-cell office:value-type="float" office:value="-22" calcext:value-type="float">
            <text:p>-22</text:p>
          </table:table-cell>
          <table:table-cell office:value-type="float" office:value="-361" calcext:value-type="float">
            <text:p>-361</text:p>
          </table:table-cell>
          <table:table-cell office:value-type="float" office:value="-0.003687" calcext:value-type="float">
            <text:p>-0.003687</text:p>
          </table:table-cell>
          <table:table-cell office:value-type="float" office:value="-0.003072" calcext:value-type="float">
            <text:p>-0.003072</text:p>
          </table:table-cell>
          <table:table-cell office:value-type="float" office:value="0.149923" calcext:value-type="float">
            <text:p>0.149923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-0.008501" calcext:value-type="float">
            <text:p>-0.008501</text:p>
          </table:table-cell>
          <table:table-cell office:value-type="float" office:value="-0.139496" calcext:value-type="float">
            <text:p>-0.139496</text:p>
          </table:table-cell>
          <table:table-cell office:value-type="float" office:value="9.576193" calcext:value-type="float">
            <text:p>9.576193</text:p>
          </table:table-cell>
          <table:table-cell office:value-type="float" office:value="388.182947" calcext:value-type="float">
            <text:p>388.182947</text:p>
          </table:table-cell>
          <table:table-cell table:number-columns-repeated="6"/>
          <table:table-cell table:formula="of:=[.$Q$2]+([.$Q$3]*[.J8])" office:value-type="float" office:value="0.062485" calcext:value-type="float">
            <text:p>0.062485</text:p>
          </table:table-cell>
          <table:table-cell table:formula="of:=[.$R$2]+([.$R$3]*[.K8])" office:value-type="float" office:value="-0.036001" calcext:value-type="float">
            <text:p>-0.036001</text:p>
          </table:table-cell>
          <table:table-cell table:formula="of:=[.$S$2]+([.$S$3]*[.L8])" office:value-type="float" office:value="-0.139496" calcext:value-type="float">
            <text:p>-0.13949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36" calcext:value-type="float">
            <text:p>-136</text:p>
          </table:table-cell>
          <table:table-cell office:value-type="float" office:value="980" calcext:value-type="float">
            <text:p>980</text:p>
          </table:table-cell>
          <table:table-cell office:value-type="float" office:value="140" calcext:value-type="float">
            <text:p>140</text:p>
          </table:table-cell>
          <table:table-cell office:value-type="float" office:value="-16" calcext:value-type="float">
            <text:p>-16</text:p>
          </table:table-cell>
          <table:table-cell office:value-type="float" office:value="-363" calcext:value-type="float">
            <text:p>-363</text:p>
          </table:table-cell>
          <table:table-cell office:value-type="float" office:value="-0.006664" calcext:value-type="float">
            <text:p>-0.006664</text:p>
          </table:table-cell>
          <table:table-cell office:value-type="float" office:value="-0.020598" calcext:value-type="float">
            <text:p>-0.020598</text:p>
          </table:table-cell>
          <table:table-cell office:value-type="float" office:value="0.148429" calcext:value-type="float">
            <text:p>0.148429</text:p>
          </table:table-cell>
          <table:table-cell office:value-type="float" office:value="0.05393" calcext:value-type="float">
            <text:p>0.05393</text:p>
          </table:table-cell>
          <table:table-cell office:value-type="float" office:value="-0.006163" calcext:value-type="float">
            <text:p>-0.006163</text:p>
          </table:table-cell>
          <table:table-cell office:value-type="float" office:value="-0.139834" calcext:value-type="float">
            <text:p>-0.139834</text:p>
          </table:table-cell>
          <table:table-cell office:value-type="float" office:value="9.712209" calcext:value-type="float">
            <text:p>9.712209</text:p>
          </table:table-cell>
          <table:table-cell office:value-type="float" office:value="389.390549" calcext:value-type="float">
            <text:p>389.390549</text:p>
          </table:table-cell>
          <table:table-cell table:number-columns-repeated="6"/>
          <table:table-cell table:formula="of:=[.$Q$2]+([.$Q$3]*[.J9])" office:value-type="float" office:value="0.06193" calcext:value-type="float">
            <text:p>0.06193</text:p>
          </table:table-cell>
          <table:table-cell table:formula="of:=[.$R$2]+([.$R$3]*[.K9])" office:value-type="float" office:value="-0.033663" calcext:value-type="float">
            <text:p>-0.033663</text:p>
          </table:table-cell>
          <table:table-cell table:formula="of:=[.$S$2]+([.$S$3]*[.L9])" office:value-type="float" office:value="-0.139834" calcext:value-type="float">
            <text:p>-0.1398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968" calcext:value-type="float">
            <text:p>968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-377" calcext:value-type="float">
            <text:p>-377</text:p>
          </table:table-cell>
          <table:table-cell office:value-type="float" office:value="0.009278" calcext:value-type="float">
            <text:p>0.009278</text:p>
          </table:table-cell>
          <table:table-cell office:value-type="float" office:value="-0.002474" calcext:value-type="float">
            <text:p>-0.002474</text:p>
          </table:table-cell>
          <table:table-cell office:value-type="float" office:value="0.149692" calcext:value-type="float">
            <text:p>0.149692</text:p>
          </table:table-cell>
          <table:table-cell office:value-type="float" office:value="0.042677" calcext:value-type="float">
            <text:p>0.042677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-0.143655" calcext:value-type="float">
            <text:p>-0.143655</text:p>
          </table:table-cell>
          <table:table-cell office:value-type="float" office:value="9.51235" calcext:value-type="float">
            <text:p>9.51235</text:p>
          </table:table-cell>
          <table:table-cell office:value-type="float" office:value="393.652131" calcext:value-type="float">
            <text:p>393.652131</text:p>
          </table:table-cell>
          <table:table-cell table:number-columns-repeated="6"/>
          <table:table-cell table:formula="of:=[.$Q$2]+([.$Q$3]*[.J10])" office:value-type="float" office:value="0.050677" calcext:value-type="float">
            <text:p>0.050677</text:p>
          </table:table-cell>
          <table:table-cell table:formula="of:=[.$R$2]+([.$R$3]*[.K10])" office:value-type="float" office:value="-0.021022" calcext:value-type="float">
            <text:p>-0.021022</text:p>
          </table:table-cell>
          <table:table-cell table:formula="of:=[.$S$2]+([.$S$3]*[.L10])" office:value-type="float" office:value="-0.143655" calcext:value-type="float">
            <text:p>-0.1436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2" calcext:value-type="float">
            <text:p>-12</text:p>
          </table:table-cell>
          <table:table-cell office:value-type="float" office:value="944" calcext:value-type="float">
            <text:p>9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-378" calcext:value-type="float">
            <text:p>-378</text:p>
          </table:table-cell>
          <table:table-cell office:value-type="float" office:value="0.017048" calcext:value-type="float">
            <text:p>0.017048</text:p>
          </table:table-cell>
          <table:table-cell office:value-type="float" office:value="-0.001894" calcext:value-type="float">
            <text:p>-0.001894</text:p>
          </table:table-cell>
          <table:table-cell office:value-type="float" office:value="0.149016" calcext:value-type="float">
            <text:p>0.149016</text:p>
          </table:table-cell>
          <table:table-cell office:value-type="float" office:value="0.035824" calcext:value-type="float">
            <text:p>0.035824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-0.145608" calcext:value-type="float">
            <text:p>-0.145608</text:p>
          </table:table-cell>
          <table:table-cell office:value-type="float" office:value="9.31861" calcext:value-type="float">
            <text:p>9.31861</text:p>
          </table:table-cell>
          <table:table-cell office:value-type="float" office:value="389.400822" calcext:value-type="float">
            <text:p>389.400822</text:p>
          </table:table-cell>
          <table:table-cell table:number-columns-repeated="6"/>
          <table:table-cell table:formula="of:=[.$Q$2]+([.$Q$3]*[.J11])" office:value-type="float" office:value="0.043824" calcext:value-type="float">
            <text:p>0.043824</text:p>
          </table:table-cell>
          <table:table-cell table:formula="of:=[.$R$2]+([.$R$3]*[.K11])" office:value-type="float" office:value="-0.023648" calcext:value-type="float">
            <text:p>-0.023648</text:p>
          </table:table-cell>
          <table:table-cell table:formula="of:=[.$S$2]+([.$S$3]*[.L11])" office:value-type="float" office:value="-0.145608" calcext:value-type="float">
            <text:p>-0.145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office:value-type="float" office:value="976" calcext:value-type="float">
            <text:p>97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-382" calcext:value-type="float">
            <text:p>-382</text:p>
          </table:table-cell>
          <table:table-cell office:value-type="float" office:value="0.015238" calcext:value-type="float">
            <text:p>0.015238</text:p>
          </table:table-cell>
          <table:table-cell office:value-type="float" office:value="-0.012191" calcext:value-type="float">
            <text:p>-0.012191</text:p>
          </table:table-cell>
          <table:table-cell office:value-type="float" office:value="0.148725" calcext:value-type="float">
            <text:p>0.148725</text:p>
          </table:table-cell>
          <table:table-cell office:value-type="float" office:value="0.037217" calcext:value-type="float">
            <text:p>0.037217</text:p>
          </table:table-cell>
          <table:table-cell office:value-type="float" office:value="0.008355" calcext:value-type="float">
            <text:p>0.008355</text:p>
          </table:table-cell>
          <table:table-cell office:value-type="float" office:value="-0.145069" calcext:value-type="float">
            <text:p>-0.145069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394.983544" calcext:value-type="float">
            <text:p>394.983544</text:p>
          </table:table-cell>
          <table:table-cell table:number-columns-repeated="6"/>
          <table:table-cell table:formula="of:=[.$Q$2]+([.$Q$3]*[.J12])" office:value-type="float" office:value="0.045217" calcext:value-type="float">
            <text:p>0.045217</text:p>
          </table:table-cell>
          <table:table-cell table:formula="of:=[.$R$2]+([.$R$3]*[.K12])" office:value-type="float" office:value="-0.019145" calcext:value-type="float">
            <text:p>-0.019145</text:p>
          </table:table-cell>
          <table:table-cell table:formula="of:=[.$S$2]+([.$S$3]*[.L12])" office:value-type="float" office:value="-0.145069" calcext:value-type="float">
            <text:p>-0.145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8" calcext:value-type="float">
            <text:p>-68</text:p>
          </table:table-cell>
          <table:table-cell office:value-type="float" office:value="988" calcext:value-type="float">
            <text:p>988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-381" calcext:value-type="float">
            <text:p>-381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-0.010272" calcext:value-type="float">
            <text:p>-0.010272</text:p>
          </table:table-cell>
          <table:table-cell office:value-type="float" office:value="0.149252" calcext:value-type="float">
            <text:p>0.149252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-0.144102" calcext:value-type="float">
            <text:p>-0.144102</text:p>
          </table:table-cell>
          <table:table-cell office:value-type="float" office:value="9.737525" calcext:value-type="float">
            <text:p>9.737525</text:p>
          </table:table-cell>
          <table:table-cell office:value-type="float" office:value="396.59299" calcext:value-type="float">
            <text:p>396.59299</text:p>
          </table:table-cell>
          <table:table-cell table:number-columns-repeated="6"/>
          <table:table-cell table:formula="of:=[.$Q$2]+([.$Q$3]*[.J13])" office:value-type="float" office:value="0.04847" calcext:value-type="float">
            <text:p>0.04847</text:p>
          </table:table-cell>
          <table:table-cell table:formula="of:=[.$R$2]+([.$R$3]*[.K13])" office:value-type="float" office:value="-0.017666" calcext:value-type="float">
            <text:p>-0.017666</text:p>
          </table:table-cell>
          <table:table-cell table:formula="of:=[.$S$2]+([.$S$3]*[.L13])" office:value-type="float" office:value="-0.144102" calcext:value-type="float">
            <text:p>-0.1441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" calcext:value-type="float">
            <text:p>-68</text:p>
          </table:table-cell>
          <table:table-cell office:value-type="float" office:value="964" calcext:value-type="float">
            <text:p>964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office:value-type="float" office:value="-383" calcext:value-type="float">
            <text:p>-383</text:p>
          </table:table-cell>
          <table:table-cell office:value-type="float" office:value="0.012989" calcext:value-type="float">
            <text:p>0.012989</text:p>
          </table:table-cell>
          <table:table-cell office:value-type="float" office:value="-0.010515" calcext:value-type="float">
            <text:p>-0.010515</text:p>
          </table:table-cell>
          <table:table-cell office:value-type="float" office:value="0.149066" calcext:value-type="float">
            <text:p>0.149066</text:p>
          </table:table-cell>
          <table:table-cell office:value-type="float" office:value="0.043254" calcext:value-type="float">
            <text:p>0.043254</text:p>
          </table:table-cell>
          <table:table-cell office:value-type="float" office:value="0.015288" calcext:value-type="float">
            <text:p>0.015288</text:p>
          </table:table-cell>
          <table:table-cell office:value-type="float" office:value="-0.142812" calcext:value-type="float">
            <text:p>-0.142812</text:p>
          </table:table-cell>
          <table:table-cell office:value-type="float" office:value="9.512835" calcext:value-type="float">
            <text:p>9.512835</text:p>
          </table:table-cell>
          <table:table-cell office:value-type="float" office:value="402.276025" calcext:value-type="float">
            <text:p>402.276025</text:p>
          </table:table-cell>
          <table:table-cell table:number-columns-repeated="6"/>
          <table:table-cell table:formula="of:=[.$Q$2]+([.$Q$3]*[.J14])" office:value-type="float" office:value="0.051254" calcext:value-type="float">
            <text:p>0.051254</text:p>
          </table:table-cell>
          <table:table-cell table:formula="of:=[.$R$2]+([.$R$3]*[.K14])" office:value-type="float" office:value="-0.012212" calcext:value-type="float">
            <text:p>-0.012212</text:p>
          </table:table-cell>
          <table:table-cell table:formula="of:=[.$S$2]+([.$S$3]*[.L14])" office:value-type="float" office:value="-0.142812" calcext:value-type="float">
            <text:p>-0.1428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2" calcext:value-type="float">
            <text:p>-112</text:p>
          </table:table-cell>
          <table:table-cell office:value-type="float" office:value="1100" calcext:value-type="float">
            <text:p>1100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-373" calcext:value-type="float">
            <text:p>-373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-0.015166" calcext:value-type="float">
            <text:p>-0.015166</text:p>
          </table:table-cell>
          <table:table-cell office:value-type="float" office:value="0.148947" calcext:value-type="float">
            <text:p>0.148947</text:p>
          </table:table-cell>
          <table:table-cell office:value-type="float" office:value="0.04682" calcext:value-type="float">
            <text:p>0.04682</text:p>
          </table:table-cell>
          <table:table-cell office:value-type="float" office:value="0.012181" calcext:value-type="float">
            <text:p>0.012181</text:p>
          </table:table-cell>
          <table:table-cell office:value-type="float" office:value="-0.141984" calcext:value-type="float">
            <text:p>-0.141984</text:p>
          </table:table-cell>
          <table:table-cell office:value-type="float" office:value="10.863573" calcext:value-type="float">
            <text:p>10.863573</text:p>
          </table:table-cell>
          <table:table-cell office:value-type="float" office:value="394.058371" calcext:value-type="float">
            <text:p>394.058371</text:p>
          </table:table-cell>
          <table:table-cell table:number-columns-repeated="6"/>
          <table:table-cell table:formula="of:=[.$Q$2]+([.$Q$3]*[.J15])" office:value-type="float" office:value="0.05482" calcext:value-type="float">
            <text:p>0.05482</text:p>
          </table:table-cell>
          <table:table-cell table:formula="of:=[.$R$2]+([.$R$3]*[.K15])" office:value-type="float" office:value="-0.015319" calcext:value-type="float">
            <text:p>-0.015319</text:p>
          </table:table-cell>
          <table:table-cell table:formula="of:=[.$S$2]+([.$S$3]*[.L15])" office:value-type="float" office:value="-0.141984" calcext:value-type="float">
            <text:p>-0.141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2" calcext:value-type="float">
            <text:p>-52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  <table:table-cell office:value-type="float" office:value="-363" calcext:value-type="float">
            <text:p>-363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-0.007075" calcext:value-type="float">
            <text:p>-0.007075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0.046964" calcext:value-type="float">
            <text:p>0.046964</text:p>
          </table:table-cell>
          <table:table-cell office:value-type="float" office:value="-0.010567" calcext:value-type="float">
            <text:p>-0.010567</text:p>
          </table:table-cell>
          <table:table-cell office:value-type="float" office:value="-0.142066" calcext:value-type="float">
            <text:p>-0.142066</text:p>
          </table:table-cell>
          <table:table-cell office:value-type="float" office:value="10.811395" calcext:value-type="float">
            <text:p>10.811395</text:p>
          </table:table-cell>
          <table:table-cell office:value-type="float" office:value="383.272749" calcext:value-type="float">
            <text:p>383.272749</text:p>
          </table:table-cell>
          <table:table-cell table:number-columns-repeated="6"/>
          <table:table-cell table:formula="of:=[.$Q$2]+([.$Q$3]*[.J16])" office:value-type="float" office:value="0.054964" calcext:value-type="float">
            <text:p>0.054964</text:p>
          </table:table-cell>
          <table:table-cell table:formula="of:=[.$R$2]+([.$R$3]*[.K16])" office:value-type="float" office:value="-0.038067" calcext:value-type="float">
            <text:p>-0.038067</text:p>
          </table:table-cell>
          <table:table-cell table:formula="of:=[.$S$2]+([.$S$3]*[.L16])" office:value-type="float" office:value="-0.142066" calcext:value-type="float">
            <text:p>-0.142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952" calcext:value-type="float">
            <text:p>952</text:p>
          </table:table-cell>
          <table:table-cell office:value-type="float" office:value="120" calcext:value-type="float">
            <text:p>120</text:p>
          </table:table-cell>
          <table:table-cell office:value-type="float" office:value="-45" calcext:value-type="float">
            <text:p>-45</text:p>
          </table:table-cell>
          <table:table-cell office:value-type="float" office:value="-355" calcext:value-type="float">
            <text:p>-355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149397" calcext:value-type="float">
            <text:p>0.149397</text:p>
          </table:table-cell>
          <table:table-cell office:value-type="float" office:value="0.047692" calcext:value-type="float">
            <text:p>0.047692</text:p>
          </table:table-cell>
          <table:table-cell office:value-type="float" office:value="-0.017884" calcext:value-type="float">
            <text:p>-0.017884</text:p>
          </table:table-cell>
          <table:table-cell office:value-type="float" office:value="-0.141087" calcext:value-type="float">
            <text:p>-0.141087</text:p>
          </table:table-cell>
          <table:table-cell office:value-type="float" office:value="9.373598" calcext:value-type="float">
            <text:p>9.373598</text:p>
          </table:table-cell>
          <table:table-cell office:value-type="float" office:value="377.425489" calcext:value-type="float">
            <text:p>377.425489</text:p>
          </table:table-cell>
          <table:table-cell table:number-columns-repeated="6"/>
          <table:table-cell table:formula="of:=[.$Q$2]+([.$Q$3]*[.J17])" office:value-type="float" office:value="0.055692" calcext:value-type="float">
            <text:p>0.055692</text:p>
          </table:table-cell>
          <table:table-cell table:formula="of:=[.$R$2]+([.$R$3]*[.K17])" office:value-type="float" office:value="-0.045384" calcext:value-type="float">
            <text:p>-0.045384</text:p>
          </table:table-cell>
          <table:table-cell table:formula="of:=[.$S$2]+([.$S$3]*[.L17])" office:value-type="float" office:value="-0.141087" calcext:value-type="float">
            <text:p>-0.1410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8" calcext:value-type="float">
            <text:p>148</text:p>
          </table:table-cell>
          <table:table-cell office:value-type="float" office:value="984" calcext:value-type="float">
            <text:p>984</text:p>
          </table:table-cell>
          <table:table-cell office:value-type="float" office:value="112" calcext:value-type="float">
            <text:p>112</text:p>
          </table:table-cell>
          <table:table-cell office:value-type="float" office:value="-74" calcext:value-type="float">
            <text:p>-74</text:p>
          </table:table-cell>
          <table:table-cell office:value-type="float" office:value="-354" calcext:value-type="float">
            <text:p>-354</text:p>
          </table:table-cell>
          <table:table-cell office:value-type="float" office:value="0.008428" calcext:value-type="float">
            <text:p>0.00842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0.148097" calcext:value-type="float">
            <text:p>0.148097</text:p>
          </table:table-cell>
          <table:table-cell office:value-type="float" office:value="0.044374" calcext:value-type="float">
            <text:p>0.044374</text:p>
          </table:table-cell>
          <table:table-cell office:value-type="float" office:value="-0.029319" calcext:value-type="float">
            <text:p>-0.029319</text:p>
          </table:table-cell>
          <table:table-cell office:value-type="float" office:value="-0.140255" calcext:value-type="float">
            <text:p>-0.140255</text:p>
          </table:table-cell>
          <table:table-cell office:value-type="float" office:value="9.773723" calcext:value-type="float">
            <text:p>9.773723</text:p>
          </table:table-cell>
          <table:table-cell office:value-type="float" office:value="378.597412" calcext:value-type="float">
            <text:p>378.597412</text:p>
          </table:table-cell>
          <table:table-cell table:number-columns-repeated="6"/>
          <table:table-cell table:formula="of:=[.$Q$2]+([.$Q$3]*[.J18])" office:value-type="float" office:value="0.052374" calcext:value-type="float">
            <text:p>0.052374</text:p>
          </table:table-cell>
          <table:table-cell table:formula="of:=[.$R$2]+([.$R$3]*[.K18])" office:value-type="float" office:value="-0.056819" calcext:value-type="float">
            <text:p>-0.056819</text:p>
          </table:table-cell>
          <table:table-cell table:formula="of:=[.$S$2]+([.$S$3]*[.L18])" office:value-type="float" office:value="-0.140255" calcext:value-type="float">
            <text:p>-0.1402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964" calcext:value-type="float">
            <text:p>964</text:p>
          </table:table-cell>
          <table:table-cell office:value-type="float" office:value="111" calcext:value-type="float">
            <text:p>111</text:p>
          </table:table-cell>
          <table:table-cell office:value-type="float" office:value="-66" calcext:value-type="float">
            <text:p>-66</text:p>
          </table:table-cell>
          <table:table-cell office:value-type="float" office:value="-353" calcext:value-type="float">
            <text:p>-353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15458" calcext:value-type="float">
            <text:p>0.015458</text:p>
          </table:table-cell>
          <table:table-cell office:value-type="float" office:value="0.149017" calcext:value-type="float">
            <text:p>0.149017</text:p>
          </table:table-cell>
          <table:table-cell office:value-type="float" office:value="0.044296" calcext:value-type="float">
            <text:p>0.044296</text:p>
          </table:table-cell>
          <table:table-cell office:value-type="float" office:value="-0.026338" calcext:value-type="float">
            <text:p>-0.026338</text:p>
          </table:table-cell>
          <table:table-cell office:value-type="float" office:value="-0.140869" calcext:value-type="float">
            <text:p>-0.140869</text:p>
          </table:table-cell>
          <table:table-cell office:value-type="float" office:value="9.515989" calcext:value-type="float">
            <text:p>9.515989</text:p>
          </table:table-cell>
          <table:table-cell office:value-type="float" office:value="375.8803" calcext:value-type="float">
            <text:p>375.8803</text:p>
          </table:table-cell>
          <table:table-cell table:number-columns-repeated="6"/>
          <table:table-cell table:formula="of:=[.$Q$2]+([.$Q$3]*[.J19])" office:value-type="float" office:value="0.052296" calcext:value-type="float">
            <text:p>0.052296</text:p>
          </table:table-cell>
          <table:table-cell table:formula="of:=[.$R$2]+([.$R$3]*[.K19])" office:value-type="float" office:value="-0.053838" calcext:value-type="float">
            <text:p>-0.053838</text:p>
          </table:table-cell>
          <table:table-cell table:formula="of:=[.$S$2]+([.$S$3]*[.L19])" office:value-type="float" office:value="-0.140869" calcext:value-type="float">
            <text:p>-0.1408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016" calcext:value-type="float">
            <text:p>1016</text:p>
          </table:table-cell>
          <table:table-cell office:value-type="float" office:value="125" calcext:value-type="float">
            <text:p>125</text:p>
          </table:table-cell>
          <table:table-cell office:value-type="float" office:value="-20" calcext:value-type="float">
            <text:p>-20</text:p>
          </table:table-cell>
          <table:table-cell office:value-type="float" office:value="-362" calcext:value-type="float">
            <text:p>-362</text:p>
          </table:table-cell>
          <table:table-cell office:value-type="float" office:value="0.006486" calcext:value-type="float">
            <text:p>0.006486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149766" calcext:value-type="float">
            <text:p>0.149766</text:p>
          </table:table-cell>
          <table:table-cell office:value-type="float" office:value="0.048892" calcext:value-type="float">
            <text:p>0.048892</text:p>
          </table:table-cell>
          <table:table-cell office:value-type="float" office:value="-0.007823" calcext:value-type="float">
            <text:p>-0.007823</text:p>
          </table:table-cell>
          <table:table-cell office:value-type="float" office:value="-0.141592" calcext:value-type="float">
            <text:p>-0.141592</text:p>
          </table:table-cell>
          <table:table-cell office:value-type="float" office:value="9.979143" calcext:value-type="float">
            <text:p>9.979143</text:p>
          </table:table-cell>
          <table:table-cell office:value-type="float" office:value="383.495763" calcext:value-type="float">
            <text:p>383.495763</text:p>
          </table:table-cell>
          <table:table-cell table:number-columns-repeated="6"/>
          <table:table-cell table:formula="of:=[.$Q$2]+([.$Q$3]*[.J20])" office:value-type="float" office:value="0.056892" calcext:value-type="float">
            <text:p>0.056892</text:p>
          </table:table-cell>
          <table:table-cell table:formula="of:=[.$R$2]+([.$R$3]*[.K20])" office:value-type="float" office:value="-0.035323" calcext:value-type="float">
            <text:p>-0.035323</text:p>
          </table:table-cell>
          <table:table-cell table:formula="of:=[.$S$2]+([.$S$3]*[.L20])" office:value-type="float" office:value="-0.141592" calcext:value-type="float">
            <text:p>-0.14159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24" calcext:value-type="float">
            <text:p>-224</text:p>
          </table:table-cell>
          <table:table-cell office:value-type="float" office:value="1004" calcext:value-type="float">
            <text:p>1004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-373" calcext:value-type="float">
            <text:p>-373</text:p>
          </table:table-cell>
          <table:table-cell office:value-type="float" office:value="-0.003499" calcext:value-type="float">
            <text:p>-0.003499</text:p>
          </table:table-cell>
          <table:table-cell office:value-type="float" office:value="-0.032654" calcext:value-type="float">
            <text:p>-0.032654</text:p>
          </table:table-cell>
          <table:table-cell office:value-type="float" office:value="0.146361" calcext:value-type="float">
            <text:p>0.146361</text:p>
          </table:table-cell>
          <table:table-cell office:value-type="float" office:value="0.054747" calcext:value-type="float">
            <text:p>0.054747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-0.137052" calcext:value-type="float">
            <text:p>-0.137052</text:p>
          </table:table-cell>
          <table:table-cell office:value-type="float" office:value="10.090696" calcext:value-type="float">
            <text:p>10.090696</text:p>
          </table:table-cell>
          <table:table-cell office:value-type="float" office:value="408.238901" calcext:value-type="float">
            <text:p>408.238901</text:p>
          </table:table-cell>
          <table:table-cell table:number-columns-repeated="6"/>
          <table:table-cell table:formula="of:=[.$Q$2]+([.$Q$3]*[.J21])" office:value-type="float" office:value="0.062747" calcext:value-type="float">
            <text:p>0.062747</text:p>
          </table:table-cell>
          <table:table-cell table:formula="of:=[.$R$2]+([.$R$3]*[.K21])" office:value-type="float" office:value="-0.000677000000000001" calcext:value-type="float">
            <text:p>-0.000677</text:p>
          </table:table-cell>
          <table:table-cell table:formula="of:=[.$S$2]+([.$S$3]*[.L21])" office:value-type="float" office:value="-0.137052" calcext:value-type="float">
            <text:p>-0.13705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64" calcext:value-type="float">
            <text:p>-364</text:p>
          </table:table-cell>
          <table:table-cell office:value-type="float" office:value="952" calcext:value-type="float">
            <text:p>952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  <table:table-cell office:value-type="float" office:value="-365" calcext:value-type="float">
            <text:p>-365</text:p>
          </table:table-cell>
          <table:table-cell office:value-type="float" office:value="-0.005295" calcext:value-type="float">
            <text:p>-0.005295</text:p>
          </table:table-cell>
          <table:table-cell office:value-type="float" office:value="-0.053537" calcext:value-type="float">
            <text:p>-0.053537</text:p>
          </table:table-cell>
          <table:table-cell office:value-type="float" office:value="0.14002" calcext:value-type="float">
            <text:p>0.14002</text:p>
          </table:table-cell>
          <table:table-cell office:value-type="float" office:value="0.051352" calcext:value-type="float">
            <text:p>0.051352</text:p>
          </table:table-cell>
          <table:table-cell office:value-type="float" office:value="0.068244" calcext:value-type="float">
            <text:p>0.068244</text:p>
          </table:table-cell>
          <table:table-cell office:value-type="float" office:value="-0.123312" calcext:value-type="float">
            <text:p>-0.123312</text:p>
          </table:table-cell>
          <table:table-cell office:value-type="float" office:value="10.001322" calcext:value-type="float">
            <text:p>10.001322</text:p>
          </table:table-cell>
          <table:table-cell office:value-type="float" office:value="443.996622" calcext:value-type="float">
            <text:p>443.996622</text:p>
          </table:table-cell>
          <table:table-cell table:number-columns-repeated="6"/>
          <table:table-cell table:formula="of:=[.$Q$2]+([.$Q$3]*[.J22])" office:value-type="float" office:value="0.059352" calcext:value-type="float">
            <text:p>0.059352</text:p>
          </table:table-cell>
          <table:table-cell table:formula="of:=[.$R$2]+([.$R$3]*[.K22])" office:value-type="float" office:value="0.040744" calcext:value-type="float">
            <text:p>0.040744</text:p>
          </table:table-cell>
          <table:table-cell table:formula="of:=[.$S$2]+([.$S$3]*[.L22])" office:value-type="float" office:value="-0.123312" calcext:value-type="float">
            <text:p>-0.1233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32" calcext:value-type="float">
            <text:p>-632</text:p>
          </table:table-cell>
          <table:table-cell office:value-type="float" office:value="756" calcext:value-type="float">
            <text:p>756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-323" calcext:value-type="float">
            <text:p>-323</text:p>
          </table:table-cell>
          <table:table-cell office:value-type="float" office:value="-0.001218" calcext:value-type="float">
            <text:p>-0.001218</text:p>
          </table:table-cell>
          <table:table-cell office:value-type="float" office:value="-0.096204" calcext:value-type="float">
            <text:p>-0.096204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0.049366" calcext:value-type="float">
            <text:p>0.049366</text:p>
          </table:table-cell>
          <table:table-cell office:value-type="float" office:value="0.098732" calcext:value-type="float">
            <text:p>0.098732</text:p>
          </table:table-cell>
          <table:table-cell office:value-type="float" office:value="-0.101562" calcext:value-type="float">
            <text:p>-0.101562</text:p>
          </table:table-cell>
          <table:table-cell office:value-type="float" office:value="9.663527" calcext:value-type="float">
            <text:p>9.663527</text:p>
          </table:table-cell>
          <table:table-cell office:value-type="float" office:value="477.047167" calcext:value-type="float">
            <text:p>477.047167</text:p>
          </table:table-cell>
          <table:table-cell table:number-columns-repeated="6"/>
          <table:table-cell table:formula="of:=[.$Q$2]+([.$Q$3]*[.J23])" office:value-type="float" office:value="0.057366" calcext:value-type="float">
            <text:p>0.057366</text:p>
          </table:table-cell>
          <table:table-cell table:formula="of:=[.$R$2]+([.$R$3]*[.K23])" office:value-type="float" office:value="0.071232" calcext:value-type="float">
            <text:p>0.071232</text:p>
          </table:table-cell>
          <table:table-cell table:formula="of:=[.$S$2]+([.$S$3]*[.L23])" office:value-type="float" office:value="-0.101562" calcext:value-type="float">
            <text:p>-0.10156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96" calcext:value-type="float">
            <text:p>-796</text:p>
          </table:table-cell>
          <table:table-cell office:value-type="float" office:value="616" calcext:value-type="float">
            <text:p>616</text:p>
          </table:table-cell>
          <table:table-cell office:value-type="float" office:value="168" calcext:value-type="float">
            <text:p>168</text:p>
          </table:table-cell>
          <table:table-cell office:value-type="float" office:value="389" calcext:value-type="float">
            <text:p>389</text:p>
          </table:table-cell>
          <table:table-cell office:value-type="float" office:value="-276" calcext:value-type="float">
            <text:p>-276</text:p>
          </table:table-cell>
          <table:table-cell office:value-type="float" office:value="-0.001192" calcext:value-type="float">
            <text:p>-0.001192</text:p>
          </table:table-cell>
          <table:table-cell office:value-type="float" office:value="-0.118623" calcext:value-type="float">
            <text:p>-0.118623</text:p>
          </table:table-cell>
          <table:table-cell office:value-type="float" office:value="0.091799" calcext:value-type="float">
            <text:p>0.091799</text:p>
          </table:table-cell>
          <table:table-cell office:value-type="float" office:value="0.049833" calcext:value-type="float">
            <text:p>0.049833</text:p>
          </table:table-cell>
          <table:table-cell office:value-type="float" office:value="0.115387" calcext:value-type="float">
            <text:p>0.115387</text:p>
          </table:table-cell>
          <table:table-cell office:value-type="float" office:value="-0.081869" calcext:value-type="float">
            <text:p>-0.081869</text:p>
          </table:table-cell>
          <table:table-cell office:value-type="float" office:value="9.870851" calcext:value-type="float">
            <text:p>9.870851</text:p>
          </table:table-cell>
          <table:table-cell office:value-type="float" office:value="505.688639" calcext:value-type="float">
            <text:p>505.688639</text:p>
          </table:table-cell>
          <table:table-cell table:number-columns-repeated="6"/>
          <table:table-cell table:formula="of:=[.$Q$2]+([.$Q$3]*[.J24])" office:value-type="float" office:value="0.057833" calcext:value-type="float">
            <text:p>0.057833</text:p>
          </table:table-cell>
          <table:table-cell table:formula="of:=[.$R$2]+([.$R$3]*[.K24])" office:value-type="float" office:value="0.087887" calcext:value-type="float">
            <text:p>0.087887</text:p>
          </table:table-cell>
          <table:table-cell table:formula="of:=[.$S$2]+([.$S$3]*[.L24])" office:value-type="float" office:value="-0.081869" calcext:value-type="float">
            <text:p>-0.08186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904" calcext:value-type="float">
            <text:p>-904</text:p>
          </table:table-cell>
          <table:table-cell office:value-type="float" office:value="484" calcext:value-type="float">
            <text:p>484</text:p>
          </table:table-cell>
          <table:table-cell office:value-type="float" office:value="169" calcext:value-type="float">
            <text:p>169</text:p>
          </table:table-cell>
          <table:table-cell office:value-type="float" office:value="460" calcext:value-type="float">
            <text:p>460</text:p>
          </table:table-cell>
          <table:table-cell office:value-type="float" office:value="-203" calcext:value-type="float">
            <text:p>-203</text:p>
          </table:table-cell>
          <table:table-cell office:value-type="float" office:value="-0.007014" calcext:value-type="float">
            <text:p>-0.007014</text:p>
          </table:table-cell>
          <table:table-cell office:value-type="float" office:value="-0.132095" calcext:value-type="float">
            <text:p>-0.132095</text:p>
          </table:table-cell>
          <table:table-cell office:value-type="float" office:value="0.070723" calcext:value-type="float">
            <text:p>0.070723</text:p>
          </table:table-cell>
          <table:table-cell office:value-type="float" office:value="0.04779" calcext:value-type="float">
            <text:p>0.04779</text:p>
          </table:table-cell>
          <table:table-cell office:value-type="float" office:value="0.13008" calcext:value-type="float">
            <text:p>0.13008</text:p>
          </table:table-cell>
          <table:table-cell office:value-type="float" office:value="-0.057405" calcext:value-type="float">
            <text:p>-0.057405</text:p>
          </table:table-cell>
          <table:table-cell office:value-type="float" office:value="10.066879" calcext:value-type="float">
            <text:p>10.066879</text:p>
          </table:table-cell>
          <table:table-cell office:value-type="float" office:value="530.443211" calcext:value-type="float">
            <text:p>530.443211</text:p>
          </table:table-cell>
          <table:table-cell table:number-columns-repeated="6"/>
          <table:table-cell table:formula="of:=[.$Q$2]+([.$Q$3]*[.J25])" office:value-type="float" office:value="0.05579" calcext:value-type="float">
            <text:p>0.05579</text:p>
          </table:table-cell>
          <table:table-cell table:formula="of:=[.$R$2]+([.$R$3]*[.K25])" office:value-type="float" office:value="0.10258" calcext:value-type="float">
            <text:p>0.10258</text:p>
          </table:table-cell>
          <table:table-cell table:formula="of:=[.$S$2]+([.$S$3]*[.L25])" office:value-type="float" office:value="-0.057405" calcext:value-type="float">
            <text:p>-0.0574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24" calcext:value-type="float">
            <text:p>-1024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511" calcext:value-type="float">
            <text:p>511</text:p>
          </table:table-cell>
          <table:table-cell office:value-type="float" office:value="-127" calcext:value-type="float">
            <text:p>-127</text:p>
          </table:table-cell>
          <table:table-cell office:value-type="float" office:value="-0.002875" calcext:value-type="float">
            <text:p>-0.002875</text:p>
          </table:table-cell>
          <table:table-cell office:value-type="float" office:value="-0.147191" calcext:value-type="float">
            <text:p>-0.147191</text:p>
          </table:table-cell>
          <table:table-cell office:value-type="float" office:value="0.028748" calcext:value-type="float">
            <text:p>0.028748</text:p>
          </table:table-cell>
          <table:table-cell office:value-type="float" office:value="0.044854" calcext:value-type="float">
            <text:p>0.044854</text:p>
          </table:table-cell>
          <table:table-cell office:value-type="float" office:value="0.138911" calcext:value-type="float">
            <text:p>0.138911</text:p>
          </table:table-cell>
          <table:table-cell office:value-type="float" office:value="-0.034524" calcext:value-type="float">
            <text:p>-0.034524</text:p>
          </table:table-cell>
          <table:table-cell office:value-type="float" office:value="10.233634" calcext:value-type="float">
            <text:p>10.233634</text:p>
          </table:table-cell>
          <table:table-cell office:value-type="float" office:value="551.792533" calcext:value-type="float">
            <text:p>551.792533</text:p>
          </table:table-cell>
          <table:table-cell table:number-columns-repeated="6"/>
          <table:table-cell table:formula="of:=[.$Q$2]+([.$Q$3]*[.J26])" office:value-type="float" office:value="0.052854" calcext:value-type="float">
            <text:p>0.052854</text:p>
          </table:table-cell>
          <table:table-cell table:formula="of:=[.$R$2]+([.$R$3]*[.K26])" office:value-type="float" office:value="0.111411" calcext:value-type="float">
            <text:p>0.111411</text:p>
          </table:table-cell>
          <table:table-cell table:formula="of:=[.$S$2]+([.$S$3]*[.L26])" office:value-type="float" office:value="-0.034524" calcext:value-type="float">
            <text:p>-0.03452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024" calcext:value-type="float">
            <text:p>-1024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536" calcext:value-type="float">
            <text:p>536</text:p>
          </table:table-cell>
          <table:table-cell office:value-type="float" office:value="-73" calcext:value-type="float">
            <text:p>-73</text:p>
          </table:table-cell>
          <table:table-cell office:value-type="float" office:value="-0.006406" calcext:value-type="float">
            <text:p>-0.006406</text:p>
          </table:table-cell>
          <table:table-cell office:value-type="float" office:value="-0.149096" calcext:value-type="float">
            <text:p>-0.149096</text:p>
          </table:table-cell>
          <table:table-cell office:value-type="float" office:value="0.015143" calcext:value-type="float">
            <text:p>0.015143</text:p>
          </table:table-cell>
          <table:table-cell office:value-type="float" office:value="0.043033" calcext:value-type="float">
            <text:p>0.043033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-0.019391" calcext:value-type="float">
            <text:p>-0.019391</text:p>
          </table:table-cell>
          <table:table-cell office:value-type="float" office:value="10.102887" calcext:value-type="float">
            <text:p>10.102887</text:p>
          </table:table-cell>
          <table:table-cell office:value-type="float" office:value="564.684868" calcext:value-type="float">
            <text:p>564.684868</text:p>
          </table:table-cell>
          <table:table-cell table:number-columns-repeated="6"/>
          <table:table-cell table:formula="of:=[.$Q$2]+([.$Q$3]*[.J27])" office:value-type="float" office:value="0.051033" calcext:value-type="float">
            <text:p>0.051033</text:p>
          </table:table-cell>
          <table:table-cell table:formula="of:=[.$R$2]+([.$R$3]*[.K27])" office:value-type="float" office:value="0.11488" calcext:value-type="float">
            <text:p>0.11488</text:p>
          </table:table-cell>
          <table:table-cell table:formula="of:=[.$S$2]+([.$S$3]*[.L27])" office:value-type="float" office:value="-0.019391" calcext:value-type="float">
            <text:p>-0.01939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092" calcext:value-type="float">
            <text:p>-1092</text:p>
          </table:table-cell>
          <table:table-cell office:value-type="float" office:value="-64" calcext:value-type="float">
            <text:p>-64</text:p>
          </table:table-cell>
          <table:table-cell office:value-type="float" office:value="170" calcext:value-type="float">
            <text:p>170</text:p>
          </table:table-cell>
          <table:table-cell office:value-type="float" office:value="541" calcext:value-type="float">
            <text:p>541</text:p>
          </table:table-cell>
          <table:table-cell office:value-type="float" office:value="-38" calcext:value-type="float">
            <text:p>-38</text:p>
          </table:table-cell>
          <table:table-cell office:value-type="float" office:value="-0.011485" calcext:value-type="float">
            <text:p>-0.011485</text:p>
          </table:table-cell>
          <table:table-cell office:value-type="float" office:value="-0.149303" calcext:value-type="float">
            <text:p>-0.149303</text:p>
          </table:table-cell>
          <table:table-cell office:value-type="float" office:value="-0.00875" calcext:value-type="float">
            <text:p>-0.00875</text:p>
          </table:table-cell>
          <table:table-cell office:value-type="float" office:value="0.044866" calcext:value-type="float">
            <text:p>0.044866</text:p>
          </table:table-cell>
          <table:table-cell office:value-type="float" office:value="0.142781" calcext:value-type="float">
            <text:p>0.142781</text:p>
          </table:table-cell>
          <table:table-cell office:value-type="float" office:value="-0.010029" calcext:value-type="float">
            <text:p>-0.010029</text:p>
          </table:table-cell>
          <table:table-cell office:value-type="float" office:value="10.758821" calcext:value-type="float">
            <text:p>10.758821</text:p>
          </table:table-cell>
          <table:table-cell office:value-type="float" office:value="568.352883" calcext:value-type="float">
            <text:p>568.352883</text:p>
          </table:table-cell>
          <table:table-cell table:number-columns-repeated="6"/>
          <table:table-cell table:formula="of:=[.$Q$2]+([.$Q$3]*[.J28])" office:value-type="float" office:value="0.052866" calcext:value-type="float">
            <text:p>0.052866</text:p>
          </table:table-cell>
          <table:table-cell table:formula="of:=[.$R$2]+([.$R$3]*[.K28])" office:value-type="float" office:value="0.115281" calcext:value-type="float">
            <text:p>0.115281</text:p>
          </table:table-cell>
          <table:table-cell table:formula="of:=[.$S$2]+([.$S$3]*[.L28])" office:value-type="float" office:value="-0.010029" calcext:value-type="float">
            <text:p>-0.010029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1084" calcext:value-type="float">
            <text:p>-1084</text:p>
          </table:table-cell>
          <table:table-cell office:value-type="float" office:value="-188" calcext:value-type="float">
            <text:p>-188</text:p>
          </table:table-cell>
          <table:table-cell office:value-type="float" office:value="180" calcext:value-type="float">
            <text:p>180</text:p>
          </table:table-cell>
          <table:table-cell office:value-type="float" office:value="549" calcext:value-type="float">
            <text:p>549</text:p>
          </table:table-cell>
          <table:table-cell office:value-type="float" office:value="16" calcext:value-type="float">
            <text:p>16</text:p>
          </table:table-cell>
          <table:table-cell office:value-type="float" office:value="-0.014117" calcext:value-type="float">
            <text:p>-0.014117</text:p>
          </table:table-cell>
          <table:table-cell office:value-type="float" office:value="-0.147138" calcext:value-type="float">
            <text:p>-0.147138</text:p>
          </table:table-cell>
          <table:table-cell office:value-type="float" office:value="-0.025518" calcext:value-type="float">
            <text:p>-0.025518</text:p>
          </table:table-cell>
          <table:table-cell office:value-type="float" office:value="0.046715" calcext:value-type="float">
            <text:p>0.046715</text:p>
          </table:table-cell>
          <table:table-cell office:value-type="float" office:value="0.14248" calcext:value-type="float">
            <text:p>0.14248</text:p>
          </table:table-cell>
          <table:table-cell office:value-type="float" office:value="0.004152" calcext:value-type="float">
            <text:p>0.004152</text:p>
          </table:table-cell>
          <table:table-cell office:value-type="float" office:value="10.837197" calcext:value-type="float">
            <text:p>10.837197</text:p>
          </table:table-cell>
          <table:table-cell office:value-type="float" office:value="577.976643" calcext:value-type="float">
            <text:p>577.976643</text:p>
          </table:table-cell>
          <table:table-cell table:number-columns-repeated="6"/>
          <table:table-cell table:formula="of:=[.$Q$2]+([.$Q$3]*[.J29])" office:value-type="float" office:value="0.054715" calcext:value-type="float">
            <text:p>0.054715</text:p>
          </table:table-cell>
          <table:table-cell table:formula="of:=[.$R$2]+([.$R$3]*[.K29])" office:value-type="float" office:value="0.11498" calcext:value-type="float">
            <text:p>0.11498</text:p>
          </table:table-cell>
          <table:table-cell table:formula="of:=[.$S$2]+([.$S$3]*[.L29])" office:value-type="float" office:value="0.004152" calcext:value-type="float">
            <text:p>0.00415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988" calcext:value-type="float">
            <text:p>-988</text:p>
          </table:table-cell>
          <table:table-cell office:value-type="float" office:value="-320" calcext:value-type="float">
            <text:p>-320</text:p>
          </table:table-cell>
          <table:table-cell office:value-type="float" office:value="190" calcext:value-type="float">
            <text:p>190</text:p>
          </table:table-cell>
          <table:table-cell office:value-type="float" office:value="539" calcext:value-type="float">
            <text:p>539</text:p>
          </table:table-cell>
          <table:table-cell office:value-type="float" office:value="62" calcext:value-type="float">
            <text:p>62</text:p>
          </table:table-cell>
          <table:table-cell office:value-type="float" office:value="-0.016083" calcext:value-type="float">
            <text:p>-0.016083</text:p>
          </table:table-cell>
          <table:table-cell office:value-type="float" office:value="-0.141879" calcext:value-type="float">
            <text:p>-0.141879</text:p>
          </table:table-cell>
          <table:table-cell office:value-type="float" office:value="-0.045953" calcext:value-type="float">
            <text:p>-0.045953</text:p>
          </table:table-cell>
          <table:table-cell office:value-type="float" office:value="0.049577" calcext:value-type="float">
            <text:p>0.049577</text:p>
          </table:table-cell>
          <table:table-cell office:value-type="float" office:value="0.140643" calcext:value-type="float">
            <text:p>0.140643</text:p>
          </table:table-cell>
          <table:table-cell office:value-type="float" office:value="0.016178" calcext:value-type="float">
            <text:p>0.016178</text:p>
          </table:table-cell>
          <table:table-cell office:value-type="float" office:value="10.243552" calcext:value-type="float">
            <text:p>10.243552</text:p>
          </table:table-cell>
          <table:table-cell office:value-type="float" office:value="574.860853" calcext:value-type="float">
            <text:p>574.860853</text:p>
          </table:table-cell>
          <table:table-cell table:number-columns-repeated="6"/>
          <table:table-cell table:formula="of:=[.$Q$2]+([.$Q$3]*[.J30])" office:value-type="float" office:value="0.057577" calcext:value-type="float">
            <text:p>0.057577</text:p>
          </table:table-cell>
          <table:table-cell table:formula="of:=[.$R$2]+([.$R$3]*[.K30])" office:value-type="float" office:value="0.113143" calcext:value-type="float">
            <text:p>0.113143</text:p>
          </table:table-cell>
          <table:table-cell table:formula="of:=[.$S$2]+([.$S$3]*[.L30])" office:value-type="float" office:value="0.016178" calcext:value-type="float">
            <text:p>0.016178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948" calcext:value-type="float">
            <text:p>-948</text:p>
          </table:table-cell>
          <table:table-cell office:value-type="float" office:value="-424" calcext:value-type="float">
            <text:p>-424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107" calcext:value-type="float">
            <text:p>107</text:p>
          </table:table-cell>
          <table:table-cell office:value-type="float" office:value="-0.020602" calcext:value-type="float">
            <text:p>-0.020602</text:p>
          </table:table-cell>
          <table:table-cell office:value-type="float" office:value="-0.135631" calcext:value-type="float">
            <text:p>-0.135631</text:p>
          </table:table-cell>
          <table:table-cell office:value-type="float" office:value="-0.060662" calcext:value-type="float">
            <text:p>-0.060662</text:p>
          </table:table-cell>
          <table:table-cell office:value-type="float" office:value="0.053404" calcext:value-type="float">
            <text:p>0.053404</text:p>
          </table:table-cell>
          <table:table-cell office:value-type="float" office:value="0.137399" calcext:value-type="float">
            <text:p>0.1373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10.281636" calcext:value-type="float">
            <text:p>10.281636</text:p>
          </table:table-cell>
          <table:table-cell office:value-type="float" office:value="578.606084" calcext:value-type="float">
            <text:p>578.606084</text:p>
          </table:table-cell>
          <table:table-cell table:number-columns-repeated="6"/>
          <table:table-cell table:formula="of:=[.$Q$2]+([.$Q$3]*[.J31])" office:value-type="float" office:value="0.061404" calcext:value-type="float">
            <text:p>0.061404</text:p>
          </table:table-cell>
          <table:table-cell table:formula="of:=[.$R$2]+([.$R$3]*[.K31])" office:value-type="float" office:value="0.109899" calcext:value-type="float">
            <text:p>0.109899</text:p>
          </table:table-cell>
          <table:table-cell table:formula="of:=[.$S$2]+([.$S$3]*[.L31])" office:value-type="float" office:value="0.027739" calcext:value-type="float">
            <text:p>0.027739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884" calcext:value-type="float">
            <text:p>-884</text:p>
          </table:table-cell>
          <table:table-cell office:value-type="float" office:value="-552" calcext:value-type="float">
            <text:p>-552</text:p>
          </table:table-cell>
          <table:table-cell office:value-type="float" office:value="202" calcext:value-type="float">
            <text:p>202</text:p>
          </table:table-cell>
          <table:table-cell office:value-type="float" office:value="516" calcext:value-type="float">
            <text:p>516</text:p>
          </table:table-cell>
          <table:table-cell office:value-type="float" office:value="162" calcext:value-type="float">
            <text:p>162</text:p>
          </table:table-cell>
          <table:table-cell office:value-type="float" office:value="-0.026629" calcext:value-type="float">
            <text:p>-0.026629</text:p>
          </table:table-cell>
          <table:table-cell office:value-type="float" office:value="-0.125211" calcext:value-type="float">
            <text:p>-0.125211</text:p>
          </table:table-cell>
          <table:table-cell office:value-type="float" office:value="-0.078186" calcext:value-type="float">
            <text:p>-0.078186</text:p>
          </table:table-cell>
          <table:table-cell office:value-type="float" office:value="0.052483" calcext:value-type="float">
            <text:p>0.052483</text:p>
          </table:table-cell>
          <table:table-cell office:value-type="float" office:value="0.134067" calcext:value-type="float">
            <text:p>0.134067</text:p>
          </table:table-cell>
          <table:table-cell office:value-type="float" office:value="0.042091" calcext:value-type="float">
            <text:p>0.042091</text:p>
          </table:table-cell>
          <table:table-cell office:value-type="float" office:value="10.38535" calcext:value-type="float">
            <text:p>10.38535</text:p>
          </table:table-cell>
          <table:table-cell office:value-type="float" office:value="577.324865" calcext:value-type="float">
            <text:p>577.324865</text:p>
          </table:table-cell>
          <table:table-cell table:number-columns-repeated="6"/>
          <table:table-cell table:formula="of:=[.$Q$2]+([.$Q$3]*[.J32])" office:value-type="float" office:value="0.060483" calcext:value-type="float">
            <text:p>0.060483</text:p>
          </table:table-cell>
          <table:table-cell table:formula="of:=[.$R$2]+([.$R$3]*[.K32])" office:value-type="float" office:value="0.106567" calcext:value-type="float">
            <text:p>0.106567</text:p>
          </table:table-cell>
          <table:table-cell table:formula="of:=[.$S$2]+([.$S$3]*[.L32])" office:value-type="float" office:value="0.042091" calcext:value-type="float">
            <text:p>0.042091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704" calcext:value-type="float">
            <text:p>-704</text:p>
          </table:table-cell>
          <table:table-cell office:value-type="float" office:value="-768" calcext:value-type="float">
            <text:p>-768</text:p>
          </table:table-cell>
          <table:table-cell office:value-type="float" office:value="210" calcext:value-type="float">
            <text:p>210</text:p>
          </table:table-cell>
          <table:table-cell office:value-type="float" office:value="452" calcext:value-type="float">
            <text:p>452</text:p>
          </table:table-cell>
          <table:table-cell office:value-type="float" office:value="271" calcext:value-type="float">
            <text:p>271</text:p>
          </table:table-cell>
          <table:table-cell office:value-type="float" office:value="-0.019416" calcext:value-type="float">
            <text:p>-0.019416</text:p>
          </table:table-cell>
          <table:table-cell office:value-type="float" office:value="-0.100506" calcext:value-type="float">
            <text:p>-0.100506</text:p>
          </table:table-cell>
          <table:table-cell office:value-type="float" office:value="-0.109643" calcext:value-type="float">
            <text:p>-0.109643</text:p>
          </table:table-cell>
          <table:table-cell office:value-type="float" office:value="0.055525" calcext:value-type="float">
            <text:p>0.055525</text:p>
          </table:table-cell>
          <table:table-cell office:value-type="float" office:value="0.119511" calcext:value-type="float">
            <text:p>0.119511</text:p>
          </table:table-cell>
          <table:table-cell office:value-type="float" office:value="0.071653" calcext:value-type="float">
            <text:p>0.071653</text:p>
          </table:table-cell>
          <table:table-cell office:value-type="float" office:value="10.303687" calcext:value-type="float">
            <text:p>10.303687</text:p>
          </table:table-cell>
          <table:table-cell office:value-type="float" office:value="567.313846" calcext:value-type="float">
            <text:p>567.313846</text:p>
          </table:table-cell>
          <table:table-cell table:number-columns-repeated="6"/>
          <table:table-cell table:formula="of:=[.$Q$2]+([.$Q$3]*[.J33])" office:value-type="float" office:value="0.063525" calcext:value-type="float">
            <text:p>0.063525</text:p>
          </table:table-cell>
          <table:table-cell table:formula="of:=[.$R$2]+([.$R$3]*[.K33])" office:value-type="float" office:value="0.092011" calcext:value-type="float">
            <text:p>0.092011</text:p>
          </table:table-cell>
          <table:table-cell table:formula="of:=[.$S$2]+([.$S$3]*[.L33])" office:value-type="float" office:value="0.071653" calcext:value-type="float">
            <text:p>0.071653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88" calcext:value-type="float">
            <text:p>-488</text:p>
          </table:table-cell>
          <table:table-cell office:value-type="float" office:value="-940" calcext:value-type="float">
            <text:p>-940</text:p>
          </table:table-cell>
          <table:table-cell office:value-type="float" office:value="198" calcext:value-type="float">
            <text:p>198</text:p>
          </table:table-cell>
          <table:table-cell office:value-type="float" office:value="384" calcext:value-type="float">
            <text:p>384</text:p>
          </table:table-cell>
          <table:table-cell office:value-type="float" office:value="348" calcext:value-type="float">
            <text:p>348</text:p>
          </table:table-cell>
          <table:table-cell office:value-type="float" office:value="-0.025132" calcext:value-type="float">
            <text:p>-0.025132</text:p>
          </table:table-cell>
          <table:table-cell office:value-type="float" office:value="-0.068137" calcext:value-type="float">
            <text:p>-0.068137</text:p>
          </table:table-cell>
          <table:table-cell office:value-type="float" office:value="-0.131247" calcext:value-type="float">
            <text:p>-0.131247</text:p>
          </table:table-cell>
          <table:table-cell office:value-type="float" office:value="0.053536" calcext:value-type="float">
            <text:p>0.053536</text:p>
          </table:table-cell>
          <table:table-cell office:value-type="float" office:value="0.103828" calcext:value-type="float">
            <text:p>0.103828</text:p>
          </table:table-cell>
          <table:table-cell office:value-type="float" office:value="0.094094" calcext:value-type="float">
            <text:p>0.094094</text:p>
          </table:table-cell>
          <table:table-cell office:value-type="float" office:value="10.535393" calcext:value-type="float">
            <text:p>10.535393</text:p>
          </table:table-cell>
          <table:table-cell office:value-type="float" office:value="554.764815" calcext:value-type="float">
            <text:p>554.764815</text:p>
          </table:table-cell>
          <table:table-cell table:number-columns-repeated="6"/>
          <table:table-cell table:formula="of:=[.$Q$2]+([.$Q$3]*[.J34])" office:value-type="float" office:value="0.061536" calcext:value-type="float">
            <text:p>0.061536</text:p>
          </table:table-cell>
          <table:table-cell table:formula="of:=[.$R$2]+([.$R$3]*[.K34])" office:value-type="float" office:value="0.076328" calcext:value-type="float">
            <text:p>0.076328</text:p>
          </table:table-cell>
          <table:table-cell table:formula="of:=[.$S$2]+([.$S$3]*[.L34])" office:value-type="float" office:value="0.094094" calcext:value-type="float">
            <text:p>0.094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-1128" calcext:value-type="float">
            <text:p>-1128</text:p>
          </table:table-cell>
          <table:table-cell office:value-type="float" office:value="188" calcext:value-type="float">
            <text:p>188</text:p>
          </table:table-cell>
          <table:table-cell office:value-type="float" office:value="353" calcext:value-type="float">
            <text:p>35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-0.056218" calcext:value-type="float">
            <text:p>-0.056218</text:p>
          </table:table-cell>
          <table:table-cell office:value-type="float" office:value="-0.139067" calcext:value-type="float">
            <text:p>-0.139067</text:p>
          </table:table-cell>
          <table:table-cell office:value-type="float" office:value="0.051436" calcext:value-type="float">
            <text:p>0.051436</text:p>
          </table:table-cell>
          <table:table-cell office:value-type="float" office:value="0.09658" calcext:value-type="float">
            <text:p>0.09658</text:p>
          </table:table-cell>
          <table:table-cell office:value-type="float" office:value="0.102599" calcext:value-type="float">
            <text:p>0.102599</text:p>
          </table:table-cell>
          <table:table-cell office:value-type="float" office:value="11.931595" calcext:value-type="float">
            <text:p>11.931595</text:p>
          </table:table-cell>
          <table:table-cell office:value-type="float" office:value="548.249943" calcext:value-type="float">
            <text:p>548.249943</text:p>
          </table:table-cell>
          <table:table-cell table:number-columns-repeated="6"/>
          <table:table-cell table:formula="of:=[.$Q$2]+([.$Q$3]*[.J35])" office:value-type="float" office:value="0.059436" calcext:value-type="float">
            <text:p>0.059436</text:p>
          </table:table-cell>
          <table:table-cell table:formula="of:=[.$R$2]+([.$R$3]*[.K35])" office:value-type="float" office:value="0.06908" calcext:value-type="float">
            <text:p>0.06908</text:p>
          </table:table-cell>
          <table:table-cell table:formula="of:=[.$S$2]+([.$S$3]*[.L35])" office:value-type="float" office:value="0.102599" calcext:value-type="float">
            <text:p>0.10259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52" calcext:value-type="float">
            <text:p>-152</text:p>
          </table:table-cell>
          <table:table-cell office:value-type="float" office:value="-1164" calcext:value-type="float">
            <text:p>-1164</text:p>
          </table:table-cell>
          <table:table-cell office:value-type="float" office:value="191" calcext:value-type="float">
            <text:p>191</text:p>
          </table:table-cell>
          <table:table-cell office:value-type="float" office:value="329" calcext:value-type="float">
            <text:p>329</text:p>
          </table:table-cell>
          <table:table-cell office:value-type="float" office:value="387" calcext:value-type="float">
            <text:p>387</text:p>
          </table:table-cell>
          <table:table-cell office:value-type="float" office:value="-0.005618" calcext:value-type="float">
            <text:p>-0.005618</text:p>
          </table:table-cell>
          <table:table-cell office:value-type="float" office:value="-0.019409" calcext:value-type="float">
            <text:p>-0.019409</text:p>
          </table:table-cell>
          <table:table-cell office:value-type="float" office:value="-0.148633" calcext:value-type="float">
            <text:p>-0.148633</text:p>
          </table:table-cell>
          <table:table-cell office:value-type="float" office:value="0.052794" calcext:value-type="float">
            <text:p>0.052794</text:p>
          </table:table-cell>
          <table:table-cell office:value-type="float" office:value="0.090939" calcext:value-type="float">
            <text:p>0.090939</text:p>
          </table:table-cell>
          <table:table-cell office:value-type="float" office:value="0.106971" calcext:value-type="float">
            <text:p>0.106971</text:p>
          </table:table-cell>
          <table:table-cell office:value-type="float" office:value="11.519938" calcext:value-type="float">
            <text:p>11.519938</text:p>
          </table:table-cell>
          <table:table-cell office:value-type="float" office:value="542.67025" calcext:value-type="float">
            <text:p>542.67025</text:p>
          </table:table-cell>
          <table:table-cell table:number-columns-repeated="6"/>
          <table:table-cell table:formula="of:=[.$Q$2]+([.$Q$3]*[.J36])" office:value-type="float" office:value="0.060794" calcext:value-type="float">
            <text:p>0.060794</text:p>
          </table:table-cell>
          <table:table-cell table:formula="of:=[.$R$2]+([.$R$3]*[.K36])" office:value-type="float" office:value="0.063439" calcext:value-type="float">
            <text:p>0.063439</text:p>
          </table:table-cell>
          <table:table-cell table:formula="of:=[.$S$2]+([.$S$3]*[.L36])" office:value-type="float" office:value="0.106971" calcext:value-type="float">
            <text:p>0.106971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112" calcext:value-type="float">
            <text:p>-112</text:p>
          </table:table-cell>
          <table:table-cell office:value-type="float" office:value="-1048" calcext:value-type="float">
            <text:p>-1048</text:p>
          </table:table-cell>
          <table:table-cell office:value-type="float" office:value="208" calcext:value-type="float">
            <text:p>208</text:p>
          </table:table-cell>
          <table:table-cell office:value-type="float" office:value="248" calcext:value-type="float">
            <text:p>248</text:p>
          </table:table-cell>
          <table:table-cell office:value-type="float" office:value="407" calcext:value-type="float">
            <text:p>407</text:p>
          </table:table-cell>
          <table:table-cell office:value-type="float" office:value="-0.029042" calcext:value-type="float">
            <text:p>-0.029042</text:p>
          </table:table-cell>
          <table:table-cell office:value-type="float" office:value="-0.015638" calcext:value-type="float">
            <text:p>-0.015638</text:p>
          </table:table-cell>
          <table:table-cell office:value-type="float" office:value="-0.146328" calcext:value-type="float">
            <text:p>-0.146328</text:p>
          </table:table-cell>
          <table:table-cell office:value-type="float" office:value="0.059998" calcext:value-type="float">
            <text:p>0.059998</text:p>
          </table:table-cell>
          <table:table-cell office:value-type="float" office:value="0.071536" calcext:value-type="float">
            <text:p>0.071536</text:p>
          </table:table-cell>
          <table:table-cell office:value-type="float" office:value="0.1174" calcext:value-type="float">
            <text:p>0.1174</text:p>
          </table:table-cell>
          <table:table-cell office:value-type="float" office:value="10.535247" calcext:value-type="float">
            <text:p>10.535247</text:p>
          </table:table-cell>
          <table:table-cell office:value-type="float" office:value="520.016346" calcext:value-type="float">
            <text:p>520.016346</text:p>
          </table:table-cell>
          <table:table-cell table:number-columns-repeated="6"/>
          <table:table-cell table:formula="of:=[.$Q$2]+([.$Q$3]*[.J37])" office:value-type="float" office:value="0.067998" calcext:value-type="float">
            <text:p>0.067998</text:p>
          </table:table-cell>
          <table:table-cell table:formula="of:=[.$R$2]+([.$R$3]*[.K37])" office:value-type="float" office:value="0.044036" calcext:value-type="float">
            <text:p>0.044036</text:p>
          </table:table-cell>
          <table:table-cell table:formula="of:=[.$S$2]+([.$S$3]*[.L37])" office:value-type="float" office:value="0.1174" calcext:value-type="float">
            <text:p>0.1174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84" calcext:value-type="float">
            <text:p>184</text:p>
          </table:table-cell>
          <table:table-cell office:value-type="float" office:value="-972" calcext:value-type="float">
            <text:p>-972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office:value-type="float" office:value="433" calcext:value-type="float">
            <text:p>433</text:p>
          </table:table-cell>
          <table:table-cell office:value-type="float" office:value="-0.028005" calcext:value-type="float">
            <text:p>-0.028005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-0.144791" calcext:value-type="float">
            <text:p>-0.144791</text:p>
          </table:table-cell>
          <table:table-cell office:value-type="float" office:value="0.059996" calcext:value-type="float">
            <text:p>0.059996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129245" calcext:value-type="float">
            <text:p>0.129245</text:p>
          </table:table-cell>
          <table:table-cell office:value-type="float" office:value="9.874981" calcext:value-type="float">
            <text:p>9.874981</text:p>
          </table:table-cell>
          <table:table-cell office:value-type="float" office:value="502.532586" calcext:value-type="float">
            <text:p>502.532586</text:p>
          </table:table-cell>
          <table:table-cell table:number-columns-repeated="6"/>
          <table:table-cell table:formula="of:=[.$Q$2]+([.$Q$3]*[.J38])" office:value-type="float" office:value="0.067996" calcext:value-type="float">
            <text:p>0.067996</text:p>
          </table:table-cell>
          <table:table-cell table:formula="of:=[.$R$2]+([.$R$3]*[.K38])" office:value-type="float" office:value="0.019363" calcext:value-type="float">
            <text:p>0.019363</text:p>
          </table:table-cell>
          <table:table-cell table:formula="of:=[.$S$2]+([.$S$3]*[.L38])" office:value-type="float" office:value="0.129245" calcext:value-type="float">
            <text:p>0.12924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368" calcext:value-type="float">
            <text:p>368</text:p>
          </table:table-cell>
          <table:table-cell office:value-type="float" office:value="-988" calcext:value-type="float">
            <text:p>-98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444" calcext:value-type="float">
            <text:p>444</text:p>
          </table:table-cell>
          <table:table-cell office:value-type="float" office:value="-0.015286" calcext:value-type="float">
            <text:p>-0.015286</text:p>
          </table:table-cell>
          <table:table-cell office:value-type="float" office:value="0.052084" calcext:value-type="float">
            <text:p>0.052084</text:p>
          </table:table-cell>
          <table:table-cell office:value-type="float" office:value="-0.139834" calcext:value-type="float">
            <text:p>-0.139834</text:p>
          </table:table-cell>
          <table:table-cell office:value-type="float" office:value="0.055397" calcext:value-type="float">
            <text:p>0.055397</text:p>
          </table:table-cell>
          <table:table-cell office:value-type="float" office:value="0.018362" calcext:value-type="float">
            <text:p>0.018362</text:p>
          </table:table-cell>
          <table:table-cell office:value-type="float" office:value="0.138181" calcext:value-type="float">
            <text:p>0.138181</text:p>
          </table:table-cell>
          <table:table-cell office:value-type="float" office:value="10.393347" calcext:value-type="float">
            <text:p>10.393347</text:p>
          </table:table-cell>
          <table:table-cell office:value-type="float" office:value="481.97614" calcext:value-type="float">
            <text:p>481.97614</text:p>
          </table:table-cell>
          <table:table-cell table:number-columns-repeated="6"/>
          <table:table-cell table:formula="of:=[.$Q$2]+([.$Q$3]*[.J39])" office:value-type="float" office:value="0.063397" calcext:value-type="float">
            <text:p>0.063397</text:p>
          </table:table-cell>
          <table:table-cell table:formula="of:=[.$R$2]+([.$R$3]*[.K39])" office:value-type="float" office:value="-0.009138" calcext:value-type="float">
            <text:p>-0.009138</text:p>
          </table:table-cell>
          <table:table-cell table:formula="of:=[.$S$2]+([.$S$3]*[.L39])" office:value-type="float" office:value="0.138181" calcext:value-type="float">
            <text:p>0.13818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40" calcext:value-type="float">
            <text:p>740</text:p>
          </table:table-cell>
          <table:table-cell office:value-type="float" office:value="-776" calcext:value-type="float">
            <text:p>-776</text:p>
          </table:table-cell>
          <table:table-cell office:value-type="float" office:value="167" calcext:value-type="float">
            <text:p>167</text:p>
          </table:table-cell>
          <table:table-cell office:value-type="float" office:value="-55" calcext:value-type="float">
            <text:p>-55</text:p>
          </table:table-cell>
          <table:table-cell office:value-type="float" office:value="423" calcext:value-type="float">
            <text:p>423</text:p>
          </table:table-cell>
          <table:table-cell office:value-type="float" office:value="-0.010049" calcext:value-type="float">
            <text:p>-0.010049</text:p>
          </table:table-cell>
          <table:table-cell office:value-type="float" office:value="0.103286" calcext:value-type="float">
            <text:p>0.103286</text:p>
          </table:table-cell>
          <table:table-cell office:value-type="float" office:value="-0.10831" calcext:value-type="float">
            <text:p>-0.10831</text:p>
          </table:table-cell>
          <table:table-cell office:value-type="float" office:value="0.054684" calcext:value-type="float">
            <text:p>0.054684</text:p>
          </table:table-cell>
          <table:table-cell office:value-type="float" office:value="-0.01801" calcext:value-type="float">
            <text:p>-0.01801</text:p>
          </table:table-cell>
          <table:table-cell office:value-type="float" office:value="0.138511" calcext:value-type="float">
            <text:p>0.138511</text:p>
          </table:table-cell>
          <table:table-cell office:value-type="float" office:value="10.539115" calcext:value-type="float">
            <text:p>10.539115</text:p>
          </table:table-cell>
          <table:table-cell office:value-type="float" office:value="458.086236" calcext:value-type="float">
            <text:p>458.086236</text:p>
          </table:table-cell>
          <table:table-cell table:number-columns-repeated="6"/>
          <table:table-cell table:formula="of:=[.$Q$2]+([.$Q$3]*[.J40])" office:value-type="float" office:value="0.062684" calcext:value-type="float">
            <text:p>0.062684</text:p>
          </table:table-cell>
          <table:table-cell table:formula="of:=[.$R$2]+([.$R$3]*[.K40])" office:value-type="float" office:value="-0.04551" calcext:value-type="float">
            <text:p>-0.04551</text:p>
          </table:table-cell>
          <table:table-cell table:formula="of:=[.$S$2]+([.$S$3]*[.L40])" office:value-type="float" office:value="0.138511" calcext:value-type="float">
            <text:p>0.13851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24" calcext:value-type="float">
            <text:p>824</text:p>
          </table:table-cell>
          <table:table-cell office:value-type="float" office:value="-612" calcext:value-type="float">
            <text:p>-612</text:p>
          </table:table-cell>
          <table:table-cell office:value-type="float" office:value="159" calcext:value-type="float">
            <text:p>159</text:p>
          </table:table-cell>
          <table:table-cell office:value-type="float" office:value="-180" calcext:value-type="float">
            <text:p>-180</text:p>
          </table:table-cell>
          <table:table-cell office:value-type="float" office:value="353" calcext:value-type="float">
            <text:p>353</text:p>
          </table:table-cell>
          <table:table-cell office:value-type="float" office:value="-0.009916" calcext:value-type="float">
            <text:p>-0.009916</text:p>
          </table:table-cell>
          <table:table-cell office:value-type="float" office:value="0.120156" calcext:value-type="float">
            <text:p>0.120156</text:p>
          </table:table-cell>
          <table:table-cell office:value-type="float" office:value="-0.089242" calcext:value-type="float">
            <text:p>-0.089242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-0.063239" calcext:value-type="float">
            <text:p>-0.063239</text:p>
          </table:table-cell>
          <table:table-cell office:value-type="float" office:value="0.124018" calcext:value-type="float">
            <text:p>0.124018</text:p>
          </table:table-cell>
          <table:table-cell office:value-type="float" office:value="10.087722" calcext:value-type="float">
            <text:p>10.087722</text:p>
          </table:table-cell>
          <table:table-cell office:value-type="float" office:value="426.95433" calcext:value-type="float">
            <text:p>426.95433</text:p>
          </table:table-cell>
          <table:table-cell table:number-columns-repeated="6"/>
          <table:table-cell table:formula="of:=[.$Q$2]+([.$Q$3]*[.J41])" office:value-type="float" office:value="0.063861" calcext:value-type="float">
            <text:p>0.063861</text:p>
          </table:table-cell>
          <table:table-cell table:formula="of:=[.$R$2]+([.$R$3]*[.K41])" office:value-type="float" office:value="-0.090739" calcext:value-type="float">
            <text:p>-0.090739</text:p>
          </table:table-cell>
          <table:table-cell table:formula="of:=[.$S$2]+([.$S$3]*[.L41])" office:value-type="float" office:value="0.124018" calcext:value-type="float">
            <text:p>0.12401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32" calcext:value-type="float">
            <text:p>1032</text:p>
          </table:table-cell>
          <table:table-cell office:value-type="float" office:value="-336" calcext:value-type="float">
            <text:p>-336</text:p>
          </table:table-cell>
          <table:table-cell office:value-type="float" office:value="149" calcext:value-type="float">
            <text:p>149</text:p>
          </table:table-cell>
          <table:table-cell office:value-type="float" office:value="-271" calcext:value-type="float">
            <text:p>-271</text:p>
          </table:table-cell>
          <table:table-cell office:value-type="float" office:value="267" calcext:value-type="float">
            <text:p>267</text:p>
          </table:table-cell>
          <table:table-cell office:value-type="float" office:value="-0.002211" calcext:value-type="float">
            <text:p>-0.002211</text:p>
          </table:table-cell>
          <table:table-cell office:value-type="float" office:value="0.142615" calcext:value-type="float">
            <text:p>0.142615</text:p>
          </table:table-cell>
          <table:table-cell office:value-type="float" office:value="-0.046433" calcext:value-type="float">
            <text:p>-0.046433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-0.099493" calcext:value-type="float">
            <text:p>-0.099493</text:p>
          </table:table-cell>
          <table:table-cell office:value-type="float" office:value="0.098024" calcext:value-type="float">
            <text:p>0.098024</text:p>
          </table:table-cell>
          <table:table-cell office:value-type="float" office:value="10.644513" calcext:value-type="float">
            <text:p>10.644513</text:p>
          </table:table-cell>
          <table:table-cell office:value-type="float" office:value="408.571903" calcext:value-type="float">
            <text:p>408.571903</text:p>
          </table:table-cell>
          <table:table-cell table:number-columns-repeated="6"/>
          <table:table-cell table:formula="of:=[.$Q$2]+([.$Q$3]*[.J42])" office:value-type="float" office:value="0.062703" calcext:value-type="float">
            <text:p>0.062703</text:p>
          </table:table-cell>
          <table:table-cell table:formula="of:=[.$R$2]+([.$R$3]*[.K42])" office:value-type="float" office:value="-0.126993" calcext:value-type="float">
            <text:p>-0.126993</text:p>
          </table:table-cell>
          <table:table-cell table:formula="of:=[.$S$2]+([.$S$3]*[.L42])" office:value-type="float" office:value="0.098024" calcext:value-type="float">
            <text:p>0.098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4" calcext:value-type="float">
            <text:p>1104</text:p>
          </table:table-cell>
          <table:table-cell office:value-type="float" office:value="-168" calcext:value-type="float">
            <text:p>-168</text:p>
          </table:table-cell>
          <table:table-cell office:value-type="float" office:value="130" calcext:value-type="float">
            <text:p>130</text:p>
          </table:table-cell>
          <table:table-cell office:value-type="float" office:value="-332" calcext:value-type="float">
            <text:p>-332</text:p>
          </table:table-cell>
          <table:table-cell office:value-type="float" office:value="168" calcext:value-type="float">
            <text:p>168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148284" calcext:value-type="float">
            <text:p>0.148284</text:p>
          </table:table-cell>
          <table:table-cell office:value-type="float" office:value="-0.022565" calcext:value-type="float">
            <text:p>-0.022565</text:p>
          </table:table-cell>
          <table:table-cell office:value-type="float" office:value="0.049475" calcext:value-type="float">
            <text:p>0.049475</text:p>
          </table:table-cell>
          <table:table-cell office:value-type="float" office:value="-0.12635" calcext:value-type="float">
            <text:p>-0.12635</text:p>
          </table:table-cell>
          <table:table-cell office:value-type="float" office:value="0.063936" calcext:value-type="float">
            <text:p>0.063936</text:p>
          </table:table-cell>
          <table:table-cell office:value-type="float" office:value="10.951812" calcext:value-type="float">
            <text:p>10.951812</text:p>
          </table:table-cell>
          <table:table-cell office:value-type="float" office:value="394.142106" calcext:value-type="float">
            <text:p>394.142106</text:p>
          </table:table-cell>
          <table:table-cell table:number-columns-repeated="6"/>
          <table:table-cell table:formula="of:=[.$Q$2]+([.$Q$3]*[.J43])" office:value-type="float" office:value="0.057475" calcext:value-type="float">
            <text:p>0.057475</text:p>
          </table:table-cell>
          <table:table-cell table:formula="of:=[.$R$2]+([.$R$3]*[.K43])" office:value-type="float" office:value="-0.15385" calcext:value-type="float">
            <text:p>-0.15385</text:p>
          </table:table-cell>
          <table:table-cell table:formula="of:=[.$S$2]+([.$S$3]*[.L43])" office:value-type="float" office:value="0.063936" calcext:value-type="float">
            <text:p>0.0639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8" calcext:value-type="float">
            <text:p>1068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-346" calcext:value-type="float">
            <text:p>-346</text:p>
          </table:table-cell>
          <table:table-cell office:value-type="float" office:value="87" calcext:value-type="float">
            <text:p>87</text:p>
          </table:table-cell>
          <table:table-cell office:value-type="float" office:value="0.007825" calcext:value-type="float">
            <text:p>0.007825</text:p>
          </table:table-cell>
          <table:table-cell office:value-type="float" office:value="0.149243" calcext:value-type="float">
            <text:p>0.149243</text:p>
          </table:table-cell>
          <table:table-cell office:value-type="float" office:value="0.012856" calcext:value-type="float">
            <text:p>0.012856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-0.137409" calcext:value-type="float">
            <text:p>-0.137409</text:p>
          </table:table-cell>
          <table:table-cell office:value-type="float" office:value="0.034551" calcext:value-type="float">
            <text:p>0.034551</text:p>
          </table:table-cell>
          <table:table-cell office:value-type="float" office:value="10.526625" calcext:value-type="float">
            <text:p>10.526625</text:p>
          </table:table-cell>
          <table:table-cell office:value-type="float" office:value="377.704911" calcext:value-type="float">
            <text:p>377.704911</text:p>
          </table:table-cell>
          <table:table-cell table:number-columns-repeated="6"/>
          <table:table-cell table:formula="of:=[.$Q$2]+([.$Q$3]*[.J44])" office:value-type="float" office:value="0.057245" calcext:value-type="float">
            <text:p>0.057245</text:p>
          </table:table-cell>
          <table:table-cell table:formula="of:=[.$R$2]+([.$R$3]*[.K44])" office:value-type="float" office:value="-0.164909" calcext:value-type="float">
            <text:p>-0.164909</text:p>
          </table:table-cell>
          <table:table-cell table:formula="of:=[.$S$2]+([.$S$3]*[.L44])" office:value-type="float" office:value="0.034551" calcext:value-type="float">
            <text:p>0.0345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8" calcext:value-type="float">
            <text:p>1068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-363" calcext:value-type="float">
            <text:p>-363</text:p>
          </table:table-cell>
          <table:table-cell office:value-type="float" office:value="23" calcext:value-type="float">
            <text:p>23</text:p>
          </table:table-cell>
          <table:table-cell office:value-type="float" office:value="0.009715" calcext:value-type="float">
            <text:p>0.009715</text:p>
          </table:table-cell>
          <table:table-cell office:value-type="float" office:value="0.144108" calcext:value-type="float">
            <text:p>0.144108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036406" calcext:value-type="float">
            <text:p>0.036406</text:p>
          </table:table-cell>
          <table:table-cell office:value-type="float" office:value="-0.145224" calcext:value-type="float">
            <text:p>-0.145224</text:p>
          </table:table-cell>
          <table:table-cell office:value-type="float" office:value="0.009202" calcext:value-type="float">
            <text:p>0.009202</text:p>
          </table:table-cell>
          <table:table-cell office:value-type="float" office:value="10.90175" calcext:value-type="float">
            <text:p>10.90175</text:p>
          </table:table-cell>
          <table:table-cell office:value-type="float" office:value="374.938662" calcext:value-type="float">
            <text:p>374.938662</text:p>
          </table:table-cell>
          <table:table-cell table:number-columns-repeated="6"/>
          <table:table-cell table:formula="of:=[.$Q$2]+([.$Q$3]*[.J45])" office:value-type="float" office:value="0.044406" calcext:value-type="float">
            <text:p>0.044406</text:p>
          </table:table-cell>
          <table:table-cell table:formula="of:=[.$R$2]+([.$R$3]*[.K45])" office:value-type="float" office:value="-0.172724" calcext:value-type="float">
            <text:p>-0.172724</text:p>
          </table:table-cell>
          <table:table-cell table:formula="of:=[.$S$2]+([.$S$3]*[.L45])" office:value-type="float" office:value="0.009202" calcext:value-type="float">
            <text:p>0.0092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6" calcext:value-type="float">
            <text:p>736</text:p>
          </table:table-cell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  <table:table-cell office:value-type="float" office:value="-351" calcext:value-type="float">
            <text:p>-351</text:p>
          </table:table-cell>
          <table:table-cell office:value-type="float" office:value="-79" calcext:value-type="float">
            <text:p>-79</text:p>
          </table:table-cell>
          <table:table-cell office:value-type="float" office:value="0.025441" calcext:value-type="float">
            <text:p>0.025441</text:p>
          </table:table-cell>
          <table:table-cell office:value-type="float" office:value="0.117029" calcext:value-type="float">
            <text:p>0.117029</text:p>
          </table:table-cell>
          <table:table-cell office:value-type="float" office:value="0.090316" calcext:value-type="float">
            <text:p>0.090316</text:p>
          </table:table-cell>
          <table:table-cell office:value-type="float" office:value="0.018209" calcext:value-type="float">
            <text:p>0.018209</text:p>
          </table:table-cell>
          <table:table-cell office:value-type="float" office:value="-0.145257" calcext:value-type="float">
            <text:p>-0.145257</text:p>
          </table:table-cell>
          <table:table-cell office:value-type="float" office:value="-0.032693" calcext:value-type="float">
            <text:p>-0.032693</text:p>
          </table:table-cell>
          <table:table-cell office:value-type="float" office:value="9.25116" calcext:value-type="float">
            <text:p>9.25116</text:p>
          </table:table-cell>
          <table:table-cell office:value-type="float" office:value="362.461032" calcext:value-type="float">
            <text:p>362.461032</text:p>
          </table:table-cell>
          <table:table-cell table:number-columns-repeated="6"/>
          <table:table-cell table:formula="of:=[.$Q$2]+([.$Q$3]*[.J46])" office:value-type="float" office:value="0.026209" calcext:value-type="float">
            <text:p>0.026209</text:p>
          </table:table-cell>
          <table:table-cell table:formula="of:=[.$R$2]+([.$R$3]*[.K46])" office:value-type="float" office:value="-0.172757" calcext:value-type="float">
            <text:p>-0.172757</text:p>
          </table:table-cell>
          <table:table-cell table:formula="of:=[.$S$2]+([.$S$3]*[.L46])" office:value-type="float" office:value="-0.032693" calcext:value-type="float">
            <text:p>-0.0326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40" calcext:value-type="float">
            <text:p>840</text:p>
          </table:table-cell>
          <table:table-cell office:value-type="float" office:value="552" calcext:value-type="float">
            <text:p>552</text:p>
          </table:table-cell>
          <table:table-cell office:value-type="float" office:value="60" calcext:value-type="float">
            <text:p>60</text:p>
          </table:table-cell>
          <table:table-cell office:value-type="float" office:value="-333" calcext:value-type="float">
            <text:p>-333</text:p>
          </table:table-cell>
          <table:table-cell office:value-type="float" office:value="-115" calcext:value-type="float">
            <text:p>-115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0.123641" calcext:value-type="float">
            <text:p>0.123641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25184" calcext:value-type="float">
            <text:p>0.025184</text:p>
          </table:table-cell>
          <table:table-cell office:value-type="float" office:value="-0.139771" calcext:value-type="float">
            <text:p>-0.139771</text:p>
          </table:table-cell>
          <table:table-cell office:value-type="float" office:value="-0.048269" calcext:value-type="float">
            <text:p>-0.048269</text:p>
          </table:table-cell>
          <table:table-cell office:value-type="float" office:value="9.99378" calcext:value-type="float">
            <text:p>9.99378</text:p>
          </table:table-cell>
          <table:table-cell office:value-type="float" office:value="357.370956" calcext:value-type="float">
            <text:p>357.370956</text:p>
          </table:table-cell>
          <table:table-cell table:number-columns-repeated="6"/>
          <table:table-cell table:formula="of:=[.$Q$2]+([.$Q$3]*[.J47])" office:value-type="float" office:value="0.033184" calcext:value-type="float">
            <text:p>0.033184</text:p>
          </table:table-cell>
          <table:table-cell table:formula="of:=[.$R$2]+([.$R$3]*[.K47])" office:value-type="float" office:value="-0.167271" calcext:value-type="float">
            <text:p>-0.167271</text:p>
          </table:table-cell>
          <table:table-cell table:formula="of:=[.$S$2]+([.$S$3]*[.L47])" office:value-type="float" office:value="-0.048269" calcext:value-type="float">
            <text:p>-0.0482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04" calcext:value-type="float">
            <text:p>704</text:p>
          </table:table-cell>
          <table:table-cell office:value-type="float" office:value="664" calcext:value-type="float">
            <text:p>664</text:p>
          </table:table-cell>
          <table:table-cell office:value-type="float" office:value="73" calcext:value-type="float">
            <text:p>73</text:p>
          </table:table-cell>
          <table:table-cell office:value-type="float" office:value="-301" calcext:value-type="float">
            <text:p>-301</text:p>
          </table:table-cell>
          <table:table-cell office:value-type="float" office:value="-172" calcext:value-type="float">
            <text:p>-172</text:p>
          </table:table-cell>
          <table:table-cell office:value-type="float" office:value="0.022676" calcext:value-type="float">
            <text:p>0.022676</text:p>
          </table:table-cell>
          <table:table-cell office:value-type="float" office:value="0.107867" calcext:value-type="float">
            <text:p>0.107867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030908" calcext:value-type="float">
            <text:p>0.030908</text:p>
          </table:table-cell>
          <table:table-cell office:value-type="float" office:value="-0.127442" calcext:value-type="float">
            <text:p>-0.127442</text:p>
          </table:table-cell>
          <table:table-cell office:value-type="float" office:value="-0.072824" calcext:value-type="float">
            <text:p>-0.072824</text:p>
          </table:table-cell>
          <table:table-cell office:value-type="float" office:value="9.600586" calcext:value-type="float">
            <text:p>9.600586</text:p>
          </table:table-cell>
          <table:table-cell office:value-type="float" office:value="354.279551" calcext:value-type="float">
            <text:p>354.279551</text:p>
          </table:table-cell>
          <table:table-cell table:number-columns-repeated="6"/>
          <table:table-cell table:formula="of:=[.$Q$2]+([.$Q$3]*[.J48])" office:value-type="float" office:value="0.038908" calcext:value-type="float">
            <text:p>0.038908</text:p>
          </table:table-cell>
          <table:table-cell table:formula="of:=[.$R$2]+([.$R$3]*[.K48])" office:value-type="float" office:value="-0.154942" calcext:value-type="float">
            <text:p>-0.154942</text:p>
          </table:table-cell>
          <table:table-cell table:formula="of:=[.$S$2]+([.$S$3]*[.L48])" office:value-type="float" office:value="-0.072824" calcext:value-type="float">
            <text:p>-0.072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2" calcext:value-type="float">
            <text:p>612</text:p>
          </table:table-cell>
          <table:table-cell office:value-type="float" office:value="904" calcext:value-type="float">
            <text:p>904</text:p>
          </table:table-cell>
          <table:table-cell office:value-type="float" office:value="63" calcext:value-type="float">
            <text:p>63</text:p>
          </table:table-cell>
          <table:table-cell office:value-type="float" office:value="-256" calcext:value-type="float">
            <text:p>-256</text:p>
          </table:table-cell>
          <table:table-cell office:value-type="float" office:value="-234" calcext:value-type="float">
            <text:p>-234</text:p>
          </table:table-cell>
          <table:table-cell office:value-type="float" office:value="0.028595" calcext:value-type="float">
            <text:p>0.028595</text:p>
          </table:table-cell>
          <table:table-cell office:value-type="float" office:value="0.082549" calcext:value-type="float">
            <text:p>0.082549</text:p>
          </table:table-cell>
          <table:table-cell office:value-type="float" office:value="0.121935" calcext:value-type="float">
            <text:p>0.121935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-0.108934" calcext:value-type="float">
            <text:p>-0.108934</text:p>
          </table:table-cell>
          <table:table-cell office:value-type="float" office:value="-0.099573" calcext:value-type="float">
            <text:p>-0.099573</text:p>
          </table:table-cell>
          <table:table-cell office:value-type="float" office:value="10.905701" calcext:value-type="float">
            <text:p>10.905701</text:p>
          </table:table-cell>
          <table:table-cell office:value-type="float" office:value="352.506738" calcext:value-type="float">
            <text:p>352.506738</text:p>
          </table:table-cell>
          <table:table-cell table:number-columns-repeated="6"/>
          <table:table-cell table:formula="of:=[.$Q$2]+([.$Q$3]*[.J49])" office:value-type="float" office:value="0.034808" calcext:value-type="float">
            <text:p>0.034808</text:p>
          </table:table-cell>
          <table:table-cell table:formula="of:=[.$R$2]+([.$R$3]*[.K49])" office:value-type="float" office:value="-0.136434" calcext:value-type="float">
            <text:p>-0.136434</text:p>
          </table:table-cell>
          <table:table-cell table:formula="of:=[.$S$2]+([.$S$3]*[.L49])" office:value-type="float" office:value="-0.099573" calcext:value-type="float">
            <text:p>-0.09957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56" calcext:value-type="float">
            <text:p>356</text:p>
          </table:table-cell>
          <table:table-cell office:value-type="float" office:value="632" calcext:value-type="float">
            <text:p>632</text:p>
          </table:table-cell>
          <table:table-cell office:value-type="float" office:value="36" calcext:value-type="float">
            <text:p>36</text:p>
          </table:table-cell>
          <table:table-cell office:value-type="float" office:value="-198" calcext:value-type="float">
            <text:p>-198</text:p>
          </table:table-cell>
          <table:table-cell office:value-type="float" office:value="-293" calcext:value-type="float">
            <text:p>-293</text:p>
          </table:table-cell>
          <table:table-cell office:value-type="float" office:value="0.058626" calcext:value-type="float">
            <text:p>0.058626</text:p>
          </table:table-cell>
          <table:table-cell office:value-type="float" office:value="0.067762" calcext:value-type="float">
            <text:p>0.067762</text:p>
          </table:table-cell>
          <table:table-cell office:value-type="float" office:value="0.120297" calcext:value-type="float">
            <text:p>0.120297</text:p>
          </table:table-cell>
          <table:table-cell office:value-type="float" office:value="0.015192" calcext:value-type="float">
            <text:p>0.015192</text:p>
          </table:table-cell>
          <table:table-cell office:value-type="float" office:value="-0.083555" calcext:value-type="float">
            <text:p>-0.083555</text:p>
          </table:table-cell>
          <table:table-cell office:value-type="float" office:value="-0.123644" calcext:value-type="float">
            <text:p>-0.123644</text:p>
          </table:table-cell>
          <table:table-cell office:value-type="float" office:value="7.728138" calcext:value-type="float">
            <text:p>7.728138</text:p>
          </table:table-cell>
          <table:table-cell office:value-type="float" office:value="355.456045" calcext:value-type="float">
            <text:p>355.456045</text:p>
          </table:table-cell>
          <table:table-cell table:number-columns-repeated="6"/>
          <table:table-cell table:formula="of:=[.$Q$2]+([.$Q$3]*[.J50])" office:value-type="float" office:value="0.023192" calcext:value-type="float">
            <text:p>0.023192</text:p>
          </table:table-cell>
          <table:table-cell table:formula="of:=[.$R$2]+([.$R$3]*[.K50])" office:value-type="float" office:value="-0.111055" calcext:value-type="float">
            <text:p>-0.111055</text:p>
          </table:table-cell>
          <table:table-cell table:formula="of:=[.$S$2]+([.$S$3]*[.L50])" office:value-type="float" office:value="-0.123644" calcext:value-type="float">
            <text:p>-0.1236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2" calcext:value-type="float">
            <text:p>252</text:p>
          </table:table-cell>
          <table:table-cell office:value-type="float" office:value="876" calcext:value-type="float">
            <text:p>876</text:p>
          </table:table-cell>
          <table:table-cell office:value-type="float" office:value="67" calcext:value-type="float">
            <text:p>67</text:p>
          </table:table-cell>
          <table:table-cell office:value-type="float" office:value="-90" calcext:value-type="float">
            <text:p>-90</text:p>
          </table:table-cell>
          <table:table-cell office:value-type="float" office:value="-346" calcext:value-type="float">
            <text:p>-346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.040391" calcext:value-type="float">
            <text:p>0.040391</text:p>
          </table:table-cell>
          <table:table-cell office:value-type="float" office:value="0.140406" calcext:value-type="float">
            <text:p>0.140406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-0.037115" calcext:value-type="float">
            <text:p>-0.037115</text:p>
          </table:table-cell>
          <table:table-cell office:value-type="float" office:value="-0.142685" calcext:value-type="float">
            <text:p>-0.142685</text:p>
          </table:table-cell>
          <table:table-cell office:value-type="float" office:value="9.1776" calcext:value-type="float">
            <text:p>9.1776</text:p>
          </table:table-cell>
          <table:table-cell office:value-type="float" office:value="363.737543" calcext:value-type="float">
            <text:p>363.737543</text:p>
          </table:table-cell>
          <table:table-cell table:number-columns-repeated="6"/>
          <table:table-cell table:formula="of:=[.$Q$2]+([.$Q$3]*[.J51])" office:value-type="float" office:value="0.03563" calcext:value-type="float">
            <text:p>0.03563</text:p>
          </table:table-cell>
          <table:table-cell table:formula="of:=[.$R$2]+([.$R$3]*[.K51])" office:value-type="float" office:value="-0.064615" calcext:value-type="float">
            <text:p>-0.064615</text:p>
          </table:table-cell>
          <table:table-cell table:formula="of:=[.$S$2]+([.$S$3]*[.L51])" office:value-type="float" office:value="-0.142685" calcext:value-type="float">
            <text:p>-0.1426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944" calcext:value-type="float">
            <text:p>944</text:p>
          </table:table-cell>
          <table:table-cell office:value-type="float" office:value="88" calcext:value-type="float">
            <text:p>88</text:p>
          </table:table-cell>
          <table:table-cell office:value-type="float" office:value="-34" calcext:value-type="float">
            <text:p>-34</text:p>
          </table:table-cell>
          <table:table-cell office:value-type="float" office:value="-358" calcext:value-type="float">
            <text:p>-358</text:p>
          </table:table-cell>
          <table:table-cell office:value-type="float" office:value="0.030275" calcext:value-type="float">
            <text:p>0.030275</text:p>
          </table:table-cell>
          <table:table-cell office:value-type="float" office:value="0.017918" calcext:value-type="float">
            <text:p>0.017918</text:p>
          </table:table-cell>
          <table:table-cell office:value-type="float" office:value="0.145816" calcext:value-type="float">
            <text:p>0.145816</text:p>
          </table:table-cell>
          <table:table-cell office:value-type="float" office:value="0.035654" calcext:value-type="float">
            <text:p>0.035654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-0.145048" calcext:value-type="float">
            <text:p>-0.145048</text:p>
          </table:table-cell>
          <table:table-cell office:value-type="float" office:value="9.523102" calcext:value-type="float">
            <text:p>9.523102</text:p>
          </table:table-cell>
          <table:table-cell office:value-type="float" office:value="370.221555" calcext:value-type="float">
            <text:p>370.221555</text:p>
          </table:table-cell>
          <table:table-cell table:number-columns-repeated="6"/>
          <table:table-cell table:formula="of:=[.$Q$2]+([.$Q$3]*[.J52])" office:value-type="float" office:value="0.043654" calcext:value-type="float">
            <text:p>0.043654</text:p>
          </table:table-cell>
          <table:table-cell table:formula="of:=[.$R$2]+([.$R$3]*[.K52])" office:value-type="float" office:value="-0.041276" calcext:value-type="float">
            <text:p>-0.041276</text:p>
          </table:table-cell>
          <table:table-cell table:formula="of:=[.$S$2]+([.$S$3]*[.L52])" office:value-type="float" office:value="-0.145048" calcext:value-type="float">
            <text:p>-0.1450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2" calcext:value-type="float">
            <text:p>-32</text:p>
          </table:table-cell>
          <table:table-cell office:value-type="float" office:value="980" calcext:value-type="float">
            <text:p>980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-367" calcext:value-type="float">
            <text:p>-367</text:p>
          </table:table-cell>
          <table:table-cell office:value-type="float" office:value="0.009162" calcext:value-type="float">
            <text:p>0.009162</text:p>
          </table:table-cell>
          <table:table-cell office:value-type="float" office:value="-0.004886" calcext:value-type="float">
            <text:p>-0.004886</text:p>
          </table:table-cell>
          <table:table-cell office:value-type="float" office:value="0.14964" calcext:value-type="float">
            <text:p>0.14964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0.014988" calcext:value-type="float">
            <text:p>0.014988</text:p>
          </table:table-cell>
          <table:table-cell office:value-type="float" office:value="-0.141043" calcext:value-type="float">
            <text:p>-0.141043</text:p>
          </table:table-cell>
          <table:table-cell office:value-type="float" office:value="9.633625" calcext:value-type="float">
            <text:p>9.633625</text:p>
          </table:table-cell>
          <table:table-cell office:value-type="float" office:value="390.30629" calcext:value-type="float">
            <text:p>390.30629</text:p>
          </table:table-cell>
          <table:table-cell table:number-columns-repeated="6"/>
          <table:table-cell table:formula="of:=[.$Q$2]+([.$Q$3]*[.J53])" office:value-type="float" office:value="0.056808" calcext:value-type="float">
            <text:p>0.056808</text:p>
          </table:table-cell>
          <table:table-cell table:formula="of:=[.$R$2]+([.$R$3]*[.K53])" office:value-type="float" office:value="-0.012512" calcext:value-type="float">
            <text:p>-0.012512</text:p>
          </table:table-cell>
          <table:table-cell table:formula="of:=[.$S$2]+([.$S$3]*[.L53])" office:value-type="float" office:value="-0.141043" calcext:value-type="float">
            <text:p>-0.141043</text:p>
          </table:table-cell>
        </table:table-row>
        <table:table-row table:style-name="ro1">
          <table:table-cell table:number-columns-repeated="2" office:value-type="float" office:value="-52" calcext:value-type="float">
            <text:p>-52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-339" calcext:value-type="float">
            <text:p>-339</text:p>
          </table:table-cell>
          <table:table-cell table:number-columns-repeated="2" office:value-type="float" office:value="-0.007969" calcext:value-type="float">
            <text:p>-0.00796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0.075118" calcext:value-type="float">
            <text:p>0.075118</text:p>
          </table:table-cell>
          <table:table-cell office:value-type="float" office:value="0.028403" calcext:value-type="float">
            <text:p>0.028403</text:p>
          </table:table-cell>
          <table:table-cell office:value-type="float" office:value="-0.126691" calcext:value-type="float">
            <text:p>-0.126691</text:p>
          </table:table-cell>
          <table:table-cell office:value-type="float" office:value="9.598422" calcext:value-type="float">
            <text:p>9.598422</text:p>
          </table:table-cell>
          <table:table-cell office:value-type="float" office:value="401.370153" calcext:value-type="float">
            <text:p>401.370153</text:p>
          </table:table-cell>
          <table:table-cell table:number-columns-repeated="6"/>
          <table:table-cell table:formula="of:=[.$Q$2]+([.$Q$3]*[.J54])" office:value-type="float" office:value="0.083118" calcext:value-type="float">
            <text:p>0.083118</text:p>
          </table:table-cell>
          <table:table-cell table:formula="of:=[.$R$2]+([.$R$3]*[.K54])" office:value-type="float" office:value="0.000902999999999997" calcext:value-type="float">
            <text:p>0.000903</text:p>
          </table:table-cell>
          <table:table-cell table:formula="of:=[.$S$2]+([.$S$3]*[.L54])" office:value-type="float" office:value="-0.126691" calcext:value-type="float">
            <text:p>-0.12669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float" office:value="-338" calcext:value-type="float">
            <text:p>-338</text:p>
          </table:table-cell>
          <table:table-cell office:value-type="float" office:value="-0.016023" calcext:value-type="float">
            <text:p>-0.016023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149137" calcext:value-type="float">
            <text:p>0.149137</text:p>
          </table:table-cell>
          <table:table-cell office:value-type="float" office:value="0.077826" calcext:value-type="float">
            <text:p>0.077826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-0.125263" calcext:value-type="float">
            <text:p>-0.125263</text:p>
          </table:table-cell>
          <table:table-cell office:value-type="float" office:value="9.547791" calcext:value-type="float">
            <text:p>9.547791</text:p>
          </table:table-cell>
          <table:table-cell office:value-type="float" office:value="404.746834" calcext:value-type="float">
            <text:p>404.746834</text:p>
          </table:table-cell>
          <table:table-cell table:number-columns-repeated="6"/>
          <table:table-cell table:formula="of:=[.$Q$2]+([.$Q$3]*[.J55])" office:value-type="float" office:value="0.085826" calcext:value-type="float">
            <text:p>0.085826</text:p>
          </table:table-cell>
          <table:table-cell table:formula="of:=[.$R$2]+([.$R$3]*[.K55])" office:value-type="float" office:value="-0.0000750000000000021" calcext:value-type="float">
            <text:p>-7.50000000000021E-05</text:p>
          </table:table-cell>
          <table:table-cell table:formula="of:=[.$S$2]+([.$S$3]*[.L55])" office:value-type="float" office:value="-0.125263" calcext:value-type="float">
            <text:p>-0.12526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40" calcext:value-type="float">
            <text:p>-140</text:p>
          </table:table-cell>
          <table:table-cell office:value-type="float" office:value="1012" calcext:value-type="float">
            <text:p>1012</text:p>
          </table:table-cell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office:value-type="float" office:value="-342" calcext:value-type="float">
            <text:p>-342</text:p>
          </table:table-cell>
          <table:table-cell office:value-type="float" office:value="-0.014612" calcext:value-type="float">
            <text:p>-0.014612</text:p>
          </table:table-cell>
          <table:table-cell office:value-type="float" office:value="-0.020457" calcext:value-type="float">
            <text:p>-0.020457</text:p>
          </table:table-cell>
          <table:table-cell office:value-type="float" office:value="0.147878" calcext:value-type="float">
            <text:p>0.147878</text:p>
          </table:table-cell>
          <table:table-cell office:value-type="float" office:value="0.073266" calcext:value-type="float">
            <text:p>0.073266</text:p>
          </table:table-cell>
          <table:table-cell office:value-type="float" office:value="0.046819" calcext:value-type="float">
            <text:p>0.046819</text:p>
          </table:table-cell>
          <table:table-cell office:value-type="float" office:value="-0.12223" calcext:value-type="float">
            <text:p>-0.12223</text:p>
          </table:table-cell>
          <table:table-cell office:value-type="float" office:value="10.066727" calcext:value-type="float">
            <text:p>10.066727</text:p>
          </table:table-cell>
          <table:table-cell office:value-type="float" office:value="419.702275" calcext:value-type="float">
            <text:p>419.702275</text:p>
          </table:table-cell>
          <table:table-cell table:number-columns-repeated="6"/>
          <table:table-cell table:formula="of:=[.$Q$2]+([.$Q$3]*[.J56])" office:value-type="float" office:value="0.081266" calcext:value-type="float">
            <text:p>0.081266</text:p>
          </table:table-cell>
          <table:table-cell table:formula="of:=[.$R$2]+([.$R$3]*[.K56])" office:value-type="float" office:value="0.019319" calcext:value-type="float">
            <text:p>0.019319</text:p>
          </table:table-cell>
          <table:table-cell table:formula="of:=[.$S$2]+([.$S$3]*[.L56])" office:value-type="float" office:value="-0.12223" calcext:value-type="float">
            <text:p>-0.12223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236" calcext:value-type="float">
            <text:p>-236</text:p>
          </table:table-cell>
          <table:table-cell office:value-type="float" office:value="960" calcext:value-type="float">
            <text:p>960</text:p>
          </table:table-cell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float" office:value="-342" calcext:value-type="float">
            <text:p>-342</text:p>
          </table:table-cell>
          <table:table-cell office:value-type="float" office:value="-0.015694" calcext:value-type="float">
            <text:p>-0.015694</text:p>
          </table:table-cell>
          <table:table-cell office:value-type="float" office:value="-0.035612" calcext:value-type="float">
            <text:p>-0.035612</text:p>
          </table:table-cell>
          <table:table-cell office:value-type="float" office:value="0.144864" calcext:value-type="float">
            <text:p>0.144864</text:p>
          </table:table-cell>
          <table:table-cell office:value-type="float" office:value="0.071654" calcext:value-type="float">
            <text:p>0.071654</text:p>
          </table:table-cell>
          <table:table-cell office:value-type="float" office:value="0.056697" calcext:value-type="float">
            <text:p>0.056697</text:p>
          </table:table-cell>
          <table:table-cell office:value-type="float" office:value="-0.118959" calcext:value-type="float">
            <text:p>-0.118959</text:p>
          </table:table-cell>
          <table:table-cell office:value-type="float" office:value="9.748186" calcext:value-type="float">
            <text:p>9.748186</text:p>
          </table:table-cell>
          <table:table-cell office:value-type="float" office:value="431.241232" calcext:value-type="float">
            <text:p>431.241232</text:p>
          </table:table-cell>
          <table:table-cell table:number-columns-repeated="6"/>
          <table:table-cell table:formula="of:=[.$Q$2]+([.$Q$3]*[.J57])" office:value-type="float" office:value="0.079654" calcext:value-type="float">
            <text:p>0.079654</text:p>
          </table:table-cell>
          <table:table-cell table:formula="of:=[.$R$2]+([.$R$3]*[.K57])" office:value-type="float" office:value="0.029197" calcext:value-type="float">
            <text:p>0.029197</text:p>
          </table:table-cell>
          <table:table-cell table:formula="of:=[.$S$2]+([.$S$3]*[.L57])" office:value-type="float" office:value="-0.118959" calcext:value-type="float">
            <text:p>-0.11895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288" calcext:value-type="float">
            <text:p>-288</text:p>
          </table:table-cell>
          <table:table-cell office:value-type="float" office:value="932" calcext:value-type="float">
            <text:p>932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-336" calcext:value-type="float">
            <text:p>-336</text:p>
          </table:table-cell>
          <table:table-cell office:value-type="float" office:value="-0.013477" calcext:value-type="float">
            <text:p>-0.013477</text:p>
          </table:table-cell>
          <table:table-cell office:value-type="float" office:value="-0.044107" calcext:value-type="float">
            <text:p>-0.044107</text:p>
          </table:table-cell>
          <table:table-cell office:value-type="float" office:value="0.142734" calcext:value-type="float">
            <text:p>0.142734</text:p>
          </table:table-cell>
          <table:table-cell office:value-type="float" office:value="0.067609" calcext:value-type="float">
            <text:p>0.067609</text:p>
          </table:table-cell>
          <table:table-cell office:value-type="float" office:value="0.069987" calcext:value-type="float">
            <text:p>0.069987</text:p>
          </table:table-cell>
          <table:table-cell office:value-type="float" office:value="-0.114153" calcext:value-type="float">
            <text:p>-0.114153</text:p>
          </table:table-cell>
          <table:table-cell office:value-type="float" office:value="9.605072" calcext:value-type="float">
            <text:p>9.605072</text:p>
          </table:table-cell>
          <table:table-cell office:value-type="float" office:value="441.512174" calcext:value-type="float">
            <text:p>441.512174</text:p>
          </table:table-cell>
          <table:table-cell table:number-columns-repeated="6"/>
          <table:table-cell table:formula="of:=[.$Q$2]+([.$Q$3]*[.J58])" office:value-type="float" office:value="0.075609" calcext:value-type="float">
            <text:p>0.075609</text:p>
          </table:table-cell>
          <table:table-cell table:formula="of:=[.$R$2]+([.$R$3]*[.K58])" office:value-type="float" office:value="0.042487" calcext:value-type="float">
            <text:p>0.042487</text:p>
          </table:table-cell>
          <table:table-cell table:formula="of:=[.$S$2]+([.$S$3]*[.L58])" office:value-type="float" office:value="-0.114153" calcext:value-type="float">
            <text:p>-0.11415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92" calcext:value-type="float">
            <text:p>-492</text:p>
          </table:table-cell>
          <table:table-cell office:value-type="float" office:value="864" calcext:value-type="float">
            <text:p>864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office:value-type="float" office:value="-338" calcext:value-type="float">
            <text:p>-338</text:p>
          </table:table-cell>
          <table:table-cell office:value-type="float" office:value="-0.003017" calcext:value-type="float">
            <text:p>-0.003017</text:p>
          </table:table-cell>
          <table:table-cell office:value-type="float" office:value="-0.074211" calcext:value-type="float">
            <text:p>-0.074211</text:p>
          </table:table-cell>
          <table:table-cell office:value-type="float" office:value="0.130321" calcext:value-type="float">
            <text:p>0.130321</text:p>
          </table:table-cell>
          <table:table-cell office:value-type="float" office:value="0.055697" calcext:value-type="float">
            <text:p>0.055697</text:p>
          </table:table-cell>
          <table:table-cell office:value-type="float" office:value="0.087706" calcext:value-type="float">
            <text:p>0.087706</text:p>
          </table:table-cell>
          <table:table-cell office:value-type="float" office:value="-0.108192" calcext:value-type="float">
            <text:p>-0.108192</text:p>
          </table:table-cell>
          <table:table-cell office:value-type="float" office:value="9.752368" calcext:value-type="float">
            <text:p>9.752368</text:p>
          </table:table-cell>
          <table:table-cell office:value-type="float" office:value="468.610713" calcext:value-type="float">
            <text:p>468.610713</text:p>
          </table:table-cell>
          <table:table-cell table:number-columns-repeated="6"/>
          <table:table-cell table:formula="of:=[.$Q$2]+([.$Q$3]*[.J59])" office:value-type="float" office:value="0.063697" calcext:value-type="float">
            <text:p>0.063697</text:p>
          </table:table-cell>
          <table:table-cell table:formula="of:=[.$R$2]+([.$R$3]*[.K59])" office:value-type="float" office:value="0.060206" calcext:value-type="float">
            <text:p>0.060206</text:p>
          </table:table-cell>
          <table:table-cell table:formula="of:=[.$S$2]+([.$S$3]*[.L59])" office:value-type="float" office:value="-0.108192" calcext:value-type="float">
            <text:p>-0.1081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28" calcext:value-type="float">
            <text:p>-728</text:p>
          </table:table-cell>
          <table:table-cell office:value-type="float" office:value="660" calcext:value-type="float">
            <text:p>660</text:p>
          </table:table-cell>
          <table:table-cell office:value-type="float" office:value="163" calcext:value-type="float">
            <text:p>163</text:p>
          </table:table-cell>
          <table:table-cell office:value-type="float" office:value="297" calcext:value-type="float">
            <text:p>297</text:p>
          </table:table-cell>
          <table:table-cell office:value-type="float" office:value="-331" calcext:value-type="float">
            <text:p>-331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-0.110725" calcext:value-type="float">
            <text:p>-0.110725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0.051621" calcext:value-type="float">
            <text:p>0.051621</text:p>
          </table:table-cell>
          <table:table-cell office:value-type="float" office:value="0.094058" calcext:value-type="float">
            <text:p>0.094058</text:p>
          </table:table-cell>
          <table:table-cell office:value-type="float" office:value="-0.104825" calcext:value-type="float">
            <text:p>-0.104825</text:p>
          </table:table-cell>
          <table:table-cell office:value-type="float" office:value="9.671565" calcext:value-type="float">
            <text:p>9.671565</text:p>
          </table:table-cell>
          <table:table-cell office:value-type="float" office:value="473.644381" calcext:value-type="float">
            <text:p>473.644381</text:p>
          </table:table-cell>
          <table:table-cell table:number-columns-repeated="6"/>
          <table:table-cell table:formula="of:=[.$Q$2]+([.$Q$3]*[.J60])" office:value-type="float" office:value="0.059621" calcext:value-type="float">
            <text:p>0.059621</text:p>
          </table:table-cell>
          <table:table-cell table:formula="of:=[.$R$2]+([.$R$3]*[.K60])" office:value-type="float" office:value="0.066558" calcext:value-type="float">
            <text:p>0.066558</text:p>
          </table:table-cell>
          <table:table-cell table:formula="of:=[.$S$2]+([.$S$3]*[.L60])" office:value-type="float" office:value="-0.104825" calcext:value-type="float">
            <text:p>-0.104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752" calcext:value-type="float">
            <text:p>752</text:p>
          </table:table-cell>
          <table:table-cell office:value-type="float" office:value="152" calcext:value-type="float">
            <text:p>152</text:p>
          </table:table-cell>
          <table:table-cell office:value-type="float" office:value="367" calcext:value-type="float">
            <text:p>367</text:p>
          </table:table-cell>
          <table:table-cell office:value-type="float" office:value="-303" calcext:value-type="float">
            <text:p>-303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-0.098593" calcext:value-type="float">
            <text:p>-0.098593</text:p>
          </table:table-cell>
          <table:table-cell office:value-type="float" office:value="0.113021" calcext:value-type="float">
            <text:p>0.113021</text:p>
          </table:table-cell>
          <table:table-cell office:value-type="float" office:value="0.045636" calcext:value-type="float">
            <text:p>0.045636</text:p>
          </table:table-cell>
          <table:table-cell office:value-type="float" office:value="0.110188" calcext:value-type="float">
            <text:p>0.110188</text:p>
          </table:table-cell>
          <table:table-cell office:value-type="float" office:value="-0.090972" calcext:value-type="float">
            <text:p>-0.090972</text:p>
          </table:table-cell>
          <table:table-cell office:value-type="float" office:value="9.787489" calcext:value-type="float">
            <text:p>9.787489</text:p>
          </table:table-cell>
          <table:table-cell office:value-type="float" office:value="499.601841" calcext:value-type="float">
            <text:p>499.601841</text:p>
          </table:table-cell>
          <table:table-cell table:number-columns-repeated="6"/>
          <table:table-cell table:formula="of:=[.$Q$2]+([.$Q$3]*[.J61])" office:value-type="float" office:value="0.053636" calcext:value-type="float">
            <text:p>0.053636</text:p>
          </table:table-cell>
          <table:table-cell table:formula="of:=[.$R$2]+([.$R$3]*[.K61])" office:value-type="float" office:value="0.082688" calcext:value-type="float">
            <text:p>0.082688</text:p>
          </table:table-cell>
          <table:table-cell table:formula="of:=[.$S$2]+([.$S$3]*[.L61])" office:value-type="float" office:value="-0.090972" calcext:value-type="float">
            <text:p>-0.0909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68" calcext:value-type="float">
            <text:p>-768</text:p>
          </table:table-cell>
          <table:table-cell office:value-type="float" office:value="632" calcext:value-type="float">
            <text:p>632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</text:p>
          </table:table-cell>
          <table:table-cell office:value-type="float" office:value="-257" calcext:value-type="float">
            <text:p>-257</text:p>
          </table:table-cell>
          <table:table-cell office:value-type="float" office:value="0.005426" calcext:value-type="float">
            <text:p>0.005426</text:p>
          </table:table-cell>
          <table:table-cell office:value-type="float" office:value="-0.115749" calcext:value-type="float">
            <text:p>-0.115749</text:p>
          </table:table-cell>
          <table:table-cell office:value-type="float" office:value="0.095251" calcext:value-type="float">
            <text:p>0.095251</text:p>
          </table:table-cell>
          <table:table-cell office:value-type="float" office:value="0.041443" calcext:value-type="float">
            <text:p>0.041443</text:p>
          </table:table-cell>
          <table:table-cell office:value-type="float" office:value="0.124044" calcext:value-type="float">
            <text:p>0.124044</text:p>
          </table:table-cell>
          <table:table-cell office:value-type="float" office:value="-0.073455" calcext:value-type="float">
            <text:p>-0.073455</text:p>
          </table:table-cell>
          <table:table-cell office:value-type="float" office:value="9.760174" calcext:value-type="float">
            <text:p>9.760174</text:p>
          </table:table-cell>
          <table:table-cell office:value-type="float" office:value="524.814253" calcext:value-type="float">
            <text:p>524.814253</text:p>
          </table:table-cell>
          <table:table-cell table:number-columns-repeated="6"/>
          <table:table-cell table:formula="of:=[.$Q$2]+([.$Q$3]*[.J62])" office:value-type="float" office:value="0.049443" calcext:value-type="float">
            <text:p>0.049443</text:p>
          </table:table-cell>
          <table:table-cell table:formula="of:=[.$R$2]+([.$R$3]*[.K62])" office:value-type="float" office:value="0.096544" calcext:value-type="float">
            <text:p>0.096544</text:p>
          </table:table-cell>
          <table:table-cell table:formula="of:=[.$S$2]+([.$S$3]*[.L62])" office:value-type="float" office:value="-0.073455" calcext:value-type="float">
            <text:p>-0.0734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36" calcext:value-type="float">
            <text:p>-836</text:p>
          </table:table-cell>
          <table:table-cell office:value-type="float" office:value="584" calcext:value-type="float">
            <text:p>584</text:p>
          </table:table-cell>
          <table:table-cell office:value-type="float" office:value="143" calcext:value-type="float">
            <text:p>143</text:p>
          </table:table-cell>
          <table:table-cell office:value-type="float" office:value="461" calcext:value-type="float">
            <text:p>461</text:p>
          </table:table-cell>
          <table:table-cell office:value-type="float" office:value="-243" calcext:value-type="float">
            <text:p>-243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-0.122873" calcext:value-type="float">
            <text:p>-0.122873</text:p>
          </table:table-cell>
          <table:table-cell office:value-type="float" office:value="0.085835" calcext:value-type="float">
            <text:p>0.085835</text:p>
          </table:table-cell>
          <table:table-cell office:value-type="float" office:value="0.039694" calcext:value-type="float">
            <text:p>0.039694</text:p>
          </table:table-cell>
          <table:table-cell office:value-type="float" office:value="0.127964" calcext:value-type="float">
            <text:p>0.127964</text:p>
          </table:table-cell>
          <table:table-cell office:value-type="float" office:value="-0.067452" calcext:value-type="float">
            <text:p>-0.067452</text:p>
          </table:table-cell>
          <table:table-cell office:value-type="float" office:value="10.00832" calcext:value-type="float">
            <text:p>10.00832</text:p>
          </table:table-cell>
          <table:table-cell office:value-type="float" office:value="540.387824" calcext:value-type="float">
            <text:p>540.387824</text:p>
          </table:table-cell>
          <table:table-cell table:number-columns-repeated="6"/>
          <table:table-cell table:formula="of:=[.$Q$2]+([.$Q$3]*[.J63])" office:value-type="float" office:value="0.047694" calcext:value-type="float">
            <text:p>0.047694</text:p>
          </table:table-cell>
          <table:table-cell table:formula="of:=[.$R$2]+([.$R$3]*[.K63])" office:value-type="float" office:value="0.100464" calcext:value-type="float">
            <text:p>0.100464</text:p>
          </table:table-cell>
          <table:table-cell table:formula="of:=[.$S$2]+([.$S$3]*[.L63])" office:value-type="float" office:value="-0.067452" calcext:value-type="float">
            <text:p>-0.0674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24" calcext:value-type="float">
            <text:p>-824</text:p>
          </table:table-cell>
          <table:table-cell office:value-type="float" office:value="588" calcext:value-type="float">
            <text:p>588</text:p>
          </table:table-cell>
          <table:table-cell office:value-type="float" office:value="148" calcext:value-type="float">
            <text:p>148</text:p>
          </table:table-cell>
          <table:table-cell office:value-type="float" office:value="415" calcext:value-type="float">
            <text:p>415</text:p>
          </table:table-cell>
          <table:table-cell office:value-type="float" office:value="-277" calcext:value-type="float">
            <text:p>-277</text:p>
          </table:table-cell>
          <table:table-cell office:value-type="float" office:value="0.007695" calcext:value-type="float">
            <text:p>0.007695</text:p>
          </table:table-cell>
          <table:table-cell office:value-type="float" office:value="-0.121939" calcext:value-type="float">
            <text:p>-0.121939</text:p>
          </table:table-cell>
          <table:table-cell office:value-type="float" office:value="0.087015" calcext:value-type="float">
            <text:p>0.087015</text:p>
          </table:table-cell>
          <table:table-cell office:value-type="float" office:value="0.042656" calcext:value-type="float">
            <text:p>0.042656</text:p>
          </table:table-cell>
          <table:table-cell office:value-type="float" office:value="0.11961" calcext:value-type="float">
            <text:p>0.11961</text:p>
          </table:table-cell>
          <table:table-cell office:value-type="float" office:value="-0.079836" calcext:value-type="float">
            <text:p>-0.079836</text:p>
          </table:table-cell>
          <table:table-cell office:value-type="float" office:value="9.94021" calcext:value-type="float">
            <text:p>9.94021</text:p>
          </table:table-cell>
          <table:table-cell office:value-type="float" office:value="520.440198" calcext:value-type="float">
            <text:p>520.440198</text:p>
          </table:table-cell>
          <table:table-cell table:number-columns-repeated="6"/>
          <table:table-cell table:formula="of:=[.$Q$2]+([.$Q$3]*[.J64])" office:value-type="float" office:value="0.050656" calcext:value-type="float">
            <text:p>0.050656</text:p>
          </table:table-cell>
          <table:table-cell table:formula="of:=[.$R$2]+([.$R$3]*[.K64])" office:value-type="float" office:value="0.09211" calcext:value-type="float">
            <text:p>0.09211</text:p>
          </table:table-cell>
          <table:table-cell table:formula="of:=[.$S$2]+([.$S$3]*[.L64])" office:value-type="float" office:value="-0.079836" calcext:value-type="float">
            <text:p>-0.079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04" calcext:value-type="float">
            <text:p>-504</text:p>
          </table:table-cell>
          <table:table-cell office:value-type="float" office:value="816" calcext:value-type="float">
            <text:p>816</text:p>
          </table:table-cell>
          <table:table-cell office:value-type="float" office:value="158" calcext:value-type="float">
            <text:p>158</text:p>
          </table:table-cell>
          <table:table-cell office:value-type="float" office:value="286" calcext:value-type="float">
            <text:p>286</text:p>
          </table:table-cell>
          <table:table-cell office:value-type="float" office:value="-340" calcext:value-type="float">
            <text:p>-340</text:p>
          </table:table-cell>
          <table:table-cell office:value-type="float" office:value="0" calcext:value-type="float">
            <text:p>0</text:p>
          </table:table-cell>
          <table:table-cell office:value-type="float" office:value="-0.078824" calcext:value-type="float">
            <text:p>-0.078824</text:p>
          </table:table-cell>
          <table:table-cell office:value-type="float" office:value="0.12762" calcext:value-type="float">
            <text:p>0.12762</text:p>
          </table:table-cell>
          <table:table-cell office:value-type="float" office:value="0.05026" calcext:value-type="float">
            <text:p>0.05026</text:p>
          </table:table-cell>
          <table:table-cell office:value-type="float" office:value="0.090976" calcext:value-type="float">
            <text:p>0.090976</text:p>
          </table:table-cell>
          <table:table-cell office:value-type="float" office:value="-0.108154" calcext:value-type="float">
            <text:p>-0.108154</text:p>
          </table:table-cell>
          <table:table-cell office:value-type="float" office:value="9.405554" calcext:value-type="float">
            <text:p>9.405554</text:p>
          </table:table-cell>
          <table:table-cell office:value-type="float" office:value="471.550634" calcext:value-type="float">
            <text:p>471.550634</text:p>
          </table:table-cell>
          <table:table-cell table:number-columns-repeated="6"/>
          <table:table-cell table:formula="of:=[.$Q$2]+([.$Q$3]*[.J65])" office:value-type="float" office:value="0.05826" calcext:value-type="float">
            <text:p>0.05826</text:p>
          </table:table-cell>
          <table:table-cell table:formula="of:=[.$R$2]+([.$R$3]*[.K65])" office:value-type="float" office:value="0.063476" calcext:value-type="float">
            <text:p>0.063476</text:p>
          </table:table-cell>
          <table:table-cell table:formula="of:=[.$S$2]+([.$S$3]*[.L65])" office:value-type="float" office:value="-0.108154" calcext:value-type="float">
            <text:p>-0.108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6" calcext:value-type="float">
            <text:p>-176</text:p>
          </table:table-cell>
          <table:table-cell office:value-type="float" office:value="976" calcext:value-type="float">
            <text:p>976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-368" calcext:value-type="float">
            <text:p>-368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-0.026618" calcext:value-type="float">
            <text:p>-0.026618</text:p>
          </table:table-cell>
          <table:table-cell office:value-type="float" office:value="0.147608" calcext:value-type="float">
            <text:p>0.147608</text:p>
          </table:table-cell>
          <table:table-cell office:value-type="float" office:value="0.056831" calcext:value-type="float">
            <text:p>0.056831</text:p>
          </table:table-cell>
          <table:table-cell office:value-type="float" office:value="0.032632" calcext:value-type="float">
            <text:p>0.032632</text:p>
          </table:table-cell>
          <table:table-cell office:value-type="float" office:value="-0.134927" calcext:value-type="float">
            <text:p>-0.134927</text:p>
          </table:table-cell>
          <table:table-cell office:value-type="float" office:value="9.726378" calcext:value-type="float">
            <text:p>9.726378</text:p>
          </table:table-cell>
          <table:table-cell office:value-type="float" office:value="409.108787" calcext:value-type="float">
            <text:p>409.108787</text:p>
          </table:table-cell>
          <table:table-cell table:number-columns-repeated="6"/>
          <table:table-cell table:formula="of:=[.$Q$2]+([.$Q$3]*[.J66])" office:value-type="float" office:value="0.064831" calcext:value-type="float">
            <text:p>0.064831</text:p>
          </table:table-cell>
          <table:table-cell table:formula="of:=[.$R$2]+([.$R$3]*[.K66])" office:value-type="float" office:value="0.005132" calcext:value-type="float">
            <text:p>0.005132</text:p>
          </table:table-cell>
          <table:table-cell table:formula="of:=[.$S$2]+([.$S$3]*[.L66])" office:value-type="float" office:value="-0.134927" calcext:value-type="float">
            <text:p>-0.13492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56" calcext:value-type="float">
            <text:p>256</text:p>
          </table:table-cell>
          <table:table-cell office:value-type="float" office:value="952" calcext:value-type="float">
            <text:p>952</text:p>
          </table:table-cell>
          <table:table-cell office:value-type="float" office:value="149" calcext:value-type="float">
            <text:p>149</text:p>
          </table:table-cell>
          <table:table-cell office:value-type="float" office:value="-102" calcext:value-type="float">
            <text:p>-102</text:p>
          </table:table-cell>
          <table:table-cell office:value-type="float" office:value="-317" calcext:value-type="float">
            <text:p>-317</text:p>
          </table:table-cell>
          <table:table-cell office:value-type="float" office:value="-0.000609" calcext:value-type="float">
            <text:p>-0.000609</text:p>
          </table:table-cell>
          <table:table-cell office:value-type="float" office:value="0.038952" calcext:value-type="float">
            <text:p>0.038952</text:p>
          </table:table-cell>
          <table:table-cell office:value-type="float" office:value="0.144853" calcext:value-type="float">
            <text:p>0.144853</text:p>
          </table:table-cell>
          <table:table-cell office:value-type="float" office:value="0.061263" calcext:value-type="float">
            <text:p>0.061263</text:p>
          </table:table-cell>
          <table:table-cell office:value-type="float" office:value="-0.041938" calcext:value-type="float">
            <text:p>-0.041938</text:p>
          </table:table-cell>
          <table:table-cell office:value-type="float" office:value="-0.130338" calcext:value-type="float">
            <text:p>-0.130338</text:p>
          </table:table-cell>
          <table:table-cell office:value-type="float" office:value="9.667666" calcext:value-type="float">
            <text:p>9.667666</text:p>
          </table:table-cell>
          <table:table-cell office:value-type="float" office:value="364.820504" calcext:value-type="float">
            <text:p>364.820504</text:p>
          </table:table-cell>
          <table:table-cell table:number-columns-repeated="6"/>
          <table:table-cell table:formula="of:=[.$Q$2]+([.$Q$3]*[.J67])" office:value-type="float" office:value="0.069263" calcext:value-type="float">
            <text:p>0.069263</text:p>
          </table:table-cell>
          <table:table-cell table:formula="of:=[.$R$2]+([.$R$3]*[.K67])" office:value-type="float" office:value="-0.069438" calcext:value-type="float">
            <text:p>-0.069438</text:p>
          </table:table-cell>
          <table:table-cell table:formula="of:=[.$S$2]+([.$S$3]*[.L67])" office:value-type="float" office:value="-0.130338" calcext:value-type="float">
            <text:p>-0.130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" calcext:value-type="float">
            <text:p>508</text:p>
          </table:table-cell>
          <table:table-cell office:value-type="float" office:value="852" calcext:value-type="float">
            <text:p>852</text:p>
          </table:table-cell>
          <table:table-cell office:value-type="float" office:value="140" calcext:value-type="float">
            <text:p>140</text:p>
          </table:table-cell>
          <table:table-cell office:value-type="float" office:value="-220" calcext:value-type="float">
            <text:p>-220</text:p>
          </table:table-cell>
          <table:table-cell office:value-type="float" office:value="-241" calcext:value-type="float">
            <text:p>-241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0.076808" calcext:value-type="float">
            <text:p>0.076808</text:p>
          </table:table-cell>
          <table:table-cell office:value-type="float" office:value="0.12882" calcext:value-type="float">
            <text:p>0.12882</text:p>
          </table:table-cell>
          <table:table-cell office:value-type="float" office:value="0.059142" calcext:value-type="float">
            <text:p>0.059142</text:p>
          </table:table-cell>
          <table:table-cell office:value-type="float" office:value="-0.092937" calcext:value-type="float">
            <text:p>-0.092937</text:p>
          </table:table-cell>
          <table:table-cell office:value-type="float" office:value="-0.101808" calcext:value-type="float">
            <text:p>-0.101808</text:p>
          </table:table-cell>
          <table:table-cell office:value-type="float" office:value="9.728989" calcext:value-type="float">
            <text:p>9.728989</text:p>
          </table:table-cell>
          <table:table-cell office:value-type="float" office:value="355.078864" calcext:value-type="float">
            <text:p>355.078864</text:p>
          </table:table-cell>
          <table:table-cell table:number-columns-repeated="6"/>
          <table:table-cell table:formula="of:=[.$Q$2]+([.$Q$3]*[.J68])" office:value-type="float" office:value="0.067142" calcext:value-type="float">
            <text:p>0.067142</text:p>
          </table:table-cell>
          <table:table-cell table:formula="of:=[.$R$2]+([.$R$3]*[.K68])" office:value-type="float" office:value="-0.120437" calcext:value-type="float">
            <text:p>-0.120437</text:p>
          </table:table-cell>
          <table:table-cell table:formula="of:=[.$S$2]+([.$S$3]*[.L68])" office:value-type="float" office:value="-0.101808" calcext:value-type="float">
            <text:p>-0.10180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76" calcext:value-type="float">
            <text:p>576</text:p>
          </table:table-cell>
          <table:table-cell office:value-type="float" office:value="780" calcext:value-type="float">
            <text:p>780</text:p>
          </table:table-cell>
          <table:table-cell office:value-type="float" office:value="136" calcext:value-type="float">
            <text:p>136</text:p>
          </table:table-cell>
          <table:table-cell office:value-type="float" office:value="-251" calcext:value-type="float">
            <text:p>-251</text:p>
          </table:table-cell>
          <table:table-cell office:value-type="float" office:value="-209" calcext:value-type="float">
            <text:p>-209</text:p>
          </table:table-cell>
          <table:table-cell office:value-type="float" office:value="-0.000619" calcext:value-type="float">
            <text:p>-0.000619</text:p>
          </table:table-cell>
          <table:table-cell office:value-type="float" office:value="0.089106" calcext:value-type="float">
            <text:p>0.089106</text:p>
          </table:table-cell>
          <table:table-cell office:value-type="float" office:value="0.120664" calcext:value-type="float">
            <text:p>0.120664</text:p>
          </table:table-cell>
          <table:table-cell office:value-type="float" office:value="0.057659" calcext:value-type="float">
            <text:p>0.057659</text:p>
          </table:table-cell>
          <table:table-cell office:value-type="float" office:value="-0.106415" calcext:value-type="float">
            <text:p>-0.106415</text:p>
          </table:table-cell>
          <table:table-cell office:value-type="float" office:value="-0.088608" calcext:value-type="float">
            <text:p>-0.088608</text:p>
          </table:table-cell>
          <table:table-cell office:value-type="float" office:value="9.508871" calcext:value-type="float">
            <text:p>9.508871</text:p>
          </table:table-cell>
          <table:table-cell office:value-type="float" office:value="353.805031" calcext:value-type="float">
            <text:p>353.805031</text:p>
          </table:table-cell>
          <table:table-cell table:number-columns-repeated="6"/>
          <table:table-cell table:formula="of:=[.$Q$2]+([.$Q$3]*[.J69])" office:value-type="float" office:value="0.065659" calcext:value-type="float">
            <text:p>0.065659</text:p>
          </table:table-cell>
          <table:table-cell table:formula="of:=[.$R$2]+([.$R$3]*[.K69])" office:value-type="float" office:value="-0.133915" calcext:value-type="float">
            <text:p>-0.133915</text:p>
          </table:table-cell>
          <table:table-cell table:formula="of:=[.$S$2]+([.$S$3]*[.L69])" office:value-type="float" office:value="-0.088608" calcext:value-type="float">
            <text:p>-0.08860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04" calcext:value-type="float">
            <text:p>504</text:p>
          </table:table-cell>
          <table:table-cell office:value-type="float" office:value="848" calcext:value-type="float">
            <text:p>848</text:p>
          </table:table-cell>
          <table:table-cell office:value-type="float" office:value="148" calcext:value-type="float">
            <text:p>148</text:p>
          </table:table-cell>
          <table:table-cell office:value-type="float" office:value="-209" calcext:value-type="float">
            <text:p>-209</text:p>
          </table:table-cell>
          <table:table-cell office:value-type="float" office:value="-244" calcext:value-type="float">
            <text:p>-244</text:p>
          </table:table-cell>
          <table:table-cell office:value-type="float" office:value="-0.00547" calcext:value-type="float">
            <text:p>-0.00547</text:p>
          </table:table-cell>
          <table:table-cell office:value-type="float" office:value="0.076586" calcext:value-type="float">
            <text:p>0.076586</text:p>
          </table:table-cell>
          <table:table-cell office:value-type="float" office:value="0.128859" calcext:value-type="float">
            <text:p>0.128859</text:p>
          </table:table-cell>
          <table:table-cell office:value-type="float" office:value="0.062761" calcext:value-type="float">
            <text:p>0.062761</text:p>
          </table:table-cell>
          <table:table-cell office:value-type="float" office:value="-0.088628" calcext:value-type="float">
            <text:p>-0.088628</text:p>
          </table:table-cell>
          <table:table-cell office:value-type="float" office:value="-0.10347" calcext:value-type="float">
            <text:p>-0.10347</text:p>
          </table:table-cell>
          <table:table-cell office:value-type="float" office:value="9.680391" calcext:value-type="float">
            <text:p>9.680391</text:p>
          </table:table-cell>
          <table:table-cell office:value-type="float" office:value="353.724469" calcext:value-type="float">
            <text:p>353.724469</text:p>
          </table:table-cell>
          <table:table-cell table:number-columns-repeated="6"/>
          <table:table-cell table:formula="of:=[.$Q$2]+([.$Q$3]*[.J70])" office:value-type="float" office:value="0.070761" calcext:value-type="float">
            <text:p>0.070761</text:p>
          </table:table-cell>
          <table:table-cell table:formula="of:=[.$R$2]+([.$R$3]*[.K70])" office:value-type="float" office:value="-0.116128" calcext:value-type="float">
            <text:p>-0.116128</text:p>
          </table:table-cell>
          <table:table-cell table:formula="of:=[.$S$2]+([.$S$3]*[.L70])" office:value-type="float" office:value="-0.10347" calcext:value-type="float">
            <text:p>-0.1034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6" calcext:value-type="float">
            <text:p>16</text:p>
          </table:table-cell>
          <table:table-cell office:value-type="float" office:value="1016" calcext:value-type="float">
            <text:p>1016</text:p>
          </table:table-cell>
          <table:table-cell office:value-type="float" office:value="175" calcext:value-type="float">
            <text:p>175</text:p>
          </table:table-cell>
          <table:table-cell office:value-type="float" office:value="-7" calcext:value-type="float">
            <text:p>-7</text:p>
          </table:table-cell>
          <table:table-cell office:value-type="float" office:value="-340" calcext:value-type="float">
            <text:p>-340</text:p>
          </table:table-cell>
          <table:table-cell office:value-type="float" office:value="-0.008254" calcext:value-type="float">
            <text:p>-0.008254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149754" calcext:value-type="float">
            <text:p>0.149754</text:p>
          </table:table-cell>
          <table:table-cell office:value-type="float" office:value="0.068635" calcext:value-type="float">
            <text:p>0.068635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133348" calcext:value-type="float">
            <text:p>-0.133348</text:p>
          </table:table-cell>
          <table:table-cell office:value-type="float" office:value="9.979914" calcext:value-type="float">
            <text:p>9.979914</text:p>
          </table:table-cell>
          <table:table-cell office:value-type="float" office:value="382.457841" calcext:value-type="float">
            <text:p>382.457841</text:p>
          </table:table-cell>
          <table:table-cell table:number-columns-repeated="6"/>
          <table:table-cell table:formula="of:=[.$Q$2]+([.$Q$3]*[.J71])" office:value-type="float" office:value="0.076635" calcext:value-type="float">
            <text:p>0.076635</text:p>
          </table:table-cell>
          <table:table-cell table:formula="of:=[.$R$2]+([.$R$3]*[.K71])" office:value-type="float" office:value="-0.030245" calcext:value-type="float">
            <text:p>-0.030245</text:p>
          </table:table-cell>
          <table:table-cell table:formula="of:=[.$S$2]+([.$S$3]*[.L71])" office:value-type="float" office:value="-0.133348" calcext:value-type="float">
            <text:p>-0.13334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44" calcext:value-type="float">
            <text:p>-44</text:p>
          </table:table-cell>
          <table:table-cell office:value-type="float" office:value="996" calcext:value-type="float">
            <text:p>996</text:p>
          </table:table-cell>
          <table:table-cell office:value-type="float" office:value="189" calcext:value-type="float">
            <text:p>189</text:p>
          </table:table-cell>
          <table:table-cell office:value-type="float" office:value="74" calcext:value-type="float">
            <text:p>74</text:p>
          </table:table-cell>
          <table:table-cell office:value-type="float" office:value="-350" calcext:value-type="float">
            <text:p>-350</text:p>
          </table:table-cell>
          <table:table-cell office:value-type="float" office:value="-0.010207" calcext:value-type="float">
            <text:p>-0.010207</text:p>
          </table:table-cell>
          <table:table-cell office:value-type="float" office:value="-0.006605" calcext:value-type="float">
            <text:p>-0.006605</text:p>
          </table:table-cell>
          <table:table-cell office:value-type="float" office:value="0.149506" calcext:value-type="float">
            <text:p>0.149506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027435" calcext:value-type="float">
            <text:p>0.027435</text:p>
          </table:table-cell>
          <table:table-cell office:value-type="float" office:value="-0.129759" calcext:value-type="float">
            <text:p>-0.129759</text:p>
          </table:table-cell>
          <table:table-cell office:value-type="float" office:value="9.799665" calcext:value-type="float">
            <text:p>9.799665</text:p>
          </table:table-cell>
          <table:table-cell office:value-type="float" office:value="404.594859" calcext:value-type="float">
            <text:p>404.594859</text:p>
          </table:table-cell>
          <table:table-cell table:number-columns-repeated="6"/>
          <table:table-cell table:formula="of:=[.$Q$2]+([.$Q$3]*[.J72])" office:value-type="float" office:value="0.07807" calcext:value-type="float">
            <text:p>0.07807</text:p>
          </table:table-cell>
          <table:table-cell table:formula="of:=[.$R$2]+([.$R$3]*[.K72])" office:value-type="float" office:value="-0.0000650000000000026" calcext:value-type="float">
            <text:p>-6.50000000000026E-05</text:p>
          </table:table-cell>
          <table:table-cell table:formula="of:=[.$S$2]+([.$S$3]*[.L72])" office:value-type="float" office:value="-0.129759" calcext:value-type="float">
            <text:p>-0.129759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office:value-type="float" office:value="988" calcext:value-type="float">
            <text:p>988</text:p>
          </table:table-cell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-347" calcext:value-type="float">
            <text:p>-347</text:p>
          </table:table-cell>
          <table:table-cell office:value-type="float" office:value="-0.009695" calcext:value-type="float">
            <text:p>-0.009695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149667" calcext:value-type="float">
            <text:p>0.149667</text:p>
          </table:table-cell>
          <table:table-cell office:value-type="float" office:value="0.070212" calcext:value-type="float">
            <text:p>0.070212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-0.130287" calcext:value-type="float">
            <text:p>-0.130287</text:p>
          </table:table-cell>
          <table:table-cell office:value-type="float" office:value="9.710545" calcext:value-type="float">
            <text:p>9.710545</text:p>
          </table:table-cell>
          <table:table-cell office:value-type="float" office:value="399.503442" calcext:value-type="float">
            <text:p>399.503442</text:p>
          </table:table-cell>
          <table:table-cell table:number-columns-repeated="6"/>
          <table:table-cell table:formula="of:=[.$Q$2]+([.$Q$3]*[.J73])" office:value-type="float" office:value="0.078212" calcext:value-type="float">
            <text:p>0.078212</text:p>
          </table:table-cell>
          <table:table-cell table:formula="of:=[.$R$2]+([.$R$3]*[.K73])" office:value-type="float" office:value="-0.003095" calcext:value-type="float">
            <text:p>-0.003095</text:p>
          </table:table-cell>
          <table:table-cell table:formula="of:=[.$S$2]+([.$S$3]*[.L73])" office:value-type="float" office:value="-0.130287" calcext:value-type="float">
            <text:p>-0.13028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88" calcext:value-type="float">
            <text:p>288</text:p>
          </table:table-cell>
          <table:table-cell office:value-type="float" office:value="688" calcext:value-type="float">
            <text:p>688</text:p>
          </table:table-cell>
          <table:table-cell office:value-type="float" office:value="178" calcext:value-type="float">
            <text:p>178</text:p>
          </table:table-cell>
          <table:table-cell office:value-type="float" office:value="-55" calcext:value-type="float">
            <text:p>-55</text:p>
          </table:table-cell>
          <table:table-cell office:value-type="float" office:value="-324" calcext:value-type="float">
            <text:p>-324</text:p>
          </table:table-cell>
          <table:table-cell office:value-type="float" office:value="-0.011231" calcext:value-type="float">
            <text:p>-0.011231</text:p>
          </table:table-cell>
          <table:table-cell office:value-type="float" office:value="0.057758" calcext:value-type="float">
            <text:p>0.057758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071439" calcext:value-type="float">
            <text:p>0.071439</text:p>
          </table:table-cell>
          <table:table-cell office:value-type="float" office:value="-0.022074" calcext:value-type="float">
            <text:p>-0.022074</text:p>
          </table:table-cell>
          <table:table-cell office:value-type="float" office:value="-0.130035" calcext:value-type="float">
            <text:p>-0.130035</text:p>
          </table:table-cell>
          <table:table-cell office:value-type="float" office:value="7.33485" calcext:value-type="float">
            <text:p>7.33485</text:p>
          </table:table-cell>
          <table:table-cell office:value-type="float" office:value="373.744565" calcext:value-type="float">
            <text:p>373.744565</text:p>
          </table:table-cell>
          <table:table-cell table:number-columns-repeated="6"/>
          <table:table-cell table:formula="of:=[.$Q$2]+([.$Q$3]*[.J74])" office:value-type="float" office:value="0.079439" calcext:value-type="float">
            <text:p>0.079439</text:p>
          </table:table-cell>
          <table:table-cell table:formula="of:=[.$R$2]+([.$R$3]*[.K74])" office:value-type="float" office:value="-0.049574" calcext:value-type="float">
            <text:p>-0.049574</text:p>
          </table:table-cell>
          <table:table-cell table:formula="of:=[.$S$2]+([.$S$3]*[.L74])" office:value-type="float" office:value="-0.130035" calcext:value-type="float">
            <text:p>-0.13003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20" calcext:value-type="float">
            <text:p>420</text:p>
          </table:table-cell>
          <table:table-cell office:value-type="float" office:value="880" calcext:value-type="float">
            <text:p>880</text:p>
          </table:table-cell>
          <table:table-cell office:value-type="float" office:value="157" calcext:value-type="float">
            <text:p>157</text:p>
          </table:table-cell>
          <table:table-cell office:value-type="float" office:value="-211" calcext:value-type="float">
            <text:p>-211</text:p>
          </table:table-cell>
          <table:table-cell office:value-type="float" office:value="-240" calcext:value-type="float">
            <text:p>-240</text:p>
          </table:table-cell>
          <table:table-cell office:value-type="float" office:value="-0.005534" calcext:value-type="float">
            <text:p>-0.005534</text:p>
          </table:table-cell>
          <table:table-cell office:value-type="float" office:value="0.064565" calcext:value-type="float">
            <text:p>0.064565</text:p>
          </table:table-cell>
          <table:table-cell office:value-type="float" office:value="0.13528" calcext:value-type="float">
            <text:p>0.13528</text:p>
          </table:table-cell>
          <table:table-cell office:value-type="float" office:value="0.066143" calcext:value-type="float">
            <text:p>0.066143</text:p>
          </table:table-cell>
          <table:table-cell office:value-type="float" office:value="-0.088893" calcext:value-type="float">
            <text:p>-0.088893</text:p>
          </table:table-cell>
          <table:table-cell office:value-type="float" office:value="-0.10111" calcext:value-type="float">
            <text:p>-0.10111</text:p>
          </table:table-cell>
          <table:table-cell office:value-type="float" office:value="9.568879" calcext:value-type="float">
            <text:p>9.568879</text:p>
          </table:table-cell>
          <table:table-cell office:value-type="float" office:value="356.04775" calcext:value-type="float">
            <text:p>356.04775</text:p>
          </table:table-cell>
          <table:table-cell table:number-columns-repeated="6"/>
          <table:table-cell table:formula="of:=[.$Q$2]+([.$Q$3]*[.J75])" office:value-type="float" office:value="0.074143" calcext:value-type="float">
            <text:p>0.074143</text:p>
          </table:table-cell>
          <table:table-cell table:formula="of:=[.$R$2]+([.$R$3]*[.K75])" office:value-type="float" office:value="-0.116393" calcext:value-type="float">
            <text:p>-0.116393</text:p>
          </table:table-cell>
          <table:table-cell table:formula="of:=[.$S$2]+([.$S$3]*[.L75])" office:value-type="float" office:value="-0.10111" calcext:value-type="float">
            <text:p>-0.10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4" calcext:value-type="float">
            <text:p>764</text:p>
          </table:table-cell>
          <table:table-cell office:value-type="float" office:value="628" calcext:value-type="float">
            <text:p>628</text:p>
          </table:table-cell>
          <table:table-cell office:value-type="float" office:value="106" calcext:value-type="float">
            <text:p>106</text:p>
          </table:table-cell>
          <table:table-cell office:value-type="float" office:value="-324" calcext:value-type="float">
            <text:p>-324</text:p>
          </table:table-cell>
          <table:table-cell office:value-type="float" office:value="-108" calcext:value-type="float">
            <text:p>-10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0.095243" calcext:value-type="float">
            <text:p>0.095243</text:p>
          </table:table-cell>
          <table:table-cell office:value-type="float" office:value="0.044463" calcext:value-type="float">
            <text:p>0.044463</text:p>
          </table:table-cell>
          <table:table-cell office:value-type="float" office:value="-0.135907" calcext:value-type="float">
            <text:p>-0.135907</text:p>
          </table:table-cell>
          <table:table-cell office:value-type="float" office:value="-0.045302" calcext:value-type="float">
            <text:p>-0.045302</text:p>
          </table:table-cell>
          <table:table-cell office:value-type="float" office:value="9.699288" calcext:value-type="float">
            <text:p>9.699288</text:p>
          </table:table-cell>
          <table:table-cell office:value-type="float" office:value="357.597539" calcext:value-type="float">
            <text:p>357.597539</text:p>
          </table:table-cell>
          <table:table-cell table:number-columns-repeated="6"/>
          <table:table-cell table:formula="of:=[.$Q$2]+([.$Q$3]*[.J76])" office:value-type="float" office:value="0.052463" calcext:value-type="float">
            <text:p>0.052463</text:p>
          </table:table-cell>
          <table:table-cell table:formula="of:=[.$R$2]+([.$R$3]*[.K76])" office:value-type="float" office:value="-0.163407" calcext:value-type="float">
            <text:p>-0.163407</text:p>
          </table:table-cell>
          <table:table-cell table:formula="of:=[.$S$2]+([.$S$3]*[.L76])" office:value-type="float" office:value="-0.045302" calcext:value-type="float">
            <text:p>-0.0453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2" calcext:value-type="float">
            <text:p>952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-362" calcext:value-type="float">
            <text:p>-362</text:p>
          </table:table-cell>
          <table:table-cell office:value-type="float" office:value="-1" calcext:value-type="float">
            <text:p>-1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0.130249" calcext:value-type="float">
            <text:p>0.130249</text:p>
          </table:table-cell>
          <table:table-cell office:value-type="float" office:value="0.073881" calcext:value-type="float">
            <text:p>0.073881</text:p>
          </table:table-cell>
          <table:table-cell office:value-type="float" office:value="0.033522" calcext:value-type="float">
            <text:p>0.033522</text:p>
          </table:table-cell>
          <table:table-cell office:value-type="float" office:value="-0.146206" calcext:value-type="float">
            <text:p>-0.146206</text:p>
          </table:table-cell>
          <table:table-cell office:value-type="float" office:value="-0.000404" calcext:value-type="float">
            <text:p>-0.000404</text:p>
          </table:table-cell>
          <table:table-cell office:value-type="float" office:value="10.751596" calcext:value-type="float">
            <text:p>10.751596</text:p>
          </table:table-cell>
          <table:table-cell office:value-type="float" office:value="371.394669" calcext:value-type="float">
            <text:p>371.394669</text:p>
          </table:table-cell>
          <table:table-cell table:number-columns-repeated="6"/>
          <table:table-cell table:formula="of:=[.$Q$2]+([.$Q$3]*[.J77])" office:value-type="float" office:value="0.041522" calcext:value-type="float">
            <text:p>0.041522</text:p>
          </table:table-cell>
          <table:table-cell table:formula="of:=[.$R$2]+([.$R$3]*[.K77])" office:value-type="float" office:value="-0.173706" calcext:value-type="float">
            <text:p>-0.173706</text:p>
          </table:table-cell>
          <table:table-cell table:formula="of:=[.$S$2]+([.$S$3]*[.L77])" office:value-type="float" office:value="-0.000404" calcext:value-type="float">
            <text:p>-0.0004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8" calcext:value-type="float">
            <text:p>988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-368" calcext:value-type="float">
            <text:p>-368</text:p>
          </table:table-cell>
          <table:table-cell office:value-type="float" office:value="59" calcext:value-type="float">
            <text:p>59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144734" calcext:value-type="float">
            <text:p>0.144734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-0.145273" calcext:value-type="float">
            <text:p>-0.145273</text:p>
          </table:table-cell>
          <table:table-cell office:value-type="float" office:value="0.023291" calcext:value-type="float">
            <text:p>0.023291</text:p>
          </table:table-cell>
          <table:table-cell office:value-type="float" office:value="10.041474" calcext:value-type="float">
            <text:p>10.041474</text:p>
          </table:table-cell>
          <table:table-cell office:value-type="float" office:value="379.974999" calcext:value-type="float">
            <text:p>379.974999</text:p>
          </table:table-cell>
          <table:table-cell table:number-columns-repeated="6"/>
          <table:table-cell table:formula="of:=[.$Q$2]+([.$Q$3]*[.J78])" office:value-type="float" office:value="0.037212" calcext:value-type="float">
            <text:p>0.037212</text:p>
          </table:table-cell>
          <table:table-cell table:formula="of:=[.$R$2]+([.$R$3]*[.K78])" office:value-type="float" office:value="-0.172773" calcext:value-type="float">
            <text:p>-0.172773</text:p>
          </table:table-cell>
          <table:table-cell table:formula="of:=[.$S$2]+([.$S$3]*[.L78])" office:value-type="float" office:value="0.023291" calcext:value-type="float">
            <text:p>0.023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6" calcext:value-type="float">
            <text:p>1056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-348" calcext:value-type="float">
            <text:p>-348</text:p>
          </table:table-cell>
          <table:table-cell office:value-type="float" office:value="106" calcext:value-type="float">
            <text:p>106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149184" calcext:value-type="float">
            <text:p>0.149184</text:p>
          </table:table-cell>
          <table:table-cell office:value-type="float" office:value="0.015257" calcext:value-type="float">
            <text:p>0.015257</text:p>
          </table:table-cell>
          <table:table-cell office:value-type="float" office:value="0.046281" calcext:value-type="float">
            <text:p>0.046281</text:p>
          </table:table-cell>
          <table:table-cell office:value-type="float" office:value="-0.13649" calcext:value-type="float">
            <text:p>-0.13649</text:p>
          </table:table-cell>
          <table:table-cell office:value-type="float" office:value="0.041575" calcext:value-type="float">
            <text:p>0.041575</text:p>
          </table:table-cell>
          <table:table-cell office:value-type="float" office:value="10.412501" calcext:value-type="float">
            <text:p>10.412501</text:p>
          </table:table-cell>
          <table:table-cell office:value-type="float" office:value="382.444767" calcext:value-type="float">
            <text:p>382.444767</text:p>
          </table:table-cell>
          <table:table-cell table:number-columns-repeated="6"/>
          <table:table-cell table:formula="of:=[.$Q$2]+([.$Q$3]*[.J79])" office:value-type="float" office:value="0.054281" calcext:value-type="float">
            <text:p>0.054281</text:p>
          </table:table-cell>
          <table:table-cell table:formula="of:=[.$R$2]+([.$R$3]*[.K79])" office:value-type="float" office:value="-0.16399" calcext:value-type="float">
            <text:p>-0.16399</text:p>
          </table:table-cell>
          <table:table-cell table:formula="of:=[.$S$2]+([.$S$3]*[.L79])" office:value-type="float" office:value="0.041575" calcext:value-type="float">
            <text:p>0.0415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28" calcext:value-type="float">
            <text:p>1028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-339" calcext:value-type="float">
            <text:p>-339</text:p>
          </table:table-cell>
          <table:table-cell office:value-type="float" office:value="126" calcext:value-type="float">
            <text:p>126</text:p>
          </table:table-cell>
          <table:table-cell office:value-type="float" office:value="-0.001745" calcext:value-type="float">
            <text:p>-0.001745</text:p>
          </table:table-cell>
          <table:table-cell office:value-type="float" office:value="0.149492" calcext:value-type="float">
            <text:p>0.149492</text:p>
          </table:table-cell>
          <table:table-cell office:value-type="float" office:value="0.012215" calcext:value-type="float">
            <text:p>0.012215</text:p>
          </table:table-cell>
          <table:table-cell office:value-type="float" office:value="0.053813" calcext:value-type="float">
            <text:p>0.053813</text:p>
          </table:table-cell>
          <table:table-cell office:value-type="float" office:value="-0.131243" calcext:value-type="float">
            <text:p>-0.131243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10.11552" calcext:value-type="float">
            <text:p>10.11552</text:p>
          </table:table-cell>
          <table:table-cell office:value-type="float" office:value="387.450642" calcext:value-type="float">
            <text:p>387.450642</text:p>
          </table:table-cell>
          <table:table-cell table:number-columns-repeated="6"/>
          <table:table-cell table:formula="of:=[.$Q$2]+([.$Q$3]*[.J80])" office:value-type="float" office:value="0.061813" calcext:value-type="float">
            <text:p>0.061813</text:p>
          </table:table-cell>
          <table:table-cell table:formula="of:=[.$R$2]+([.$R$3]*[.K80])" office:value-type="float" office:value="-0.158743" calcext:value-type="float">
            <text:p>-0.158743</text:p>
          </table:table-cell>
          <table:table-cell table:formula="of:=[.$S$2]+([.$S$3]*[.L80])" office:value-type="float" office:value="0.04878" calcext:value-type="float">
            <text:p>0.048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4" calcext:value-type="float">
            <text:p>1104</text:p>
          </table:table-cell>
          <table:table-cell office:value-type="float" office:value="-40" calcext:value-type="float">
            <text:p>-40</text:p>
          </table:table-cell>
          <table:table-cell office:value-type="float" office:value="122" calcext:value-type="float">
            <text:p>122</text:p>
          </table:table-cell>
          <table:table-cell office:value-type="float" office:value="-332" calcext:value-type="float">
            <text:p>-332</text:p>
          </table:table-cell>
          <table:table-cell office:value-type="float" office:value="173" calcext:value-type="float">
            <text:p>173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.149651" calcext:value-type="float">
            <text:p>0.149651</text:p>
          </table:table-cell>
          <table:table-cell office:value-type="float" office:value="-0.005422" calcext:value-type="float">
            <text:p>-0.005422</text:p>
          </table:table-cell>
          <table:table-cell office:value-type="float" office:value="0.046477" calcext:value-type="float">
            <text:p>0.046477</text:p>
          </table:table-cell>
          <table:table-cell office:value-type="float" office:value="-0.126477" calcext:value-type="float">
            <text:p>-0.126477</text:p>
          </table:table-cell>
          <table:table-cell office:value-type="float" office:value="0.065905" calcext:value-type="float">
            <text:p>0.065905</text:p>
          </table:table-cell>
          <table:table-cell office:value-type="float" office:value="10.851812" calcext:value-type="float">
            <text:p>10.851812</text:p>
          </table:table-cell>
          <table:table-cell office:value-type="float" office:value="393.747381" calcext:value-type="float">
            <text:p>393.747381</text:p>
          </table:table-cell>
          <table:table-cell table:number-columns-repeated="6"/>
          <table:table-cell table:formula="of:=[.$Q$2]+([.$Q$3]*[.J81])" office:value-type="float" office:value="0.054477" calcext:value-type="float">
            <text:p>0.054477</text:p>
          </table:table-cell>
          <table:table-cell table:formula="of:=[.$R$2]+([.$R$3]*[.K81])" office:value-type="float" office:value="-0.153977" calcext:value-type="float">
            <text:p>-0.153977</text:p>
          </table:table-cell>
          <table:table-cell table:formula="of:=[.$S$2]+([.$S$3]*[.L81])" office:value-type="float" office:value="0.065905" calcext:value-type="float">
            <text:p>0.0659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28" calcext:value-type="float">
            <text:p>1028</text:p>
          </table:table-cell>
          <table:table-cell office:value-type="float" office:value="-236" calcext:value-type="float">
            <text:p>-236</text:p>
          </table:table-cell>
          <table:table-cell office:value-type="float" office:value="108" calcext:value-type="float">
            <text:p>108</text:p>
          </table:table-cell>
          <table:table-cell office:value-type="float" office:value="-307" calcext:value-type="float">
            <text:p>-307</text:p>
          </table:table-cell>
          <table:table-cell office:value-type="float" office:value="251" calcext:value-type="float">
            <text:p>251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.14602" calcext:value-type="float">
            <text:p>0.14602</text:p>
          </table:table-cell>
          <table:table-cell office:value-type="float" office:value="-0.033522" calcext:value-type="float">
            <text:p>-0.033522</text:p>
          </table:table-cell>
          <table:table-cell office:value-type="float" office:value="0.039417" calcext:value-type="float">
            <text:p>0.03941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091608" calcext:value-type="float">
            <text:p>0.091608</text:p>
          </table:table-cell>
          <table:table-cell office:value-type="float" office:value="10.356045" calcext:value-type="float">
            <text:p>10.356045</text:p>
          </table:table-cell>
          <table:table-cell office:value-type="float" office:value="410.991484" calcext:value-type="float">
            <text:p>410.991484</text:p>
          </table:table-cell>
          <table:table-cell table:number-columns-repeated="6"/>
          <table:table-cell table:formula="of:=[.$Q$2]+([.$Q$3]*[.J82])" office:value-type="float" office:value="0.047417" calcext:value-type="float">
            <text:p>0.047417</text:p>
          </table:table-cell>
          <table:table-cell table:formula="of:=[.$R$2]+([.$R$3]*[.K82])" office:value-type="float" office:value="-0.139546" calcext:value-type="float">
            <text:p>-0.139546</text:p>
          </table:table-cell>
          <table:table-cell table:formula="of:=[.$S$2]+([.$S$3]*[.L82])" office:value-type="float" office:value="0.091608" calcext:value-type="float">
            <text:p>0.091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-424" calcext:value-type="float">
            <text:p>-424</text:p>
          </table:table-cell>
          <table:table-cell office:value-type="float" office:value="107" calcext:value-type="float">
            <text:p>107</text:p>
          </table:table-cell>
          <table:table-cell office:value-type="float" office:value="-254" calcext:value-type="float">
            <text:p>-25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0.138746" calcext:value-type="float">
            <text:p>0.138746</text:p>
          </table:table-cell>
          <table:table-cell office:value-type="float" office:value="-0.057004" calcext:value-type="float">
            <text:p>-0.057004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-0.08989" calcext:value-type="float">
            <text:p>-0.08989</text:p>
          </table:table-cell>
          <table:table-cell office:value-type="float" office:value="0.113955" calcext:value-type="float">
            <text:p>0.113955</text:p>
          </table:table-cell>
          <table:table-cell office:value-type="float" office:value="10.941339" calcext:value-type="float">
            <text:p>10.941339</text:p>
          </table:table-cell>
          <table:table-cell office:value-type="float" office:value="423.850209" calcext:value-type="float">
            <text:p>423.850209</text:p>
          </table:table-cell>
          <table:table-cell table:number-columns-repeated="6"/>
          <table:table-cell table:formula="of:=[.$Q$2]+([.$Q$3]*[.J83])" office:value-type="float" office:value="0.045867" calcext:value-type="float">
            <text:p>0.045867</text:p>
          </table:table-cell>
          <table:table-cell table:formula="of:=[.$R$2]+([.$R$3]*[.K83])" office:value-type="float" office:value="-0.11739" calcext:value-type="float">
            <text:p>-0.11739</text:p>
          </table:table-cell>
          <table:table-cell table:formula="of:=[.$S$2]+([.$S$3]*[.L83])" office:value-type="float" office:value="0.113955" calcext:value-type="float">
            <text:p>0.1139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4" calcext:value-type="float">
            <text:p>784</text:p>
          </table:table-cell>
          <table:table-cell office:value-type="float" office:value="-652" calcext:value-type="float">
            <text:p>-652</text:p>
          </table:table-cell>
          <table:table-cell office:value-type="float" office:value="88" calcext:value-type="float">
            <text:p>88</text:p>
          </table:table-cell>
          <table:table-cell office:value-type="float" office:value="-160" calcext:value-type="float">
            <text:p>-160</text:p>
          </table:table-cell>
          <table:table-cell office:value-type="float" office:value="410" calcext:value-type="float">
            <text:p>410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114734" calcext:value-type="float">
            <text:p>0.114734</text:p>
          </table:table-cell>
          <table:table-cell office:value-type="float" office:value="-0.095417" calcext:value-type="float">
            <text:p>-0.095417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-0.053473" calcext:value-type="float">
            <text:p>-0.053473</text:p>
          </table:table-cell>
          <table:table-cell office:value-type="float" office:value="0.137024" calcext:value-type="float">
            <text:p>0.137024</text:p>
          </table:table-cell>
          <table:table-cell office:value-type="float" office:value="10.051582" calcext:value-type="float">
            <text:p>10.051582</text:p>
          </table:table-cell>
          <table:table-cell office:value-type="float" office:value="448.825133" calcext:value-type="float">
            <text:p>448.825133</text:p>
          </table:table-cell>
          <table:table-cell table:number-columns-repeated="6"/>
          <table:table-cell table:formula="of:=[.$Q$2]+([.$Q$3]*[.J84])" office:value-type="float" office:value="0.03741" calcext:value-type="float">
            <text:p>0.03741</text:p>
          </table:table-cell>
          <table:table-cell table:formula="of:=[.$R$2]+([.$R$3]*[.K84])" office:value-type="float" office:value="-0.080973" calcext:value-type="float">
            <text:p>-0.080973</text:p>
          </table:table-cell>
          <table:table-cell table:formula="of:=[.$S$2]+([.$S$3]*[.L84])" office:value-type="float" office:value="0.137024" calcext:value-type="float">
            <text:p>0.1370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4" calcext:value-type="float">
            <text:p>584</text:p>
          </table:table-cell>
          <table:table-cell office:value-type="float" office:value="-852" calcext:value-type="float">
            <text:p>-852</text:p>
          </table:table-cell>
          <table:table-cell office:value-type="float" office:value="69" calcext:value-type="float">
            <text:p>69</text:p>
          </table:table-cell>
          <table:table-cell office:value-type="float" office:value="-35" calcext:value-type="float">
            <text:p>-35</text:p>
          </table:table-cell>
          <table:table-cell office:value-type="float" office:value="471" calcext:value-type="float">
            <text:p>471</text:p>
          </table:table-cell>
          <table:table-cell office:value-type="float" office:value="0.020711" calcext:value-type="float">
            <text:p>0.020711</text:p>
          </table:table-cell>
          <table:table-cell office:value-type="float" office:value="0.083994" calcext:value-type="float">
            <text:p>0.083994</text:p>
          </table:table-cell>
          <table:table-cell office:value-type="float" office:value="-0.12254" calcext:value-type="float">
            <text:p>-0.12254</text:p>
          </table:table-cell>
          <table:table-cell office:value-type="float" office:value="0.021684" calcext:value-type="float">
            <text:p>0.021684</text:p>
          </table:table-cell>
          <table:table-cell office:value-type="float" office:value="-0.010999" calcext:value-type="float">
            <text:p>-0.010999</text:p>
          </table:table-cell>
          <table:table-cell office:value-type="float" office:value="0.148016" calcext:value-type="float">
            <text:p>0.148016</text:p>
          </table:table-cell>
          <table:table-cell office:value-type="float" office:value="10.227618" calcext:value-type="float">
            <text:p>10.227618</text:p>
          </table:table-cell>
          <table:table-cell office:value-type="float" office:value="477.312267" calcext:value-type="float">
            <text:p>477.312267</text:p>
          </table:table-cell>
          <table:table-cell table:number-columns-repeated="6"/>
          <table:table-cell table:formula="of:=[.$Q$2]+([.$Q$3]*[.J85])" office:value-type="float" office:value="0.029684" calcext:value-type="float">
            <text:p>0.029684</text:p>
          </table:table-cell>
          <table:table-cell table:formula="of:=[.$R$2]+([.$R$3]*[.K85])" office:value-type="float" office:value="-0.038499" calcext:value-type="float">
            <text:p>-0.038499</text:p>
          </table:table-cell>
          <table:table-cell table:formula="of:=[.$S$2]+([.$S$3]*[.L85])" office:value-type="float" office:value="0.148016" calcext:value-type="float">
            <text:p>0.1480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-992" calcext:value-type="float">
            <text:p>-992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496" calcext:value-type="float">
            <text:p>496</text:p>
          </table:table-cell>
          <table:table-cell office:value-type="float" office:value="0.020093" calcext:value-type="float">
            <text:p>0.020093</text:p>
          </table:table-cell>
          <table:table-cell office:value-type="float" office:value="0.024821" calcext:value-type="float">
            <text:p>0.024821</text:p>
          </table:table-cell>
          <table:table-cell office:value-type="float" office:value="-0.146561" calcext:value-type="float">
            <text:p>-0.146561</text:p>
          </table:table-cell>
          <table:table-cell office:value-type="float" office:value="0.013497" calcext:value-type="float">
            <text:p>0.013497</text:p>
          </table:table-cell>
          <table:table-cell office:value-type="float" office:value="0.033742" calcext:value-type="float">
            <text:p>0.033742</text:p>
          </table:table-cell>
          <table:table-cell office:value-type="float" office:value="0.145531" calcext:value-type="float">
            <text:p>0.145531</text:p>
          </table:table-cell>
          <table:table-cell office:value-type="float" office:value="9.95645" calcext:value-type="float">
            <text:p>9.95645</text:p>
          </table:table-cell>
          <table:table-cell office:value-type="float" office:value="511.230868" calcext:value-type="float">
            <text:p>511.230868</text:p>
          </table:table-cell>
          <table:table-cell table:number-columns-repeated="6"/>
          <table:table-cell table:formula="of:=[.$Q$2]+([.$Q$3]*[.J86])" office:value-type="float" office:value="0.021497" calcext:value-type="float">
            <text:p>0.021497</text:p>
          </table:table-cell>
          <table:table-cell table:formula="of:=[.$R$2]+([.$R$3]*[.K86])" office:value-type="float" office:value="0.006242" calcext:value-type="float">
            <text:p>0.006242</text:p>
          </table:table-cell>
          <table:table-cell table:formula="of:=[.$S$2]+([.$S$3]*[.L86])" office:value-type="float" office:value="0.145531" calcext:value-type="float">
            <text:p>0.1455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00" calcext:value-type="float">
            <text:p>-300</text:p>
          </table:table-cell>
          <table:table-cell office:value-type="float" office:value="-1004" calcext:value-type="float">
            <text:p>-1004</text:p>
          </table:table-cell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office:value-type="float" office:value="0.032425" calcext:value-type="float">
            <text:p>0.032425</text:p>
          </table:table-cell>
          <table:table-cell office:value-type="float" office:value="-0.041929" calcext:value-type="float">
            <text:p>-0.041929</text:p>
          </table:table-cell>
          <table:table-cell office:value-type="float" office:value="-0.140323" calcext:value-type="float">
            <text:p>-0.140323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97407" calcext:value-type="float">
            <text:p>0.097407</text:p>
          </table:table-cell>
          <table:table-cell office:value-type="float" office:value="0.113948" calcext:value-type="float">
            <text:p>0.113948</text:p>
          </table:table-cell>
          <table:table-cell office:value-type="float" office:value="10.524871" calcext:value-type="float">
            <text:p>10.524871</text:p>
          </table:table-cell>
          <table:table-cell office:value-type="float" office:value="571.311649" calcext:value-type="float">
            <text:p>571.311649</text:p>
          </table:table-cell>
          <table:table-cell table:number-columns-repeated="6"/>
          <table:table-cell table:formula="of:=[.$Q$2]+([.$Q$3]*[.J87])" office:value-type="float" office:value="0.013251" calcext:value-type="float">
            <text:p>0.013251</text:p>
          </table:table-cell>
          <table:table-cell table:formula="of:=[.$R$2]+([.$R$3]*[.K87])" office:value-type="float" office:value="0.069907" calcext:value-type="float">
            <text:p>0.069907</text:p>
          </table:table-cell>
          <table:table-cell table:formula="of:=[.$S$2]+([.$S$3]*[.L87])" office:value-type="float" office:value="0.113948" calcext:value-type="float">
            <text:p>0.1139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708" calcext:value-type="float">
            <text:p>-708</text:p>
          </table:table-cell>
          <table:table-cell office:value-type="float" office:value="-788" calcext:value-type="float">
            <text:p>-788</text:p>
          </table:table-cell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office:value-type="float" office:value="353" calcext:value-type="float">
            <text:p>353</text:p>
          </table:table-cell>
          <table:table-cell office:value-type="float" office:value="0.038842" calcext:value-type="float">
            <text:p>0.038842</text:p>
          </table:table-cell>
          <table:table-cell office:value-type="float" office:value="-0.096831" calcext:value-type="float">
            <text:p>-0.096831</text:p>
          </table:table-cell>
          <table:table-cell office:value-type="float" office:value="-0.107773" calcext:value-type="float">
            <text:p>-0.107773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0.088808" calcext:value-type="float">
            <text:p>0.088808</text:p>
          </table:table-cell>
          <table:table-cell office:value-type="float" office:value="10.755459" calcext:value-type="float">
            <text:p>10.755459</text:p>
          </table:table-cell>
          <table:table-cell office:value-type="float" office:value="596.232337" calcext:value-type="float">
            <text:p>596.232337</text:p>
          </table:table-cell>
          <table:table-cell table:number-columns-repeated="6"/>
          <table:table-cell table:formula="of:=[.$Q$2]+([.$Q$3]*[.J88])" office:value-type="float" office:value="0.013535" calcext:value-type="float">
            <text:p>0.013535</text:p>
          </table:table-cell>
          <table:table-cell table:formula="of:=[.$R$2]+([.$R$3]*[.K88])" office:value-type="float" office:value="0.093258" calcext:value-type="float">
            <text:p>0.093258</text:p>
          </table:table-cell>
          <table:table-cell table:formula="of:=[.$S$2]+([.$S$3]*[.L88])" office:value-type="float" office:value="0.088808" calcext:value-type="float">
            <text:p>0.0888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44" calcext:value-type="float">
            <text:p>-744</text:p>
          </table:table-cell>
          <table:table-cell office:value-type="float" office:value="-692" calcext:value-type="float">
            <text:p>-692</text:p>
          </table:table-cell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office:value-type="float" office:value="287" calcext:value-type="float">
            <text:p>287</text:p>
          </table:table-cell>
          <table:table-cell office:value-type="float" office:value="0.038789" calcext:value-type="float">
            <text:p>0.038789</text:p>
          </table:table-cell>
          <table:table-cell office:value-type="float" office:value="-0.106099" calcext:value-type="float">
            <text:p>-0.106099</text:p>
          </table:table-cell>
          <table:table-cell office:value-type="float" office:value="-0.098683" calcext:value-type="float">
            <text:p>-0.098683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132151" calcext:value-type="float">
            <text:p>0.132151</text:p>
          </table:table-cell>
          <table:table-cell office:value-type="float" office:value="0.070892" calcext:value-type="float">
            <text:p>0.070892</text:p>
          </table:table-cell>
          <table:table-cell office:value-type="float" office:value="10.315105" calcext:value-type="float">
            <text:p>10.315105</text:p>
          </table:table-cell>
          <table:table-cell office:value-type="float" office:value="607.258594" calcext:value-type="float">
            <text:p>607.258594</text:p>
          </table:table-cell>
          <table:table-cell table:number-columns-repeated="6"/>
          <table:table-cell table:formula="of:=[.$Q$2]+([.$Q$3]*[.J89])" office:value-type="float" office:value="0.011211" calcext:value-type="float">
            <text:p>0.011211</text:p>
          </table:table-cell>
          <table:table-cell table:formula="of:=[.$R$2]+([.$R$3]*[.K89])" office:value-type="float" office:value="0.104651" calcext:value-type="float">
            <text:p>0.104651</text:p>
          </table:table-cell>
          <table:table-cell table:formula="of:=[.$S$2]+([.$S$3]*[.L89])" office:value-type="float" office:value="0.070892" calcext:value-type="float">
            <text:p>0.0708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816" calcext:value-type="float">
            <text:p>-816</text:p>
          </table:table-cell>
          <table:table-cell office:value-type="float" office:value="-392" calcext:value-type="float">
            <text:p>-392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222" calcext:value-type="float">
            <text:p>222</text:p>
          </table:table-cell>
          <table:table-cell office:value-type="float" office:value="0.046047" calcext:value-type="float">
            <text:p>0.046047</text:p>
          </table:table-cell>
          <table:table-cell office:value-type="float" office:value="-0.128679" calcext:value-type="float">
            <text:p>-0.128679</text:p>
          </table:table-cell>
          <table:table-cell office:value-type="float" office:value="-0.061817" calcext:value-type="float">
            <text:p>-0.061817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139879" calcext:value-type="float">
            <text:p>0.139879</text:p>
          </table:table-cell>
          <table:table-cell office:value-type="float" office:value="0.054099" calcext:value-type="float">
            <text:p>0.054099</text:p>
          </table:table-cell>
          <table:table-cell office:value-type="float" office:value="9.328099" calcext:value-type="float">
            <text:p>9.328099</text:p>
          </table:table-cell>
          <table:table-cell office:value-type="float" office:value="615.533102" calcext:value-type="float">
            <text:p>615.533102</text:p>
          </table:table-cell>
          <table:table-cell table:number-columns-repeated="6"/>
          <table:table-cell table:formula="of:=[.$Q$2]+([.$Q$3]*[.J90])" office:value-type="float" office:value="0.010681" calcext:value-type="float">
            <text:p>0.010681</text:p>
          </table:table-cell>
          <table:table-cell table:formula="of:=[.$R$2]+([.$R$3]*[.K90])" office:value-type="float" office:value="0.112379" calcext:value-type="float">
            <text:p>0.112379</text:p>
          </table:table-cell>
          <table:table-cell table:formula="of:=[.$S$2]+([.$S$3]*[.L90])" office:value-type="float" office:value="0.054099" calcext:value-type="float">
            <text:p>0.0540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024" calcext:value-type="float">
            <text:p>-1024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607" calcext:value-type="float">
            <text:p>607</text:p>
          </table:table-cell>
          <table:table-cell office:value-type="float" office:value="56" calcext:value-type="float">
            <text:p>56</text:p>
          </table:table-cell>
          <table:table-cell office:value-type="float" office:value="0.032054" calcext:value-type="float">
            <text:p>0.032054</text:p>
          </table:table-cell>
          <table:table-cell office:value-type="float" office:value="-0.146531" calcext:value-type="float">
            <text:p>-0.146531</text:p>
          </table:table-cell>
          <table:table-cell office:value-type="float" office:value="-0.001145" calcext:value-type="float">
            <text:p>-0.001145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149314" calcext:value-type="float">
            <text:p>0.149314</text:p>
          </table:table-cell>
          <table:table-cell office:value-type="float" office:value="0.013775" calcext:value-type="float">
            <text:p>0.013775</text:p>
          </table:table-cell>
          <table:table-cell office:value-type="float" office:value="10.279765" calcext:value-type="float">
            <text:p>10.279765</text:p>
          </table:table-cell>
          <table:table-cell office:value-type="float" office:value="609.787668" calcext:value-type="float">
            <text:p>609.787668</text:p>
          </table:table-cell>
          <table:table-cell table:number-columns-repeated="6"/>
          <table:table-cell table:formula="of:=[.$Q$2]+([.$Q$3]*[.J91])" office:value-type="float" office:value="0.011936" calcext:value-type="float">
            <text:p>0.011936</text:p>
          </table:table-cell>
          <table:table-cell table:formula="of:=[.$R$2]+([.$R$3]*[.K91])" office:value-type="float" office:value="0.121814" calcext:value-type="float">
            <text:p>0.121814</text:p>
          </table:table-cell>
          <table:table-cell table:formula="of:=[.$S$2]+([.$S$3]*[.L91])" office:value-type="float" office:value="0.013775" calcext:value-type="float">
            <text:p>0.0137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32" calcext:value-type="float">
            <text:p>-123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604" calcext:value-type="float">
            <text:p>604</text:p>
          </table:table-cell>
          <table:table-cell office:value-type="float" office:value="-28" calcext:value-type="float">
            <text:p>-28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-0.147815" calcext:value-type="float">
            <text:p>-0.147815</text:p>
          </table:table-cell>
          <table:table-cell office:value-type="float" office:value="0.005279" calcext:value-type="float">
            <text:p>0.005279</text:p>
          </table:table-cell>
          <table:table-cell office:value-type="float" office:value="0.007927" calcext:value-type="float">
            <text:p>0.007927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-0.006936" calcext:value-type="float">
            <text:p>-0.006936</text:p>
          </table:table-cell>
          <table:table-cell office:value-type="float" office:value="12.260369" calcext:value-type="float">
            <text:p>12.260369</text:p>
          </table:table-cell>
          <table:table-cell office:value-type="float" office:value="605.494839" calcext:value-type="float">
            <text:p>605.494839</text:p>
          </table:table-cell>
          <table:table-cell table:number-columns-repeated="6"/>
          <table:table-cell table:formula="of:=[.$Q$2]+([.$Q$3]*[.J92])" office:value-type="float" office:value="0.015927" calcext:value-type="float">
            <text:p>0.015927</text:p>
          </table:table-cell>
          <table:table-cell table:formula="of:=[.$R$2]+([.$R$3]*[.K92])" office:value-type="float" office:value="0.12213" calcext:value-type="float">
            <text:p>0.12213</text:p>
          </table:table-cell>
          <table:table-cell table:formula="of:=[.$S$2]+([.$S$3]*[.L92])" office:value-type="float" office:value="-0.006936" calcext:value-type="float">
            <text:p>-0.0069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904" calcext:value-type="float">
            <text:p>-904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-135" calcext:value-type="float">
            <text:p>-135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-0.139398" calcext:value-type="float">
            <text:p>-0.139398</text:p>
          </table:table-cell>
          <table:table-cell office:value-type="float" office:value="0.038859" calcext:value-type="float">
            <text:p>0.038859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145798" calcext:value-type="float">
            <text:p>0.145798</text:p>
          </table:table-cell>
          <table:table-cell office:value-type="float" office:value="-0.034471" calcext:value-type="float">
            <text:p>-0.034471</text:p>
          </table:table-cell>
          <table:table-cell office:value-type="float" office:value="9.539487" calcext:value-type="float">
            <text:p>9.539487</text:p>
          </table:table-cell>
          <table:table-cell office:value-type="float" office:value="587.458084" calcext:value-type="float">
            <text:p>587.458084</text:p>
          </table:table-cell>
          <table:table-cell table:number-columns-repeated="6"/>
          <table:table-cell table:formula="of:=[.$Q$2]+([.$Q$3]*[.J93])" office:value-type="float" office:value="0.015405" calcext:value-type="float">
            <text:p>0.015405</text:p>
          </table:table-cell>
          <table:table-cell table:formula="of:=[.$R$2]+([.$R$3]*[.K93])" office:value-type="float" office:value="0.118298" calcext:value-type="float">
            <text:p>0.118298</text:p>
          </table:table-cell>
          <table:table-cell table:formula="of:=[.$S$2]+([.$S$3]*[.L93])" office:value-type="float" office:value="-0.034471" calcext:value-type="float">
            <text:p>-0.0344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892" calcext:value-type="float">
            <text:p>-892</text:p>
          </table:table-cell>
          <table:table-cell office:value-type="float" office:value="516" calcext:value-type="float">
            <text:p>516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office:value-type="float" office:value="-207" calcext:value-type="float">
            <text:p>-207</text:p>
          </table:table-cell>
          <table:table-cell office:value-type="float" office:value="0.041928" calcext:value-type="float">
            <text:p>0.041928</text:p>
          </table:table-cell>
          <table:table-cell office:value-type="float" office:value="-0.124665" calcext:value-type="float">
            <text:p>-0.124665</text:p>
          </table:table-cell>
          <table:table-cell office:value-type="float" office:value="0.072116" calcext:value-type="float">
            <text:p>0.072116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0.13969" calcext:value-type="float">
            <text:p>0.13969</text:p>
          </table:table-cell>
          <table:table-cell office:value-type="float" office:value="-0.054048" calcext:value-type="float">
            <text:p>-0.054048</text:p>
          </table:table-cell>
          <table:table-cell office:value-type="float" office:value="10.525236" calcext:value-type="float">
            <text:p>10.525236</text:p>
          </table:table-cell>
          <table:table-cell office:value-type="float" office:value="574.486727" calcext:value-type="float">
            <text:p>574.486727</text:p>
          </table:table-cell>
          <table:table-cell table:number-columns-repeated="6"/>
          <table:table-cell table:formula="of:=[.$Q$2]+([.$Q$3]*[.J94])" office:value-type="float" office:value="0.016094" calcext:value-type="float">
            <text:p>0.016094</text:p>
          </table:table-cell>
          <table:table-cell table:formula="of:=[.$R$2]+([.$R$3]*[.K94])" office:value-type="float" office:value="0.11219" calcext:value-type="float">
            <text:p>0.11219</text:p>
          </table:table-cell>
          <table:table-cell table:formula="of:=[.$S$2]+([.$S$3]*[.L94])" office:value-type="float" office:value="-0.054048" calcext:value-type="float">
            <text:p>-0.0540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988" calcext:value-type="float">
            <text:p>-988</text:p>
          </table:table-cell>
          <table:table-cell office:value-type="float" office:value="560" calcext:value-type="float">
            <text:p>560</text:p>
          </table:table-cell>
          <table:table-cell office:value-type="float" office:value="52" calcext:value-type="float">
            <text:p>52</text:p>
          </table:table-cell>
          <table:table-cell office:value-type="float" office:value="514" calcext:value-type="float">
            <text:p>514</text:p>
          </table:table-cell>
          <table:table-cell office:value-type="float" office:value="-237" calcext:value-type="float">
            <text:p>-237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-0.128361" calcext:value-type="float">
            <text:p>-0.128361</text:p>
          </table:table-cell>
          <table:table-cell office:value-type="float" office:value="0.072755" calcext:value-type="float">
            <text:p>0.072755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135646" calcext:value-type="float">
            <text:p>0.135646</text:p>
          </table:table-cell>
          <table:table-cell office:value-type="float" office:value="-0.062545" calcext:value-type="float">
            <text:p>-0.062545</text:p>
          </table:table-cell>
          <table:table-cell office:value-type="float" office:value="11.322363" calcext:value-type="float">
            <text:p>11.322363</text:p>
          </table:table-cell>
          <table:table-cell office:value-type="float" office:value="568.39159" calcext:value-type="float">
            <text:p>568.39159</text:p>
          </table:table-cell>
          <table:table-cell table:number-columns-repeated="6"/>
          <table:table-cell table:formula="of:=[.$Q$2]+([.$Q$3]*[.J95])" office:value-type="float" office:value="0.021723" calcext:value-type="float">
            <text:p>0.021723</text:p>
          </table:table-cell>
          <table:table-cell table:formula="of:=[.$R$2]+([.$R$3]*[.K95])" office:value-type="float" office:value="0.108146" calcext:value-type="float">
            <text:p>0.108146</text:p>
          </table:table-cell>
          <table:table-cell table:formula="of:=[.$S$2]+([.$S$3]*[.L95])" office:value-type="float" office:value="-0.062545" calcext:value-type="float">
            <text:p>-0.0625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32" calcext:value-type="float">
            <text:p>-732</text:p>
          </table:table-cell>
          <table:table-cell office:value-type="float" office:value="632" calcext:value-type="float">
            <text:p>632</text:p>
          </table:table-cell>
          <table:table-cell office:value-type="float" office:value="73" calcext:value-type="float">
            <text:p>73</text:p>
          </table:table-cell>
          <table:table-cell office:value-type="float" office:value="447" calcext:value-type="float">
            <text:p>447</text:p>
          </table:table-cell>
          <table:table-cell office:value-type="float" office:value="-293" calcext:value-type="float">
            <text:p>-293</text:p>
          </table:table-cell>
          <table:table-cell office:value-type="float" office:value="0.027448" calcext:value-type="float">
            <text:p>0.027448</text:p>
          </table:table-cell>
          <table:table-cell office:value-type="float" office:value="-0.11162" calcext:value-type="float">
            <text:p>-0.11162</text:p>
          </table:table-cell>
          <table:table-cell office:value-type="float" office:value="0.096372" calcext:value-type="float">
            <text:p>0.096372</text:p>
          </table:table-cell>
          <table:table-cell office:value-type="float" office:value="0.020299" calcext:value-type="float">
            <text:p>0.020299</text:p>
          </table:table-cell>
          <table:table-cell office:value-type="float" office:value="0.124297" calcext:value-type="float">
            <text:p>0.124297</text:p>
          </table:table-cell>
          <table:table-cell office:value-type="float" office:value="-0.081475" calcext:value-type="float">
            <text:p>-0.081475</text:p>
          </table:table-cell>
          <table:table-cell office:value-type="float" office:value="9.646714" calcext:value-type="float">
            <text:p>9.646714</text:p>
          </table:table-cell>
          <table:table-cell office:value-type="float" office:value="539.432109" calcext:value-type="float">
            <text:p>539.432109</text:p>
          </table:table-cell>
          <table:table-cell table:number-columns-repeated="6"/>
          <table:table-cell table:formula="of:=[.$Q$2]+([.$Q$3]*[.J96])" office:value-type="float" office:value="0.028299" calcext:value-type="float">
            <text:p>0.028299</text:p>
          </table:table-cell>
          <table:table-cell table:formula="of:=[.$R$2]+([.$R$3]*[.K96])" office:value-type="float" office:value="0.096797" calcext:value-type="float">
            <text:p>0.096797</text:p>
          </table:table-cell>
          <table:table-cell table:formula="of:=[.$S$2]+([.$S$3]*[.L96])" office:value-type="float" office:value="-0.081475" calcext:value-type="float">
            <text:p>-0.0814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16" calcext:value-type="float">
            <text:p>-616</text:p>
          </table:table-cell>
          <table:table-cell office:value-type="float" office:value="756" calcext:value-type="float">
            <text:p>756</text:p>
          </table:table-cell>
          <table:table-cell office:value-type="float" office:value="98" calcext:value-type="float">
            <text:p>98</text:p>
          </table:table-cell>
          <table:table-cell office:value-type="float" office:value="368" calcext:value-type="float">
            <text:p>368</text:p>
          </table:table-cell>
          <table:table-cell office:value-type="float" office:value="-339" calcext:value-type="float">
            <text:p>-339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0.093895" calcext:value-type="float">
            <text:p>-0.093895</text:p>
          </table:table-cell>
          <table:table-cell office:value-type="float" office:value="0.115234" calcext:value-type="float">
            <text:p>0.115234</text:p>
          </table:table-cell>
          <table:table-cell office:value-type="float" office:value="0.028832" calcext:value-type="float">
            <text:p>0.028832</text:p>
          </table:table-cell>
          <table:table-cell office:value-type="float" office:value="0.108267" calcext:value-type="float">
            <text:p>0.108267</text:p>
          </table:table-cell>
          <table:table-cell office:value-type="float" office:value="-0.099735" calcext:value-type="float">
            <text:p>-0.099735</text:p>
          </table:table-cell>
          <table:table-cell office:value-type="float" office:value="9.650542" calcext:value-type="float">
            <text:p>9.650542</text:p>
          </table:table-cell>
          <table:table-cell office:value-type="float" office:value="509.851939" calcext:value-type="float">
            <text:p>509.851939</text:p>
          </table:table-cell>
          <table:table-cell table:number-columns-repeated="6"/>
          <table:table-cell table:formula="of:=[.$Q$2]+([.$Q$3]*[.J97])" office:value-type="float" office:value="0.036832" calcext:value-type="float">
            <text:p>0.036832</text:p>
          </table:table-cell>
          <table:table-cell table:formula="of:=[.$R$2]+([.$R$3]*[.K97])" office:value-type="float" office:value="0.080767" calcext:value-type="float">
            <text:p>0.080767</text:p>
          </table:table-cell>
          <table:table-cell table:formula="of:=[.$S$2]+([.$S$3]*[.L97])" office:value-type="float" office:value="-0.099735" calcext:value-type="float">
            <text:p>-0.0997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20" calcext:value-type="float">
            <text:p>-420</text:p>
          </table:table-cell>
          <table:table-cell office:value-type="float" office:value="872" calcext:value-type="float">
            <text:p>872</text:p>
          </table:table-cell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 office:value-type="float" office:value="-354" calcext:value-type="float">
            <text:p>-354</text:p>
          </table:table-cell>
          <table:table-cell office:value-type="float" office:value="0.015416" calcext:value-type="float">
            <text:p>0.015416</text:p>
          </table:table-cell>
          <table:table-cell office:value-type="float" office:value="-0.064746" calcext:value-type="float">
            <text:p>-0.064746</text:p>
          </table:table-cell>
          <table:table-cell office:value-type="float" office:value="0.134426" calcext:value-type="float">
            <text:p>0.134426</text:p>
          </table:table-cell>
          <table:table-cell office:value-type="float" office:value="0.034047" calcext:value-type="float">
            <text:p>0.034047</text:p>
          </table:table-cell>
          <table:table-cell office:value-type="float" office:value="0.098796" calcext:value-type="float">
            <text:p>0.098796</text:p>
          </table:table-cell>
          <table:table-cell office:value-type="float" office:value="-0.107611" calcext:value-type="float">
            <text:p>-0.107611</text:p>
          </table:table-cell>
          <table:table-cell office:value-type="float" office:value="9.542148" calcext:value-type="float">
            <text:p>9.542148</text:p>
          </table:table-cell>
          <table:table-cell office:value-type="float" office:value="493.441993" calcext:value-type="float">
            <text:p>493.441993</text:p>
          </table:table-cell>
          <table:table-cell table:number-columns-repeated="6"/>
          <table:table-cell table:formula="of:=[.$Q$2]+([.$Q$3]*[.J98])" office:value-type="float" office:value="0.042047" calcext:value-type="float">
            <text:p>0.042047</text:p>
          </table:table-cell>
          <table:table-cell table:formula="of:=[.$R$2]+([.$R$3]*[.K98])" office:value-type="float" office:value="0.071296" calcext:value-type="float">
            <text:p>0.071296</text:p>
          </table:table-cell>
          <table:table-cell table:formula="of:=[.$S$2]+([.$S$3]*[.L98])" office:value-type="float" office:value="-0.107611" calcext:value-type="float">
            <text:p>-0.10761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64" calcext:value-type="float">
            <text:p>-264</text:p>
          </table:table-cell>
          <table:table-cell office:value-type="float" office:value="1016" calcext:value-type="float">
            <text:p>101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-375" calcext:value-type="float">
            <text:p>-375</text:p>
          </table:table-cell>
          <table:table-cell office:value-type="float" office:value="-0.002286" calcext:value-type="float">
            <text:p>-0.002286</text:p>
          </table:table-cell>
          <table:table-cell office:value-type="float" office:value="-0.037719" calcext:value-type="float">
            <text:p>-0.037719</text:p>
          </table:table-cell>
          <table:table-cell office:value-type="float" office:value="0.145162" calcext:value-type="float">
            <text:p>0.145162</text:p>
          </table:table-cell>
          <table:table-cell office:value-type="float" office:value="0.053949" calcext:value-type="float">
            <text:p>0.053949</text:p>
          </table:table-cell>
          <table:table-cell office:value-type="float" office:value="0.054636" calcext:value-type="float">
            <text:p>0.054636</text:p>
          </table:table-cell>
          <table:table-cell office:value-type="float" office:value="-0.128858" calcext:value-type="float">
            <text:p>-0.128858</text:p>
          </table:table-cell>
          <table:table-cell office:value-type="float" office:value="10.29562" calcext:value-type="float">
            <text:p>10.29562</text:p>
          </table:table-cell>
          <table:table-cell office:value-type="float" office:value="436.526059" calcext:value-type="float">
            <text:p>436.526059</text:p>
          </table:table-cell>
          <table:table-cell table:number-columns-repeated="6"/>
          <table:table-cell table:formula="of:=[.$Q$2]+([.$Q$3]*[.J99])" office:value-type="float" office:value="0.061949" calcext:value-type="float">
            <text:p>0.061949</text:p>
          </table:table-cell>
          <table:table-cell table:formula="of:=[.$R$2]+([.$R$3]*[.K99])" office:value-type="float" office:value="0.027136" calcext:value-type="float">
            <text:p>0.027136</text:p>
          </table:table-cell>
          <table:table-cell table:formula="of:=[.$S$2]+([.$S$3]*[.L99])" office:value-type="float" office:value="-0.128858" calcext:value-type="float">
            <text:p>-0.128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0" calcext:value-type="float">
            <text:p>-100</text:p>
          </table:table-cell>
          <table:table-cell office:value-type="float" office:value="964" calcext:value-type="float">
            <text:p>964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-371" calcext:value-type="float">
            <text:p>-37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-0.015477" calcext:value-type="float">
            <text:p>-0.015477</text:p>
          </table:table-cell>
          <table:table-cell office:value-type="float" office:value="0.149198" calcext:value-type="float">
            <text:p>0.149198</text:p>
          </table:table-cell>
          <table:table-cell office:value-type="float" office:value="0.060799" calcext:value-type="float">
            <text:p>0.060799</text:p>
          </table:table-cell>
          <table:table-cell office:value-type="float" office:value="0.023664" calcext:value-type="float">
            <text:p>0.023664</text:p>
          </table:table-cell>
          <table:table-cell office:value-type="float" office:value="-0.135068" calcext:value-type="float">
            <text:p>-0.135068</text:p>
          </table:table-cell>
          <table:table-cell office:value-type="float" office:value="9.504421" calcext:value-type="float">
            <text:p>9.504421</text:p>
          </table:table-cell>
          <table:table-cell office:value-type="float" office:value="412.013349" calcext:value-type="float">
            <text:p>412.013349</text:p>
          </table:table-cell>
          <table:table-cell table:number-columns-repeated="6"/>
          <table:table-cell table:formula="of:=[.$Q$2]+([.$Q$3]*[.J100])" office:value-type="float" office:value="0.068799" calcext:value-type="float">
            <text:p>0.068799</text:p>
          </table:table-cell>
          <table:table-cell table:formula="of:=[.$R$2]+([.$R$3]*[.K100])" office:value-type="float" office:value="-0.003836" calcext:value-type="float">
            <text:p>-0.003836</text:p>
          </table:table-cell>
          <table:table-cell table:formula="of:=[.$S$2]+([.$S$3]*[.L100])" office:value-type="float" office:value="-0.135068" calcext:value-type="float">
            <text:p>-0.13506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2" calcext:value-type="float">
            <text:p>32</text:p>
          </table:table-cell>
          <table:table-cell office:value-type="float" office:value="972" calcext:value-type="float">
            <text:p>972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-349" calcext:value-type="float">
            <text:p>-349</text:p>
          </table:table-cell>
          <table:table-cell office:value-type="float" office:value="-0.008009" calcext:value-type="float">
            <text:p>-0.008009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149705" calcext:value-type="float">
            <text:p>0.149705</text:p>
          </table:table-cell>
          <table:table-cell office:value-type="float" office:value="0.073307" calcext:value-type="float">
            <text:p>0.073307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-0.130532" calcext:value-type="float">
            <text:p>-0.130532</text:p>
          </table:table-cell>
          <table:table-cell office:value-type="float" office:value="9.550852" calcext:value-type="float">
            <text:p>9.550852</text:p>
          </table:table-cell>
          <table:table-cell office:value-type="float" office:value="401.051119" calcext:value-type="float">
            <text:p>401.051119</text:p>
          </table:table-cell>
          <table:table-cell table:number-columns-repeated="6"/>
          <table:table-cell table:formula="of:=[.$Q$2]+([.$Q$3]*[.J101])" office:value-type="float" office:value="0.081307" calcext:value-type="float">
            <text:p>0.081307</text:p>
          </table:table-cell>
          <table:table-cell table:formula="of:=[.$R$2]+([.$R$3]*[.K101])" office:value-type="float" office:value="-0.01815" calcext:value-type="float">
            <text:p>-0.01815</text:p>
          </table:table-cell>
          <table:table-cell table:formula="of:=[.$S$2]+([.$S$3]*[.L101])" office:value-type="float" office:value="-0.130532" calcext:value-type="float">
            <text:p>-0.13053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64" calcext:value-type="float">
            <text:p>-64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-344" calcext:value-type="float">
            <text:p>-344</text:p>
          </table:table-cell>
          <table:table-cell office:value-type="float" office:value="-0.015924" calcext:value-type="float">
            <text:p>-0.015924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14883" calcext:value-type="float">
            <text:p>0.14883</text:p>
          </table:table-cell>
          <table:table-cell office:value-type="float" office:value="0.076408" calcext:value-type="float">
            <text:p>0.076408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-0.128217" calcext:value-type="float">
            <text:p>-0.128217</text:p>
          </table:table-cell>
          <table:table-cell office:value-type="float" office:value="9.606995" calcext:value-type="float">
            <text:p>9.606995</text:p>
          </table:table-cell>
          <table:table-cell office:value-type="float" office:value="402.443785" calcext:value-type="float">
            <text:p>402.443785</text:p>
          </table:table-cell>
          <table:table-cell table:number-columns-repeated="6"/>
          <table:table-cell table:formula="of:=[.$Q$2]+([.$Q$3]*[.J102])" office:value-type="float" office:value="0.084408" calcext:value-type="float">
            <text:p>0.084408</text:p>
          </table:table-cell>
          <table:table-cell table:formula="of:=[.$R$2]+([.$R$3]*[.K102])" office:value-type="float" office:value="-0.012591" calcext:value-type="float">
            <text:p>-0.012591</text:p>
          </table:table-cell>
          <table:table-cell table:formula="of:=[.$S$2]+([.$S$3]*[.L102])" office:value-type="float" office:value="-0.128217" calcext:value-type="float">
            <text:p>-0.12821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-345" calcext:value-type="float">
            <text:p>-345</text:p>
          </table:table-cell>
          <table:table-cell office:value-type="float" office:value="-0.016106" calcext:value-type="float">
            <text:p>-0.016106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149128" calcext:value-type="float">
            <text:p>0.149128</text:p>
          </table:table-cell>
          <table:table-cell office:value-type="float" office:value="0.076538" calcext:value-type="float">
            <text:p>0.076538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-0.127563" calcext:value-type="float">
            <text:p>-0.127563</text:p>
          </table:table-cell>
          <table:table-cell office:value-type="float" office:value="9.863989" calcext:value-type="float">
            <text:p>9.863989</text:p>
          </table:table-cell>
          <table:table-cell office:value-type="float" office:value="405.682142" calcext:value-type="float">
            <text:p>405.682142</text:p>
          </table:table-cell>
          <table:table-cell table:number-columns-repeated="6"/>
          <table:table-cell table:formula="of:=[.$Q$2]+([.$Q$3]*[.J103])" office:value-type="float" office:value="0.084538" calcext:value-type="float">
            <text:p>0.084538</text:p>
          </table:table-cell>
          <table:table-cell table:formula="of:=[.$R$2]+([.$R$3]*[.K103])" office:value-type="float" office:value="-0.008273" calcext:value-type="float">
            <text:p>-0.008273</text:p>
          </table:table-cell>
          <table:table-cell table:formula="of:=[.$S$2]+([.$S$3]*[.L103])" office:value-type="float" office:value="-0.127563" calcext:value-type="float">
            <text:p>-0.12756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20" calcext:value-type="float">
            <text:p>-20</text:p>
          </table:table-cell>
          <table:table-cell office:value-type="float" office:value="1004" calcext:value-type="float">
            <text:p>1004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-347" calcext:value-type="float">
            <text:p>-347</text:p>
          </table:table-cell>
          <table:table-cell office:value-type="float" office:value="-0.014275" calcext:value-type="float">
            <text:p>-0.014275</text:p>
          </table:table-cell>
          <table:table-cell office:value-type="float" office:value="-0.002974" calcext:value-type="float">
            <text:p>-0.002974</text:p>
          </table:table-cell>
          <table:table-cell office:value-type="float" office:value="0.14929" calcext:value-type="float">
            <text:p>0.14929</text:p>
          </table:table-cell>
          <table:table-cell office:value-type="float" office:value="0.07623" calcext:value-type="float">
            <text:p>0.07623</text:p>
          </table:table-cell>
          <table:table-cell office:value-type="float" office:value="0.022722" calcext:value-type="float">
            <text:p>0.022722</text:p>
          </table:table-cell>
          <table:table-cell office:value-type="float" office:value="-0.127172" calcext:value-type="float">
            <text:p>-0.127172</text:p>
          </table:table-cell>
          <table:table-cell office:value-type="float" office:value="9.892729" calcext:value-type="float">
            <text:p>9.892729</text:p>
          </table:table-cell>
          <table:table-cell office:value-type="float" office:value="409.288407" calcext:value-type="float">
            <text:p>409.288407</text:p>
          </table:table-cell>
          <table:table-cell table:number-columns-repeated="6"/>
          <table:table-cell table:formula="of:=[.$Q$2]+([.$Q$3]*[.J104])" office:value-type="float" office:value="0.08423" calcext:value-type="float">
            <text:p>0.08423</text:p>
          </table:table-cell>
          <table:table-cell table:formula="of:=[.$R$2]+([.$R$3]*[.K104])" office:value-type="float" office:value="-0.004778" calcext:value-type="float">
            <text:p>-0.004778</text:p>
          </table:table-cell>
          <table:table-cell table:formula="of:=[.$S$2]+([.$S$3]*[.L104])" office:value-type="float" office:value="-0.127172" calcext:value-type="float">
            <text:p>-0.12717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0" calcext:value-type="float">
            <text:p>20</text:p>
          </table:table-cell>
          <table:table-cell office:value-type="float" office:value="912" calcext:value-type="float">
            <text:p>912</text:p>
          </table:table-cell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151" calcext:value-type="float">
            <text:p>-0.011151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149549" calcext:value-type="float">
            <text:p>0.149549</text:p>
          </table:table-cell>
          <table:table-cell office:value-type="float" office:value="0.077209" calcext:value-type="float">
            <text:p>0.07720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-0.125876" calcext:value-type="float">
            <text:p>-0.125876</text:p>
          </table:table-cell>
          <table:table-cell office:value-type="float" office:value="8.970636" calcext:value-type="float">
            <text:p>8.970636</text:p>
          </table:table-cell>
          <table:table-cell office:value-type="float" office:value="409.928042" calcext:value-type="float">
            <text:p>409.928042</text:p>
          </table:table-cell>
          <table:table-cell table:number-columns-repeated="6"/>
          <table:table-cell table:formula="of:=[.$Q$2]+([.$Q$3]*[.J105])" office:value-type="float" office:value="0.085209" calcext:value-type="float">
            <text:p>0.085209</text:p>
          </table:table-cell>
          <table:table-cell table:formula="of:=[.$R$2]+([.$R$3]*[.K105])" office:value-type="float" office:value="-0.001154" calcext:value-type="float">
            <text:p>-0.001154</text:p>
          </table:table-cell>
          <table:table-cell table:formula="of:=[.$S$2]+([.$S$3]*[.L105])" office:value-type="float" office:value="-0.125876" calcext:value-type="float">
            <text:p>-0.12587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206" calcext:value-type="float">
            <text:p>206</text:p>
          </table:table-cell>
          <table:table-cell office:value-type="float" office:value="43" calcext:value-type="float">
            <text:p>43</text:p>
          </table:table-cell>
          <table:table-cell office:value-type="float" office:value="-344" calcext:value-type="float">
            <text:p>-344</text:p>
          </table:table-cell>
          <table:table-cell office:value-type="float" office:value="-0.013249" calcext:value-type="float">
            <text:p>-0.013249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0.149354" calcext:value-type="float">
            <text:p>0.149354</text:p>
          </table:table-cell>
          <table:table-cell office:value-type="float" office:value="0.076625" calcext:value-type="float">
            <text:p>0.076625</text:p>
          </table:table-cell>
          <table:table-cell office:value-type="float" office:value="0.015995" calcext:value-type="float">
            <text:p>0.015995</text:p>
          </table:table-cell>
          <table:table-cell office:value-type="float" office:value="-0.127956" calcext:value-type="float">
            <text:p>-0.127956</text:p>
          </table:table-cell>
          <table:table-cell office:value-type="float" office:value="9.770259" calcext:value-type="float">
            <text:p>9.770259</text:p>
          </table:table-cell>
          <table:table-cell office:value-type="float" office:value="403.262942" calcext:value-type="float">
            <text:p>403.262942</text:p>
          </table:table-cell>
          <table:table-cell table:number-columns-repeated="6"/>
          <table:table-cell table:formula="of:=[.$Q$2]+([.$Q$3]*[.J106])" office:value-type="float" office:value="0.084625" calcext:value-type="float">
            <text:p>0.084625</text:p>
          </table:table-cell>
          <table:table-cell table:formula="of:=[.$R$2]+([.$R$3]*[.K106])" office:value-type="float" office:value="-0.011505" calcext:value-type="float">
            <text:p>-0.011505</text:p>
          </table:table-cell>
          <table:table-cell table:formula="of:=[.$S$2]+([.$S$3]*[.L106])" office:value-type="float" office:value="-0.127956" calcext:value-type="float">
            <text:p>-0.12795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-341" calcext:value-type="float">
            <text:p>-341</text:p>
          </table:table-cell>
          <table:table-cell office:value-type="float" office:value="-0.014624" calcext:value-type="float">
            <text:p>-0.014624</text:p>
          </table:table-cell>
          <table:table-cell office:value-type="float" office:value="-0.000609" calcext:value-type="float">
            <text:p>-0.000609</text:p>
          </table:table-cell>
          <table:table-cell office:value-type="float" office:value="0.149284" calcext:value-type="float">
            <text:p>0.149284</text:p>
          </table:table-cell>
          <table:table-cell office:value-type="float" office:value="0.077826" calcext:value-type="float">
            <text:p>0.077826</text:p>
          </table:table-cell>
          <table:table-cell office:value-type="float" office:value="0.017874" calcext:value-type="float">
            <text:p>0.017874</text:p>
          </table:table-cell>
          <table:table-cell office:value-type="float" office:value="-0.126979" calcext:value-type="float">
            <text:p>-0.126979</text:p>
          </table:table-cell>
          <table:table-cell office:value-type="float" office:value="9.656598" calcext:value-type="float">
            <text:p>9.656598</text:p>
          </table:table-cell>
          <table:table-cell office:value-type="float" office:value="402.822542" calcext:value-type="float">
            <text:p>402.822542</text:p>
          </table:table-cell>
          <table:table-cell table:number-columns-repeated="6"/>
          <table:table-cell table:formula="of:=[.$Q$2]+([.$Q$3]*[.J107])" office:value-type="float" office:value="0.085826" calcext:value-type="float">
            <text:p>0.085826</text:p>
          </table:table-cell>
          <table:table-cell table:formula="of:=[.$R$2]+([.$R$3]*[.K107])" office:value-type="float" office:value="-0.009626" calcext:value-type="float">
            <text:p>-0.009626</text:p>
          </table:table-cell>
          <table:table-cell table:formula="of:=[.$S$2]+([.$S$3]*[.L107])" office:value-type="float" office:value="-0.126979" calcext:value-type="float">
            <text:p>-0.12697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89" calcext:value-type="float">
            <text:p>189</text:p>
          </table:table-cell>
          <table:table-cell office:value-type="float" office:value="-5" calcext:value-type="float">
            <text:p>-5</text:p>
          </table:table-cell>
          <table:table-cell office:value-type="float" office:value="-342" calcext:value-type="float">
            <text:p>-342</text:p>
          </table:table-cell>
          <table:table-cell office:value-type="float" office:value="-0.018013" calcext:value-type="float">
            <text:p>-0.018013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148904" calcext:value-type="float">
            <text:p>0.148904</text:p>
          </table:table-cell>
          <table:table-cell office:value-type="float" office:value="0.072547" calcext:value-type="float">
            <text:p>0.072547</text:p>
          </table:table-cell>
          <table:table-cell office:value-type="float" office:value="-0.001919" calcext:value-type="float">
            <text:p>-0.001919</text:p>
          </table:table-cell>
          <table:table-cell office:value-type="float" office:value="-0.131275" calcext:value-type="float">
            <text:p>-0.131275</text:p>
          </table:table-cell>
          <table:table-cell office:value-type="float" office:value="9.799823" calcext:value-type="float">
            <text:p>9.799823</text:p>
          </table:table-cell>
          <table:table-cell office:value-type="float" office:value="390.781269" calcext:value-type="float">
            <text:p>390.781269</text:p>
          </table:table-cell>
          <table:table-cell table:number-columns-repeated="6"/>
          <table:table-cell table:formula="of:=[.$Q$2]+([.$Q$3]*[.J108])" office:value-type="float" office:value="0.080547" calcext:value-type="float">
            <text:p>0.080547</text:p>
          </table:table-cell>
          <table:table-cell table:formula="of:=[.$R$2]+([.$R$3]*[.K108])" office:value-type="float" office:value="-0.029419" calcext:value-type="float">
            <text:p>-0.029419</text:p>
          </table:table-cell>
          <table:table-cell table:formula="of:=[.$S$2]+([.$S$3]*[.L108])" office:value-type="float" office:value="-0.131275" calcext:value-type="float">
            <text:p>-0.131275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32" calcext:value-type="float">
            <text:p>-32</text:p>
          </table:table-cell>
          <table:table-cell office:value-type="float" office:value="968" calcext:value-type="float">
            <text:p>968</text:p>
          </table:table-cell>
          <table:table-cell office:value-type="float" office:value="152" calcext:value-type="float">
            <text:p>152</text:p>
          </table:table-cell>
          <table:table-cell office:value-type="float" office:value="-61" calcext:value-type="float">
            <text:p>-61</text:p>
          </table:table-cell>
          <table:table-cell office:value-type="float" office:value="-346" calcext:value-type="float">
            <text:p>-346</text:p>
          </table:table-cell>
          <table:table-cell office:value-type="float" office:value="-0.019049" calcext:value-type="float">
            <text:p>-0.019049</text:p>
          </table:table-cell>
          <table:table-cell office:value-type="float" office:value="-0.004916" calcext:value-type="float">
            <text:p>-0.004916</text:p>
          </table:table-cell>
          <table:table-cell office:value-type="float" office:value="0.148704" calcext:value-type="float">
            <text:p>0.148704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-0.023902" calcext:value-type="float">
            <text:p>-0.023902</text:p>
          </table:table-cell>
          <table:table-cell office:value-type="float" office:value="-0.135578" calcext:value-type="float">
            <text:p>-0.135578</text:p>
          </table:table-cell>
          <table:table-cell office:value-type="float" office:value="9.57555" calcext:value-type="float">
            <text:p>9.57555</text:p>
          </table:table-cell>
          <table:table-cell office:value-type="float" office:value="382.80674" calcext:value-type="float">
            <text:p>382.80674</text:p>
          </table:table-cell>
          <table:table-cell table:number-columns-repeated="6"/>
          <table:table-cell table:formula="of:=[.$Q$2]+([.$Q$3]*[.J109])" office:value-type="float" office:value="0.06756" calcext:value-type="float">
            <text:p>0.06756</text:p>
          </table:table-cell>
          <table:table-cell table:formula="of:=[.$R$2]+([.$R$3]*[.K109])" office:value-type="float" office:value="-0.051402" calcext:value-type="float">
            <text:p>-0.051402</text:p>
          </table:table-cell>
          <table:table-cell table:formula="of:=[.$S$2]+([.$S$3]*[.L109])" office:value-type="float" office:value="-0.135578" calcext:value-type="float">
            <text:p>-0.13557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6" calcext:value-type="float">
            <text:p>16</text:p>
          </table:table-cell>
          <table:table-cell office:value-type="float" office:value="980" calcext:value-type="float">
            <text:p>980</text:p>
          </table:table-cell>
          <table:table-cell office:value-type="float" office:value="106" calcext:value-type="float">
            <text:p>106</text:p>
          </table:table-cell>
          <table:table-cell office:value-type="float" office:value="-97" calcext:value-type="float">
            <text:p>-97</text:p>
          </table:table-cell>
          <table:table-cell office:value-type="float" office:value="-348" calcext:value-type="float">
            <text:p>-348</text:p>
          </table:table-cell>
          <table:table-cell office:value-type="float" office:value="-0.015827" calcext:value-type="float">
            <text:p>-0.015827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149143" calcext:value-type="float">
            <text:p>0.149143</text:p>
          </table:table-cell>
          <table:table-cell office:value-type="float" office:value="0.042232" calcext:value-type="float">
            <text:p>0.042232</text:p>
          </table:table-cell>
          <table:table-cell office:value-type="float" office:value="-0.038646" calcext:value-type="float">
            <text:p>-0.038646</text:p>
          </table:table-cell>
          <table:table-cell office:value-type="float" office:value="-0.138647" calcext:value-type="float">
            <text:p>-0.138647</text:p>
          </table:table-cell>
          <table:table-cell office:value-type="float" office:value="9.665756" calcext:value-type="float">
            <text:p>9.665756</text:p>
          </table:table-cell>
          <table:table-cell office:value-type="float" office:value="376.495684" calcext:value-type="float">
            <text:p>376.495684</text:p>
          </table:table-cell>
          <table:table-cell table:number-columns-repeated="6"/>
          <table:table-cell table:formula="of:=[.$Q$2]+([.$Q$3]*[.J110])" office:value-type="float" office:value="0.050232" calcext:value-type="float">
            <text:p>0.050232</text:p>
          </table:table-cell>
          <table:table-cell table:formula="of:=[.$R$2]+([.$R$3]*[.K110])" office:value-type="float" office:value="-0.066146" calcext:value-type="float">
            <text:p>-0.066146</text:p>
          </table:table-cell>
          <table:table-cell table:formula="of:=[.$S$2]+([.$S$3]*[.L110])" office:value-type="float" office:value="-0.138647" calcext:value-type="float">
            <text:p>-0.13864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71" calcext:value-type="float">
            <text:p>71</text:p>
          </table:table-cell>
          <table:table-cell office:value-type="float" office:value="-118" calcext:value-type="float">
            <text:p>-118</text:p>
          </table:table-cell>
          <table:table-cell office:value-type="float" office:value="-348" calcext:value-type="float">
            <text:p>-348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-0.003052" calcext:value-type="float">
            <text:p>-0.003052</text:p>
          </table:table-cell>
          <table:table-cell office:value-type="float" office:value="0.148921" calcext:value-type="float">
            <text:p>0.148921</text:p>
          </table:table-cell>
          <table:table-cell office:value-type="float" office:value="0.028456" calcext:value-type="float">
            <text:p>0.028456</text:p>
          </table:table-cell>
          <table:table-cell office:value-type="float" office:value="-0.047294" calcext:value-type="float">
            <text:p>-0.047294</text:p>
          </table:table-cell>
          <table:table-cell office:value-type="float" office:value="-0.139476" calcext:value-type="float">
            <text:p>-0.139476</text:p>
          </table:table-cell>
          <table:table-cell office:value-type="float" office:value="9.640651" calcext:value-type="float">
            <text:p>9.640651</text:p>
          </table:table-cell>
          <table:table-cell office:value-type="float" office:value="374.257932" calcext:value-type="float">
            <text:p>374.257932</text:p>
          </table:table-cell>
          <table:table-cell table:number-columns-repeated="6"/>
          <table:table-cell table:formula="of:=[.$Q$2]+([.$Q$3]*[.J111])" office:value-type="float" office:value="0.036456" calcext:value-type="float">
            <text:p>0.036456</text:p>
          </table:table-cell>
          <table:table-cell table:formula="of:=[.$R$2]+([.$R$3]*[.K111])" office:value-type="float" office:value="-0.074794" calcext:value-type="float">
            <text:p>-0.074794</text:p>
          </table:table-cell>
          <table:table-cell table:formula="of:=[.$S$2]+([.$S$3]*[.L111])" office:value-type="float" office:value="-0.139476" calcext:value-type="float">
            <text:p>-0.139476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office:value-type="float" office:value="30" calcext:value-type="float">
            <text:p>30</text:p>
          </table:table-cell>
          <table:table-cell office:value-type="float" office:value="-133" calcext:value-type="float">
            <text:p>-133</text:p>
          </table:table-cell>
          <table:table-cell office:value-type="float" office:value="-346" calcext:value-type="float">
            <text:p>-346</text:p>
          </table:table-cell>
          <table:table-cell office:value-type="float" office:value="-0.019268" calcext:value-type="float">
            <text:p>-0.019268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148727" calcext:value-type="float">
            <text:p>0.148727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53644" calcext:value-type="float">
            <text:p>-0.053644</text:p>
          </table:table-cell>
          <table:table-cell office:value-type="float" office:value="-0.139556" calcext:value-type="float">
            <text:p>-0.139556</text:p>
          </table:table-cell>
          <table:table-cell office:value-type="float" office:value="9.771913" calcext:value-type="float">
            <text:p>9.771913</text:p>
          </table:table-cell>
          <table:table-cell office:value-type="float" office:value="371.893802" calcext:value-type="float">
            <text:p>371.893802</text:p>
          </table:table-cell>
          <table:table-cell table:number-columns-repeated="6"/>
          <table:table-cell table:formula="of:=[.$Q$2]+([.$Q$3]*[.J112])" office:value-type="float" office:value="0.0201" calcext:value-type="float">
            <text:p>0.0201</text:p>
          </table:table-cell>
          <table:table-cell table:formula="of:=[.$R$2]+([.$R$3]*[.K112])" office:value-type="float" office:value="-0.081144" calcext:value-type="float">
            <text:p>-0.081144</text:p>
          </table:table-cell>
          <table:table-cell table:formula="of:=[.$S$2]+([.$S$3]*[.L112])" office:value-type="float" office:value="-0.139556" calcext:value-type="float">
            <text:p>-0.13955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896" calcext:value-type="float">
            <text:p>896</text:p>
          </table:table-cell>
          <table:table-cell office:value-type="float" office:value="-40" calcext:value-type="float">
            <text:p>-40</text:p>
          </table:table-cell>
          <table:table-cell office:value-type="float" office:value="-142" calcext:value-type="float">
            <text:p>-142</text:p>
          </table:table-cell>
          <table:table-cell office:value-type="float" office:value="-350" calcext:value-type="float">
            <text:p>-350</text:p>
          </table:table-cell>
          <table:table-cell office:value-type="float" office:value="-0.00334" calcext:value-type="float">
            <text:p>-0.00334</text:p>
          </table:table-cell>
          <table:table-cell office:value-type="float" office:value="-0.01002" calcext:value-type="float">
            <text:p>-0.01002</text:p>
          </table:table-cell>
          <table:table-cell office:value-type="float" office:value="0.149628" calcext:value-type="float">
            <text:p>0.149628</text:p>
          </table:table-cell>
          <table:table-cell office:value-type="float" office:value="-0.015797" calcext:value-type="float">
            <text:p>-0.015797</text:p>
          </table:table-cell>
          <table:table-cell office:value-type="float" office:value="-0.056079" calcext:value-type="float">
            <text:p>-0.056079</text:p>
          </table:table-cell>
          <table:table-cell office:value-type="float" office:value="-0.138223" calcext:value-type="float">
            <text:p>-0.138223</text:p>
          </table:table-cell>
          <table:table-cell office:value-type="float" office:value="8.808621" calcext:value-type="float">
            <text:p>8.808621</text:p>
          </table:table-cell>
          <table:table-cell office:value-type="float" office:value="379.82101" calcext:value-type="float">
            <text:p>379.82101</text:p>
          </table:table-cell>
          <table:table-cell table:number-columns-repeated="6"/>
          <table:table-cell table:formula="of:=[.$Q$2]+([.$Q$3]*[.J113])" office:value-type="float" office:value="-0.007797" calcext:value-type="float">
            <text:p>-0.007797</text:p>
          </table:table-cell>
          <table:table-cell table:formula="of:=[.$R$2]+([.$R$3]*[.K113])" office:value-type="float" office:value="-0.083579" calcext:value-type="float">
            <text:p>-0.083579</text:p>
          </table:table-cell>
          <table:table-cell table:formula="of:=[.$S$2]+([.$S$3]*[.L113])" office:value-type="float" office:value="-0.138223" calcext:value-type="float">
            <text:p>-0.138223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-102" calcext:value-type="float">
            <text:p>-102</text:p>
          </table:table-cell>
          <table:table-cell office:value-type="float" office:value="-134" calcext:value-type="float">
            <text:p>-134</text:p>
          </table:table-cell>
          <table:table-cell office:value-type="float" office:value="-350" calcext:value-type="float">
            <text:p>-350</text:p>
          </table:table-cell>
          <table:table-cell office:value-type="float" office:value="-0.016822" calcext:value-type="float">
            <text:p>-0.016822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148994" calcext:value-type="float">
            <text:p>0.148994</text:p>
          </table:table-cell>
          <table:table-cell office:value-type="float" office:value="-0.039392" calcext:value-type="float">
            <text:p>-0.039392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135167" calcext:value-type="float">
            <text:p>-0.135167</text:p>
          </table:table-cell>
          <table:table-cell office:value-type="float" office:value="9.793854" calcext:value-type="float">
            <text:p>9.793854</text:p>
          </table:table-cell>
          <table:table-cell office:value-type="float" office:value="388.407003" calcext:value-type="float">
            <text:p>388.407003</text:p>
          </table:table-cell>
          <table:table-cell table:number-columns-repeated="6"/>
          <table:table-cell table:formula="of:=[.$Q$2]+([.$Q$3]*[.J114])" office:value-type="float" office:value="-0.031392" calcext:value-type="float">
            <text:p>-0.031392</text:p>
          </table:table-cell>
          <table:table-cell table:formula="of:=[.$R$2]+([.$R$3]*[.K114])" office:value-type="float" office:value="-0.07925" calcext:value-type="float">
            <text:p>-0.07925</text:p>
          </table:table-cell>
          <table:table-cell table:formula="of:=[.$S$2]+([.$S$3]*[.L114])" office:value-type="float" office:value="-0.135167" calcext:value-type="float">
            <text:p>-0.135167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68" calcext:value-type="float">
            <text:p>-68</text:p>
          </table:table-cell>
          <table:table-cell office:value-type="float" office:value="952" calcext:value-type="float">
            <text:p>952</text:p>
          </table:table-cell>
          <table:table-cell office:value-type="float" office:value="-137" calcext:value-type="float">
            <text:p>-137</text:p>
          </table:table-cell>
          <table:table-cell office:value-type="float" office:value="-122" calcext:value-type="float">
            <text:p>-122</text:p>
          </table:table-cell>
          <table:table-cell office:value-type="float" office:value="-351" calcext:value-type="float">
            <text:p>-351</text:p>
          </table:table-cell>
          <table:table-cell office:value-type="float" office:value="-0.017482" calcext:value-type="float">
            <text:p>-0.017482</text:p>
          </table:table-cell>
          <table:table-cell office:value-type="float" office:value="-0.010614" calcext:value-type="float">
            <text:p>-0.010614</text:p>
          </table:table-cell>
          <table:table-cell office:value-type="float" office:value="0.148599" calcext:value-type="float">
            <text:p>0.148599</text:p>
          </table:table-cell>
          <table:table-cell office:value-type="float" office:value="-0.051888" calcext:value-type="float">
            <text:p>-0.051888</text:p>
          </table:table-cell>
          <table:table-cell office:value-type="float" office:value="-0.046207" calcext:value-type="float">
            <text:p>-0.046207</text:p>
          </table:table-cell>
          <table:table-cell office:value-type="float" office:value="-0.132938" calcext:value-type="float">
            <text:p>-0.132938</text:p>
          </table:table-cell>
          <table:table-cell office:value-type="float" office:value="9.423941" calcext:value-type="float">
            <text:p>9.423941</text:p>
          </table:table-cell>
          <table:table-cell office:value-type="float" office:value="396.047977" calcext:value-type="float">
            <text:p>396.047977</text:p>
          </table:table-cell>
          <table:table-cell table:number-columns-repeated="6"/>
          <table:table-cell table:formula="of:=[.$Q$2]+([.$Q$3]*[.J115])" office:value-type="float" office:value="-0.043888" calcext:value-type="float">
            <text:p>-0.043888</text:p>
          </table:table-cell>
          <table:table-cell table:formula="of:=[.$R$2]+([.$R$3]*[.K115])" office:value-type="float" office:value="-0.073707" calcext:value-type="float">
            <text:p>-0.073707</text:p>
          </table:table-cell>
          <table:table-cell table:formula="of:=[.$S$2]+([.$S$3]*[.L115])" office:value-type="float" office:value="-0.132938" calcext:value-type="float">
            <text:p>-0.13293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-157" calcext:value-type="float">
            <text:p>-157</text:p>
          </table:table-cell>
          <table:table-cell office:value-type="float" office:value="-113" calcext:value-type="float">
            <text:p>-113</text:p>
          </table:table-cell>
          <table:table-cell office:value-type="float" office:value="-354" calcext:value-type="float">
            <text:p>-354</text:p>
          </table:table-cell>
          <table:table-cell office:value-type="float" office:value="-0.014863" calcext:value-type="float">
            <text:p>-0.014863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14925" calcext:value-type="float">
            <text:p>0.14925</text:p>
          </table:table-cell>
          <table:table-cell office:value-type="float" office:value="-0.058378" calcext:value-type="float">
            <text:p>-0.058378</text:p>
          </table:table-cell>
          <table:table-cell office:value-type="float" office:value="-0.042018" calcext:value-type="float">
            <text:p>-0.042018</text:p>
          </table:table-cell>
          <table:table-cell office:value-type="float" office:value="-0.13163" calcext:value-type="float">
            <text:p>-0.13163</text:p>
          </table:table-cell>
          <table:table-cell office:value-type="float" office:value="9.501101" calcext:value-type="float">
            <text:p>9.501101</text:p>
          </table:table-cell>
          <table:table-cell office:value-type="float" office:value="403.403024" calcext:value-type="float">
            <text:p>403.403024</text:p>
          </table:table-cell>
          <table:table-cell table:number-columns-repeated="6"/>
          <table:table-cell table:formula="of:=[.$Q$2]+([.$Q$3]*[.J116])" office:value-type="float" office:value="-0.050378" calcext:value-type="float">
            <text:p>-0.050378</text:p>
          </table:table-cell>
          <table:table-cell table:formula="of:=[.$R$2]+([.$R$3]*[.K116])" office:value-type="float" office:value="-0.069518" calcext:value-type="float">
            <text:p>-0.069518</text:p>
          </table:table-cell>
          <table:table-cell table:formula="of:=[.$S$2]+([.$S$3]*[.L116])" office:value-type="float" office:value="-0.13163" calcext:value-type="float">
            <text:p>-0.13163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-162" calcext:value-type="float">
            <text:p>-162</text:p>
          </table:table-cell>
          <table:table-cell office:value-type="float" office:value="-109" calcext:value-type="float">
            <text:p>-109</text:p>
          </table:table-cell>
          <table:table-cell office:value-type="float" office:value="-353" calcext:value-type="float">
            <text:p>-353</text:p>
          </table:table-cell>
          <table:table-cell office:value-type="float" office:value="-0.016429" calcext:value-type="float">
            <text:p>-0.016429</text:p>
          </table:table-cell>
          <table:table-cell office:value-type="float" office:value="-0.002434" calcext:value-type="float">
            <text:p>-0.002434</text:p>
          </table:table-cell>
          <table:table-cell office:value-type="float" office:value="0.149078" calcext:value-type="float">
            <text:p>0.149078</text:p>
          </table:table-cell>
          <table:table-cell office:value-type="float" office:value="-0.060238" calcext:value-type="float">
            <text:p>-0.060238</text:p>
          </table:table-cell>
          <table:table-cell office:value-type="float" office:value="-0.04053" calcext:value-type="float">
            <text:p>-0.04053</text:p>
          </table:table-cell>
          <table:table-cell office:value-type="float" office:value="-0.131258" calcext:value-type="float">
            <text:p>-0.131258</text:p>
          </table:table-cell>
          <table:table-cell office:value-type="float" office:value="9.669974" calcext:value-type="float">
            <text:p>9.669974</text:p>
          </table:table-cell>
          <table:table-cell office:value-type="float" office:value="403.403024" calcext:value-type="float">
            <text:p>403.403024</text:p>
          </table:table-cell>
          <table:table-cell table:number-columns-repeated="6"/>
          <table:table-cell table:formula="of:=[.$Q$2]+([.$Q$3]*[.J117])" office:value-type="float" office:value="-0.052238" calcext:value-type="float">
            <text:p>-0.052238</text:p>
          </table:table-cell>
          <table:table-cell table:formula="of:=[.$R$2]+([.$R$3]*[.K117])" office:value-type="float" office:value="-0.06803" calcext:value-type="float">
            <text:p>-0.06803</text:p>
          </table:table-cell>
          <table:table-cell table:formula="of:=[.$S$2]+([.$S$3]*[.L117])" office:value-type="float" office:value="-0.131258" calcext:value-type="float">
            <text:p>-0.13125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2" calcext:value-type="float">
            <text:p>-12</text:p>
          </table:table-cell>
          <table:table-cell office:value-type="float" office:value="968" calcext:value-type="float">
            <text:p>968</text:p>
          </table:table-cell>
          <table:table-cell office:value-type="float" office:value="-205" calcext:value-type="float">
            <text:p>-205</text:p>
          </table:table-cell>
          <table:table-cell office:value-type="float" office:value="-81" calcext:value-type="float">
            <text:p>-81</text:p>
          </table:table-cell>
          <table:table-cell office:value-type="float" office:value="-354" calcext:value-type="float">
            <text:p>-354</text:p>
          </table:table-cell>
          <table:table-cell office:value-type="float" office:value="-0.015413" calcext:value-type="float">
            <text:p>-0.015413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0.149195" calcext:value-type="float">
            <text:p>0.149195</text:p>
          </table:table-cell>
          <table:table-cell office:value-type="float" office:value="-0.073738" calcext:value-type="float">
            <text:p>-0.073738</text:p>
          </table:table-cell>
          <table:table-cell office:value-type="float" office:value="-0.029136" calcext:value-type="float">
            <text:p>-0.029136</text:p>
          </table:table-cell>
          <table:table-cell office:value-type="float" office:value="-0.127333" calcext:value-type="float">
            <text:p>-0.127333</text:p>
          </table:table-cell>
          <table:table-cell office:value-type="float" office:value="9.544083" calcext:value-type="float">
            <text:p>9.544083</text:p>
          </table:table-cell>
          <table:table-cell office:value-type="float" office:value="417.015587" calcext:value-type="float">
            <text:p>417.015587</text:p>
          </table:table-cell>
          <table:table-cell table:number-columns-repeated="6"/>
          <table:table-cell table:formula="of:=[.$Q$2]+([.$Q$3]*[.J118])" office:value-type="float" office:value="-0.065738" calcext:value-type="float">
            <text:p>-0.065738</text:p>
          </table:table-cell>
          <table:table-cell table:formula="of:=[.$R$2]+([.$R$3]*[.K118])" office:value-type="float" office:value="-0.056636" calcext:value-type="float">
            <text:p>-0.056636</text:p>
          </table:table-cell>
          <table:table-cell table:formula="of:=[.$S$2]+([.$S$3]*[.L118])" office:value-type="float" office:value="-0.127333" calcext:value-type="float">
            <text:p>-0.12733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2" calcext:value-type="float">
            <text:p>-12</text:p>
          </table:table-cell>
          <table:table-cell office:value-type="float" office:value="968" calcext:value-type="float">
            <text:p>968</text:p>
          </table:table-cell>
          <table:table-cell office:value-type="float" office:value="-238" calcext:value-type="float">
            <text:p>-238</text:p>
          </table:table-cell>
          <table:table-cell office:value-type="float" office:value="-49" calcext:value-type="float">
            <text:p>-49</text:p>
          </table:table-cell>
          <table:table-cell office:value-type="float" office:value="-360" calcext:value-type="float">
            <text:p>-360</text:p>
          </table:table-cell>
          <table:table-cell office:value-type="float" office:value="-0.018452" calcext:value-type="float">
            <text:p>-0.018452</text:p>
          </table:table-cell>
          <table:table-cell office:value-type="float" office:value="-0.001845" calcext:value-type="float">
            <text:p>-0.001845</text:p>
          </table:table-cell>
          <table:table-cell office:value-type="float" office:value="0.148849" calcext:value-type="float">
            <text:p>0.148849</text:p>
          </table:table-cell>
          <table:table-cell office:value-type="float" office:value="-0.082195" calcext:value-type="float">
            <text:p>-0.082195</text:p>
          </table:table-cell>
          <table:table-cell office:value-type="float" office:value="-0.016923" calcext:value-type="float">
            <text:p>-0.016923</text:p>
          </table:table-cell>
          <table:table-cell office:value-type="float" office:value="-0.124329" calcext:value-type="float">
            <text:p>-0.124329</text:p>
          </table:table-cell>
          <table:table-cell office:value-type="float" office:value="9.566226" calcext:value-type="float">
            <text:p>9.566226</text:p>
          </table:table-cell>
          <table:table-cell office:value-type="float" office:value="434.332822" calcext:value-type="float">
            <text:p>434.332822</text:p>
          </table:table-cell>
          <table:table-cell table:number-columns-repeated="6"/>
          <table:table-cell table:formula="of:=[.$Q$2]+([.$Q$3]*[.J119])" office:value-type="float" office:value="-0.074195" calcext:value-type="float">
            <text:p>-0.074195</text:p>
          </table:table-cell>
          <table:table-cell table:formula="of:=[.$R$2]+([.$R$3]*[.K119])" office:value-type="float" office:value="-0.044423" calcext:value-type="float">
            <text:p>-0.044423</text:p>
          </table:table-cell>
          <table:table-cell table:formula="of:=[.$S$2]+([.$S$3]*[.L119])" office:value-type="float" office:value="-0.124329" calcext:value-type="float">
            <text:p>-0.124329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6" calcext:value-type="float">
            <text:p>16</text:p>
          </table:table-cell>
          <table:table-cell office:value-type="float" office:value="984" calcext:value-type="float">
            <text:p>984</text:p>
          </table:table-cell>
          <table:table-cell office:value-type="float" office:value="-276" calcext:value-type="float">
            <text:p>-276</text:p>
          </table:table-cell>
          <table:table-cell office:value-type="float" office:value="16" calcext:value-type="float">
            <text:p>16</text:p>
          </table:table-cell>
          <table:table-cell office:value-type="float" office:value="-355" calcext:value-type="float">
            <text:p>-355</text:p>
          </table:table-cell>
          <table:table-cell office:value-type="float" office:value="-0.021126" calcext:value-type="float">
            <text:p>-0.021126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148485" calcext:value-type="float">
            <text:p>0.148485</text:p>
          </table:table-cell>
          <table:table-cell office:value-type="float" office:value="-0.09201" calcext:value-type="float">
            <text:p>-0.09201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-0.118346" calcext:value-type="float">
            <text:p>-0.118346</text:p>
          </table:table-cell>
          <table:table-cell office:value-type="float" office:value="9.748185" calcext:value-type="float">
            <text:p>9.748185</text:p>
          </table:table-cell>
          <table:table-cell office:value-type="float" office:value="449.95222" calcext:value-type="float">
            <text:p>449.95222</text:p>
          </table:table-cell>
          <table:table-cell table:number-columns-repeated="6"/>
          <table:table-cell table:formula="of:=[.$Q$2]+([.$Q$3]*[.J120])" office:value-type="float" office:value="-0.08401" calcext:value-type="float">
            <text:p>-0.08401</text:p>
          </table:table-cell>
          <table:table-cell table:formula="of:=[.$R$2]+([.$R$3]*[.K120])" office:value-type="float" office:value="-0.022166" calcext:value-type="float">
            <text:p>-0.022166</text:p>
          </table:table-cell>
          <table:table-cell table:formula="of:=[.$S$2]+([.$S$3]*[.L120])" office:value-type="float" office:value="-0.118346" calcext:value-type="float">
            <text:p>-0.118346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-296" calcext:value-type="float">
            <text:p>-296</text:p>
          </table:table-cell>
          <table:table-cell office:value-type="float" office:value="75" calcext:value-type="float">
            <text:p>75</text:p>
          </table:table-cell>
          <table:table-cell office:value-type="float" office:value="-351" calcext:value-type="float">
            <text:p>-351</text:p>
          </table:table-cell>
          <table:table-cell office:value-type="float" office:value="-0.021045" calcext:value-type="float">
            <text:p>-0.021045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0.148515" calcext:value-type="float">
            <text:p>0.148515</text:p>
          </table:table-cell>
          <table:table-cell office:value-type="float" office:value="-0.095436" calcext:value-type="float">
            <text:p>-0.095436</text:p>
          </table:table-cell>
          <table:table-cell office:value-type="float" office:value="0.024181" calcext:value-type="float">
            <text:p>0.024181</text:p>
          </table:table-cell>
          <table:table-cell office:value-type="float" office:value="-0.113169" calcext:value-type="float">
            <text:p>-0.113169</text:p>
          </table:table-cell>
          <table:table-cell office:value-type="float" office:value="9.785838" calcext:value-type="float">
            <text:p>9.785838</text:p>
          </table:table-cell>
          <table:table-cell office:value-type="float" office:value="465.233275" calcext:value-type="float">
            <text:p>465.233275</text:p>
          </table:table-cell>
          <table:table-cell table:number-columns-repeated="6"/>
          <table:table-cell table:formula="of:=[.$Q$2]+([.$Q$3]*[.J121])" office:value-type="float" office:value="-0.087436" calcext:value-type="float">
            <text:p>-0.087436</text:p>
          </table:table-cell>
          <table:table-cell table:formula="of:=[.$R$2]+([.$R$3]*[.K121])" office:value-type="float" office:value="-0.003319" calcext:value-type="float">
            <text:p>-0.003319</text:p>
          </table:table-cell>
          <table:table-cell table:formula="of:=[.$S$2]+([.$S$3]*[.L121])" office:value-type="float" office:value="-0.113169" calcext:value-type="float">
            <text:p>-0.113169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2" calcext:value-type="float">
            <text:p>-32</text:p>
          </table:table-cell>
          <table:table-cell office:value-type="float" office:value="992" calcext:value-type="float">
            <text:p>992</text:p>
          </table:table-cell>
          <table:table-cell office:value-type="float" office:value="-301" calcext:value-type="float">
            <text:p>-301</text:p>
          </table:table-cell>
          <table:table-cell office:value-type="float" office:value="124" calcext:value-type="float">
            <text:p>124</text:p>
          </table:table-cell>
          <table:table-cell office:value-type="float" office:value="-350" calcext:value-type="float">
            <text:p>-350</text:p>
          </table:table-cell>
          <table:table-cell office:value-type="float" office:value="-0.020951" calcext:value-type="float">
            <text:p>-0.020951</text:p>
          </table:table-cell>
          <table:table-cell office:value-type="float" office:value="-0.004789" calcext:value-type="float">
            <text:p>-0.004789</text:p>
          </table:table-cell>
          <table:table-cell office:value-type="float" office:value="0.148452" calcext:value-type="float">
            <text:p>0.148452</text:p>
          </table:table-cell>
          <table:table-cell office:value-type="float" office:value="-0.094458" calcext:value-type="float">
            <text:p>-0.094458</text:p>
          </table:table-cell>
          <table:table-cell office:value-type="float" office:value="0.038913" calcext:value-type="float">
            <text:p>0.038913</text:p>
          </table:table-cell>
          <table:table-cell office:value-type="float" office:value="-0.109834" calcext:value-type="float">
            <text:p>-0.109834</text:p>
          </table:table-cell>
          <table:table-cell office:value-type="float" office:value="9.82961" calcext:value-type="float">
            <text:p>9.82961</text:p>
          </table:table-cell>
          <table:table-cell office:value-type="float" office:value="477.992678" calcext:value-type="float">
            <text:p>477.992678</text:p>
          </table:table-cell>
          <table:table-cell table:number-columns-repeated="6"/>
          <table:table-cell table:formula="of:=[.$Q$2]+([.$Q$3]*[.J122])" office:value-type="float" office:value="-0.086458" calcext:value-type="float">
            <text:p>-0.086458</text:p>
          </table:table-cell>
          <table:table-cell table:formula="of:=[.$R$2]+([.$R$3]*[.K122])" office:value-type="float" office:value="0.011413" calcext:value-type="float">
            <text:p>0.011413</text:p>
          </table:table-cell>
          <table:table-cell table:formula="of:=[.$S$2]+([.$S$3]*[.L122])" office:value-type="float" office:value="-0.109834" calcext:value-type="float">
            <text:p>-0.10983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299" calcext:value-type="float">
            <text:p>-299</text:p>
          </table:table-cell>
          <table:table-cell office:value-type="float" office:value="166" calcext:value-type="float">
            <text:p>166</text:p>
          </table:table-cell>
          <table:table-cell office:value-type="float" office:value="-350" calcext:value-type="float">
            <text:p>-350</text:p>
          </table:table-cell>
          <table:table-cell office:value-type="float" office:value="-0.015578" calcext:value-type="float">
            <text:p>-0.015578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149188" calcext:value-type="float">
            <text:p>0.149188</text:p>
          </table:table-cell>
          <table:table-cell office:value-type="float" office:value="-0.091653" calcext:value-type="float">
            <text:p>-0.091653</text:p>
          </table:table-cell>
          <table:table-cell office:value-type="float" office:value="0.050885" calcext:value-type="float">
            <text:p>0.050885</text:p>
          </table:table-cell>
          <table:table-cell office:value-type="float" office:value="-0.107287" calcext:value-type="float">
            <text:p>-0.107287</text:p>
          </table:table-cell>
          <table:table-cell office:value-type="float" office:value="9.820605" calcext:value-type="float">
            <text:p>9.820605</text:p>
          </table:table-cell>
          <table:table-cell office:value-type="float" office:value="489.343438" calcext:value-type="float">
            <text:p>489.343438</text:p>
          </table:table-cell>
          <table:table-cell table:number-columns-repeated="6"/>
          <table:table-cell table:formula="of:=[.$Q$2]+([.$Q$3]*[.J123])" office:value-type="float" office:value="-0.083653" calcext:value-type="float">
            <text:p>-0.083653</text:p>
          </table:table-cell>
          <table:table-cell table:formula="of:=[.$R$2]+([.$R$3]*[.K123])" office:value-type="float" office:value="0.023385" calcext:value-type="float">
            <text:p>0.023385</text:p>
          </table:table-cell>
          <table:table-cell table:formula="of:=[.$S$2]+([.$S$3]*[.L123])" office:value-type="float" office:value="-0.107287" calcext:value-type="float">
            <text:p>-0.10728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20" calcext:value-type="float">
            <text:p>-20</text:p>
          </table:table-cell>
          <table:table-cell office:value-type="float" office:value="996" calcext:value-type="float">
            <text:p>996</text:p>
          </table:table-cell>
          <table:table-cell office:value-type="float" office:value="-294" calcext:value-type="float">
            <text:p>-294</text:p>
          </table:table-cell>
          <table:table-cell office:value-type="float" office:value="195" calcext:value-type="float">
            <text:p>195</text:p>
          </table:table-cell>
          <table:table-cell office:value-type="float" office:value="-350" calcext:value-type="float">
            <text:p>-350</text:p>
          </table:table-cell>
          <table:table-cell office:value-type="float" office:value="-0.016167" calcext:value-type="float">
            <text:p>-0.016167</text:p>
          </table:table-cell>
          <table:table-cell office:value-type="float" office:value="-0.002994" calcext:value-type="float">
            <text:p>-0.002994</text:p>
          </table:table-cell>
          <table:table-cell office:value-type="float" office:value="0.149096" calcext:value-type="float">
            <text:p>0.149096</text:p>
          </table:table-cell>
          <table:table-cell office:value-type="float" office:value="-0.088741" calcext:value-type="float">
            <text:p>-0.088741</text:p>
          </table:table-cell>
          <table:table-cell office:value-type="float" office:value="0.058859" calcext:value-type="float">
            <text:p>0.058859</text:p>
          </table:table-cell>
          <table:table-cell office:value-type="float" office:value="-0.105644" calcext:value-type="float">
            <text:p>-0.105644</text:p>
          </table:table-cell>
          <table:table-cell office:value-type="float" office:value="9.826635" calcext:value-type="float">
            <text:p>9.826635</text:p>
          </table:table-cell>
          <table:table-cell office:value-type="float" office:value="496.951708" calcext:value-type="float">
            <text:p>496.951708</text:p>
          </table:table-cell>
          <table:table-cell table:number-columns-repeated="6"/>
          <table:table-cell table:formula="of:=[.$Q$2]+([.$Q$3]*[.J124])" office:value-type="float" office:value="-0.080741" calcext:value-type="float">
            <text:p>-0.080741</text:p>
          </table:table-cell>
          <table:table-cell table:formula="of:=[.$R$2]+([.$R$3]*[.K124])" office:value-type="float" office:value="0.031359" calcext:value-type="float">
            <text:p>0.031359</text:p>
          </table:table-cell>
          <table:table-cell table:formula="of:=[.$S$2]+([.$S$3]*[.L124])" office:value-type="float" office:value="-0.105644" calcext:value-type="float">
            <text:p>-0.10564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-268" calcext:value-type="float">
            <text:p>-268</text:p>
          </table:table-cell>
          <table:table-cell office:value-type="float" office:value="253" calcext:value-type="float">
            <text:p>253</text:p>
          </table:table-cell>
          <table:table-cell office:value-type="float" office:value="-347" calcext:value-type="float">
            <text:p>-347</text:p>
          </table:table-cell>
          <table:table-cell office:value-type="float" office:value="-0.016629" calcext:value-type="float">
            <text:p>-0.016629</text:p>
          </table:table-cell>
          <table:table-cell office:value-type="float" office:value="-0.003079" calcext:value-type="float">
            <text:p>-0.003079</text:p>
          </table:table-cell>
          <table:table-cell office:value-type="float" office:value="0.149044" calcext:value-type="float">
            <text:p>0.149044</text:p>
          </table:table-cell>
          <table:table-cell office:value-type="float" office:value="-0.079415" calcext:value-type="float">
            <text:p>-0.079415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-0.102824" calcext:value-type="float">
            <text:p>-0.102824</text:p>
          </table:table-cell>
          <table:table-cell office:value-type="float" office:value="9.553752" calcext:value-type="float">
            <text:p>9.553752</text:p>
          </table:table-cell>
          <table:table-cell office:value-type="float" office:value="506.203516" calcext:value-type="float">
            <text:p>506.203516</text:p>
          </table:table-cell>
          <table:table-cell table:number-columns-repeated="6"/>
          <table:table-cell table:formula="of:=[.$Q$2]+([.$Q$3]*[.J125])" office:value-type="float" office:value="-0.071415" calcext:value-type="float">
            <text:p>-0.071415</text:p>
          </table:table-cell>
          <table:table-cell table:formula="of:=[.$R$2]+([.$R$3]*[.K125])" office:value-type="float" office:value="0.04747" calcext:value-type="float">
            <text:p>0.04747</text:p>
          </table:table-cell>
          <table:table-cell table:formula="of:=[.$S$2]+([.$S$3]*[.L125])" office:value-type="float" office:value="-0.102824" calcext:value-type="float">
            <text:p>-0.102824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-192" calcext:value-type="float">
            <text:p>-192</text:p>
          </table:table-cell>
          <table:table-cell office:value-type="float" office:value="330" calcext:value-type="float">
            <text:p>330</text:p>
          </table:table-cell>
          <table:table-cell office:value-type="float" office:value="-347" calcext:value-type="float">
            <text:p>-347</text:p>
          </table:table-cell>
          <table:table-cell office:value-type="float" office:value="-0.019042" calcext:value-type="float">
            <text:p>-0.0190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148767" calcext:value-type="float">
            <text:p>0.148767</text:p>
          </table:table-cell>
          <table:table-cell office:value-type="float" office:value="-0.055823" calcext:value-type="float">
            <text:p>-0.055823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-0.100888" calcext:value-type="float">
            <text:p>-0.100888</text:p>
          </table:table-cell>
          <table:table-cell office:value-type="float" office:value="9.887905" calcext:value-type="float">
            <text:p>9.887905</text:p>
          </table:table-cell>
          <table:table-cell office:value-type="float" office:value="515.919567" calcext:value-type="float">
            <text:p>515.919567</text:p>
          </table:table-cell>
          <table:table-cell table:number-columns-repeated="6"/>
          <table:table-cell table:formula="of:=[.$Q$2]+([.$Q$3]*[.J126])" office:value-type="float" office:value="-0.047823" calcext:value-type="float">
            <text:p>-0.047823</text:p>
          </table:table-cell>
          <table:table-cell table:formula="of:=[.$R$2]+([.$R$3]*[.K126])" office:value-type="float" office:value="0.068445" calcext:value-type="float">
            <text:p>0.068445</text:p>
          </table:table-cell>
          <table:table-cell table:formula="of:=[.$S$2]+([.$S$3]*[.L126])" office:value-type="float" office:value="-0.100888" calcext:value-type="float">
            <text:p>-0.10088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" calcext:value-type="float">
            <text:p>8</text:p>
          </table:table-cell>
          <table:table-cell office:value-type="float" office:value="984" calcext:value-type="float">
            <text:p>984</text:p>
          </table:table-cell>
          <table:table-cell office:value-type="float" office:value="-143" calcext:value-type="float">
            <text:p>-143</text:p>
          </table:table-cell>
          <table:table-cell office:value-type="float" office:value="354" calcext:value-type="float">
            <text:p>354</text:p>
          </table:table-cell>
          <table:table-cell office:value-type="float" office:value="-345" calcext:value-type="float">
            <text:p>-345</text:p>
          </table:table-cell>
          <table:table-cell office:value-type="float" office:value="-0.015765" calcext:value-type="float">
            <text:p>-0.015765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149164" calcext:value-type="float">
            <text:p>0.149164</text:p>
          </table:table-cell>
          <table:table-cell office:value-type="float" office:value="-0.041685" calcext:value-type="float">
            <text:p>-0.041685</text:p>
          </table:table-cell>
          <table:table-cell office:value-type="float" office:value="0.103191" calcext:value-type="float">
            <text:p>0.103191</text:p>
          </table:table-cell>
          <table:table-cell office:value-type="float" office:value="-0.100568" calcext:value-type="float">
            <text:p>-0.100568</text:p>
          </table:table-cell>
          <table:table-cell office:value-type="float" office:value="9.703808" calcext:value-type="float">
            <text:p>9.703808</text:p>
          </table:table-cell>
          <table:table-cell office:value-type="float" office:value="514.577497" calcext:value-type="float">
            <text:p>514.577497</text:p>
          </table:table-cell>
          <table:table-cell table:number-columns-repeated="6"/>
          <table:table-cell table:formula="of:=[.$Q$2]+([.$Q$3]*[.J127])" office:value-type="float" office:value="-0.033685" calcext:value-type="float">
            <text:p>-0.033685</text:p>
          </table:table-cell>
          <table:table-cell table:formula="of:=[.$R$2]+([.$R$3]*[.K127])" office:value-type="float" office:value="0.075691" calcext:value-type="float">
            <text:p>0.075691</text:p>
          </table:table-cell>
          <table:table-cell table:formula="of:=[.$S$2]+([.$S$3]*[.L127])" office:value-type="float" office:value="-0.100568" calcext:value-type="float">
            <text:p>-0.10056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101" calcext:value-type="float">
            <text:p>-101</text:p>
          </table:table-cell>
          <table:table-cell office:value-type="float" office:value="369" calcext:value-type="float">
            <text:p>369</text:p>
          </table:table-cell>
          <table:table-cell office:value-type="float" office:value="-341" calcext:value-type="float">
            <text:p>-341</text:p>
          </table:table-cell>
          <table:table-cell office:value-type="float" office:value="-0.015163" calcext:value-type="float">
            <text:p>-0.015163</text:p>
          </table:table-cell>
          <table:table-cell office:value-type="float" office:value="-0.003033" calcext:value-type="float">
            <text:p>-0.003033</text:p>
          </table:table-cell>
          <table:table-cell office:value-type="float" office:value="0.149201" calcext:value-type="float">
            <text:p>0.149201</text:p>
          </table:table-cell>
          <table:table-cell office:value-type="float" office:value="-0.029562" calcext:value-type="float">
            <text:p>-0.029562</text:p>
          </table:table-cell>
          <table:table-cell office:value-type="float" office:value="0.108003" calcext:value-type="float">
            <text:p>0.108003</text:p>
          </table:table-cell>
          <table:table-cell office:value-type="float" office:value="-0.099807" calcext:value-type="float">
            <text:p>-0.099807</text:p>
          </table:table-cell>
          <table:table-cell office:value-type="float" office:value="9.701429" calcext:value-type="float">
            <text:p>9.701429</text:p>
          </table:table-cell>
          <table:table-cell office:value-type="float" office:value="512.487073" calcext:value-type="float">
            <text:p>512.487073</text:p>
          </table:table-cell>
          <table:table-cell table:number-columns-repeated="6"/>
          <table:table-cell table:formula="of:=[.$Q$2]+([.$Q$3]*[.J128])" office:value-type="float" office:value="-0.021562" calcext:value-type="float">
            <text:p>-0.021562</text:p>
          </table:table-cell>
          <table:table-cell table:formula="of:=[.$R$2]+([.$R$3]*[.K128])" office:value-type="float" office:value="0.080503" calcext:value-type="float">
            <text:p>0.080503</text:p>
          </table:table-cell>
          <table:table-cell table:formula="of:=[.$S$2]+([.$S$3]*[.L128])" office:value-type="float" office:value="-0.099807" calcext:value-type="float">
            <text:p>-0.09980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office:value-type="float" office:value="-33" calcext:value-type="float">
            <text:p>-33</text:p>
          </table:table-cell>
          <table:table-cell office:value-type="float" office:value="379" calcext:value-type="float">
            <text:p>379</text:p>
          </table:table-cell>
          <table:table-cell office:value-type="float" office:value="-341" calcext:value-type="float">
            <text:p>-341</text:p>
          </table:table-cell>
          <table:table-cell office:value-type="float" office:value="-0.008806" calcext:value-type="float">
            <text:p>-0.008806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149708" calcext:value-type="float">
            <text:p>0.149708</text:p>
          </table:table-cell>
          <table:table-cell office:value-type="float" office:value="-0.009689" calcext:value-type="float">
            <text:p>-0.009689</text:p>
          </table:table-cell>
          <table:table-cell office:value-type="float" office:value="0.111276" calcext:value-type="float">
            <text:p>0.111276</text:p>
          </table:table-cell>
          <table:table-cell office:value-type="float" office:value="-0.100119" calcext:value-type="float">
            <text:p>-0.100119</text:p>
          </table:table-cell>
          <table:table-cell office:value-type="float" office:value="9.354125" calcext:value-type="float">
            <text:p>9.354125</text:p>
          </table:table-cell>
          <table:table-cell office:value-type="float" office:value="510.892357" calcext:value-type="float">
            <text:p>510.892357</text:p>
          </table:table-cell>
          <table:table-cell table:number-columns-repeated="6"/>
          <table:table-cell table:formula="of:=[.$Q$2]+([.$Q$3]*[.J129])" office:value-type="float" office:value="-0.001689" calcext:value-type="float">
            <text:p>-0.001689</text:p>
          </table:table-cell>
          <table:table-cell table:formula="of:=[.$R$2]+([.$R$3]*[.K129])" office:value-type="float" office:value="0.083776" calcext:value-type="float">
            <text:p>0.083776</text:p>
          </table:table-cell>
          <table:table-cell table:formula="of:=[.$S$2]+([.$S$3]*[.L129])" office:value-type="float" office:value="-0.100119" calcext:value-type="float">
            <text:p>-0.100119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60" calcext:value-type="float">
            <text:p>-60</text:p>
          </table:table-cell>
          <table:table-cell office:value-type="float" office:value="980" calcext:value-type="float">
            <text:p>980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-336" calcext:value-type="float">
            <text:p>-336</text:p>
          </table:table-cell>
          <table:table-cell office:value-type="float" office:value="-0.030514" calcext:value-type="float">
            <text:p>-0.030514</text:p>
          </table:table-cell>
          <table:table-cell office:value-type="float" office:value="-0.008975" calcext:value-type="float">
            <text:p>-0.008975</text:p>
          </table:table-cell>
          <table:table-cell office:value-type="float" office:value="0.146589" calcext:value-type="float">
            <text:p>0.146589</text:p>
          </table:table-cell>
          <table:table-cell office:value-type="float" office:value="0.005375" calcext:value-type="float">
            <text:p>0.005375</text:p>
          </table:table-cell>
          <table:table-cell office:value-type="float" office:value="0.111378" calcext:value-type="float">
            <text:p>0.111378</text:p>
          </table:table-cell>
          <table:table-cell office:value-type="float" office:value="-0.10033" calcext:value-type="float">
            <text:p>-0.10033</text:p>
          </table:table-cell>
          <table:table-cell office:value-type="float" office:value="9.834149" calcext:value-type="float">
            <text:p>9.834149</text:p>
          </table:table-cell>
          <table:table-cell office:value-type="float" office:value="502.343508" calcext:value-type="float">
            <text:p>502.343508</text:p>
          </table:table-cell>
          <table:table-cell table:number-columns-repeated="6"/>
          <table:table-cell table:formula="of:=[.$Q$2]+([.$Q$3]*[.J130])" office:value-type="float" office:value="0.013375" calcext:value-type="float">
            <text:p>0.013375</text:p>
          </table:table-cell>
          <table:table-cell table:formula="of:=[.$R$2]+([.$R$3]*[.K130])" office:value-type="float" office:value="0.083878" calcext:value-type="float">
            <text:p>0.083878</text:p>
          </table:table-cell>
          <table:table-cell table:formula="of:=[.$S$2]+([.$S$3]*[.L130])" office:value-type="float" office:value="-0.10033" calcext:value-type="float">
            <text:p>-0.10033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71" calcext:value-type="float">
            <text:p>71</text:p>
          </table:table-cell>
          <table:table-cell office:value-type="float" office:value="349" calcext:value-type="float">
            <text:p>349</text:p>
          </table:table-cell>
          <table:table-cell office:value-type="float" office:value="-336" calcext:value-type="float">
            <text:p>-336</text:p>
          </table:table-cell>
          <table:table-cell office:value-type="float" office:value="-0.018828" calcext:value-type="float">
            <text:p>-0.018828</text:p>
          </table:table-cell>
          <table:table-cell office:value-type="float" office:value="-0.001822" calcext:value-type="float">
            <text:p>-0.001822</text:p>
          </table:table-cell>
          <table:table-cell office:value-type="float" office:value="0.148803" calcext:value-type="float">
            <text:p>0.148803</text:p>
          </table:table-cell>
          <table:table-cell office:value-type="float" office:value="0.021751" calcext:value-type="float">
            <text:p>0.021751</text:p>
          </table:table-cell>
          <table:table-cell office:value-type="float" office:value="0.106917" calcext:value-type="float">
            <text:p>0.106917</text:p>
          </table:table-cell>
          <table:table-cell office:value-type="float" office:value="-0.102935" calcext:value-type="float">
            <text:p>-0.102935</text:p>
          </table:table-cell>
          <table:table-cell office:value-type="float" office:value="9.687859" calcext:value-type="float">
            <text:p>9.687859</text:p>
          </table:table-cell>
          <table:table-cell office:value-type="float" office:value="489.630473" calcext:value-type="float">
            <text:p>489.630473</text:p>
          </table:table-cell>
          <table:table-cell table:number-columns-repeated="6"/>
          <table:table-cell table:formula="of:=[.$Q$2]+([.$Q$3]*[.J131])" office:value-type="float" office:value="0.029751" calcext:value-type="float">
            <text:p>0.029751</text:p>
          </table:table-cell>
          <table:table-cell table:formula="of:=[.$R$2]+([.$R$3]*[.K131])" office:value-type="float" office:value="0.079417" calcext:value-type="float">
            <text:p>0.079417</text:p>
          </table:table-cell>
          <table:table-cell table:formula="of:=[.$S$2]+([.$S$3]*[.L131])" office:value-type="float" office:value="-0.102935" calcext:value-type="float">
            <text:p>-0.10293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24" calcext:value-type="float">
            <text:p>-2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  <table:table-cell office:value-type="float" office:value="312" calcext:value-type="float">
            <text:p>312</text:p>
          </table:table-cell>
          <table:table-cell office:value-type="float" office:value="-337" calcext:value-type="float">
            <text:p>-337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-0.003727" calcext:value-type="float">
            <text:p>-0.003727</text:p>
          </table:table-cell>
          <table:table-cell office:value-type="float" office:value="0.149081" calcext:value-type="float">
            <text:p>0.149081</text:p>
          </table:table-cell>
          <table:table-cell office:value-type="float" office:value="0.040564" calcext:value-type="float">
            <text:p>0.040564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-0.105969" calcext:value-type="float">
            <text:p>-0.105969</text:p>
          </table:table-cell>
          <table:table-cell office:value-type="float" office:value="9.472392" calcext:value-type="float">
            <text:p>9.472392</text:p>
          </table:table-cell>
          <table:table-cell office:value-type="float" office:value="477.026205" calcext:value-type="float">
            <text:p>477.026205</text:p>
          </table:table-cell>
          <table:table-cell table:number-columns-repeated="6"/>
          <table:table-cell table:formula="of:=[.$Q$2]+([.$Q$3]*[.J132])" office:value-type="float" office:value="0.048564" calcext:value-type="float">
            <text:p>0.048564</text:p>
          </table:table-cell>
          <table:table-cell table:formula="of:=[.$R$2]+([.$R$3]*[.K132])" office:value-type="float" office:value="0.070608" calcext:value-type="float">
            <text:p>0.070608</text:p>
          </table:table-cell>
          <table:table-cell table:formula="of:=[.$S$2]+([.$S$3]*[.L132])" office:value-type="float" office:value="-0.105969" calcext:value-type="float">
            <text:p>-0.10596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162" calcext:value-type="float">
            <text:p>162</text:p>
          </table:table-cell>
          <table:table-cell office:value-type="float" office:value="275" calcext:value-type="float">
            <text:p>275</text:p>
          </table:table-cell>
          <table:table-cell office:value-type="float" office:value="-336" calcext:value-type="float">
            <text:p>-336</text:p>
          </table:table-cell>
          <table:table-cell office:value-type="float" office:value="-0.015288" calcext:value-type="float">
            <text:p>-0.015288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0.149214" calcext:value-type="float">
            <text:p>0.149214</text:p>
          </table:table-cell>
          <table:table-cell office:value-type="float" office:value="0.052435" calcext:value-type="float">
            <text:p>0.052435</text:p>
          </table:table-cell>
          <table:table-cell office:value-type="float" office:value="0.089011" calcext:value-type="float">
            <text:p>0.089011</text:p>
          </table:table-cell>
          <table:table-cell office:value-type="float" office:value="-0.108755" calcext:value-type="float">
            <text:p>-0.108755</text:p>
          </table:table-cell>
          <table:table-cell office:value-type="float" office:value="9.621719" calcext:value-type="float">
            <text:p>9.621719</text:p>
          </table:table-cell>
          <table:table-cell office:value-type="float" office:value="463.427448" calcext:value-type="float">
            <text:p>463.427448</text:p>
          </table:table-cell>
          <table:table-cell table:number-columns-repeated="6"/>
          <table:table-cell table:formula="of:=[.$Q$2]+([.$Q$3]*[.J133])" office:value-type="float" office:value="0.060435" calcext:value-type="float">
            <text:p>0.060435</text:p>
          </table:table-cell>
          <table:table-cell table:formula="of:=[.$R$2]+([.$R$3]*[.K133])" office:value-type="float" office:value="0.061511" calcext:value-type="float">
            <text:p>0.061511</text:p>
          </table:table-cell>
          <table:table-cell table:formula="of:=[.$S$2]+([.$S$3]*[.L133])" office:value-type="float" office:value="-0.108755" calcext:value-type="float">
            <text:p>-0.10875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48" calcext:value-type="float">
            <text:p>-48</text:p>
          </table:table-cell>
          <table:table-cell office:value-type="float" office:value="1004" calcext:value-type="float">
            <text:p>1004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-339" calcext:value-type="float">
            <text:p>-339</text:p>
          </table:table-cell>
          <table:table-cell office:value-type="float" office:value="-0.013672" calcext:value-type="float">
            <text:p>-0.013672</text:p>
          </table:table-cell>
          <table:table-cell office:value-type="float" office:value="-0.007133" calcext:value-type="float">
            <text:p>-0.007133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0.064657" calcext:value-type="float">
            <text:p>0.064657</text:p>
          </table:table-cell>
          <table:table-cell office:value-type="float" office:value="0.071766" calcext:value-type="float">
            <text:p>0.071766</text:p>
          </table:table-cell>
          <table:table-cell office:value-type="float" office:value="-0.114757" calcext:value-type="float">
            <text:p>-0.114757</text:p>
          </table:table-cell>
          <table:table-cell office:value-type="float" office:value="9.898327" calcext:value-type="float">
            <text:p>9.898327</text:p>
          </table:table-cell>
          <table:table-cell office:value-type="float" office:value="443.109467" calcext:value-type="float">
            <text:p>443.109467</text:p>
          </table:table-cell>
          <table:table-cell table:number-columns-repeated="6"/>
          <table:table-cell table:formula="of:=[.$Q$2]+([.$Q$3]*[.J134])" office:value-type="float" office:value="0.072657" calcext:value-type="float">
            <text:p>0.072657</text:p>
          </table:table-cell>
          <table:table-cell table:formula="of:=[.$R$2]+([.$R$3]*[.K134])" office:value-type="float" office:value="0.044266" calcext:value-type="float">
            <text:p>0.044266</text:p>
          </table:table-cell>
          <table:table-cell table:formula="of:=[.$S$2]+([.$S$3]*[.L134])" office:value-type="float" office:value="-0.114757" calcext:value-type="float">
            <text:p>-0.11475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-336" calcext:value-type="float">
            <text:p>-336</text:p>
          </table:table-cell>
          <table:table-cell office:value-type="float" office:value="-0.01756" calcext:value-type="float">
            <text:p>-0.01756</text:p>
          </table:table-cell>
          <table:table-cell office:value-type="float" office:value="-0.001817" calcext:value-type="float">
            <text:p>-0.001817</text:p>
          </table:table-cell>
          <table:table-cell office:value-type="float" office:value="0.148958" calcext:value-type="float">
            <text:p>0.148958</text:p>
          </table:table-cell>
          <table:table-cell office:value-type="float" office:value="0.073522" calcext:value-type="float">
            <text:p>0.073522</text:p>
          </table:table-cell>
          <table:table-cell office:value-type="float" office:value="0.057067" calcext:value-type="float">
            <text:p>0.057067</text:p>
          </table:table-cell>
          <table:table-cell office:value-type="float" office:value="-0.117635" calcext:value-type="float">
            <text:p>-0.117635</text:p>
          </table:table-cell>
          <table:table-cell office:value-type="float" office:value="9.717277" calcext:value-type="float">
            <text:p>9.717277</text:p>
          </table:table-cell>
          <table:table-cell office:value-type="float" office:value="428.444862" calcext:value-type="float">
            <text:p>428.444862</text:p>
          </table:table-cell>
          <table:table-cell table:number-columns-repeated="6"/>
          <table:table-cell table:formula="of:=[.$Q$2]+([.$Q$3]*[.J135])" office:value-type="float" office:value="0.081522" calcext:value-type="float">
            <text:p>0.081522</text:p>
          </table:table-cell>
          <table:table-cell table:formula="of:=[.$R$2]+([.$R$3]*[.K135])" office:value-type="float" office:value="0.029567" calcext:value-type="float">
            <text:p>0.029567</text:p>
          </table:table-cell>
          <table:table-cell table:formula="of:=[.$S$2]+([.$S$3]*[.L135])" office:value-type="float" office:value="-0.117635" calcext:value-type="float">
            <text:p>-0.11763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56" calcext:value-type="float">
            <text:p>-56</text:p>
          </table:table-cell>
          <table:table-cell office:value-type="float" office:value="972" calcext:value-type="float">
            <text:p>972</text:p>
          </table:table-cell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 office:value-type="float" office:value="-336" calcext:value-type="float">
            <text:p>-336</text:p>
          </table:table-cell>
          <table:table-cell office:value-type="float" office:value="-0.013503" calcext:value-type="float">
            <text:p>-0.013503</text:p>
          </table:table-cell>
          <table:table-cell office:value-type="float" office:value="-0.008593" calcext:value-type="float">
            <text:p>-0.008593</text:p>
          </table:table-cell>
          <table:table-cell office:value-type="float" office:value="0.149144" calcext:value-type="float">
            <text:p>0.149144</text:p>
          </table:table-cell>
          <table:table-cell office:value-type="float" office:value="0.077575" calcext:value-type="float">
            <text:p>0.077575</text:p>
          </table:table-cell>
          <table:table-cell office:value-type="float" office:value="0.036958" calcext:value-type="float">
            <text:p>0.036958</text:p>
          </table:table-cell>
          <table:table-cell office:value-type="float" office:value="-0.122948" calcext:value-type="float">
            <text:p>-0.122948</text:p>
          </table:table-cell>
          <table:table-cell office:value-type="float" office:value="9.586792" calcext:value-type="float">
            <text:p>9.586792</text:p>
          </table:table-cell>
          <table:table-cell office:value-type="float" office:value="409.928042" calcext:value-type="float">
            <text:p>409.928042</text:p>
          </table:table-cell>
          <table:table-cell table:number-columns-repeated="6"/>
          <table:table-cell table:formula="of:=[.$Q$2]+([.$Q$3]*[.J136])" office:value-type="float" office:value="0.085575" calcext:value-type="float">
            <text:p>0.085575</text:p>
          </table:table-cell>
          <table:table-cell table:formula="of:=[.$R$2]+([.$R$3]*[.K136])" office:value-type="float" office:value="0.009458" calcext:value-type="float">
            <text:p>0.009458</text:p>
          </table:table-cell>
          <table:table-cell table:formula="of:=[.$S$2]+([.$S$3]*[.L136])" office:value-type="float" office:value="-0.122948" calcext:value-type="float">
            <text:p>-0.12294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office:value-type="float" office:value="-338" calcext:value-type="float">
            <text:p>-338</text:p>
          </table:table-cell>
          <table:table-cell office:value-type="float" office:value="-0.015828" calcext:value-type="float">
            <text:p>-0.015828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.149151" calcext:value-type="float">
            <text:p>0.149151</text:p>
          </table:table-cell>
          <table:table-cell office:value-type="float" office:value="0.075785" calcext:value-type="float">
            <text:p>0.07578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-0.12872" calcext:value-type="float">
            <text:p>-0.12872</text:p>
          </table:table-cell>
          <table:table-cell office:value-type="float" office:value="9.665199" calcext:value-type="float">
            <text:p>9.665199</text:p>
          </table:table-cell>
          <table:table-cell office:value-type="float" office:value="393.879423" calcext:value-type="float">
            <text:p>393.879423</text:p>
          </table:table-cell>
          <table:table-cell table:number-columns-repeated="6"/>
          <table:table-cell table:formula="of:=[.$Q$2]+([.$Q$3]*[.J137])" office:value-type="float" office:value="0.083785" calcext:value-type="float">
            <text:p>0.083785</text:p>
          </table:table-cell>
          <table:table-cell table:formula="of:=[.$R$2]+([.$R$3]*[.K137])" office:value-type="float" office:value="-0.01379" calcext:value-type="float">
            <text:p>-0.01379</text:p>
          </table:table-cell>
          <table:table-cell table:formula="of:=[.$S$2]+([.$S$3]*[.L137])" office:value-type="float" office:value="-0.12872" calcext:value-type="float">
            <text:p>-0.12872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28" calcext:value-type="float">
            <text:p>28</text:p>
          </table:table-cell>
          <table:table-cell office:value-type="float" office:value="1140" calcext:value-type="float">
            <text:p>1140</text:p>
          </table:table-cell>
          <table:table-cell office:value-type="float" office:value="176" calcext:value-type="float">
            <text:p>176</text:p>
          </table:table-cell>
          <table:table-cell office:value-type="float" office:value="-19" calcext:value-type="float">
            <text:p>-19</text:p>
          </table:table-cell>
          <table:table-cell office:value-type="float" office:value="-336" calcext:value-type="float">
            <text:p>-336</text:p>
          </table:table-cell>
          <table:table-cell office:value-type="float" office:value="-0.024905" calcext:value-type="float">
            <text:p>-0.02490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147873" calcext:value-type="float">
            <text:p>0.147873</text:p>
          </table:table-cell>
          <table:table-cell office:value-type="float" office:value="0.069514" calcext:value-type="float">
            <text:p>0.069514</text:p>
          </table:table-cell>
          <table:table-cell office:value-type="float" office:value="-0.007504" calcext:value-type="float">
            <text:p>-0.007504</text:p>
          </table:table-cell>
          <table:table-cell office:value-type="float" office:value="-0.132708" calcext:value-type="float">
            <text:p>-0.132708</text:p>
          </table:table-cell>
          <table:table-cell office:value-type="float" office:value="11.340357" calcext:value-type="float">
            <text:p>11.340357</text:p>
          </table:table-cell>
          <table:table-cell office:value-type="float" office:value="379.7802" calcext:value-type="float">
            <text:p>379.7802</text:p>
          </table:table-cell>
          <table:table-cell table:number-columns-repeated="6"/>
          <table:table-cell table:formula="of:=[.$Q$2]+([.$Q$3]*[.J138])" office:value-type="float" office:value="0.077514" calcext:value-type="float">
            <text:p>0.077514</text:p>
          </table:table-cell>
          <table:table-cell table:formula="of:=[.$R$2]+([.$R$3]*[.K138])" office:value-type="float" office:value="-0.035004" calcext:value-type="float">
            <text:p>-0.035004</text:p>
          </table:table-cell>
          <table:table-cell table:formula="of:=[.$S$2]+([.$S$3]*[.L138])" office:value-type="float" office:value="-0.132708" calcext:value-type="float">
            <text:p>-0.132708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40" calcext:value-type="float">
            <text:p>-40</text:p>
          </table:table-cell>
          <table:table-cell office:value-type="float" office:value="1172" calcext:value-type="float">
            <text:p>1172</text:p>
          </table:table-cell>
          <table:table-cell office:value-type="float" office:value="136" calcext:value-type="float">
            <text:p>136</text:p>
          </table:table-cell>
          <table:table-cell office:value-type="float" office:value="-60" calcext:value-type="float">
            <text:p>-60</text:p>
          </table:table-cell>
          <table:table-cell office:value-type="float" office:value="-340" calcext:value-type="float">
            <text:p>-340</text:p>
          </table:table-cell>
          <table:table-cell office:value-type="float" office:value="-0.024236" calcext:value-type="float">
            <text:p>-0.024236</text:p>
          </table:table-cell>
          <table:table-cell office:value-type="float" office:value="-0.005049" calcext:value-type="float">
            <text:p>-0.005049</text:p>
          </table:table-cell>
          <table:table-cell office:value-type="float" office:value="0.147943" calcext:value-type="float">
            <text:p>0.147943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-0.024254" calcext:value-type="float">
            <text:p>-0.024254</text:p>
          </table:table-cell>
          <table:table-cell office:value-type="float" office:value="-0.137439" calcext:value-type="float">
            <text:p>-0.137439</text:p>
          </table:table-cell>
          <table:table-cell office:value-type="float" office:value="11.653207" calcext:value-type="float">
            <text:p>11.653207</text:p>
          </table:table-cell>
          <table:table-cell office:value-type="float" office:value="371.074117" calcext:value-type="float">
            <text:p>371.074117</text:p>
          </table:table-cell>
          <table:table-cell table:number-columns-repeated="6"/>
          <table:table-cell table:formula="of:=[.$Q$2]+([.$Q$3]*[.J139])" office:value-type="float" office:value="0.062976" calcext:value-type="float">
            <text:p>0.062976</text:p>
          </table:table-cell>
          <table:table-cell table:formula="of:=[.$R$2]+([.$R$3]*[.K139])" office:value-type="float" office:value="-0.051754" calcext:value-type="float">
            <text:p>-0.051754</text:p>
          </table:table-cell>
          <table:table-cell table:formula="of:=[.$S$2]+([.$S$3]*[.L139])" office:value-type="float" office:value="-0.137439" calcext:value-type="float">
            <text:p>-0.137439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40" calcext:value-type="float">
            <text:p>-40</text:p>
          </table:table-cell>
          <table:table-cell office:value-type="float" office:value="976" calcext:value-type="float">
            <text:p>976</text:p>
          </table:table-cell>
          <table:table-cell office:value-type="float" office:value="87" calcext:value-type="float">
            <text:p>87</text:p>
          </table:table-cell>
          <table:table-cell office:value-type="float" office:value="-100" calcext:value-type="float">
            <text:p>-100</text:p>
          </table:table-cell>
          <table:table-cell office:value-type="float" office:value="-339" calcext:value-type="float">
            <text:p>-339</text:p>
          </table:table-cell>
          <table:table-cell office:value-type="float" office:value="-0.01889" calcext:value-type="float">
            <text:p>-0.01889</text:p>
          </table:table-cell>
          <table:table-cell office:value-type="float" office:value="-0.006093" calcext:value-type="float">
            <text:p>-0.006093</text:p>
          </table:table-cell>
          <table:table-cell office:value-type="float" office:value="0.148681" calcext:value-type="float">
            <text:p>0.148681</text:p>
          </table:table-cell>
          <table:table-cell office:value-type="float" office:value="0.035852" calcext:value-type="float">
            <text:p>0.035852</text:p>
          </table:table-cell>
          <table:table-cell office:value-type="float" office:value="-0.04121" calcext:value-type="float">
            <text:p>-0.04121</text:p>
          </table:table-cell>
          <table:table-cell office:value-type="float" office:value="-0.139701" calcext:value-type="float">
            <text:p>-0.139701</text:p>
          </table:table-cell>
          <table:table-cell office:value-type="float" office:value="9.6562" calcext:value-type="float">
            <text:p>9.6562</text:p>
          </table:table-cell>
          <table:table-cell office:value-type="float" office:value="363.991758" calcext:value-type="float">
            <text:p>363.991758</text:p>
          </table:table-cell>
          <table:table-cell table:number-columns-repeated="6"/>
          <table:table-cell table:formula="of:=[.$Q$2]+([.$Q$3]*[.J140])" office:value-type="float" office:value="0.043852" calcext:value-type="float">
            <text:p>0.043852</text:p>
          </table:table-cell>
          <table:table-cell table:formula="of:=[.$R$2]+([.$R$3]*[.K140])" office:value-type="float" office:value="-0.06871" calcext:value-type="float">
            <text:p>-0.06871</text:p>
          </table:table-cell>
          <table:table-cell table:formula="of:=[.$S$2]+([.$S$3]*[.L140])" office:value-type="float" office:value="-0.139701" calcext:value-type="float">
            <text:p>-0.13970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-338" calcext:value-type="float">
            <text:p>-338</text:p>
          </table:table-cell>
          <table:table-cell office:value-type="float" office:value="-0.018304" calcext:value-type="float">
            <text:p>-0.018304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0.148874" calcext:value-type="float">
            <text:p>0.148874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-0.050344" calcext:value-type="float">
            <text:p>-0.050344</text:p>
          </table:table-cell>
          <table:table-cell office:value-type="float" office:value="-0.140631" calcext:value-type="float">
            <text:p>-0.140631</text:p>
          </table:table-cell>
          <table:table-cell office:value-type="float" office:value="9.643683" calcext:value-type="float">
            <text:p>9.643683</text:p>
          </table:table-cell>
          <table:table-cell office:value-type="float" office:value="360.51907" calcext:value-type="float">
            <text:p>360.51907</text:p>
          </table:table-cell>
          <table:table-cell table:number-columns-repeated="6"/>
          <table:table-cell table:formula="of:=[.$Q$2]+([.$Q$3]*[.J141])" office:value-type="float" office:value="0.02173" calcext:value-type="float">
            <text:p>0.02173</text:p>
          </table:table-cell>
          <table:table-cell table:formula="of:=[.$R$2]+([.$R$3]*[.K141])" office:value-type="float" office:value="-0.077844" calcext:value-type="float">
            <text:p>-0.077844</text:p>
          </table:table-cell>
          <table:table-cell table:formula="of:=[.$S$2]+([.$S$3]*[.L141])" office:value-type="float" office:value="-0.140631" calcext:value-type="float">
            <text:p>-0.140631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" calcext:value-type="float">
            <text:p>-4</text:p>
          </table:table-cell>
          <table:table-cell office:value-type="float" office:value="988" calcext:value-type="float">
            <text:p>988</text:p>
          </table:table-cell>
          <table:table-cell office:value-type="float" office:value="66" calcext:value-type="float">
            <text:p>66</text:p>
          </table:table-cell>
          <table:table-cell office:value-type="float" office:value="-112" calcext:value-type="float">
            <text:p>-112</text:p>
          </table:table-cell>
          <table:table-cell office:value-type="float" office:value="-339" calcext:value-type="float">
            <text:p>-339</text:p>
          </table:table-cell>
          <table:table-cell office:value-type="float" office:value="-0.021045" calcext:value-type="float">
            <text:p>-0.021045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0.148515" calcext:value-type="float">
            <text:p>0.148515</text:p>
          </table:table-cell>
          <table:table-cell office:value-type="float" office:value="0.027267" calcext:value-type="float">
            <text:p>0.027267</text:p>
          </table:table-cell>
          <table:table-cell office:value-type="float" office:value="-0.046272" calcext:value-type="float">
            <text:p>-0.046272</text:p>
          </table:table-cell>
          <table:table-cell office:value-type="float" office:value="-0.140055" calcext:value-type="float">
            <text:p>-0.140055</text:p>
          </table:table-cell>
          <table:table-cell office:value-type="float" office:value="9.785838" calcext:value-type="float">
            <text:p>9.785838</text:p>
          </table:table-cell>
          <table:table-cell office:value-type="float" office:value="363.071618" calcext:value-type="float">
            <text:p>363.071618</text:p>
          </table:table-cell>
          <table:table-cell table:number-columns-repeated="6"/>
          <table:table-cell table:formula="of:=[.$Q$2]+([.$Q$3]*[.J142])" office:value-type="float" office:value="0.035267" calcext:value-type="float">
            <text:p>0.035267</text:p>
          </table:table-cell>
          <table:table-cell table:formula="of:=[.$R$2]+([.$R$3]*[.K142])" office:value-type="float" office:value="-0.073772" calcext:value-type="float">
            <text:p>-0.073772</text:p>
          </table:table-cell>
          <table:table-cell table:formula="of:=[.$S$2]+([.$S$3]*[.L142])" office:value-type="float" office:value="-0.140055" calcext:value-type="float">
            <text:p>-0.140055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138" calcext:value-type="float">
            <text:p>138</text:p>
          </table:table-cell>
          <table:table-cell office:value-type="float" office:value="-63" calcext:value-type="float">
            <text:p>-63</text:p>
          </table:table-cell>
          <table:table-cell office:value-type="float" office:value="-338" calcext:value-type="float">
            <text:p>-338</text:p>
          </table:table-cell>
          <table:table-cell office:value-type="float" office:value="-0.019864" calcext:value-type="float">
            <text:p>-0.019864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148678" calcext:value-type="float">
            <text:p>0.148678</text:p>
          </table:table-cell>
          <table:table-cell office:value-type="float" office:value="0.055873" calcext:value-type="float">
            <text:p>0.055873</text:p>
          </table:table-cell>
          <table:table-cell office:value-type="float" office:value="-0.025507" calcext:value-type="float">
            <text:p>-0.025507</text:p>
          </table:table-cell>
          <table:table-cell office:value-type="float" office:value="-0.136849" calcext:value-type="float">
            <text:p>-0.136849</text:p>
          </table:table-cell>
          <table:table-cell office:value-type="float" office:value="9.77514" calcext:value-type="float">
            <text:p>9.77514</text:p>
          </table:table-cell>
          <table:table-cell office:value-type="float" office:value="370.482118" calcext:value-type="float">
            <text:p>370.482118</text:p>
          </table:table-cell>
          <table:table-cell table:number-columns-repeated="6"/>
          <table:table-cell table:formula="of:=[.$Q$2]+([.$Q$3]*[.J143])" office:value-type="float" office:value="0.063873" calcext:value-type="float">
            <text:p>0.063873</text:p>
          </table:table-cell>
          <table:table-cell table:formula="of:=[.$R$2]+([.$R$3]*[.K143])" office:value-type="float" office:value="-0.053007" calcext:value-type="float">
            <text:p>-0.053007</text:p>
          </table:table-cell>
          <table:table-cell table:formula="of:=[.$S$2]+([.$S$3]*[.L143])" office:value-type="float" office:value="-0.136849" calcext:value-type="float">
            <text:p>-0.13684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24" calcext:value-type="float">
            <text:p>-24</text:p>
          </table:table-cell>
          <table:table-cell office:value-type="float" office:value="920" calcext:value-type="float">
            <text:p>920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-329" calcext:value-type="float">
            <text:p>-329</text:p>
          </table:table-cell>
          <table:table-cell office:value-type="float" office:value="-0.007163" calcext:value-type="float">
            <text:p>-0.007163</text:p>
          </table:table-cell>
          <table:table-cell office:value-type="float" office:value="-0.003907" calcext:value-type="float">
            <text:p>-0.003907</text:p>
          </table:table-cell>
          <table:table-cell office:value-type="float" office:value="0.149778" calcext:value-type="float">
            <text:p>0.149778</text:p>
          </table:table-cell>
          <table:table-cell office:value-type="float" office:value="0.078475" calcext:value-type="float">
            <text:p>0.078475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-0.127813" calcext:value-type="float">
            <text:p>-0.127813</text:p>
          </table:table-cell>
          <table:table-cell office:value-type="float" office:value="9.035497" calcext:value-type="float">
            <text:p>9.035497</text:p>
          </table:table-cell>
          <table:table-cell office:value-type="float" office:value="386.110088" calcext:value-type="float">
            <text:p>386.110088</text:p>
          </table:table-cell>
          <table:table-cell table:number-columns-repeated="6"/>
          <table:table-cell table:formula="of:=[.$Q$2]+([.$Q$3]*[.J144])" office:value-type="float" office:value="0.086475" calcext:value-type="float">
            <text:p>0.086475</text:p>
          </table:table-cell>
          <table:table-cell table:formula="of:=[.$R$2]+([.$R$3]*[.K144])" office:value-type="float" office:value="-0.025169" calcext:value-type="float">
            <text:p>-0.025169</text:p>
          </table:table-cell>
          <table:table-cell table:formula="of:=[.$S$2]+([.$S$3]*[.L144])" office:value-type="float" office:value="-0.127813" calcext:value-type="float">
            <text:p>-0.127813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32" calcext:value-type="float">
            <text:p>-32</text:p>
          </table:table-cell>
          <table:table-cell office:value-type="float" office:value="1088" calcext:value-type="float">
            <text:p>1088</text:p>
          </table:table-cell>
          <table:table-cell office:value-type="float" office:value="227" calcext:value-type="float">
            <text:p>227</text:p>
          </table:table-cell>
          <table:table-cell office:value-type="float" office:value="99" calcext:value-type="float">
            <text:p>99</text:p>
          </table:table-cell>
          <table:table-cell office:value-type="float" office:value="-330" calcext:value-type="float">
            <text:p>-330</text:p>
          </table:table-cell>
          <table:table-cell office:value-type="float" office:value="-0.030235" calcext:value-type="float">
            <text:p>-0.030235</text:p>
          </table:table-cell>
          <table:table-cell office:value-type="float" office:value="-0.004319" calcext:value-type="float">
            <text:p>-0.004319</text:p>
          </table:table-cell>
          <table:table-cell office:value-type="float" office:value="0.146858" calcext:value-type="float">
            <text:p>0.146858</text:p>
          </table:table-cell>
          <table:table-cell office:value-type="float" office:value="0.082528" calcext:value-type="float">
            <text:p>0.082528</text:p>
          </table:table-cell>
          <table:table-cell office:value-type="float" office:value="0.035992" calcext:value-type="float">
            <text:p>0.035992</text:p>
          </table:table-cell>
          <table:table-cell office:value-type="float" office:value="-0.119974" calcext:value-type="float">
            <text:p>-0.119974</text:p>
          </table:table-cell>
          <table:table-cell office:value-type="float" office:value="10.897938" calcext:value-type="float">
            <text:p>10.897938</text:p>
          </table:table-cell>
          <table:table-cell office:value-type="float" office:value="412.589384" calcext:value-type="float">
            <text:p>412.589384</text:p>
          </table:table-cell>
          <table:table-cell table:number-columns-repeated="6"/>
          <table:table-cell table:formula="of:=[.$Q$2]+([.$Q$3]*[.J145])" office:value-type="float" office:value="0.090528" calcext:value-type="float">
            <text:p>0.090528</text:p>
          </table:table-cell>
          <table:table-cell table:formula="of:=[.$R$2]+([.$R$3]*[.K145])" office:value-type="float" office:value="0.008492" calcext:value-type="float">
            <text:p>0.008492</text:p>
          </table:table-cell>
          <table:table-cell table:formula="of:=[.$S$2]+([.$S$3]*[.L145])" office:value-type="float" office:value="-0.119974" calcext:value-type="float">
            <text:p>-0.119974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2" calcext:value-type="float">
            <text:p>-52</text:p>
          </table:table-cell>
          <table:table-cell office:value-type="float" office:value="1060" calcext:value-type="float">
            <text:p>1060</text:p>
          </table:table-cell>
          <table:table-cell office:value-type="float" office:value="219" calcext:value-type="float">
            <text:p>219</text:p>
          </table:table-cell>
          <table:table-cell office:value-type="float" office:value="170" calcext:value-type="float">
            <text:p>170</text:p>
          </table:table-cell>
          <table:table-cell office:value-type="float" office:value="-331" calcext:value-type="float">
            <text:p>-331</text:p>
          </table:table-cell>
          <table:table-cell office:value-type="float" office:value="-0.025083" calcext:value-type="float">
            <text:p>-0.025083</text:p>
          </table:table-cell>
          <table:table-cell office:value-type="float" office:value="-0.007246" calcext:value-type="float">
            <text:p>-0.007246</text:p>
          </table:table-cell>
          <table:table-cell office:value-type="float" office:value="0.14771" calcext:value-type="float">
            <text:p>0.14771</text:p>
          </table:table-cell>
          <table:table-cell office:value-type="float" office:value="0.076083" calcext:value-type="float">
            <text:p>0.076083</text:p>
          </table:table-cell>
          <table:table-cell office:value-type="float" office:value="0.05906" calcext:value-type="float">
            <text:p>0.05906</text:p>
          </table:table-cell>
          <table:table-cell office:value-type="float" office:value="-0.114993" calcext:value-type="float">
            <text:p>-0.114993</text:p>
          </table:table-cell>
          <table:table-cell office:value-type="float" office:value="10.556185" calcext:value-type="float">
            <text:p>10.556185</text:p>
          </table:table-cell>
          <table:table-cell office:value-type="float" office:value="431.76614" calcext:value-type="float">
            <text:p>431.76614</text:p>
          </table:table-cell>
          <table:table-cell table:number-columns-repeated="6"/>
          <table:table-cell table:formula="of:=[.$Q$2]+([.$Q$3]*[.J146])" office:value-type="float" office:value="0.084083" calcext:value-type="float">
            <text:p>0.084083</text:p>
          </table:table-cell>
          <table:table-cell table:formula="of:=[.$R$2]+([.$R$3]*[.K146])" office:value-type="float" office:value="0.03156" calcext:value-type="float">
            <text:p>0.03156</text:p>
          </table:table-cell>
          <table:table-cell table:formula="of:=[.$S$2]+([.$S$3]*[.L146])" office:value-type="float" office:value="-0.114993" calcext:value-type="float">
            <text:p>-0.114993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36" calcext:value-type="float">
            <text:p>-36</text:p>
          </table:table-cell>
          <table:table-cell office:value-type="float" office:value="1024" calcext:value-type="float">
            <text:p>1024</text:p>
          </table:table-cell>
          <table:table-cell office:value-type="float" office:value="178" calcext:value-type="float">
            <text:p>178</text:p>
          </table:table-cell>
          <table:table-cell office:value-type="float" office:value="259" calcext:value-type="float">
            <text:p>259</text:p>
          </table:table-cell>
          <table:table-cell office:value-type="float" office:value="-332" calcext:value-type="float">
            <text:p>-332</text:p>
          </table:table-cell>
          <table:table-cell office:value-type="float" office:value="-0.016299" calcext:value-type="float">
            <text:p>-0.016299</text:p>
          </table:table-cell>
          <table:table-cell office:value-type="float" office:value="-0.005239" calcext:value-type="float">
            <text:p>-0.005239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0.084982" calcext:value-type="float">
            <text:p>0.084982</text:p>
          </table:table-cell>
          <table:table-cell office:value-type="float" office:value="-0.108935" calcext:value-type="float">
            <text:p>-0.108935</text:p>
          </table:table-cell>
          <table:table-cell office:value-type="float" office:value="10.108065" calcext:value-type="float">
            <text:p>10.108065</text:p>
          </table:table-cell>
          <table:table-cell office:value-type="float" office:value="457.153147" calcext:value-type="float">
            <text:p>457.153147</text:p>
          </table:table-cell>
          <table:table-cell table:number-columns-repeated="6"/>
          <table:table-cell table:formula="of:=[.$Q$2]+([.$Q$3]*[.J147])" office:value-type="float" office:value="0.066405" calcext:value-type="float">
            <text:p>0.066405</text:p>
          </table:table-cell>
          <table:table-cell table:formula="of:=[.$R$2]+([.$R$3]*[.K147])" office:value-type="float" office:value="0.057482" calcext:value-type="float">
            <text:p>0.057482</text:p>
          </table:table-cell>
          <table:table-cell table:formula="of:=[.$S$2]+([.$S$3]*[.L147])" office:value-type="float" office:value="-0.108935" calcext:value-type="float">
            <text:p>-0.108935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0" calcext:value-type="float">
            <text:p>-60</text:p>
          </table:table-cell>
          <table:table-cell office:value-type="float" office:value="992" calcext:value-type="float">
            <text:p>992</text:p>
          </table:table-cell>
          <table:table-cell office:value-type="float" office:value="113" calcext:value-type="float">
            <text:p>113</text:p>
          </table:table-cell>
          <table:table-cell office:value-type="float" office:value="322" calcext:value-type="float">
            <text:p>322</text:p>
          </table:table-cell>
          <table:table-cell office:value-type="float" office:value="-335" calcext:value-type="float">
            <text:p>-335</text:p>
          </table:table-cell>
          <table:table-cell office:value-type="float" office:value="-0.015018" calcext:value-type="float">
            <text:p>-0.015018</text:p>
          </table:table-cell>
          <table:table-cell office:value-type="float" office:value="-0.009011" calcext:value-type="float">
            <text:p>-0.009011</text:p>
          </table:table-cell>
          <table:table-cell office:value-type="float" office:value="0.148974" calcext:value-type="float">
            <text:p>0.148974</text:p>
          </table:table-cell>
          <table:table-cell office:value-type="float" office:value="0.035445" calcext:value-type="float">
            <text:p>0.035445</text:p>
          </table:table-cell>
          <table:table-cell office:value-type="float" office:value="0.101003" calcext:value-type="float">
            <text:p>0.101003</text:p>
          </table:table-cell>
          <table:table-cell office:value-type="float" office:value="-0.105081" calcext:value-type="float">
            <text:p>-0.105081</text:p>
          </table:table-cell>
          <table:table-cell office:value-type="float" office:value="9.795189" calcext:value-type="float">
            <text:p>9.795189</text:p>
          </table:table-cell>
          <table:table-cell office:value-type="float" office:value="478.202886" calcext:value-type="float">
            <text:p>478.202886</text:p>
          </table:table-cell>
          <table:table-cell table:number-columns-repeated="6"/>
          <table:table-cell table:formula="of:=[.$Q$2]+([.$Q$3]*[.J148])" office:value-type="float" office:value="0.043445" calcext:value-type="float">
            <text:p>0.043445</text:p>
          </table:table-cell>
          <table:table-cell table:formula="of:=[.$R$2]+([.$R$3]*[.K148])" office:value-type="float" office:value="0.073503" calcext:value-type="float">
            <text:p>0.073503</text:p>
          </table:table-cell>
          <table:table-cell table:formula="of:=[.$S$2]+([.$S$3]*[.L148])" office:value-type="float" office:value="-0.105081" calcext:value-type="float">
            <text:p>-0.105081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45" calcext:value-type="float">
            <text:p>45</text:p>
          </table:table-cell>
          <table:table-cell office:value-type="float" office:value="359" calcext:value-type="float">
            <text:p>359</text:p>
          </table:table-cell>
          <table:table-cell office:value-type="float" office:value="-336" calcext:value-type="float">
            <text:p>-336</text:p>
          </table:table-cell>
          <table:table-cell office:value-type="float" office:value="-0.019058" calcext:value-type="float">
            <text:p>-0.01905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148779" calcext:value-type="float">
            <text:p>0.148779</text:p>
          </table:table-cell>
          <table:table-cell office:value-type="float" office:value="0.013671" calcext:value-type="float">
            <text:p>0.013671</text:p>
          </table:table-cell>
          <table:table-cell office:value-type="float" office:value="0.10906" calcext:value-type="float">
            <text:p>0.10906</text:p>
          </table:table-cell>
          <table:table-cell office:value-type="float" office:value="-0.102073" calcext:value-type="float">
            <text:p>-0.102073</text:p>
          </table:table-cell>
          <table:table-cell office:value-type="float" office:value="9.570728" calcext:value-type="float">
            <text:p>9.570728</text:p>
          </table:table-cell>
          <table:table-cell office:value-type="float" office:value="493.763101" calcext:value-type="float">
            <text:p>493.763101</text:p>
          </table:table-cell>
          <table:table-cell table:number-columns-repeated="6"/>
          <table:table-cell table:formula="of:=[.$Q$2]+([.$Q$3]*[.J149])" office:value-type="float" office:value="0.021671" calcext:value-type="float">
            <text:p>0.021671</text:p>
          </table:table-cell>
          <table:table-cell table:formula="of:=[.$R$2]+([.$R$3]*[.K149])" office:value-type="float" office:value="0.08156" calcext:value-type="float">
            <text:p>0.08156</text:p>
          </table:table-cell>
          <table:table-cell table:formula="of:=[.$S$2]+([.$S$3]*[.L149])" office:value-type="float" office:value="-0.102073" calcext:value-type="float">
            <text:p>-0.10207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" calcext:value-type="float">
            <text:p>-4</text:p>
          </table:table-cell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float" office:value="-338" calcext:value-type="float">
            <text:p>-338</text:p>
          </table:table-cell>
          <table:table-cell office:value-type="float" office:value="-0.017732" calcext:value-type="float">
            <text:p>-0.017732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0.148947" calcext:value-type="float">
            <text:p>0.148947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1106" calcext:value-type="float">
            <text:p>0.1106</text:p>
          </table:table-cell>
          <table:table-cell office:value-type="float" office:value="-0.101308" calcext:value-type="float">
            <text:p>-0.101308</text:p>
          </table:table-cell>
          <table:table-cell office:value-type="float" office:value="9.954982" calcext:value-type="float">
            <text:p>9.954982</text:p>
          </table:table-cell>
          <table:table-cell office:value-type="float" office:value="500.453794" calcext:value-type="float">
            <text:p>500.453794</text:p>
          </table:table-cell>
          <table:table-cell table:number-columns-repeated="6"/>
          <table:table-cell table:formula="of:=[.$Q$2]+([.$Q$3]*[.J150])" office:value-type="float" office:value="0.010098" calcext:value-type="float">
            <text:p>0.010098</text:p>
          </table:table-cell>
          <table:table-cell table:formula="of:=[.$R$2]+([.$R$3]*[.K150])" office:value-type="float" office:value="0.0831" calcext:value-type="float">
            <text:p>0.0831</text:p>
          </table:table-cell>
          <table:table-cell table:formula="of:=[.$S$2]+([.$S$3]*[.L150])" office:value-type="float" office:value="-0.101308" calcext:value-type="float">
            <text:p>-0.10130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-91" calcext:value-type="float">
            <text:p>-91</text:p>
          </table:table-cell>
          <table:table-cell office:value-type="float" office:value="370" calcext:value-type="float">
            <text:p>370</text:p>
          </table:table-cell>
          <table:table-cell office:value-type="float" office:value="-341" calcext:value-type="float">
            <text:p>-341</text:p>
          </table:table-cell>
          <table:table-cell office:value-type="float" office:value="-0.015703" calcext:value-type="float">
            <text:p>-0.015703</text:p>
          </table:table-cell>
          <table:table-cell office:value-type="float" office:value="0" calcext:value-type="float">
            <text:p>0</text:p>
          </table:table-cell>
          <table:table-cell office:value-type="float" office:value="0.149176" calcext:value-type="float">
            <text:p>0.149176</text:p>
          </table:table-cell>
          <table:table-cell office:value-type="float" office:value="-0.026695" calcext:value-type="float">
            <text:p>-0.026695</text:p>
          </table:table-cell>
          <table:table-cell office:value-type="float" office:value="0.10854" calcext:value-type="float">
            <text:p>0.10854</text:p>
          </table:table-cell>
          <table:table-cell office:value-type="float" office:value="-0.100033" calcext:value-type="float">
            <text:p>-0.100033</text:p>
          </table:table-cell>
          <table:table-cell office:value-type="float" office:value="9.742501" calcext:value-type="float">
            <text:p>9.742501</text:p>
          </table:table-cell>
          <table:table-cell office:value-type="float" office:value="511.333551" calcext:value-type="float">
            <text:p>511.333551</text:p>
          </table:table-cell>
          <table:table-cell table:number-columns-repeated="6"/>
          <table:table-cell table:formula="of:=[.$Q$2]+([.$Q$3]*[.J151])" office:value-type="float" office:value="-0.018695" calcext:value-type="float">
            <text:p>-0.018695</text:p>
          </table:table-cell>
          <table:table-cell table:formula="of:=[.$R$2]+([.$R$3]*[.K151])" office:value-type="float" office:value="0.08104" calcext:value-type="float">
            <text:p>0.08104</text:p>
          </table:table-cell>
          <table:table-cell table:formula="of:=[.$S$2]+([.$S$3]*[.L151])" office:value-type="float" office:value="-0.100033" calcext:value-type="float">
            <text:p>-0.100033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4" calcext:value-type="float">
            <text:p>-4</text:p>
          </table:table-cell>
          <table:table-cell office:value-type="float" office:value="996" calcext:value-type="float">
            <text:p>996</text:p>
          </table:table-cell>
          <table:table-cell office:value-type="float" office:value="-174" calcext:value-type="float">
            <text:p>-174</text:p>
          </table:table-cell>
          <table:table-cell office:value-type="float" office:value="341" calcext:value-type="float">
            <text:p>341</text:p>
          </table:table-cell>
          <table:table-cell office:value-type="float" office:value="-343" calcext:value-type="float">
            <text:p>-343</text:p>
          </table:table-cell>
          <table:table-cell office:value-type="float" office:value="-0.017352" calcext:value-type="float">
            <text:p>-0.017352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0.148992" calcext:value-type="float">
            <text:p>0.148992</text:p>
          </table:table-cell>
          <table:table-cell office:value-type="float" office:value="-0.050777" calcext:value-type="float">
            <text:p>-0.050777</text:p>
          </table:table-cell>
          <table:table-cell office:value-type="float" office:value="0.099512" calcext:value-type="float">
            <text:p>0.099512</text:p>
          </table:table-cell>
          <table:table-cell office:value-type="float" office:value="-0.100095" calcext:value-type="float">
            <text:p>-0.100095</text:p>
          </table:table-cell>
          <table:table-cell office:value-type="float" office:value="9.833523" calcext:value-type="float">
            <text:p>9.833523</text:p>
          </table:table-cell>
          <table:table-cell office:value-type="float" office:value="514.009728" calcext:value-type="float">
            <text:p>514.009728</text:p>
          </table:table-cell>
          <table:table-cell table:number-columns-repeated="6"/>
          <table:table-cell table:formula="of:=[.$Q$2]+([.$Q$3]*[.J152])" office:value-type="float" office:value="-0.042777" calcext:value-type="float">
            <text:p>-0.042777</text:p>
          </table:table-cell>
          <table:table-cell table:formula="of:=[.$R$2]+([.$R$3]*[.K152])" office:value-type="float" office:value="0.072012" calcext:value-type="float">
            <text:p>0.072012</text:p>
          </table:table-cell>
          <table:table-cell table:formula="of:=[.$S$2]+([.$S$3]*[.L152])" office:value-type="float" office:value="-0.100095" calcext:value-type="float">
            <text:p>-0.100095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240" calcext:value-type="float">
            <text:p>-240</text:p>
          </table:table-cell>
          <table:table-cell office:value-type="float" office:value="280" calcext:value-type="float">
            <text:p>280</text:p>
          </table:table-cell>
          <table:table-cell office:value-type="float" office:value="-347" calcext:value-type="float">
            <text:p>-347</text:p>
          </table:table-cell>
          <table:table-cell office:value-type="float" office:value="-0.022719" calcext:value-type="float">
            <text:p>-0.022719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148268" calcext:value-type="float">
            <text:p>0.148268</text:p>
          </table:table-cell>
          <table:table-cell office:value-type="float" office:value="-0.071094" calcext:value-type="float">
            <text:p>-0.071094</text:p>
          </table:table-cell>
          <table:table-cell office:value-type="float" office:value="0.082944" calcext:value-type="float">
            <text:p>0.082944</text:p>
          </table:table-cell>
          <table:table-cell office:value-type="float" office:value="-0.102791" calcext:value-type="float">
            <text:p>-0.102791</text:p>
          </table:table-cell>
          <table:table-cell office:value-type="float" office:value="9.841813" calcext:value-type="float">
            <text:p>9.841813</text:p>
          </table:table-cell>
          <table:table-cell office:value-type="float" office:value="506.368443" calcext:value-type="float">
            <text:p>506.368443</text:p>
          </table:table-cell>
          <table:table-cell table:number-columns-repeated="6"/>
          <table:table-cell table:formula="of:=[.$Q$2]+([.$Q$3]*[.J153])" office:value-type="float" office:value="-0.063094" calcext:value-type="float">
            <text:p>-0.063094</text:p>
          </table:table-cell>
          <table:table-cell table:formula="of:=[.$R$2]+([.$R$3]*[.K153])" office:value-type="float" office:value="0.055444" calcext:value-type="float">
            <text:p>0.055444</text:p>
          </table:table-cell>
          <table:table-cell table:formula="of:=[.$S$2]+([.$S$3]*[.L153])" office:value-type="float" office:value="-0.102791" calcext:value-type="float">
            <text:p>-0.102791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-265" calcext:value-type="float">
            <text:p>-265</text:p>
          </table:table-cell>
          <table:table-cell office:value-type="float" office:value="243" calcext:value-type="float">
            <text:p>243</text:p>
          </table:table-cell>
          <table:table-cell office:value-type="float" office:value="-347" calcext:value-type="float">
            <text:p>-347</text:p>
          </table:table-cell>
          <table:table-cell office:value-type="float" office:value="-0.017031" calcext:value-type="float">
            <text:p>-0.017031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149025" calcext:value-type="float">
            <text:p>0.149025</text:p>
          </table:table-cell>
          <table:table-cell office:value-type="float" office:value="-0.07955" calcext:value-type="float">
            <text:p>-0.07955</text:p>
          </table:table-cell>
          <table:table-cell office:value-type="float" office:value="0.072946" calcext:value-type="float">
            <text:p>0.072946</text:p>
          </table:table-cell>
          <table:table-cell office:value-type="float" office:value="-0.104166" calcext:value-type="float">
            <text:p>-0.104166</text:p>
          </table:table-cell>
          <table:table-cell office:value-type="float" office:value="9.673395" calcext:value-type="float">
            <text:p>9.673395</text:p>
          </table:table-cell>
          <table:table-cell office:value-type="float" office:value="499.682899" calcext:value-type="float">
            <text:p>499.682899</text:p>
          </table:table-cell>
          <table:table-cell table:number-columns-repeated="6"/>
          <table:table-cell table:formula="of:=[.$Q$2]+([.$Q$3]*[.J154])" office:value-type="float" office:value="-0.07155" calcext:value-type="float">
            <text:p>-0.07155</text:p>
          </table:table-cell>
          <table:table-cell table:formula="of:=[.$R$2]+([.$R$3]*[.K154])" office:value-type="float" office:value="0.045446" calcext:value-type="float">
            <text:p>0.045446</text:p>
          </table:table-cell>
          <table:table-cell table:formula="of:=[.$S$2]+([.$S$3]*[.L154])" office:value-type="float" office:value="-0.104166" calcext:value-type="float">
            <text:p>-0.104166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-272" calcext:value-type="float">
            <text:p>-272</text:p>
          </table:table-cell>
          <table:table-cell office:value-type="float" office:value="213" calcext:value-type="float">
            <text:p>213</text:p>
          </table:table-cell>
          <table:table-cell office:value-type="float" office:value="-352" calcext:value-type="float">
            <text:p>-352</text:p>
          </table:table-cell>
          <table:table-cell office:value-type="float" office:value="-0.018902" calcext:value-type="float">
            <text:p>-0.018902</text:p>
          </table:table-cell>
          <table:table-cell office:value-type="float" office:value="-0.003049" calcext:value-type="float">
            <text:p>-0.003049</text:p>
          </table:table-cell>
          <table:table-cell office:value-type="float" office:value="0.148773" calcext:value-type="float">
            <text:p>0.148773</text:p>
          </table:table-cell>
          <table:table-cell office:value-type="float" office:value="-0.082723" calcext:value-type="float">
            <text:p>-0.082723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-0.107054" calcext:value-type="float">
            <text:p>-0.107054</text:p>
          </table:table-cell>
          <table:table-cell office:value-type="float" office:value="9.650223" calcext:value-type="float">
            <text:p>9.650223</text:p>
          </table:table-cell>
          <table:table-cell office:value-type="float" office:value="493.210908" calcext:value-type="float">
            <text:p>493.210908</text:p>
          </table:table-cell>
          <table:table-cell table:number-columns-repeated="6"/>
          <table:table-cell table:formula="of:=[.$Q$2]+([.$Q$3]*[.J155])" office:value-type="float" office:value="-0.074723" calcext:value-type="float">
            <text:p>-0.074723</text:p>
          </table:table-cell>
          <table:table-cell table:formula="of:=[.$R$2]+([.$R$3]*[.K155])" office:value-type="float" office:value="0.03728" calcext:value-type="float">
            <text:p>0.03728</text:p>
          </table:table-cell>
          <table:table-cell table:formula="of:=[.$S$2]+([.$S$3]*[.L155])" office:value-type="float" office:value="-0.107054" calcext:value-type="float">
            <text:p>-0.10705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12" calcext:value-type="float">
            <text:p>-12</text:p>
          </table:table-cell>
          <table:table-cell office:value-type="float" office:value="1024" calcext:value-type="float">
            <text:p>1024</text:p>
          </table:table-cell>
          <table:table-cell office:value-type="float" office:value="-286" calcext:value-type="float">
            <text:p>-286</text:p>
          </table:table-cell>
          <table:table-cell office:value-type="float" office:value="134" calcext:value-type="float">
            <text:p>134</text:p>
          </table:table-cell>
          <table:table-cell office:value-type="float" office:value="-353" calcext:value-type="float">
            <text:p>-353</text:p>
          </table:table-cell>
          <table:table-cell office:value-type="float" office:value="-0.016308" calcext:value-type="float">
            <text:p>-0.016308</text:p>
          </table:table-cell>
          <table:table-cell office:value-type="float" office:value="-0.001747" calcext:value-type="float">
            <text:p>-0.001747</text:p>
          </table:table-cell>
          <table:table-cell office:value-type="float" office:value="0.149101" calcext:value-type="float">
            <text:p>0.149101</text:p>
          </table:table-cell>
          <table:table-cell office:value-type="float" office:value="-0.09057" calcext:value-type="float">
            <text:p>-0.09057</text:p>
          </table:table-cell>
          <table:table-cell office:value-type="float" office:value="0.042435" calcext:value-type="float">
            <text:p>0.042435</text:p>
          </table:table-cell>
          <table:table-cell office:value-type="float" office:value="-0.111787" calcext:value-type="float">
            <text:p>-0.111787</text:p>
          </table:table-cell>
          <table:table-cell office:value-type="float" office:value="10.102583" calcext:value-type="float">
            <text:p>10.102583</text:p>
          </table:table-cell>
          <table:table-cell office:value-type="float" office:value="473.667605" calcext:value-type="float">
            <text:p>473.667605</text:p>
          </table:table-cell>
          <table:table-cell table:number-columns-repeated="6"/>
          <table:table-cell table:formula="of:=[.$Q$2]+([.$Q$3]*[.J156])" office:value-type="float" office:value="-0.08257" calcext:value-type="float">
            <text:p>-0.08257</text:p>
          </table:table-cell>
          <table:table-cell table:formula="of:=[.$R$2]+([.$R$3]*[.K156])" office:value-type="float" office:value="0.014935" calcext:value-type="float">
            <text:p>0.014935</text:p>
          </table:table-cell>
          <table:table-cell table:formula="of:=[.$S$2]+([.$S$3]*[.L156])" office:value-type="float" office:value="-0.111787" calcext:value-type="float">
            <text:p>-0.111787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-285" calcext:value-type="float">
            <text:p>-285</text:p>
          </table:table-cell>
          <table:table-cell office:value-type="float" office:value="84" calcext:value-type="float">
            <text:p>84</text:p>
          </table:table-cell>
          <table:table-cell office:value-type="float" office:value="-354" calcext:value-type="float">
            <text:p>-354</text:p>
          </table:table-cell>
          <table:table-cell office:value-type="float" office:value="-0.026033" calcext:value-type="float">
            <text:p>-0.026033</text:p>
          </table:table-cell>
          <table:table-cell office:value-type="float" office:value="0" calcext:value-type="float">
            <text:p>0</text:p>
          </table:table-cell>
          <table:table-cell office:value-type="float" office:value="0.147724" calcext:value-type="float">
            <text:p>0.147724</text:p>
          </table:table-cell>
          <table:table-cell office:value-type="float" office:value="-0.092499" calcext:value-type="float">
            <text:p>-0.092499</text:p>
          </table:table-cell>
          <table:table-cell office:value-type="float" office:value="0.027263" calcext:value-type="float">
            <text:p>0.027263</text:p>
          </table:table-cell>
          <table:table-cell office:value-type="float" office:value="-0.114894" calcext:value-type="float">
            <text:p>-0.114894</text:p>
          </table:table-cell>
          <table:table-cell office:value-type="float" office:value="9.718782" calcext:value-type="float">
            <text:p>9.718782</text:p>
          </table:table-cell>
          <table:table-cell office:value-type="float" office:value="462.165555" calcext:value-type="float">
            <text:p>462.165555</text:p>
          </table:table-cell>
          <table:table-cell table:number-columns-repeated="6"/>
          <table:table-cell table:formula="of:=[.$Q$2]+([.$Q$3]*[.J157])" office:value-type="float" office:value="-0.084499" calcext:value-type="float">
            <text:p>-0.084499</text:p>
          </table:table-cell>
          <table:table-cell table:formula="of:=[.$R$2]+([.$R$3]*[.K157])" office:value-type="float" office:value="-0.000237000000000001" calcext:value-type="float">
            <text:p>-0.000237</text:p>
          </table:table-cell>
          <table:table-cell table:formula="of:=[.$S$2]+([.$S$3]*[.L157])" office:value-type="float" office:value="-0.114894" calcext:value-type="float">
            <text:p>-0.114894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-278" calcext:value-type="float">
            <text:p>-278</text:p>
          </table:table-cell>
          <table:table-cell office:value-type="float" office:value="40" calcext:value-type="float">
            <text:p>40</text:p>
          </table:table-cell>
          <table:table-cell office:value-type="float" office:value="-352" calcext:value-type="float">
            <text:p>-352</text:p>
          </table:table-cell>
          <table:table-cell office:value-type="float" office:value="-0.019778" calcext:value-type="float">
            <text:p>-0.019778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148631" calcext:value-type="float">
            <text:p>0.148631</text:p>
          </table:table-cell>
          <table:table-cell office:value-type="float" office:value="-0.092601" calcext:value-type="float">
            <text:p>-0.092601</text:p>
          </table:table-cell>
          <table:table-cell office:value-type="float" office:value="0.013324" calcext:value-type="float">
            <text:p>0.013324</text:p>
          </table:table-cell>
          <table:table-cell office:value-type="float" office:value="-0.11725" calcext:value-type="float">
            <text:p>-0.11725</text:p>
          </table:table-cell>
          <table:table-cell office:value-type="float" office:value="9.817784" calcext:value-type="float">
            <text:p>9.817784</text:p>
          </table:table-cell>
          <table:table-cell office:value-type="float" office:value="450.319886" calcext:value-type="float">
            <text:p>450.319886</text:p>
          </table:table-cell>
          <table:table-cell table:number-columns-repeated="6"/>
          <table:table-cell table:formula="of:=[.$Q$2]+([.$Q$3]*[.J158])" office:value-type="float" office:value="-0.084601" calcext:value-type="float">
            <text:p>-0.084601</text:p>
          </table:table-cell>
          <table:table-cell table:formula="of:=[.$R$2]+([.$R$3]*[.K158])" office:value-type="float" office:value="-0.014176" calcext:value-type="float">
            <text:p>-0.014176</text:p>
          </table:table-cell>
          <table:table-cell table:formula="of:=[.$S$2]+([.$S$3]*[.L158])" office:value-type="float" office:value="-0.11725" calcext:value-type="float">
            <text:p>-0.11725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36" calcext:value-type="float">
            <text:p>-36</text:p>
          </table:table-cell>
          <table:table-cell office:value-type="float" office:value="1048" calcext:value-type="float">
            <text:p>1048</text:p>
          </table:table-cell>
          <table:table-cell office:value-type="float" office:value="-264" calcext:value-type="float">
            <text:p>-264</text:p>
          </table:table-cell>
          <table:table-cell office:value-type="float" office:value="11" calcext:value-type="float">
            <text:p>11</text:p>
          </table:table-cell>
          <table:table-cell office:value-type="float" office:value="-350" calcext:value-type="float">
            <text:p>-350</text:p>
          </table:table-cell>
          <table:table-cell office:value-type="float" office:value="-0.02756" calcext:value-type="float">
            <text:p>-0.02756</text:p>
          </table:table-cell>
          <table:table-cell office:value-type="float" office:value="-0.005062" calcext:value-type="float">
            <text:p>-0.005062</text:p>
          </table:table-cell>
          <table:table-cell office:value-type="float" office:value="0.14736" calcext:value-type="float">
            <text:p>0.14736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-0.119716" calcext:value-type="float">
            <text:p>-0.119716</text:p>
          </table:table-cell>
          <table:table-cell office:value-type="float" office:value="10.461523" calcext:value-type="float">
            <text:p>10.461523</text:p>
          </table:table-cell>
          <table:table-cell office:value-type="float" office:value="438.539622" calcext:value-type="float">
            <text:p>438.539622</text:p>
          </table:table-cell>
          <table:table-cell table:number-columns-repeated="6"/>
          <table:table-cell table:formula="of:=[.$Q$2]+([.$Q$3]*[.J159])" office:value-type="float" office:value="-0.0823" calcext:value-type="float">
            <text:p>-0.0823</text:p>
          </table:table-cell>
          <table:table-cell table:formula="of:=[.$R$2]+([.$R$3]*[.K159])" office:value-type="float" office:value="-0.023738" calcext:value-type="float">
            <text:p>-0.023738</text:p>
          </table:table-cell>
          <table:table-cell table:formula="of:=[.$S$2]+([.$S$3]*[.L159])" office:value-type="float" office:value="-0.119716" calcext:value-type="float">
            <text:p>-0.119716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40" calcext:value-type="float">
            <text:p>-40</text:p>
          </table:table-cell>
          <table:table-cell office:value-type="float" office:value="992" calcext:value-type="float">
            <text:p>992</text:p>
          </table:table-cell>
          <table:table-cell office:value-type="float" office:value="-218" calcext:value-type="float">
            <text:p>-218</text:p>
          </table:table-cell>
          <table:table-cell office:value-type="float" office:value="-57" calcext:value-type="float">
            <text:p>-57</text:p>
          </table:table-cell>
          <table:table-cell office:value-type="float" office:value="-349" calcext:value-type="float">
            <text:p>-349</text:p>
          </table:table-cell>
          <table:table-cell office:value-type="float" office:value="-0.029052" calcext:value-type="float">
            <text:p>-0.029052</text:p>
          </table:table-cell>
          <table:table-cell office:value-type="float" office:value="-0.005929" calcext:value-type="float">
            <text:p>-0.005929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-0.078715" calcext:value-type="float">
            <text:p>-0.078715</text:p>
          </table:table-cell>
          <table:table-cell office:value-type="float" office:value="-0.020582" calcext:value-type="float">
            <text:p>-0.020582</text:p>
          </table:table-cell>
          <table:table-cell office:value-type="float" office:value="-0.126017" calcext:value-type="float">
            <text:p>-0.126017</text:p>
          </table:table-cell>
          <table:table-cell office:value-type="float" office:value="9.92402" calcext:value-type="float">
            <text:p>9.92402</text:p>
          </table:table-cell>
          <table:table-cell office:value-type="float" office:value="415.420269" calcext:value-type="float">
            <text:p>415.420269</text:p>
          </table:table-cell>
          <table:table-cell table:number-columns-repeated="6"/>
          <table:table-cell table:formula="of:=[.$Q$2]+([.$Q$3]*[.J160])" office:value-type="float" office:value="-0.070715" calcext:value-type="float">
            <text:p>-0.070715</text:p>
          </table:table-cell>
          <table:table-cell table:formula="of:=[.$R$2]+([.$R$3]*[.K160])" office:value-type="float" office:value="-0.048082" calcext:value-type="float">
            <text:p>-0.048082</text:p>
          </table:table-cell>
          <table:table-cell table:formula="of:=[.$S$2]+([.$S$3]*[.L160])" office:value-type="float" office:value="-0.126017" calcext:value-type="float">
            <text:p>-0.12601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-158" calcext:value-type="float">
            <text:p>-158</text:p>
          </table:table-cell>
          <table:table-cell office:value-type="float" office:value="-107" calcext:value-type="float">
            <text:p>-107</text:p>
          </table:table-cell>
          <table:table-cell office:value-type="float" office:value="-347" calcext:value-type="float">
            <text:p>-347</text:p>
          </table:table-cell>
          <table:table-cell office:value-type="float" office:value="-0.014855" calcext:value-type="float">
            <text:p>-0.014855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0.149144" calcext:value-type="float">
            <text:p>0.149144</text:p>
          </table:table-cell>
          <table:table-cell office:value-type="float" office:value="-0.059847" calcext:value-type="float">
            <text:p>-0.059847</text:p>
          </table:table-cell>
          <table:table-cell office:value-type="float" office:value="-0.04053" calcext:value-type="float">
            <text:p>-0.04053</text:p>
          </table:table-cell>
          <table:table-cell office:value-type="float" office:value="-0.131437" calcext:value-type="float">
            <text:p>-0.131437</text:p>
          </table:table-cell>
          <table:table-cell office:value-type="float" office:value="9.902368" calcext:value-type="float">
            <text:p>9.902368</text:p>
          </table:table-cell>
          <table:table-cell office:value-type="float" office:value="396.007576" calcext:value-type="float">
            <text:p>396.007576</text:p>
          </table:table-cell>
          <table:table-cell table:number-columns-repeated="6"/>
          <table:table-cell table:formula="of:=[.$Q$2]+([.$Q$3]*[.J161])" office:value-type="float" office:value="-0.051847" calcext:value-type="float">
            <text:p>-0.051847</text:p>
          </table:table-cell>
          <table:table-cell table:formula="of:=[.$R$2]+([.$R$3]*[.K161])" office:value-type="float" office:value="-0.06803" calcext:value-type="float">
            <text:p>-0.06803</text:p>
          </table:table-cell>
          <table:table-cell table:formula="of:=[.$S$2]+([.$S$3]*[.L161])" office:value-type="float" office:value="-0.131437" calcext:value-type="float">
            <text:p>-0.131437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64" calcext:value-type="float">
            <text:p>-64</text:p>
          </table:table-cell>
          <table:table-cell office:value-type="float" office:value="984" calcext:value-type="float">
            <text:p>984</text:p>
          </table:table-cell>
          <table:table-cell office:value-type="float" office:value="-102" calcext:value-type="float">
            <text:p>-102</text:p>
          </table:table-cell>
          <table:table-cell office:value-type="float" office:value="-129" calcext:value-type="float">
            <text:p>-129</text:p>
          </table:table-cell>
          <table:table-cell office:value-type="float" office:value="-346" calcext:value-type="float">
            <text:p>-346</text:p>
          </table:table-cell>
          <table:table-cell office:value-type="float" office:value="-0.019902" calcext:value-type="float">
            <text:p>-0.019902</text:p>
          </table:table-cell>
          <table:table-cell office:value-type="float" office:value="-0.009649" calcext:value-type="float">
            <text:p>-0.009649</text:p>
          </table:table-cell>
          <table:table-cell office:value-type="float" office:value="0.14836" calcext:value-type="float">
            <text:p>0.14836</text:p>
          </table:table-cell>
          <table:table-cell office:value-type="float" office:value="-0.039938" calcext:value-type="float">
            <text:p>-0.039938</text:p>
          </table:table-cell>
          <table:table-cell office:value-type="float" office:value="-0.05051" calcext:value-type="float">
            <text:p>-0.05051</text:p>
          </table:table-cell>
          <table:table-cell office:value-type="float" office:value="-0.135476" calcext:value-type="float">
            <text:p>-0.135476</text:p>
          </table:table-cell>
          <table:table-cell office:value-type="float" office:value="9.75639" calcext:value-type="float">
            <text:p>9.75639</text:p>
          </table:table-cell>
          <table:table-cell office:value-type="float" office:value="383.093983" calcext:value-type="float">
            <text:p>383.093983</text:p>
          </table:table-cell>
          <table:table-cell table:number-columns-repeated="6"/>
          <table:table-cell table:formula="of:=[.$Q$2]+([.$Q$3]*[.J162])" office:value-type="float" office:value="-0.031938" calcext:value-type="float">
            <text:p>-0.031938</text:p>
          </table:table-cell>
          <table:table-cell table:formula="of:=[.$R$2]+([.$R$3]*[.K162])" office:value-type="float" office:value="-0.07801" calcext:value-type="float">
            <text:p>-0.07801</text:p>
          </table:table-cell>
          <table:table-cell table:formula="of:=[.$S$2]+([.$S$3]*[.L162])" office:value-type="float" office:value="-0.135476" calcext:value-type="float">
            <text:p>-0.135476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8" calcext:value-type="float">
            <text:p>-28</text:p>
          </table:table-cell>
          <table:table-cell office:value-type="float" office:value="968" calcext:value-type="float">
            <text:p>968</text:p>
          </table:table-cell>
          <table:table-cell office:value-type="float" office:value="-16" calcext:value-type="float">
            <text:p>-16</text:p>
          </table:table-cell>
          <table:table-cell office:value-type="float" office:value="-135" calcext:value-type="float">
            <text:p>-135</text:p>
          </table:table-cell>
          <table:table-cell office:value-type="float" office:value="-346" calcext:value-type="float">
            <text:p>-346</text:p>
          </table:table-cell>
          <table:table-cell office:value-type="float" office:value="-0.021462" calcext:value-type="float">
            <text:p>-0.021462</text:p>
          </table:table-cell>
          <table:table-cell office:value-type="float" office:value="-0.004292" calcext:value-type="float">
            <text:p>-0.004292</text:p>
          </table:table-cell>
          <table:table-cell office:value-type="float" office:value="0.148395" calcext:value-type="float">
            <text:p>0.148395</text:p>
          </table:table-cell>
          <table:table-cell office:value-type="float" office:value="-0.006456" calcext:value-type="float">
            <text:p>-0.006456</text:p>
          </table:table-cell>
          <table:table-cell office:value-type="float" office:value="-0.054472" calcext:value-type="float">
            <text:p>-0.054472</text:p>
          </table:table-cell>
          <table:table-cell office:value-type="float" office:value="-0.13961" calcext:value-type="float">
            <text:p>-0.13961</text:p>
          </table:table-cell>
          <table:table-cell office:value-type="float" office:value="9.595536" calcext:value-type="float">
            <text:p>9.595536</text:p>
          </table:table-cell>
          <table:table-cell office:value-type="float" office:value="371.748571" calcext:value-type="float">
            <text:p>371.748571</text:p>
          </table:table-cell>
          <table:table-cell table:number-columns-repeated="6"/>
          <table:table-cell table:formula="of:=[.$Q$2]+([.$Q$3]*[.J163])" office:value-type="float" office:value="0.001544" calcext:value-type="float">
            <text:p>0.001544</text:p>
          </table:table-cell>
          <table:table-cell table:formula="of:=[.$R$2]+([.$R$3]*[.K163])" office:value-type="float" office:value="-0.081972" calcext:value-type="float">
            <text:p>-0.081972</text:p>
          </table:table-cell>
          <table:table-cell table:formula="of:=[.$S$2]+([.$S$3]*[.L163])" office:value-type="float" office:value="-0.13961" calcext:value-type="float">
            <text:p>-0.13961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57" calcext:value-type="float">
            <text:p>57</text:p>
          </table:table-cell>
          <table:table-cell office:value-type="float" office:value="-124" calcext:value-type="float">
            <text:p>-124</text:p>
          </table:table-cell>
          <table:table-cell office:value-type="float" office:value="-345" calcext:value-type="float">
            <text:p>-345</text:p>
          </table:table-cell>
          <table:table-cell office:value-type="float" office:value="-0.020263" calcext:value-type="float">
            <text:p>-0.020263</text:p>
          </table:table-cell>
          <table:table-cell office:value-type="float" office:value="-0.00307" calcext:value-type="float">
            <text:p>-0.00307</text:p>
          </table:table-cell>
          <table:table-cell office:value-type="float" office:value="0.148593" calcext:value-type="float">
            <text:p>0.148593</text:p>
          </table:table-cell>
          <table:table-cell office:value-type="float" office:value="0.023045" calcext:value-type="float">
            <text:p>0.023045</text:p>
          </table:table-cell>
          <table:table-cell office:value-type="float" office:value="-0.050133" calcext:value-type="float">
            <text:p>-0.050133</text:p>
          </table:table-cell>
          <table:table-cell office:value-type="float" office:value="-0.139483" calcext:value-type="float">
            <text:p>-0.139483</text:p>
          </table:table-cell>
          <table:table-cell office:value-type="float" office:value="9.582699" calcext:value-type="float">
            <text:p>9.582699</text:p>
          </table:table-cell>
          <table:table-cell office:value-type="float" office:value="371.012129" calcext:value-type="float">
            <text:p>371.012129</text:p>
          </table:table-cell>
          <table:table-cell table:number-columns-repeated="6"/>
          <table:table-cell table:formula="of:=[.$Q$2]+([.$Q$3]*[.J164])" office:value-type="float" office:value="0.031045" calcext:value-type="float">
            <text:p>0.031045</text:p>
          </table:table-cell>
          <table:table-cell table:formula="of:=[.$R$2]+([.$R$3]*[.K164])" office:value-type="float" office:value="-0.077633" calcext:value-type="float">
            <text:p>-0.077633</text:p>
          </table:table-cell>
          <table:table-cell table:formula="of:=[.$S$2]+([.$S$3]*[.L164])" office:value-type="float" office:value="-0.139483" calcext:value-type="float">
            <text:p>-0.139483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11" calcext:value-type="float">
            <text:p>111</text:p>
          </table:table-cell>
          <table:table-cell office:value-type="float" office:value="-101" calcext:value-type="float">
            <text:p>-101</text:p>
          </table:table-cell>
          <table:table-cell office:value-type="float" office:value="-343" calcext:value-type="float">
            <text:p>-343</text:p>
          </table:table-cell>
          <table:table-cell office:value-type="float" office:value="-0.020697" calcext:value-type="float">
            <text:p>-0.020697</text:p>
          </table:table-cell>
          <table:table-cell office:value-type="float" office:value="-0.003044" calcext:value-type="float">
            <text:p>-0.003044</text:p>
          </table:table-cell>
          <table:table-cell office:value-type="float" office:value="0.148534" calcext:value-type="float">
            <text:p>0.148534</text:p>
          </table:table-cell>
          <table:table-cell office:value-type="float" office:value="0.044472" calcext:value-type="float">
            <text:p>0.044472</text:p>
          </table:table-cell>
          <table:table-cell office:value-type="float" office:value="-0.040465" calcext:value-type="float">
            <text:p>-0.040465</text:p>
          </table:table-cell>
          <table:table-cell office:value-type="float" office:value="-0.137422" calcext:value-type="float">
            <text:p>-0.137422</text:p>
          </table:table-cell>
          <table:table-cell office:value-type="float" office:value="9.665756" calcext:value-type="float">
            <text:p>9.665756</text:p>
          </table:table-cell>
          <table:table-cell office:value-type="float" office:value="374.394177" calcext:value-type="float">
            <text:p>374.394177</text:p>
          </table:table-cell>
          <table:table-cell table:number-columns-repeated="6"/>
          <table:table-cell table:formula="of:=[.$Q$2]+([.$Q$3]*[.J165])" office:value-type="float" office:value="0.052472" calcext:value-type="float">
            <text:p>0.052472</text:p>
          </table:table-cell>
          <table:table-cell table:formula="of:=[.$R$2]+([.$R$3]*[.K165])" office:value-type="float" office:value="-0.067965" calcext:value-type="float">
            <text:p>-0.067965</text:p>
          </table:table-cell>
          <table:table-cell table:formula="of:=[.$S$2]+([.$S$3]*[.L165])" office:value-type="float" office:value="-0.137422" calcext:value-type="float">
            <text:p>-0.137422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28" calcext:value-type="float">
            <text:p>-28</text:p>
          </table:table-cell>
          <table:table-cell office:value-type="float" office:value="976" calcext:value-type="float">
            <text:p>976</text:p>
          </table:table-cell>
          <table:table-cell office:value-type="float" office:value="147" calcext:value-type="float">
            <text:p>147</text:p>
          </table:table-cell>
          <table:table-cell office:value-type="float" office:value="-69" calcext:value-type="float">
            <text:p>-69</text:p>
          </table:table-cell>
          <table:table-cell office:value-type="float" office:value="-337" calcext:value-type="float">
            <text:p>-337</text:p>
          </table:table-cell>
          <table:table-cell office:value-type="float" office:value="-0.020693" calcext:value-type="float">
            <text:p>-0.020693</text:p>
          </table:table-cell>
          <table:table-cell office:value-type="float" office:value="-0.00426" calcext:value-type="float">
            <text:p>-0.00426</text:p>
          </table:table-cell>
          <table:table-cell office:value-type="float" office:value="0.148505" calcext:value-type="float">
            <text:p>0.148505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-0.027668" calcext:value-type="float">
            <text:p>-0.027668</text:p>
          </table:table-cell>
          <table:table-cell office:value-type="float" office:value="-0.13513" calcext:value-type="float">
            <text:p>-0.13513</text:p>
          </table:table-cell>
          <table:table-cell office:value-type="float" office:value="9.667667" calcext:value-type="float">
            <text:p>9.667667</text:p>
          </table:table-cell>
          <table:table-cell office:value-type="float" office:value="374.084215" calcext:value-type="float">
            <text:p>374.084215</text:p>
          </table:table-cell>
          <table:table-cell table:number-columns-repeated="6"/>
          <table:table-cell table:formula="of:=[.$Q$2]+([.$Q$3]*[.J166])" office:value-type="float" office:value="0.066944" calcext:value-type="float">
            <text:p>0.066944</text:p>
          </table:table-cell>
          <table:table-cell table:formula="of:=[.$R$2]+([.$R$3]*[.K166])" office:value-type="float" office:value="-0.055168" calcext:value-type="float">
            <text:p>-0.055168</text:p>
          </table:table-cell>
          <table:table-cell table:formula="of:=[.$S$2]+([.$S$3]*[.L166])" office:value-type="float" office:value="-0.13513" calcext:value-type="float">
            <text:p>-0.13513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20" calcext:value-type="float">
            <text:p>-20</text:p>
          </table:table-cell>
          <table:table-cell office:value-type="float" office:value="964" calcext:value-type="float">
            <text:p>964</text:p>
          </table:table-cell>
          <table:table-cell office:value-type="float" office:value="180" calcext:value-type="float">
            <text:p>180</text:p>
          </table:table-cell>
          <table:table-cell office:value-type="float" office:value="-36" calcext:value-type="float">
            <text:p>-36</text:p>
          </table:table-cell>
          <table:table-cell office:value-type="float" office:value="-336" calcext:value-type="float">
            <text:p>-336</text:p>
          </table:table-cell>
          <table:table-cell office:value-type="float" office:value="-0.022758" calcext:value-type="float">
            <text:p>-0.022758</text:p>
          </table:table-cell>
          <table:table-cell office:value-type="float" office:value="-0.003075" calcext:value-type="float">
            <text:p>-0.003075</text:p>
          </table:table-cell>
          <table:table-cell office:value-type="float" office:value="0.148232" calcext:value-type="float">
            <text:p>0.148232</text:p>
          </table:table-cell>
          <table:table-cell office:value-type="float" office:value="0.070519" calcext:value-type="float">
            <text:p>0.070519</text:p>
          </table:table-cell>
          <table:table-cell office:value-type="float" office:value="-0.014104" calcext:value-type="float">
            <text:p>-0.014104</text:p>
          </table:table-cell>
          <table:table-cell office:value-type="float" office:value="-0.131636" calcext:value-type="float">
            <text:p>-0.131636</text:p>
          </table:table-cell>
          <table:table-cell office:value-type="float" office:value="9.566387" calcext:value-type="float">
            <text:p>9.566387</text:p>
          </table:table-cell>
          <table:table-cell office:value-type="float" office:value="382.873347" calcext:value-type="float">
            <text:p>382.873347</text:p>
          </table:table-cell>
          <table:table-cell table:number-columns-repeated="6"/>
          <table:table-cell table:formula="of:=[.$Q$2]+([.$Q$3]*[.J167])" office:value-type="float" office:value="0.078519" calcext:value-type="float">
            <text:p>0.078519</text:p>
          </table:table-cell>
          <table:table-cell table:formula="of:=[.$R$2]+([.$R$3]*[.K167])" office:value-type="float" office:value="-0.041604" calcext:value-type="float">
            <text:p>-0.041604</text:p>
          </table:table-cell>
          <table:table-cell table:formula="of:=[.$S$2]+([.$S$3]*[.L167])" office:value-type="float" office:value="-0.131636" calcext:value-type="float">
            <text:p>-0.131636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-335" calcext:value-type="float">
            <text:p>-335</text:p>
          </table:table-cell>
          <table:table-cell office:value-type="float" office:value="-0.022484" calcext:value-type="float">
            <text:p>-0.022484</text:p>
          </table:table-cell>
          <table:table-cell office:value-type="float" office:value="-0.003038" calcext:value-type="float">
            <text:p>-0.003038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0.078016" calcext:value-type="float">
            <text:p>0.078016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-0.128115" calcext:value-type="float">
            <text:p>-0.128115</text:p>
          </table:table-cell>
          <table:table-cell office:value-type="float" office:value="9.682696" calcext:value-type="float">
            <text:p>9.682696</text:p>
          </table:table-cell>
          <table:table-cell office:value-type="float" office:value="392.226975" calcext:value-type="float">
            <text:p>392.226975</text:p>
          </table:table-cell>
          <table:table-cell table:number-columns-repeated="6"/>
          <table:table-cell table:formula="of:=[.$Q$2]+([.$Q$3]*[.J168])" office:value-type="float" office:value="0.086016" calcext:value-type="float">
            <text:p>0.086016</text:p>
          </table:table-cell>
          <table:table-cell table:formula="of:=[.$R$2]+([.$R$3]*[.K168])" office:value-type="float" office:value="-0.027118" calcext:value-type="float">
            <text:p>-0.027118</text:p>
          </table:table-cell>
          <table:table-cell table:formula="of:=[.$S$2]+([.$S$3]*[.L168])" office:value-type="float" office:value="-0.128115" calcext:value-type="float">
            <text:p>-0.128115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-334" calcext:value-type="float">
            <text:p>-334</text:p>
          </table:table-cell>
          <table:table-cell office:value-type="float" office:value="-0.02222" calcext:value-type="float">
            <text:p>-0.02222</text:p>
          </table:table-cell>
          <table:table-cell office:value-type="float" office:value="-0.001802" calcext:value-type="float">
            <text:p>-0.001802</text:p>
          </table:table-cell>
          <table:table-cell office:value-type="float" office:value="0.148334" calcext:value-type="float">
            <text:p>0.148334</text:p>
          </table:table-cell>
          <table:table-cell office:value-type="float" office:value="0.080169" calcext:value-type="float">
            <text:p>0.080169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-0.126304" calcext:value-type="float">
            <text:p>-0.126304</text:p>
          </table:table-cell>
          <table:table-cell office:value-type="float" office:value="9.797781" calcext:value-type="float">
            <text:p>9.797781</text:p>
          </table:table-cell>
          <table:table-cell office:value-type="float" office:value="396.662325" calcext:value-type="float">
            <text:p>396.662325</text:p>
          </table:table-cell>
          <table:table-cell table:number-columns-repeated="6"/>
          <table:table-cell table:formula="of:=[.$Q$2]+([.$Q$3]*[.J169])" office:value-type="float" office:value="0.088169" calcext:value-type="float">
            <text:p>0.088169</text:p>
          </table:table-cell>
          <table:table-cell table:formula="of:=[.$R$2]+([.$R$3]*[.K169])" office:value-type="float" office:value="-0.016533" calcext:value-type="float">
            <text:p>-0.016533</text:p>
          </table:table-cell>
          <table:table-cell table:formula="of:=[.$S$2]+([.$S$3]*[.L169])" office:value-type="float" office:value="-0.126304" calcext:value-type="float">
            <text:p>-0.12630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6" calcext:value-type="float">
            <text:p>-16</text:p>
          </table:table-cell>
          <table:table-cell office:value-type="float" office:value="964" calcext:value-type="float">
            <text:p>964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office:value-type="float" office:value="-335" calcext:value-type="float">
            <text:p>-33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474" calcext:value-type="float">
            <text:p>-0.002474</text:p>
          </table:table-cell>
          <table:table-cell office:value-type="float" office:value="0.149047" calcext:value-type="float">
            <text:p>0.149047</text:p>
          </table:table-cell>
          <table:table-cell office:value-type="float" office:value="0.080189" calcext:value-type="float">
            <text:p>0.080189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126119" calcext:value-type="float">
            <text:p>-0.126119</text:p>
          </table:table-cell>
          <table:table-cell office:value-type="float" office:value="9.514049" calcext:value-type="float">
            <text:p>9.514049</text:p>
          </table:table-cell>
          <table:table-cell office:value-type="float" office:value="398.434436" calcext:value-type="float">
            <text:p>398.434436</text:p>
          </table:table-cell>
          <table:table-cell table:number-columns-repeated="6"/>
          <table:table-cell table:formula="of:=[.$Q$2]+([.$Q$3]*[.J170])" office:value-type="float" office:value="0.088189" calcext:value-type="float">
            <text:p>0.088189</text:p>
          </table:table-cell>
          <table:table-cell table:formula="of:=[.$R$2]+([.$R$3]*[.K170])" office:value-type="float" office:value="-0.0147" calcext:value-type="float">
            <text:p>-0.0147</text:p>
          </table:table-cell>
          <table:table-cell table:formula="of:=[.$S$2]+([.$S$3]*[.L170])" office:value-type="float" office:value="-0.126119" calcext:value-type="float">
            <text:p>-0.126119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-334" calcext:value-type="float">
            <text:p>-334</text:p>
          </table:table-cell>
          <table:table-cell office:value-type="float" office:value="-0.020617" calcext:value-type="float">
            <text:p>-0.020617</text:p>
          </table:table-cell>
          <table:table-cell office:value-type="float" office:value="-0.001819" calcext:value-type="float">
            <text:p>-0.001819</text:p>
          </table:table-cell>
          <table:table-cell office:value-type="float" office:value="0.148565" calcext:value-type="float">
            <text:p>0.148565</text:p>
          </table:table-cell>
          <table:table-cell office:value-type="float" office:value="0.081048" calcext:value-type="float">
            <text:p>0.081048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-0.125324" calcext:value-type="float">
            <text:p>-0.125324</text:p>
          </table:table-cell>
          <table:table-cell office:value-type="float" office:value="9.703333" calcext:value-type="float">
            <text:p>9.703333</text:p>
          </table:table-cell>
          <table:table-cell office:value-type="float" office:value="399.764931" calcext:value-type="float">
            <text:p>399.764931</text:p>
          </table:table-cell>
          <table:table-cell table:number-columns-repeated="6"/>
          <table:table-cell table:formula="of:=[.$Q$2]+([.$Q$3]*[.J171])" office:value-type="float" office:value="0.089048" calcext:value-type="float">
            <text:p>0.089048</text:p>
          </table:table-cell>
          <table:table-cell table:formula="of:=[.$R$2]+([.$R$3]*[.K171])" office:value-type="float" office:value="-0.012491" calcext:value-type="float">
            <text:p>-0.012491</text:p>
          </table:table-cell>
          <table:table-cell table:formula="of:=[.$S$2]+([.$S$3]*[.L171])" office:value-type="float" office:value="-0.125324" calcext:value-type="float">
            <text:p>-0.125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-333" calcext:value-type="float">
            <text:p>-333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149992" calcext:value-type="float">
            <text:p>0.149992</text:p>
          </table:table-cell>
          <table:table-cell office:value-type="float" office:value="0.080684" calcext:value-type="float">
            <text:p>0.0806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-0.12555" calcext:value-type="float">
            <text:p>-0.12555</text:p>
          </table:table-cell>
          <table:table-cell office:value-type="float" office:value="8.277278" calcext:value-type="float">
            <text:p>8.277278</text:p>
          </table:table-cell>
          <table:table-cell office:value-type="float" office:value="397.850474" calcext:value-type="float">
            <text:p>397.850474</text:p>
          </table:table-cell>
          <table:table-cell table:number-columns-repeated="6"/>
          <table:table-cell table:formula="of:=[.$Q$2]+([.$Q$3]*[.J172])" office:value-type="float" office:value="0.088684" calcext:value-type="float">
            <text:p>0.088684</text:p>
          </table:table-cell>
          <table:table-cell table:formula="of:=[.$R$2]+([.$R$3]*[.K172])" office:value-type="float" office:value="-0.012419" calcext:value-type="float">
            <text:p>-0.012419</text:p>
          </table:table-cell>
          <table:table-cell table:formula="of:=[.$S$2]+([.$S$3]*[.L172])" office:value-type="float" office:value="-0.12555" calcext:value-type="float">
            <text:p>-0.12555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float" office:value="-337" calcext:value-type="float">
            <text:p>-337</text:p>
          </table:table-cell>
          <table:table-cell office:value-type="float" office:value="-0.018827" calcext:value-type="float">
            <text:p>-0.018827</text:p>
          </table:table-cell>
          <table:table-cell office:value-type="float" office:value="-0.002429" calcext:value-type="float">
            <text:p>-0.002429</text:p>
          </table:table-cell>
          <table:table-cell office:value-type="float" office:value="0.148794" calcext:value-type="float">
            <text:p>0.148794</text:p>
          </table:table-cell>
          <table:table-cell office:value-type="float" office:value="0.080315" calcext:value-type="float">
            <text:p>0.080315</text:p>
          </table:table-cell>
          <table:table-cell office:value-type="float" office:value="0.014195" calcext:value-type="float">
            <text:p>0.014195</text:p>
          </table:table-cell>
          <table:table-cell office:value-type="float" office:value="-0.125889" calcext:value-type="float">
            <text:p>-0.125889</text:p>
          </table:table-cell>
          <table:table-cell office:value-type="float" office:value="9.688415" calcext:value-type="float">
            <text:p>9.688415</text:p>
          </table:table-cell>
          <table:table-cell office:value-type="float" office:value="401.544518" calcext:value-type="float">
            <text:p>401.544518</text:p>
          </table:table-cell>
          <table:table-cell table:number-columns-repeated="6"/>
          <table:table-cell table:formula="of:=[.$Q$2]+([.$Q$3]*[.J173])" office:value-type="float" office:value="0.088315" calcext:value-type="float">
            <text:p>0.088315</text:p>
          </table:table-cell>
          <table:table-cell table:formula="of:=[.$R$2]+([.$R$3]*[.K173])" office:value-type="float" office:value="-0.013305" calcext:value-type="float">
            <text:p>-0.013305</text:p>
          </table:table-cell>
          <table:table-cell table:formula="of:=[.$S$2]+([.$S$3]*[.L173])" office:value-type="float" office:value="-0.125889" calcext:value-type="float">
            <text:p>-0.125889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-337" calcext:value-type="float">
            <text:p>-337</text:p>
          </table:table-cell>
          <table:table-cell office:value-type="float" office:value="-0.019424" calcext:value-type="float">
            <text:p>-0.019424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0.148717" calcext:value-type="float">
            <text:p>0.148717</text:p>
          </table:table-cell>
          <table:table-cell office:value-type="float" office:value="0.080369" calcext:value-type="float">
            <text:p>0.080369</text:p>
          </table:table-cell>
          <table:table-cell office:value-type="float" office:value="0.013083" calcext:value-type="float">
            <text:p>0.013083</text:p>
          </table:table-cell>
          <table:table-cell office:value-type="float" office:value="-0.125974" calcext:value-type="float">
            <text:p>-0.125974</text:p>
          </table:table-cell>
          <table:table-cell office:value-type="float" office:value="9.693416" calcext:value-type="float">
            <text:p>9.693416</text:p>
          </table:table-cell>
          <table:table-cell office:value-type="float" office:value="401.271728" calcext:value-type="float">
            <text:p>401.271728</text:p>
          </table:table-cell>
          <table:table-cell table:number-columns-repeated="6"/>
          <table:table-cell table:formula="of:=[.$Q$2]+([.$Q$3]*[.J174])" office:value-type="float" office:value="0.088369" calcext:value-type="float">
            <text:p>0.088369</text:p>
          </table:table-cell>
          <table:table-cell table:formula="of:=[.$R$2]+([.$R$3]*[.K174])" office:value-type="float" office:value="-0.014417" calcext:value-type="float">
            <text:p>-0.014417</text:p>
          </table:table-cell>
          <table:table-cell table:formula="of:=[.$S$2]+([.$S$3]*[.L174])" office:value-type="float" office:value="-0.125974" calcext:value-type="float">
            <text:p>-0.125974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214" calcext:value-type="float">
            <text:p>214</text:p>
          </table:table-cell>
          <table:table-cell office:value-type="float" office:value="35" calcext:value-type="float">
            <text:p>35</text:p>
          </table:table-cell>
          <table:table-cell office:value-type="float" office:value="-336" calcext:value-type="float">
            <text:p>-336</text:p>
          </table:table-cell>
          <table:table-cell office:value-type="float" office:value="-0.018378" calcext:value-type="float">
            <text:p>-0.018378</text:p>
          </table:table-cell>
          <table:table-cell office:value-type="float" office:value="-0.001225" calcext:value-type="float">
            <text:p>-0.001225</text:p>
          </table:table-cell>
          <table:table-cell office:value-type="float" office:value="0.148865" calcext:value-type="float">
            <text:p>0.148865</text:p>
          </table:table-cell>
          <table:table-cell office:value-type="float" office:value="0.080271" calcext:value-type="float">
            <text:p>0.080271</text:p>
          </table:table-cell>
          <table:table-cell office:value-type="float" office:value="0.013128" calcext:value-type="float">
            <text:p>0.013128</text:p>
          </table:table-cell>
          <table:table-cell office:value-type="float" office:value="-0.126033" calcext:value-type="float">
            <text:p>-0.126033</text:p>
          </table:table-cell>
          <table:table-cell office:value-type="float" office:value="9.604752" calcext:value-type="float">
            <text:p>9.604752</text:p>
          </table:table-cell>
          <table:table-cell office:value-type="float" office:value="399.896237" calcext:value-type="float">
            <text:p>399.896237</text:p>
          </table:table-cell>
          <table:table-cell table:number-columns-repeated="6"/>
          <table:table-cell table:formula="of:=[.$Q$2]+([.$Q$3]*[.J175])" office:value-type="float" office:value="0.088271" calcext:value-type="float">
            <text:p>0.088271</text:p>
          </table:table-cell>
          <table:table-cell table:formula="of:=[.$R$2]+([.$R$3]*[.K175])" office:value-type="float" office:value="-0.014372" calcext:value-type="float">
            <text:p>-0.014372</text:p>
          </table:table-cell>
          <table:table-cell table:formula="of:=[.$S$2]+([.$S$3]*[.L175])" office:value-type="float" office:value="-0.126033" calcext:value-type="float">
            <text:p>-0.12603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2" calcext:value-type="float">
            <text:p>-12</text:p>
          </table:table-cell>
          <table:table-cell office:value-type="float" office:value="964" calcext:value-type="float">
            <text:p>964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-336" calcext:value-type="float">
            <text:p>-336</text:p>
          </table:table-cell>
          <table:table-cell office:value-type="float" office:value="-0.018528" calcext:value-type="float">
            <text:p>-0.018528</text:p>
          </table:table-cell>
          <table:table-cell office:value-type="float" office:value="-0.001853" calcext:value-type="float">
            <text:p>-0.001853</text:p>
          </table:table-cell>
          <table:table-cell office:value-type="float" office:value="0.14884" calcext:value-type="float">
            <text:p>0.14884</text:p>
          </table:table-cell>
          <table:table-cell office:value-type="float" office:value="0.079463" calcext:value-type="float">
            <text:p>0.079463</text:p>
          </table:table-cell>
          <table:table-cell office:value-type="float" office:value="0.013181" calcext:value-type="float">
            <text:p>0.013181</text:p>
          </table:table-cell>
          <table:table-cell office:value-type="float" office:value="-0.126538" calcext:value-type="float">
            <text:p>-0.126538</text:p>
          </table:table-cell>
          <table:table-cell office:value-type="float" office:value="9.527301" calcext:value-type="float">
            <text:p>9.527301</text:p>
          </table:table-cell>
          <table:table-cell office:value-type="float" office:value="398.298883" calcext:value-type="float">
            <text:p>398.298883</text:p>
          </table:table-cell>
          <table:table-cell table:number-columns-repeated="6"/>
          <table:table-cell table:formula="of:=[.$Q$2]+([.$Q$3]*[.J176])" office:value-type="float" office:value="0.087463" calcext:value-type="float">
            <text:p>0.087463</text:p>
          </table:table-cell>
          <table:table-cell table:formula="of:=[.$R$2]+([.$R$3]*[.K176])" office:value-type="float" office:value="-0.014319" calcext:value-type="float">
            <text:p>-0.014319</text:p>
          </table:table-cell>
          <table:table-cell table:formula="of:=[.$S$2]+([.$S$3]*[.L176])" office:value-type="float" office:value="-0.126538" calcext:value-type="float">
            <text:p>-0.12653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-343" calcext:value-type="float">
            <text:p>-343</text:p>
          </table:table-cell>
          <table:table-cell office:value-type="float" office:value="-0.010426" calcext:value-type="float">
            <text:p>-0.010426</text:p>
          </table:table-cell>
          <table:table-cell office:value-type="float" office:value="0" calcext:value-type="float">
            <text:p>0</text:p>
          </table:table-cell>
          <table:table-cell office:value-type="float" office:value="0.149637" calcext:value-type="float">
            <text:p>0.149637</text:p>
          </table:table-cell>
          <table:table-cell office:value-type="float" office:value="0.076275" calcext:value-type="float">
            <text:p>0.076275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-0.128246" calcext:value-type="float">
            <text:p>-0.128246</text:p>
          </table:table-cell>
          <table:table-cell office:value-type="float" office:value="9.594493" calcext:value-type="float">
            <text:p>9.594493</text:p>
          </table:table-cell>
          <table:table-cell office:value-type="float" office:value="401.180757" calcext:value-type="float">
            <text:p>401.180757</text:p>
          </table:table-cell>
          <table:table-cell table:number-columns-repeated="6"/>
          <table:table-cell table:formula="of:=[.$Q$2]+([.$Q$3]*[.J177])" office:value-type="float" office:value="0.084275" calcext:value-type="float">
            <text:p>0.084275</text:p>
          </table:table-cell>
          <table:table-cell table:formula="of:=[.$R$2]+([.$R$3]*[.K177])" office:value-type="float" office:value="-0.01217" calcext:value-type="float">
            <text:p>-0.01217</text:p>
          </table:table-cell>
          <table:table-cell table:formula="of:=[.$S$2]+([.$S$3]*[.L177])" office:value-type="float" office:value="-0.128246" calcext:value-type="float">
            <text:p>-0.1282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84" calcext:value-type="float">
            <text:p>-84</text:p>
          </table:table-cell>
          <table:table-cell office:value-type="float" office:value="772" calcext:value-type="float">
            <text:p>77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-392" calcext:value-type="float">
            <text:p>-392</text:p>
          </table:table-cell>
          <table:table-cell office:value-type="float" office:value="0.064235" calcext:value-type="float">
            <text:p>0.064235</text:p>
          </table:table-cell>
          <table:table-cell office:value-type="float" office:value="-0.014662" calcext:value-type="float">
            <text:p>-0.014662</text:p>
          </table:table-cell>
          <table:table-cell office:value-type="float" office:value="0.134755" calcext:value-type="float">
            <text:p>0.134755</text:p>
          </table:table-cell>
          <table:table-cell office:value-type="float" office:value="0.013229" calcext:value-type="float">
            <text:p>0.01322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-0.148167" calcext:value-type="float">
            <text:p>-0.148167</text:p>
          </table:table-cell>
          <table:table-cell office:value-type="float" office:value="8.42724" calcext:value-type="float">
            <text:p>8.42724</text:p>
          </table:table-cell>
          <table:table-cell office:value-type="float" office:value="396.850098" calcext:value-type="float">
            <text:p>396.850098</text:p>
          </table:table-cell>
          <table:table-cell table:number-columns-repeated="6"/>
          <table:table-cell table:formula="of:=[.$Q$2]+([.$Q$3]*[.J178])" office:value-type="float" office:value="0.021229" calcext:value-type="float">
            <text:p>0.021229</text:p>
          </table:table-cell>
          <table:table-cell table:formula="of:=[.$R$2]+([.$R$3]*[.K178])" office:value-type="float" office:value="-0.008223" calcext:value-type="float">
            <text:p>-0.008223</text:p>
          </table:table-cell>
          <table:table-cell table:formula="of:=[.$S$2]+([.$S$3]*[.L178])" office:value-type="float" office:value="-0.148167" calcext:value-type="float">
            <text:p>-0.14816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04" calcext:value-type="float">
            <text:p>-104</text:p>
          </table:table-cell>
          <table:table-cell office:value-type="float" office:value="680" calcext:value-type="float">
            <text:p>680</text:p>
          </table:table-cell>
          <table:table-cell office:value-type="float" office:value="-121" calcext:value-type="float">
            <text:p>-121</text:p>
          </table:table-cell>
          <table:table-cell office:value-type="float" office:value="107" calcext:value-type="float">
            <text:p>107</text:p>
          </table:table-cell>
          <table:table-cell office:value-type="float" office:value="-397" calcext:value-type="float">
            <text:p>-397</text:p>
          </table:table-cell>
          <table:table-cell office:value-type="float" office:value="0.08338" calcext:value-type="float">
            <text:p>0.08338</text:p>
          </table:table-cell>
          <table:table-cell office:value-type="float" office:value="-0.018851" calcext:value-type="float">
            <text:p>-0.018851</text:p>
          </table:table-cell>
          <table:table-cell office:value-type="float" office:value="0.123257" calcext:value-type="float">
            <text:p>0.123257</text:p>
          </table:table-cell>
          <table:table-cell office:value-type="float" office:value="-0.042347" calcext:value-type="float">
            <text:p>-0.042347</text:p>
          </table:table-cell>
          <table:table-cell office:value-type="float" office:value="0.037447" calcext:value-type="float">
            <text:p>0.037447</text:p>
          </table:table-cell>
          <table:table-cell office:value-type="float" office:value="-0.13894" calcext:value-type="float">
            <text:p>-0.13894</text:p>
          </table:table-cell>
          <table:table-cell office:value-type="float" office:value="8.115357" calcext:value-type="float">
            <text:p>8.115357</text:p>
          </table:table-cell>
          <table:table-cell office:value-type="float" office:value="428.601213" calcext:value-type="float">
            <text:p>428.601213</text:p>
          </table:table-cell>
          <table:table-cell table:number-columns-repeated="6"/>
          <table:table-cell table:formula="of:=[.$Q$2]+([.$Q$3]*[.J179])" office:value-type="float" office:value="-0.034347" calcext:value-type="float">
            <text:p>-0.034347</text:p>
          </table:table-cell>
          <table:table-cell table:formula="of:=[.$R$2]+([.$R$3]*[.K179])" office:value-type="float" office:value="0.009947" calcext:value-type="float">
            <text:p>0.009947</text:p>
          </table:table-cell>
          <table:table-cell table:formula="of:=[.$S$2]+([.$S$3]*[.L179])" office:value-type="float" office:value="-0.13894" calcext:value-type="float">
            <text:p>-0.1389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88" calcext:value-type="float">
            <text:p>-88</text:p>
          </table:table-cell>
          <table:table-cell office:value-type="float" office:value="860" calcext:value-type="float">
            <text:p>860</text:p>
          </table:table-cell>
          <table:table-cell office:value-type="float" office:value="-166" calcext:value-type="float">
            <text:p>-166</text:p>
          </table:table-cell>
          <table:table-cell office:value-type="float" office:value="79" calcext:value-type="float">
            <text:p>79</text:p>
          </table:table-cell>
          <table:table-cell office:value-type="float" office:value="-386" calcext:value-type="float">
            <text:p>-386</text:p>
          </table:table-cell>
          <table:table-cell office:value-type="float" office:value="0.081961" calcext:value-type="float">
            <text:p>0.081961</text:p>
          </table:table-cell>
          <table:table-cell office:value-type="float" office:value="-0.012788" calcext:value-type="float">
            <text:p>-0.012788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-0.05824" calcext:value-type="float">
            <text:p>-0.05824</text:p>
          </table:table-cell>
          <table:table-cell office:value-type="float" office:value="0.027717" calcext:value-type="float">
            <text:p>0.027717</text:p>
          </table:table-cell>
          <table:table-cell office:value-type="float" office:value="-0.135425" calcext:value-type="float">
            <text:p>-0.135425</text:p>
          </table:table-cell>
          <table:table-cell office:value-type="float" office:value="10.12244" calcext:value-type="float">
            <text:p>10.12244</text:p>
          </table:table-cell>
          <table:table-cell office:value-type="float" office:value="427.54298" calcext:value-type="float">
            <text:p>427.54298</text:p>
          </table:table-cell>
          <table:table-cell table:number-columns-repeated="6"/>
          <table:table-cell table:formula="of:=[.$Q$2]+([.$Q$3]*[.J180])" office:value-type="float" office:value="-0.05024" calcext:value-type="float">
            <text:p>-0.05024</text:p>
          </table:table-cell>
          <table:table-cell table:formula="of:=[.$R$2]+([.$R$3]*[.K180])" office:value-type="float" office:value="0.000216999999999998" calcext:value-type="float">
            <text:p>0.000217</text:p>
          </table:table-cell>
          <table:table-cell table:formula="of:=[.$S$2]+([.$S$3]*[.L180])" office:value-type="float" office:value="-0.135425" calcext:value-type="float">
            <text:p>-0.1354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04" calcext:value-type="float">
            <text:p>-104</text:p>
          </table:table-cell>
          <table:table-cell office:value-type="float" office:value="372" calcext:value-type="float">
            <text:p>372</text:p>
          </table:table-cell>
          <table:table-cell office:value-type="float" office:value="-250" calcext:value-type="float">
            <text:p>-250</text:p>
          </table:table-cell>
          <table:table-cell office:value-type="float" office:value="81" calcext:value-type="float">
            <text:p>81</text:p>
          </table:table-cell>
          <table:table-cell office:value-type="float" office:value="-360" calcext:value-type="float">
            <text:p>-360</text:p>
          </table:table-cell>
          <table:table-cell office:value-type="float" office:value="0.12511" calcext:value-type="float">
            <text:p>0.12511</text:p>
          </table:table-cell>
          <table:table-cell office:value-type="float" office:value="-0.02228" calcext:value-type="float">
            <text:p>-0.02228</text:p>
          </table:table-cell>
          <table:table-cell office:value-type="float" office:value="0.079693" calcext:value-type="float">
            <text:p>0.079693</text:p>
          </table:table-cell>
          <table:table-cell office:value-type="float" office:value="-0.084135" calcext:value-type="float">
            <text:p>-0.084135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121154" calcext:value-type="float">
            <text:p>-0.121154</text:p>
          </table:table-cell>
          <table:table-cell office:value-type="float" office:value="6.866449" calcext:value-type="float">
            <text:p>6.866449</text:p>
          </table:table-cell>
          <table:table-cell office:value-type="float" office:value="445.714034" calcext:value-type="float">
            <text:p>445.714034</text:p>
          </table:table-cell>
          <table:table-cell table:number-columns-repeated="6"/>
          <table:table-cell table:formula="of:=[.$Q$2]+([.$Q$3]*[.J181])" office:value-type="float" office:value="-0.076135" calcext:value-type="float">
            <text:p>-0.076135</text:p>
          </table:table-cell>
          <table:table-cell table:formula="of:=[.$R$2]+([.$R$3]*[.K181])" office:value-type="float" office:value="-0.000240000000000001" calcext:value-type="float">
            <text:p>-0.00024</text:p>
          </table:table-cell>
          <table:table-cell table:formula="of:=[.$S$2]+([.$S$3]*[.L181])" office:value-type="float" office:value="-0.121154" calcext:value-type="float">
            <text:p>-0.12115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68" calcext:value-type="float">
            <text:p>-268</text:p>
          </table:table-cell>
          <table:table-cell office:value-type="float" office:value="332" calcext:value-type="float">
            <text:p>332</text:p>
          </table:table-cell>
          <table:table-cell office:value-type="float" office:value="-430" calcext:value-type="float">
            <text:p>-430</text:p>
          </table:table-cell>
          <table:table-cell office:value-type="float" office:value="121" calcext:value-type="float">
            <text:p>121</text:p>
          </table:table-cell>
          <table:table-cell office:value-type="float" office:value="-250" calcext:value-type="float">
            <text:p>-250</text:p>
          </table:table-cell>
          <table:table-cell office:value-type="float" office:value="0.132498" calcext:value-type="float">
            <text:p>0.132498</text:p>
          </table:table-cell>
          <table:table-cell office:value-type="float" office:value="-0.044166" calcext:value-type="float">
            <text:p>-0.044166</text:p>
          </table:table-cell>
          <table:table-cell office:value-type="float" office:value="0.054713" calcext:value-type="float">
            <text:p>0.054713</text:p>
          </table:table-cell>
          <table:table-cell office:value-type="float" office:value="-0.126001" calcext:value-type="float">
            <text:p>-0.126001</text:p>
          </table:table-cell>
          <table:table-cell office:value-type="float" office:value="0.035456" calcext:value-type="float">
            <text:p>0.035456</text:p>
          </table:table-cell>
          <table:table-cell office:value-type="float" office:value="-0.073257" calcext:value-type="float">
            <text:p>-0.073257</text:p>
          </table:table-cell>
          <table:table-cell office:value-type="float" office:value="8.926013" calcext:value-type="float">
            <text:p>8.926013</text:p>
          </table:table-cell>
          <table:table-cell office:value-type="float" office:value="511.899404" calcext:value-type="float">
            <text:p>511.899404</text:p>
          </table:table-cell>
          <table:table-cell table:number-columns-repeated="6"/>
          <table:table-cell table:formula="of:=[.$Q$2]+([.$Q$3]*[.J182])" office:value-type="float" office:value="-0.118001" calcext:value-type="float">
            <text:p>-0.118001</text:p>
          </table:table-cell>
          <table:table-cell table:formula="of:=[.$R$2]+([.$R$3]*[.K182])" office:value-type="float" office:value="0.007956" calcext:value-type="float">
            <text:p>0.007956</text:p>
          </table:table-cell>
          <table:table-cell table:formula="of:=[.$S$2]+([.$S$3]*[.L182])" office:value-type="float" office:value="-0.073257" calcext:value-type="float">
            <text:p>-0.07325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20" calcext:value-type="float">
            <text:p>-120</text:p>
          </table:table-cell>
          <table:table-cell office:value-type="float" office:value="-124" calcext:value-type="float">
            <text:p>-124</text:p>
          </table:table-cell>
          <table:table-cell office:value-type="float" office:value="-564" calcext:value-type="float">
            <text:p>-564</text:p>
          </table:table-cell>
          <table:table-cell office:value-type="float" office:value="93" calcext:value-type="float">
            <text:p>93</text:p>
          </table:table-cell>
          <table:table-cell office:value-type="float" office:value="-51" calcext:value-type="float">
            <text:p>-51</text:p>
          </table:table-cell>
          <table:table-cell office:value-type="float" office:value="0.147221" calcext:value-type="float">
            <text:p>0.147221</text:p>
          </table:table-cell>
          <table:table-cell office:value-type="float" office:value="-0.019985" calcext:value-type="float">
            <text:p>-0.019985</text:p>
          </table:table-cell>
          <table:table-cell office:value-type="float" office:value="-0.020651" calcext:value-type="float">
            <text:p>-0.020651</text:p>
          </table:table-cell>
          <table:table-cell office:value-type="float" office:value="-0.147416" calcext:value-type="float">
            <text:p>-0.147416</text:p>
          </table:table-cell>
          <table:table-cell office:value-type="float" office:value="0.024308" calcext:value-type="float">
            <text:p>0.024308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8.832696" calcext:value-type="float">
            <text:p>8.832696</text:p>
          </table:table-cell>
          <table:table-cell office:value-type="float" office:value="573.886748" calcext:value-type="float">
            <text:p>573.886748</text:p>
          </table:table-cell>
          <table:table-cell table:number-columns-repeated="6"/>
          <table:table-cell table:formula="of:=[.$Q$2]+([.$Q$3]*[.J183])" office:value-type="float" office:value="-0.139416" calcext:value-type="float">
            <text:p>-0.139416</text:p>
          </table:table-cell>
          <table:table-cell table:formula="of:=[.$R$2]+([.$R$3]*[.K183])" office:value-type="float" office:value="-0.003192" calcext:value-type="float">
            <text:p>-0.003192</text:p>
          </table:table-cell>
          <table:table-cell table:formula="of:=[.$S$2]+([.$S$3]*[.L183])" office:value-type="float" office:value="-0.01333" calcext:value-type="float">
            <text:p>-0.013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36" calcext:value-type="float">
            <text:p>-136</text:p>
          </table:table-cell>
          <table:table-cell office:value-type="float" office:value="-456" calcext:value-type="float">
            <text:p>-456</text:p>
          </table:table-cell>
          <table:table-cell office:value-type="float" office:value="-582" calcext:value-type="float">
            <text:p>-582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-0.021517" calcext:value-type="float">
            <text:p>-0.021517</text:p>
          </table:table-cell>
          <table:table-cell office:value-type="float" office:value="-0.072147" calcext:value-type="float">
            <text:p>-0.072147</text:p>
          </table:table-cell>
          <table:table-cell office:value-type="float" office:value="-0.145816" calcext:value-type="float">
            <text:p>-0.145816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1547" calcext:value-type="float">
            <text:p>0.021547</text:p>
          </table:table-cell>
          <table:table-cell office:value-type="float" office:value="9.297367" calcext:value-type="float">
            <text:p>9.297367</text:p>
          </table:table-cell>
          <table:table-cell office:value-type="float" office:value="598.699424" calcext:value-type="float">
            <text:p>598.699424</text:p>
          </table:table-cell>
          <table:table-cell table:number-columns-repeated="6"/>
          <table:table-cell table:formula="of:=[.$Q$2]+([.$Q$3]*[.J184])" office:value-type="float" office:value="-0.137816" calcext:value-type="float">
            <text:p>-0.137816</text:p>
          </table:table-cell>
          <table:table-cell table:formula="of:=[.$R$2]+([.$R$3]*[.K184])" office:value-type="float" office:value="0.000309999999999998" calcext:value-type="float">
            <text:p>0.00031</text:p>
          </table:table-cell>
          <table:table-cell table:formula="of:=[.$S$2]+([.$S$3]*[.L184])" office:value-type="float" office:value="0.021547" calcext:value-type="float">
            <text:p>0.0215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192" calcext:value-type="float">
            <text:p>-192</text:p>
          </table:table-cell>
          <table:table-cell office:value-type="float" office:value="-512" calcext:value-type="float">
            <text:p>-512</text:p>
          </table:table-cell>
          <table:table-cell office:value-type="float" office:value="-579" calcext:value-type="float">
            <text:p>-579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0.123031" calcext:value-type="float">
            <text:p>0.123031</text:p>
          </table:table-cell>
          <table:table-cell office:value-type="float" office:value="-0.03013" calcext:value-type="float">
            <text:p>-0.03013</text:p>
          </table:table-cell>
          <table:table-cell office:value-type="float" office:value="-0.080347" calcext:value-type="float">
            <text:p>-0.080347</text:p>
          </table:table-cell>
          <table:table-cell office:value-type="float" office:value="-0.144016" calcext:value-type="float">
            <text:p>-0.144016</text:p>
          </table:table-cell>
          <table:table-cell office:value-type="float" office:value="0.023381" calcext:value-type="float">
            <text:p>0.023381</text:p>
          </table:table-cell>
          <table:table-cell office:value-type="float" office:value="0.034823" calcext:value-type="float">
            <text:p>0.034823</text:p>
          </table:table-cell>
          <table:table-cell office:value-type="float" office:value="9.373763" calcext:value-type="float">
            <text:p>9.373763</text:p>
          </table:table-cell>
          <table:table-cell office:value-type="float" office:value="603.056382" calcext:value-type="float">
            <text:p>603.056382</text:p>
          </table:table-cell>
          <table:table-cell table:number-columns-repeated="6"/>
          <table:table-cell table:formula="of:=[.$Q$2]+([.$Q$3]*[.J185])" office:value-type="float" office:value="-0.136016" calcext:value-type="float">
            <text:p>-0.136016</text:p>
          </table:table-cell>
          <table:table-cell table:formula="of:=[.$R$2]+([.$R$3]*[.K185])" office:value-type="float" office:value="-0.004119" calcext:value-type="float">
            <text:p>-0.004119</text:p>
          </table:table-cell>
          <table:table-cell table:formula="of:=[.$S$2]+([.$S$3]*[.L185])" office:value-type="float" office:value="0.034823" calcext:value-type="float">
            <text:p>0.0348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00" calcext:value-type="float">
            <text:p>-100</text:p>
          </table:table-cell>
          <table:table-cell office:value-type="float" office:value="-796" calcext:value-type="float">
            <text:p>-796</text:p>
          </table:table-cell>
          <table:table-cell office:value-type="float" office:value="-550" calcext:value-type="float">
            <text:p>-550</text:p>
          </table:table-cell>
          <table:table-cell office:value-type="float" office:value="61" calcext:value-type="float">
            <text:p>61</text:p>
          </table:table-cell>
          <table:table-cell office:value-type="float" office:value="234" calcext:value-type="float">
            <text:p>234</text:p>
          </table:table-cell>
          <table:table-cell office:value-type="float" office:value="0.090978" calcext:value-type="float">
            <text:p>0.090978</text:p>
          </table:table-cell>
          <table:table-cell office:value-type="float" office:value="-0.014866" calcext:value-type="float">
            <text:p>-0.014866</text:p>
          </table:table-cell>
          <table:table-cell office:value-type="float" office:value="-0.11833" calcext:value-type="float">
            <text:p>-0.11833</text:p>
          </table:table-cell>
          <table:table-cell office:value-type="float" office:value="-0.137314" calcext:value-type="float">
            <text:p>-0.137314</text:p>
          </table:table-cell>
          <table:table-cell office:value-type="float" office:value="0.015229" calcext:value-type="float">
            <text:p>0.015229</text:p>
          </table:table-cell>
          <table:table-cell office:value-type="float" office:value="0.058421" calcext:value-type="float">
            <text:p>0.058421</text:p>
          </table:table-cell>
          <table:table-cell office:value-type="float" office:value="9.895295" calcext:value-type="float">
            <text:p>9.895295</text:p>
          </table:table-cell>
          <table:table-cell office:value-type="float" office:value="600.813615" calcext:value-type="float">
            <text:p>600.813615</text:p>
          </table:table-cell>
          <table:table-cell table:number-columns-repeated="6"/>
          <table:table-cell table:formula="of:=[.$Q$2]+([.$Q$3]*[.J186])" office:value-type="float" office:value="-0.129314" calcext:value-type="float">
            <text:p>-0.129314</text:p>
          </table:table-cell>
          <table:table-cell table:formula="of:=[.$R$2]+([.$R$3]*[.K186])" office:value-type="float" office:value="-0.012271" calcext:value-type="float">
            <text:p>-0.012271</text:p>
          </table:table-cell>
          <table:table-cell table:formula="of:=[.$S$2]+([.$S$3]*[.L186])" office:value-type="float" office:value="0.058421" calcext:value-type="float">
            <text:p>0.0584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" calcext:value-type="float">
            <text:p>16</text:p>
          </table:table-cell>
          <table:table-cell office:value-type="float" office:value="-796" calcext:value-type="float">
            <text:p>-796</text:p>
          </table:table-cell>
          <table:table-cell office:value-type="float" office:value="-508" calcext:value-type="float">
            <text:p>-508</text:p>
          </table:table-cell>
          <table:table-cell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  <table:table-cell office:value-type="float" office:value="0.071025" calcext:value-type="float">
            <text:p>0.071025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-0.132093" calcext:value-type="float">
            <text:p>-0.132093</text:p>
          </table:table-cell>
          <table:table-cell office:value-type="float" office:value="-0.128437" calcext:value-type="float">
            <text:p>-0.128437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0.077113" calcext:value-type="float">
            <text:p>0.077113</text:p>
          </table:table-cell>
          <table:table-cell office:value-type="float" office:value="8.864345" calcext:value-type="float">
            <text:p>8.864345</text:p>
          </table:table-cell>
          <table:table-cell office:value-type="float" office:value="593.286609" calcext:value-type="float">
            <text:p>593.286609</text:p>
          </table:table-cell>
          <table:table-cell table:number-columns-repeated="6"/>
          <table:table-cell table:formula="of:=[.$Q$2]+([.$Q$3]*[.J187])" office:value-type="float" office:value="-0.120437" calcext:value-type="float">
            <text:p>-0.120437</text:p>
          </table:table-cell>
          <table:table-cell table:formula="of:=[.$R$2]+([.$R$3]*[.K187])" office:value-type="float" office:value="-0.019915" calcext:value-type="float">
            <text:p>-0.019915</text:p>
          </table:table-cell>
          <table:table-cell table:formula="of:=[.$S$2]+([.$S$3]*[.L187])" office:value-type="float" office:value="0.077113" calcext:value-type="float">
            <text:p>0.077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-1036" calcext:value-type="float">
            <text:p>-1036</text:p>
          </table:table-cell>
          <table:table-cell office:value-type="float" office:value="-425" calcext:value-type="float">
            <text:p>-425</text:p>
          </table:table-cell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office:value-type="float" office:value="0.034237" calcext:value-type="float">
            <text:p>0.034237</text:p>
          </table:table-cell>
          <table:table-cell office:value-type="float" office:value="0.014031" calcext:value-type="float">
            <text:p>0.014031</text:p>
          </table:table-cell>
          <table:table-cell office:value-type="float" office:value="-0.145365" calcext:value-type="float">
            <text:p>-0.145365</text:p>
          </table:table-cell>
          <table:table-cell office:value-type="float" office:value="-0.110232" calcext:value-type="float">
            <text:p>-0.110232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10.483635" calcext:value-type="float">
            <text:p>10.483635</text:p>
          </table:table-cell>
          <table:table-cell office:value-type="float" office:value="578.323439" calcext:value-type="float">
            <text:p>578.323439</text:p>
          </table:table-cell>
          <table:table-cell table:number-columns-repeated="6"/>
          <table:table-cell table:formula="of:=[.$Q$2]+([.$Q$3]*[.J188])" office:value-type="float" office:value="-0.102232" calcext:value-type="float">
            <text:p>-0.102232</text:p>
          </table:table-cell>
          <table:table-cell table:formula="of:=[.$R$2]+([.$R$3]*[.K188])" office:value-type="float" office:value="-0.024128" calcext:value-type="float">
            <text:p>-0.024128</text:p>
          </table:table-cell>
          <table:table-cell table:formula="of:=[.$S$2]+([.$S$3]*[.L188])" office:value-type="float" office:value="0.101673" calcext:value-type="float">
            <text:p>0.101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-980" calcext:value-type="float">
            <text:p>-980</text:p>
          </table:table-cell>
          <table:table-cell office:value-type="float" office:value="-314" calcext:value-type="float">
            <text:p>-314</text:p>
          </table:table-cell>
          <table:table-cell office:value-type="float" office:value="9" calcext:value-type="float">
            <text:p>9</text:p>
          </table:table-cell>
          <table:table-cell office:value-type="float" office:value="458" calcext:value-type="float">
            <text:p>458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29988" calcext:value-type="float">
            <text:p>0.029988</text:p>
          </table:table-cell>
          <table:table-cell office:value-type="float" office:value="-0.146941" calcext:value-type="float">
            <text:p>-0.146941</text:p>
          </table:table-cell>
          <table:table-cell office:value-type="float" office:value="-0.084808" calcext:value-type="float">
            <text:p>-0.084808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1237" calcext:value-type="float">
            <text:p>0.1237</text:p>
          </table:table-cell>
          <table:table-cell office:value-type="float" office:value="9.810572" calcext:value-type="float">
            <text:p>9.810572</text:p>
          </table:table-cell>
          <table:table-cell office:value-type="float" office:value="555.374648" calcext:value-type="float">
            <text:p>555.374648</text:p>
          </table:table-cell>
          <table:table-cell table:number-columns-repeated="6"/>
          <table:table-cell table:formula="of:=[.$Q$2]+([.$Q$3]*[.J189])" office:value-type="float" office:value="-0.076808" calcext:value-type="float">
            <text:p>-0.076808</text:p>
          </table:table-cell>
          <table:table-cell table:formula="of:=[.$R$2]+([.$R$3]*[.K189])" office:value-type="float" office:value="-0.025069" calcext:value-type="float">
            <text:p>-0.025069</text:p>
          </table:table-cell>
          <table:table-cell table:formula="of:=[.$S$2]+([.$S$3]*[.L189])" office:value-type="float" office:value="0.1237" calcext:value-type="float">
            <text:p>0.1237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224" calcext:value-type="float">
            <text:p>224</text:p>
          </table:table-cell>
          <table:table-cell office:value-type="float" office:value="-952" calcext:value-type="float">
            <text:p>-952</text:p>
          </table:table-cell>
          <table:table-cell office:value-type="float" office:value="-169" calcext:value-type="float">
            <text:p>-169</text:p>
          </table:table-cell>
          <table:table-cell office:value-type="float" office:value="-9" calcext:value-type="float">
            <text:p>-9</text:p>
          </table:table-cell>
          <table:table-cell office:value-type="float" office:value="492" calcext:value-type="float">
            <text:p>492</text:p>
          </table:table-cell>
          <table:table-cell office:value-type="float" office:value="-0.050798" calcext:value-type="float">
            <text:p>-0.050798</text:p>
          </table:table-cell>
          <table:table-cell office:value-type="float" office:value="0.032326" calcext:value-type="float">
            <text:p>0.032326</text:p>
          </table:table-cell>
          <table:table-cell office:value-type="float" office:value="-0.137385" calcext:value-type="float">
            <text:p>-0.137385</text:p>
          </table:table-cell>
          <table:table-cell office:value-type="float" office:value="-0.048722" calcext:value-type="float">
            <text:p>-0.048722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0.141843" calcext:value-type="float">
            <text:p>0.141843</text:p>
          </table:table-cell>
          <table:table-cell office:value-type="float" office:value="10.193181" calcext:value-type="float">
            <text:p>10.193181</text:p>
          </table:table-cell>
          <table:table-cell office:value-type="float" office:value="520.294148" calcext:value-type="float">
            <text:p>520.294148</text:p>
          </table:table-cell>
          <table:table-cell table:number-columns-repeated="6"/>
          <table:table-cell table:formula="of:=[.$Q$2]+([.$Q$3]*[.J190])" office:value-type="float" office:value="-0.040722" calcext:value-type="float">
            <text:p>-0.040722</text:p>
          </table:table-cell>
          <table:table-cell table:formula="of:=[.$R$2]+([.$R$3]*[.K190])" office:value-type="float" office:value="-0.030095" calcext:value-type="float">
            <text:p>-0.030095</text:p>
          </table:table-cell>
          <table:table-cell table:formula="of:=[.$S$2]+([.$S$3]*[.L190])" office:value-type="float" office:value="0.141843" calcext:value-type="float">
            <text:p>0.141843</text:p>
          </table:table-cell>
        </table:table-row>
        <table:table-row table:style-name="ro1">
          <table:table-cell office:value-type="float" office:value="-652" calcext:value-type="float">
            <text:p>-652</text:p>
          </table:table-cell>
          <table:table-cell office:value-type="float" office:value="180" calcext:value-type="float">
            <text:p>180</text:p>
          </table:table-cell>
          <table:table-cell office:value-type="float" office:value="-856" calcext:value-type="float">
            <text:p>-856</text:p>
          </table:table-cell>
          <table:table-cell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-0.089644" calcext:value-type="float">
            <text:p>-0.089644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-0.117692" calcext:value-type="float">
            <text:p>-0.117692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-0.003119" calcext:value-type="float">
            <text:p>-0.003119</text:p>
          </table:table-cell>
          <table:table-cell office:value-type="float" office:value="0.149394" calcext:value-type="float">
            <text:p>0.149394</text:p>
          </table:table-cell>
          <table:table-cell office:value-type="float" office:value="10.698872" calcext:value-type="float">
            <text:p>10.698872</text:p>
          </table:table-cell>
          <table:table-cell office:value-type="float" office:value="480.941784" calcext:value-type="float">
            <text:p>480.941784</text:p>
          </table:table-cell>
          <table:table-cell table:number-columns-repeated="6"/>
          <table:table-cell table:formula="of:=[.$Q$2]+([.$Q$3]*[.J191])" office:value-type="float" office:value="0.021099" calcext:value-type="float">
            <text:p>0.021099</text:p>
          </table:table-cell>
          <table:table-cell table:formula="of:=[.$R$2]+([.$R$3]*[.K191])" office:value-type="float" office:value="-0.030619" calcext:value-type="float">
            <text:p>-0.030619</text:p>
          </table:table-cell>
          <table:table-cell table:formula="of:=[.$S$2]+([.$S$3]*[.L191])" office:value-type="float" office:value="0.149394" calcext:value-type="float">
            <text:p>0.149394</text:p>
          </table:table-cell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236" calcext:value-type="float">
            <text:p>236</text:p>
          </table:table-cell>
          <table:table-cell office:value-type="float" office:value="-392" calcext:value-type="float">
            <text:p>-392</text:p>
          </table:table-cell>
          <table:table-cell office:value-type="float" office:value="232" calcext:value-type="float">
            <text:p>232</text:p>
          </table:table-cell>
          <table:table-cell office:value-type="float" office:value="-20" calcext:value-type="float">
            <text:p>-20</text:p>
          </table:table-cell>
          <table:table-cell office:value-type="float" office:value="390" calcext:value-type="float">
            <text:p>390</text:p>
          </table:table-cell>
          <table:table-cell office:value-type="float" office:value="-0.136587" calcext:value-type="float">
            <text:p>-0.136587</text:p>
          </table:table-cell>
          <table:table-cell office:value-type="float" office:value="0.031979" calcext:value-type="float">
            <text:p>0.031979</text:p>
          </table:table-cell>
          <table:table-cell office:value-type="float" office:value="-0.053117" calcext:value-type="float">
            <text:p>-0.053117</text:p>
          </table:table-cell>
          <table:table-cell office:value-type="float" office:value="0.076613" calcext:value-type="float">
            <text:p>0.076613</text:p>
          </table:table-cell>
          <table:table-cell office:value-type="float" office:value="-0.006605" calcext:value-type="float">
            <text:p>-0.006605</text:p>
          </table:table-cell>
          <table:table-cell office:value-type="float" office:value="0.12879" calcext:value-type="float">
            <text:p>0.12879</text:p>
          </table:table-cell>
          <table:table-cell office:value-type="float" office:value="10.855851" calcext:value-type="float">
            <text:p>10.855851</text:p>
          </table:table-cell>
          <table:table-cell office:value-type="float" office:value="454.229017" calcext:value-type="float">
            <text:p>454.229017</text:p>
          </table:table-cell>
          <table:table-cell table:number-columns-repeated="6"/>
          <table:table-cell table:formula="of:=[.$Q$2]+([.$Q$3]*[.J192])" office:value-type="float" office:value="0.084613" calcext:value-type="float">
            <text:p>0.084613</text:p>
          </table:table-cell>
          <table:table-cell table:formula="of:=[.$R$2]+([.$R$3]*[.K192])" office:value-type="float" office:value="-0.034105" calcext:value-type="float">
            <text:p>-0.034105</text:p>
          </table:table-cell>
          <table:table-cell table:formula="of:=[.$S$2]+([.$S$3]*[.L192])" office:value-type="float" office:value="0.12879" calcext:value-type="float">
            <text:p>0.12879</text:p>
          </table:table-cell>
        </table:table-row>
        <table:table-row table:style-name="ro1">
          <table:table-cell office:value-type="float" office:value="-1056" calcext:value-type="float">
            <text:p>-1056</text:p>
          </table:table-cell>
          <table:table-cell office:value-type="float" office:value="220" calcext:value-type="float">
            <text:p>220</text:p>
          </table:table-cell>
          <table:table-cell office:value-type="float" office:value="-228" calcext:value-type="float">
            <text:p>-228</text:p>
          </table:table-cell>
          <table:table-cell office:value-type="float" office:value="306" calcext:value-type="float">
            <text:p>306</text:p>
          </table:table-cell>
          <table:table-cell office:value-type="float" office:value="-45" calcext:value-type="float">
            <text:p>-45</text:p>
          </table:table-cell>
          <table:table-cell office:value-type="float" office:value="307" calcext:value-type="float">
            <text:p>307</text:p>
          </table:table-cell>
          <table:table-cell office:value-type="float" office:value="-0.143673" calcext:value-type="float">
            <text:p>-0.143673</text:p>
          </table:table-cell>
          <table:table-cell office:value-type="float" office:value="0.029932" calcext:value-type="float">
            <text:p>0.029932</text:p>
          </table:table-cell>
          <table:table-cell office:value-type="float" office:value="-0.03102" calcext:value-type="float">
            <text:p>-0.03102</text:p>
          </table:table-cell>
          <table:table-cell office:value-type="float" office:value="0.105327" calcext:value-type="float">
            <text:p>0.105327</text:p>
          </table:table-cell>
          <table:table-cell office:value-type="float" office:value="-0.015489" calcext:value-type="float">
            <text:p>-0.015489</text:p>
          </table:table-cell>
          <table:table-cell office:value-type="float" office:value="0.105671" calcext:value-type="float">
            <text:p>0.105671</text:p>
          </table:table-cell>
          <table:table-cell office:value-type="float" office:value="10.811893" calcext:value-type="float">
            <text:p>10.811893</text:p>
          </table:table-cell>
          <table:table-cell office:value-type="float" office:value="435.786645" calcext:value-type="float">
            <text:p>435.786645</text:p>
          </table:table-cell>
          <table:table-cell table:number-columns-repeated="6"/>
          <table:table-cell table:formula="of:=[.$Q$2]+([.$Q$3]*[.J193])" office:value-type="float" office:value="0.113327" calcext:value-type="float">
            <text:p>0.113327</text:p>
          </table:table-cell>
          <table:table-cell table:formula="of:=[.$R$2]+([.$R$3]*[.K193])" office:value-type="float" office:value="-0.042989" calcext:value-type="float">
            <text:p>-0.042989</text:p>
          </table:table-cell>
          <table:table-cell table:formula="of:=[.$S$2]+([.$S$3]*[.L193])" office:value-type="float" office:value="0.105671" calcext:value-type="float">
            <text:p>0.105671</text:p>
          </table:table-cell>
        </table:table-row>
        <table:table-row table:style-name="ro1">
          <table:table-cell office:value-type="float" office:value="-1040" calcext:value-type="float">
            <text:p>-104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office:value-type="float" office:value="-42" calcext:value-type="float">
            <text:p>-42</text:p>
          </table:table-cell>
          <table:table-cell office:value-type="float" office:value="197" calcext:value-type="float">
            <text:p>197</text:p>
          </table:table-cell>
          <table:table-cell office:value-type="float" office:value="-0.146961" calcext:value-type="float">
            <text:p>-0.146961</text:p>
          </table:table-cell>
          <table:table-cell office:value-type="float" office:value="0.019783" calcext:value-type="float">
            <text:p>0.019783</text:p>
          </table:table-cell>
          <table:table-cell office:value-type="float" office:value="0.022609" calcext:value-type="float">
            <text:p>0.022609</text:p>
          </table:table-cell>
          <table:table-cell office:value-type="float" office:value="0.132834" calcext:value-type="float">
            <text:p>0.132834</text:p>
          </table:table-cell>
          <table:table-cell office:value-type="float" office:value="-0.014529" calcext:value-type="float">
            <text:p>-0.014529</text:p>
          </table:table-cell>
          <table:table-cell office:value-type="float" office:value="0.068147" calcext:value-type="float">
            <text:p>0.068147</text:p>
          </table:table-cell>
          <table:table-cell office:value-type="float" office:value="10.409842" calcext:value-type="float">
            <text:p>10.409842</text:p>
          </table:table-cell>
          <table:table-cell office:value-type="float" office:value="433.623108" calcext:value-type="float">
            <text:p>433.623108</text:p>
          </table:table-cell>
          <table:table-cell table:number-columns-repeated="6"/>
          <table:table-cell table:formula="of:=[.$Q$2]+([.$Q$3]*[.J194])" office:value-type="float" office:value="0.140834" calcext:value-type="float">
            <text:p>0.140834</text:p>
          </table:table-cell>
          <table:table-cell table:formula="of:=[.$R$2]+([.$R$3]*[.K194])" office:value-type="float" office:value="-0.042029" calcext:value-type="float">
            <text:p>-0.042029</text:p>
          </table:table-cell>
          <table:table-cell table:formula="of:=[.$S$2]+([.$S$3]*[.L194])" office:value-type="float" office:value="0.068147" calcext:value-type="float">
            <text:p>0.068147</text:p>
          </table:table-cell>
        </table:table-row>
        <table:table-row table:style-name="ro1">
          <table:table-cell office:value-type="float" office:value="-972" calcext:value-type="float">
            <text:p>-972</text:p>
          </table:table-cell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office:value-type="float" office:value="427" calcext:value-type="float">
            <text:p>427</text:p>
          </table:table-cell>
          <table:table-cell office:value-type="float" office:value="-6" calcext:value-type="float">
            <text:p>-6</text:p>
          </table:table-cell>
          <table:table-cell office:value-type="float" office:value="76" calcext:value-type="float">
            <text:p>76</text:p>
          </table:table-cell>
          <table:table-cell office:value-type="float" office:value="-0.141738" calcext:value-type="float">
            <text:p>-0.141738</text:p>
          </table:table-cell>
          <table:table-cell office:value-type="float" office:value="0.011082" calcext:value-type="float">
            <text:p>0.011082</text:p>
          </table:table-cell>
          <table:table-cell office:value-type="float" office:value="0.047829" calcext:value-type="float">
            <text:p>0.047829</text:p>
          </table:table-cell>
          <table:table-cell office:value-type="float" office:value="0.147665" calcext:value-type="float">
            <text:p>0.147665</text:p>
          </table:table-cell>
          <table:table-cell office:value-type="float" office:value="-0.002075" calcext:value-type="float">
            <text:p>-0.00207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10.087722" calcext:value-type="float">
            <text:p>10.087722</text:p>
          </table:table-cell>
          <table:table-cell office:value-type="float" office:value="433.752233" calcext:value-type="float">
            <text:p>433.752233</text:p>
          </table:table-cell>
          <table:table-cell table:number-columns-repeated="6"/>
          <table:table-cell table:formula="of:=[.$Q$2]+([.$Q$3]*[.J195])" office:value-type="float" office:value="0.155665" calcext:value-type="float">
            <text:p>0.155665</text:p>
          </table:table-cell>
          <table:table-cell table:formula="of:=[.$R$2]+([.$R$3]*[.K195])" office:value-type="float" office:value="-0.029575" calcext:value-type="float">
            <text:p>-0.029575</text:p>
          </table:table-cell>
          <table:table-cell table:formula="of:=[.$S$2]+([.$S$3]*[.L195])" office:value-type="float" office:value="0.026282" calcext:value-type="float">
            <text:p>0.026282</text:p>
          </table:table-cell>
        </table:table-row>
        <table:table-row table:style-name="ro1">
          <table:table-cell office:value-type="float" office:value="-712" calcext:value-type="float">
            <text:p>-712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-70" calcext:value-type="float">
            <text:p>-70</text:p>
          </table:table-cell>
          <table:table-cell office:value-type="float" office:value="-0.111416" calcext:value-type="float">
            <text:p>-0.111416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47894" calcext:value-type="float">
            <text:p>0.147894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-0.025006" calcext:value-type="float">
            <text:p>-0.025006</text:p>
          </table:table-cell>
          <table:table-cell office:value-type="float" office:value="9.400318" calcext:value-type="float">
            <text:p>9.400318</text:p>
          </table:table-cell>
          <table:table-cell office:value-type="float" office:value="419.895225" calcext:value-type="float">
            <text:p>419.895225</text:p>
          </table:table-cell>
          <table:table-cell table:number-columns-repeated="6"/>
          <table:table-cell table:formula="of:=[.$Q$2]+([.$Q$3]*[.J196])" office:value-type="float" office:value="0.155894" calcext:value-type="float">
            <text:p>0.155894</text:p>
          </table:table-cell>
          <table:table-cell table:formula="of:=[.$R$2]+([.$R$3]*[.K196])" office:value-type="float" office:value="-0.026071" calcext:value-type="float">
            <text:p>-0.026071</text:p>
          </table:table-cell>
          <table:table-cell table:formula="of:=[.$S$2]+([.$S$3]*[.L196])" office:value-type="float" office:value="-0.025006" calcext:value-type="float">
            <text:p>-0.025006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80" calcext:value-type="float">
            <text:p>-80</text:p>
          </table:table-cell>
          <table:table-cell office:value-type="float" office:value="788" calcext:value-type="float">
            <text:p>788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 office:value-type="float" office:value="-0.117585" calcext:value-type="float">
            <text:p>-0.117585</text:p>
          </table:table-cell>
          <table:table-cell office:value-type="float" office:value="-0.009407" calcext:value-type="float">
            <text:p>-0.009407</text:p>
          </table:table-cell>
          <table:table-cell office:value-type="float" office:value="0.092657" calcext:value-type="float">
            <text:p>0.092657</text:p>
          </table:table-cell>
          <table:table-cell office:value-type="float" office:value="0.143514" calcext:value-type="float">
            <text:p>0.143514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-0.043631" calcext:value-type="float">
            <text:p>-0.043631</text:p>
          </table:table-cell>
          <table:table-cell office:value-type="float" office:value="12.510088" calcext:value-type="float">
            <text:p>12.510088</text:p>
          </table:table-cell>
          <table:table-cell office:value-type="float" office:value="415.987981" calcext:value-type="float">
            <text:p>415.987981</text:p>
          </table:table-cell>
          <table:table-cell table:number-columns-repeated="6"/>
          <table:table-cell table:formula="of:=[.$Q$2]+([.$Q$3]*[.J197])" office:value-type="float" office:value="0.151514" calcext:value-type="float">
            <text:p>0.151514</text:p>
          </table:table-cell>
          <table:table-cell table:formula="of:=[.$R$2]+([.$R$3]*[.K197])" office:value-type="float" office:value="-0.027139" calcext:value-type="float">
            <text:p>-0.027139</text:p>
          </table:table-cell>
          <table:table-cell table:formula="of:=[.$S$2]+([.$S$3]*[.L197])" office:value-type="float" office:value="-0.043631" calcext:value-type="float">
            <text:p>-0.043631</text:p>
          </table:table-cell>
        </table:table-row>
        <table:table-row table:style-name="ro1">
          <table:table-cell office:value-type="float" office:value="-572" calcext:value-type="float">
            <text:p>-572</text:p>
          </table:table-cell>
          <table:table-cell office:value-type="float" office:value="-20" calcext:value-type="float">
            <text:p>-20</text:p>
          </table:table-cell>
          <table:table-cell office:value-type="float" office:value="728" calcext:value-type="float">
            <text:p>728</text:p>
          </table:table-cell>
          <table:table-cell office:value-type="float" office:value="361" calcext:value-type="float">
            <text:p>361</text:p>
          </table:table-cell>
          <table:table-cell office:value-type="float" office:value="25" calcext:value-type="float">
            <text:p>25</text:p>
          </table:table-cell>
          <table:table-cell office:value-type="float" office:value="-193" calcext:value-type="float">
            <text:p>-193</text:p>
          </table:table-cell>
          <table:table-cell office:value-type="float" office:value="-0.092652" calcext:value-type="float">
            <text:p>-0.092652</text:p>
          </table:table-cell>
          <table:table-cell office:value-type="float" office:value="-0.00324" calcext:value-type="float">
            <text:p>-0.00324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0.132036" calcext:value-type="float">
            <text:p>0.132036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-0.07059" calcext:value-type="float">
            <text:p>-0.07059</text:p>
          </table:table-cell>
          <table:table-cell office:value-type="float" office:value="9.081446" calcext:value-type="float">
            <text:p>9.081446</text:p>
          </table:table-cell>
          <table:table-cell office:value-type="float" office:value="410.115837" calcext:value-type="float">
            <text:p>410.115837</text:p>
          </table:table-cell>
          <table:table-cell table:number-columns-repeated="6"/>
          <table:table-cell table:formula="of:=[.$Q$2]+([.$Q$3]*[.J198])" office:value-type="float" office:value="0.140036" calcext:value-type="float">
            <text:p>0.140036</text:p>
          </table:table-cell>
          <table:table-cell table:formula="of:=[.$R$2]+([.$R$3]*[.K198])" office:value-type="float" office:value="-0.018356" calcext:value-type="float">
            <text:p>-0.018356</text:p>
          </table:table-cell>
          <table:table-cell table:formula="of:=[.$S$2]+([.$S$3]*[.L198])"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128" calcext:value-type="float">
            <text:p>128</text:p>
          </table:table-cell>
          <table:table-cell office:value-type="float" office:value="908" calcext:value-type="float">
            <text:p>908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-258" calcext:value-type="float">
            <text:p>-258</text:p>
          </table:table-cell>
          <table:table-cell office:value-type="float" office:value="-0.055343" calcext:value-type="float">
            <text:p>-0.055343</text:p>
          </table:table-cell>
          <table:table-cell office:value-type="float" office:value="0.019461" calcext:value-type="float">
            <text:p>0.019461</text:p>
          </table:table-cell>
          <table:table-cell office:value-type="float" office:value="0.138052" calcext:value-type="float">
            <text:p>0.138052</text:p>
          </table:table-cell>
          <table:table-cell office:value-type="float" office:value="0.11356" calcext:value-type="float">
            <text:p>0.11356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-0.097989" calcext:value-type="float">
            <text:p>-0.097989</text:p>
          </table:table-cell>
          <table:table-cell office:value-type="float" office:value="9.675065" calcext:value-type="float">
            <text:p>9.675065</text:p>
          </table:table-cell>
          <table:table-cell office:value-type="float" office:value="394.9443" calcext:value-type="float">
            <text:p>394.9443</text:p>
          </table:table-cell>
          <table:table-cell table:number-columns-repeated="6"/>
          <table:table-cell table:formula="of:=[.$Q$2]+([.$Q$3]*[.J199])" office:value-type="float" office:value="0.12156" calcext:value-type="float">
            <text:p>0.12156</text:p>
          </table:table-cell>
          <table:table-cell table:formula="of:=[.$R$2]+([.$R$3]*[.K199])" office:value-type="float" office:value="-0.025981" calcext:value-type="float">
            <text:p>-0.025981</text:p>
          </table:table-cell>
          <table:table-cell table:formula="of:=[.$S$2]+([.$S$3]*[.L199])" office:value-type="float" office:value="-0.097989" calcext:value-type="float">
            <text:p>-0.097989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76" calcext:value-type="float">
            <text:p>76</text:p>
          </table:table-cell>
          <table:table-cell office:value-type="float" office:value="980" calcext:value-type="float">
            <text:p>980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-297" calcext:value-type="float">
            <text:p>-297</text:p>
          </table:table-cell>
          <table:table-cell office:value-type="float" office:value="-0.038908" calcext:value-type="float">
            <text:p>-0.038908</text:p>
          </table:table-cell>
          <table:table-cell office:value-type="float" office:value="0.011201" calcext:value-type="float">
            <text:p>0.011201</text:p>
          </table:table-cell>
          <table:table-cell office:value-type="float" office:value="0.144432" calcext:value-type="float">
            <text:p>0.144432</text:p>
          </table:table-cell>
          <table:table-cell office:value-type="float" office:value="0.096349" calcext:value-type="float">
            <text:p>0.096349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-0.114923" calcext:value-type="float">
            <text:p>-0.114923</text:p>
          </table:table-cell>
          <table:table-cell office:value-type="float" office:value="9.980993" calcext:value-type="float">
            <text:p>9.980993</text:p>
          </table:table-cell>
          <table:table-cell office:value-type="float" office:value="387.651906" calcext:value-type="float">
            <text:p>387.651906</text:p>
          </table:table-cell>
          <table:table-cell table:number-columns-repeated="6"/>
          <table:table-cell table:formula="of:=[.$Q$2]+([.$Q$3]*[.J200])" office:value-type="float" office:value="0.104349" calcext:value-type="float">
            <text:p>0.104349</text:p>
          </table:table-cell>
          <table:table-cell table:formula="of:=[.$R$2]+([.$R$3]*[.K200])" office:value-type="float" office:value="-0.024404" calcext:value-type="float">
            <text:p>-0.024404</text:p>
          </table:table-cell>
          <table:table-cell table:formula="of:=[.$S$2]+([.$S$3]*[.L200])" office:value-type="float" office:value="-0.114923" calcext:value-type="float">
            <text:p>-0.11492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-339" calcext:value-type="float">
            <text:p>-339</text:p>
          </table:table-cell>
          <table:table-cell office:value-type="float" office:value="-0.002538" calcext:value-type="float">
            <text:p>-0.002538</text:p>
          </table:table-cell>
          <table:table-cell office:value-type="float" office:value="0.008881" calcext:value-type="float">
            <text:p>0.008881</text:p>
          </table:table-cell>
          <table:table-cell office:value-type="float" office:value="0.149715" calcext:value-type="float">
            <text:p>0.149715</text:p>
          </table:table-cell>
          <table:table-cell office:value-type="float" office:value="0.068181" calcext:value-type="float">
            <text:p>0.068181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-0.133604" calcext:value-type="float">
            <text:p>-0.133604</text:p>
          </table:table-cell>
          <table:table-cell office:value-type="float" office:value="9.275081" calcext:value-type="float">
            <text:p>9.275081</text:p>
          </table:table-cell>
          <table:table-cell office:value-type="float" office:value="380.603468" calcext:value-type="float">
            <text:p>380.603468</text:p>
          </table:table-cell>
          <table:table-cell table:number-columns-repeated="6"/>
          <table:table-cell table:formula="of:=[.$Q$2]+([.$Q$3]*[.J201])" office:value-type="float" office:value="0.076181" calcext:value-type="float">
            <text:p>0.076181</text:p>
          </table:table-cell>
          <table:table-cell table:formula="of:=[.$R$2]+([.$R$3]*[.K201])" office:value-type="float" office:value="-0.026318" calcext:value-type="float">
            <text:p>-0.026318</text:p>
          </table:table-cell>
          <table:table-cell table:formula="of:=[.$S$2]+([.$S$3]*[.L201])" office:value-type="float" office:value="-0.133604" calcext:value-type="float">
            <text:p>-0.1336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-374" calcext:value-type="float">
            <text:p>-374</text:p>
          </table:table-cell>
          <table:table-cell office:value-type="float" office:value="0.018768" calcext:value-type="float">
            <text:p>0.018768</text:p>
          </table:table-cell>
          <table:table-cell office:value-type="float" office:value="0.012108" calcext:value-type="float">
            <text:p>0.012108</text:p>
          </table:table-cell>
          <table:table-cell office:value-type="float" office:value="0.148328" calcext:value-type="float">
            <text:p>0.148328</text:p>
          </table:table-cell>
          <table:table-cell office:value-type="float" office:value="0.027592" calcext:value-type="float">
            <text:p>0.027592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-0.147421" calcext:value-type="float">
            <text:p>-0.147421</text:p>
          </table:table-cell>
          <table:table-cell office:value-type="float" office:value="9.718861" calcext:value-type="float">
            <text:p>9.718861</text:p>
          </table:table-cell>
          <table:table-cell office:value-type="float" office:value="380.541719" calcext:value-type="float">
            <text:p>380.541719</text:p>
          </table:table-cell>
          <table:table-cell table:number-columns-repeated="6"/>
          <table:table-cell table:formula="of:=[.$Q$2]+([.$Q$3]*[.J202])" office:value-type="float" office:value="0.035592" calcext:value-type="float">
            <text:p>0.035592</text:p>
          </table:table-cell>
          <table:table-cell table:formula="of:=[.$R$2]+([.$R$3]*[.K202])" office:value-type="float" office:value="-0.025135" calcext:value-type="float">
            <text:p>-0.025135</text:p>
          </table:table-cell>
          <table:table-cell table:formula="of:=[.$S$2]+([.$S$3]*[.L202])" office:value-type="float" office:value="-0.147421" calcext:value-type="float">
            <text:p>-0.1474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" calcext:value-type="float">
            <text:p>80</text:p>
          </table:table-cell>
          <table:table-cell office:value-type="float" office:value="888" calcext:value-type="float">
            <text:p>888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377" calcext:value-type="float">
            <text:p>-377</text:p>
          </table:table-cell>
          <table:table-cell office:value-type="float" office:value="0.060372" calcext:value-type="float">
            <text:p>0.060372</text:p>
          </table:table-cell>
          <table:table-cell office:value-type="float" office:value="0.012321" calcext:value-type="float">
            <text:p>0.012321</text:p>
          </table:table-cell>
          <table:table-cell office:value-type="float" office:value="0.136761" calcext:value-type="float">
            <text:p>0.136761</text:p>
          </table:table-cell>
          <table:table-cell office:value-type="float" office:value="-0.015404" calcext:value-type="float">
            <text:p>-0.015404</text:p>
          </table:table-cell>
          <table:table-cell office:value-type="float" office:value="-0.009479" calcext:value-type="float">
            <text:p>-0.009479</text:p>
          </table:table-cell>
          <table:table-cell office:value-type="float" office:value="-0.148906" calcext:value-type="float">
            <text:p>-0.148906</text:p>
          </table:table-cell>
          <table:table-cell office:value-type="float" office:value="9.551336" calcext:value-type="float">
            <text:p>9.551336</text:p>
          </table:table-cell>
          <table:table-cell office:value-type="float" office:value="379.770984" calcext:value-type="float">
            <text:p>379.770984</text:p>
          </table:table-cell>
          <table:table-cell table:number-columns-repeated="6"/>
          <table:table-cell table:formula="of:=[.$Q$2]+([.$Q$3]*[.J203])" office:value-type="float" office:value="-0.007404" calcext:value-type="float">
            <text:p>-0.007404</text:p>
          </table:table-cell>
          <table:table-cell table:formula="of:=[.$R$2]+([.$R$3]*[.K203])" office:value-type="float" office:value="-0.036979" calcext:value-type="float">
            <text:p>-0.036979</text:p>
          </table:table-cell>
          <table:table-cell table:formula="of:=[.$S$2]+([.$S$3]*[.L203])" office:value-type="float" office:value="-0.148906" calcext:value-type="float">
            <text:p>-0.1489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2" calcext:value-type="float">
            <text:p>92</text:p>
          </table:table-cell>
          <table:table-cell office:value-type="float" office:value="840" calcext:value-type="float">
            <text:p>840</text:p>
          </table:table-cell>
          <table:table-cell office:value-type="float" office:value="-114" calcext:value-type="float">
            <text:p>-114</text:p>
          </table:table-cell>
          <table:table-cell office:value-type="float" office:value="-21" calcext:value-type="float">
            <text:p>-21</text:p>
          </table:table-cell>
          <table:table-cell office:value-type="float" office:value="-371" calcext:value-type="float">
            <text:p>-371</text:p>
          </table:table-cell>
          <table:table-cell office:value-type="float" office:value="0.074087" calcext:value-type="float">
            <text:p>0.07408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29652" calcext:value-type="float">
            <text:p>0.129652</text:p>
          </table:table-cell>
          <table:table-cell office:value-type="float" office:value="-0.043994" calcext:value-type="float">
            <text:p>-0.043994</text:p>
          </table:table-cell>
          <table:table-cell office:value-type="float" office:value="-0.008104" calcext:value-type="float">
            <text:p>-0.008104</text:p>
          </table:table-cell>
          <table:table-cell office:value-type="float" office:value="-0.143174" calcext:value-type="float">
            <text:p>-0.143174</text:p>
          </table:table-cell>
          <table:table-cell office:value-type="float" office:value="9.53045" calcext:value-type="float">
            <text:p>9.53045</text:p>
          </table:table-cell>
          <table:table-cell office:value-type="float" office:value="388.687535" calcext:value-type="float">
            <text:p>388.687535</text:p>
          </table:table-cell>
          <table:table-cell table:number-columns-repeated="6"/>
          <table:table-cell table:formula="of:=[.$Q$2]+([.$Q$3]*[.J204])" office:value-type="float" office:value="-0.035994" calcext:value-type="float">
            <text:p>-0.035994</text:p>
          </table:table-cell>
          <table:table-cell table:formula="of:=[.$R$2]+([.$R$3]*[.K204])" office:value-type="float" office:value="-0.035604" calcext:value-type="float">
            <text:p>-0.035604</text:p>
          </table:table-cell>
          <table:table-cell table:formula="of:=[.$S$2]+([.$S$3]*[.L204])" office:value-type="float" office:value="-0.143174" calcext:value-type="float">
            <text:p>-0.1431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2" calcext:value-type="float">
            <text:p>92</text:p>
          </table:table-cell>
          <table:table-cell office:value-type="float" office:value="772" calcext:value-type="float">
            <text:p>772</text:p>
          </table:table-cell>
          <table:table-cell office:value-type="float" office:value="-149" calcext:value-type="float">
            <text:p>-149</text:p>
          </table:table-cell>
          <table:table-cell office:value-type="float" office:value="-30" calcext:value-type="float">
            <text:p>-30</text:p>
          </table:table-cell>
          <table:table-cell office:value-type="float" office:value="-365" calcext:value-type="float">
            <text:p>-365</text:p>
          </table:table-cell>
          <table:table-cell office:value-type="float" office:value="0.08557" calcext:value-type="float">
            <text:p>0.08557</text:p>
          </table:table-cell>
          <table:table-cell office:value-type="float" office:value="0.014579" calcext:value-type="float">
            <text:p>0.014579</text:p>
          </table:table-cell>
          <table:table-cell office:value-type="float" office:value="0.122333" calcext:value-type="float">
            <text:p>0.122333</text:p>
          </table:table-cell>
          <table:table-cell office:value-type="float" office:value="-0.056528" calcext:value-type="float">
            <text:p>-0.056528</text:p>
          </table:table-cell>
          <table:table-cell office:value-type="float" office:value="-0.011381" calcext:value-type="float">
            <text:p>-0.011381</text:p>
          </table:table-cell>
          <table:table-cell office:value-type="float" office:value="-0.138474" calcext:value-type="float">
            <text:p>-0.138474</text:p>
          </table:table-cell>
          <table:table-cell office:value-type="float" office:value="9.282957" calcext:value-type="float">
            <text:p>9.282957</text:p>
          </table:table-cell>
          <table:table-cell office:value-type="float" office:value="395.380829" calcext:value-type="float">
            <text:p>395.380829</text:p>
          </table:table-cell>
          <table:table-cell table:number-columns-repeated="6"/>
          <table:table-cell table:formula="of:=[.$Q$2]+([.$Q$3]*[.J205])" office:value-type="float" office:value="-0.048528" calcext:value-type="float">
            <text:p>-0.048528</text:p>
          </table:table-cell>
          <table:table-cell table:formula="of:=[.$R$2]+([.$R$3]*[.K205])" office:value-type="float" office:value="-0.038881" calcext:value-type="float">
            <text:p>-0.038881</text:p>
          </table:table-cell>
          <table:table-cell table:formula="of:=[.$S$2]+([.$S$3]*[.L205])" office:value-type="float" office:value="-0.138474" calcext:value-type="float">
            <text:p>-0.1384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  <table:table-cell office:value-type="float" office:value="808" calcext:value-type="float">
            <text:p>808</text:p>
          </table:table-cell>
          <table:table-cell office:value-type="float" office:value="-141" calcext:value-type="float">
            <text:p>-141</text:p>
          </table:table-cell>
          <table:table-cell office:value-type="float" office:value="-19" calcext:value-type="float">
            <text:p>-19</text:p>
          </table:table-cell>
          <table:table-cell office:value-type="float" office:value="-369" calcext:value-type="float">
            <text:p>-369</text:p>
          </table:table-cell>
          <table:table-cell office:value-type="float" office:value="0.081414" calcext:value-type="float">
            <text:p>0.081414</text:p>
          </table:table-cell>
          <table:table-cell office:value-type="float" office:value="0.010565" calcext:value-type="float">
            <text:p>0.010565</text:p>
          </table:table-cell>
          <table:table-cell office:value-type="float" office:value="0.125539" calcext:value-type="float">
            <text:p>0.125539</text:p>
          </table:table-cell>
          <table:table-cell office:value-type="float" office:value="-0.05348" calcext:value-type="float">
            <text:p>-0.05348</text:p>
          </table:table-cell>
          <table:table-cell office:value-type="float" office:value="-0.007206" calcext:value-type="float">
            <text:p>-0.007206</text:p>
          </table:table-cell>
          <table:table-cell office:value-type="float" office:value="-0.139957" calcext:value-type="float">
            <text:p>-0.139957</text:p>
          </table:table-cell>
          <table:table-cell office:value-type="float" office:value="9.46768" calcext:value-type="float">
            <text:p>9.46768</text:p>
          </table:table-cell>
          <table:table-cell office:value-type="float" office:value="395.478192" calcext:value-type="float">
            <text:p>395.478192</text:p>
          </table:table-cell>
          <table:table-cell table:number-columns-repeated="6"/>
          <table:table-cell table:formula="of:=[.$Q$2]+([.$Q$3]*[.J206])" office:value-type="float" office:value="-0.04548" calcext:value-type="float">
            <text:p>-0.04548</text:p>
          </table:table-cell>
          <table:table-cell table:formula="of:=[.$R$2]+([.$R$3]*[.K206])" office:value-type="float" office:value="-0.034706" calcext:value-type="float">
            <text:p>-0.034706</text:p>
          </table:table-cell>
          <table:table-cell table:formula="of:=[.$S$2]+([.$S$3]*[.L206])" office:value-type="float" office:value="-0.139957" calcext:value-type="float">
            <text:p>-0.1399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61" calcext:value-type="float">
            <text:p>-61</text:p>
          </table:table-cell>
          <table:table-cell office:value-type="float" office:value="-23" calcext:value-type="float">
            <text:p>-23</text:p>
          </table:table-cell>
          <table:table-cell office:value-type="float" office:value="-375" calcext:value-type="float">
            <text:p>-375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15202" calcext:value-type="float">
            <text:p>0.015202</text:p>
          </table:table-cell>
          <table:table-cell office:value-type="float" office:value="0.136814" calcext:value-type="float">
            <text:p>0.136814</text:p>
          </table:table-cell>
          <table:table-cell office:value-type="float" office:value="-0.024039" calcext:value-type="float">
            <text:p>-0.024039</text:p>
          </table:table-cell>
          <table:table-cell office:value-type="float" office:value="-0.009064" calcext:value-type="float">
            <text:p>-0.009064</text:p>
          </table:table-cell>
          <table:table-cell office:value-type="float" office:value="-0.147783" calcext:value-type="float">
            <text:p>-0.147783</text:p>
          </table:table-cell>
          <table:table-cell office:value-type="float" office:value="9.676655" calcext:value-type="float">
            <text:p>9.676655</text:p>
          </table:table-cell>
          <table:table-cell office:value-type="float" office:value="380.624487" calcext:value-type="float">
            <text:p>380.624487</text:p>
          </table:table-cell>
          <table:table-cell table:number-columns-repeated="6"/>
          <table:table-cell table:formula="of:=[.$Q$2]+([.$Q$3]*[.J207])" office:value-type="float" office:value="-0.016039" calcext:value-type="float">
            <text:p>-0.016039</text:p>
          </table:table-cell>
          <table:table-cell table:formula="of:=[.$R$2]+([.$R$3]*[.K207])" office:value-type="float" office:value="-0.036564" calcext:value-type="float">
            <text:p>-0.036564</text:p>
          </table:table-cell>
          <table:table-cell table:formula="of:=[.$S$2]+([.$S$3]*[.L207])" office:value-type="float" office:value="-0.147783" calcext:value-type="float">
            <text:p>-0.1477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-375" calcext:value-type="float">
            <text:p>-375</text:p>
          </table:table-cell>
          <table:table-cell office:value-type="float" office:value="0.038408" calcext:value-type="float">
            <text:p>0.038408</text:p>
          </table:table-cell>
          <table:table-cell office:value-type="float" office:value="0.012193" calcext:value-type="float">
            <text:p>0.012193</text:p>
          </table:table-cell>
          <table:table-cell office:value-type="float" office:value="0.144486" calcext:value-type="float">
            <text:p>0.144486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-0.007585" calcext:value-type="float">
            <text:p>-0.007585</text:p>
          </table:table-cell>
          <table:table-cell office:value-type="float" office:value="-0.149704" calcext:value-type="float">
            <text:p>-0.149704</text:p>
          </table:table-cell>
          <table:table-cell office:value-type="float" office:value="9.651498" calcext:value-type="float">
            <text:p>9.651498</text:p>
          </table:table-cell>
          <table:table-cell office:value-type="float" office:value="375.741933" calcext:value-type="float">
            <text:p>375.741933</text:p>
          </table:table-cell>
          <table:table-cell table:number-columns-repeated="6"/>
          <table:table-cell table:formula="of:=[.$Q$2]+([.$Q$3]*[.J208])" office:value-type="float" office:value="0.013589" calcext:value-type="float">
            <text:p>0.013589</text:p>
          </table:table-cell>
          <table:table-cell table:formula="of:=[.$R$2]+([.$R$3]*[.K208])" office:value-type="float" office:value="-0.035085" calcext:value-type="float">
            <text:p>-0.035085</text:p>
          </table:table-cell>
          <table:table-cell table:formula="of:=[.$S$2]+([.$S$3]*[.L208])" office:value-type="float" office:value="-0.149704" calcext:value-type="float">
            <text:p>-0.14970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1008" calcext:value-type="float">
            <text:p>1008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359" calcext:value-type="float">
            <text:p>-359</text:p>
          </table:table-cell>
          <table:table-cell office:value-type="float" office:value="-0.004164" calcext:value-type="float">
            <text:p>-0.004164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-0.140783" calcext:value-type="float">
            <text:p>-0.140783</text:p>
          </table:table-cell>
          <table:table-cell office:value-type="float" office:value="9.891717" calcext:value-type="float">
            <text:p>9.891717</text:p>
          </table:table-cell>
          <table:table-cell office:value-type="float" office:value="382.504902" calcext:value-type="float">
            <text:p>382.504902</text:p>
          </table:table-cell>
          <table:table-cell table:number-columns-repeated="6"/>
          <table:table-cell table:formula="of:=[.$Q$2]+([.$Q$3]*[.J209])" office:value-type="float" office:value="0.05898" calcext:value-type="float">
            <text:p>0.05898</text:p>
          </table:table-cell>
          <table:table-cell table:formula="of:=[.$R$2]+([.$R$3]*[.K209])" office:value-type="float" office:value="-0.018481" calcext:value-type="float">
            <text:p>-0.018481</text:p>
          </table:table-cell>
          <table:table-cell table:formula="of:=[.$S$2]+([.$S$3]*[.L209])" office:value-type="float" office:value="-0.140783" calcext:value-type="float">
            <text:p>-0.140783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52" calcext:value-type="float">
            <text:p>-52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-311" calcext:value-type="float">
            <text:p>-311</text:p>
          </table:table-cell>
          <table:table-cell office:value-type="float" office:value="-0.031673" calcext:value-type="float">
            <text:p>-0.031673</text:p>
          </table:table-cell>
          <table:table-cell office:value-type="float" office:value="-0.007769" calcext:value-type="float">
            <text:p>-0.007769</text:p>
          </table:table-cell>
          <table:table-cell office:value-type="float" office:value="0.146412" calcext:value-type="float">
            <text:p>0.146412</text:p>
          </table:table-cell>
          <table:table-cell office:value-type="float" office:value="0.091249" calcext:value-type="float">
            <text:p>0.091249</text:p>
          </table:table-cell>
          <table:table-cell office:value-type="float" office:value="0.02543" calcext:value-type="float">
            <text:p>0.02543</text:p>
          </table:table-cell>
          <table:table-cell office:value-type="float" office:value="-0.116305" calcext:value-type="float">
            <text:p>-0.116305</text:p>
          </table:table-cell>
          <table:table-cell office:value-type="float" office:value="9.846033" calcext:value-type="float">
            <text:p>9.846033</text:p>
          </table:table-cell>
          <table:table-cell office:value-type="float" office:value="401.099738" calcext:value-type="float">
            <text:p>401.099738</text:p>
          </table:table-cell>
          <table:table-cell table:number-columns-repeated="6"/>
          <table:table-cell table:formula="of:=[.$Q$2]+([.$Q$3]*[.J210])" office:value-type="float" office:value="0.099249" calcext:value-type="float">
            <text:p>0.099249</text:p>
          </table:table-cell>
          <table:table-cell table:formula="of:=[.$R$2]+([.$R$3]*[.K210])" office:value-type="float" office:value="-0.00207" calcext:value-type="float">
            <text:p>-0.00207</text:p>
          </table:table-cell>
          <table:table-cell table:formula="of:=[.$S$2]+([.$S$3]*[.L210])" office:value-type="float" office:value="-0.116305" calcext:value-type="float">
            <text:p>-0.116305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-56" calcext:value-type="float">
            <text:p>-56</text:p>
          </table:table-cell>
          <table:table-cell office:value-type="float" office:value="864" calcext:value-type="float">
            <text:p>864</text:p>
          </table:table-cell>
          <table:table-cell office:value-type="float" office:value="341" calcext:value-type="float">
            <text:p>341</text:p>
          </table:table-cell>
          <table:table-cell office:value-type="float" office:value="61" calcext:value-type="float">
            <text:p>61</text:p>
          </table:table-cell>
          <table:table-cell office:value-type="float" office:value="-226" calcext:value-type="float">
            <text:p>-226</text:p>
          </table:table-cell>
          <table:table-cell office:value-type="float" office:value="-0.072265" calcext:value-type="float">
            <text:p>-0.072265</text:p>
          </table:table-cell>
          <table:table-cell office:value-type="float" office:value="-0.008502" calcext:value-type="float">
            <text:p>-0.008502</text:p>
          </table:table-cell>
          <table:table-cell office:value-type="float" office:value="0.13117" calcext:value-type="float">
            <text:p>0.13117</text:p>
          </table:table-cell>
          <table:table-cell office:value-type="float" office:value="0.123666" calcext:value-type="float">
            <text:p>0.123666</text:p>
          </table:table-cell>
          <table:table-cell office:value-type="float" office:value="0.022122" calcext:value-type="float">
            <text:p>0.022122</text:p>
          </table:table-cell>
          <table:table-cell office:value-type="float" office:value="-0.08196" calcext:value-type="float">
            <text:p>-0.08196</text:p>
          </table:table-cell>
          <table:table-cell office:value-type="float" office:value="9.689288" calcext:value-type="float">
            <text:p>9.689288</text:p>
          </table:table-cell>
          <table:table-cell office:value-type="float" office:value="413.615764" calcext:value-type="float">
            <text:p>413.615764</text:p>
          </table:table-cell>
          <table:table-cell table:number-columns-repeated="6"/>
          <table:table-cell table:formula="of:=[.$Q$2]+([.$Q$3]*[.J211])" office:value-type="float" office:value="0.131666" calcext:value-type="float">
            <text:p>0.131666</text:p>
          </table:table-cell>
          <table:table-cell table:formula="of:=[.$R$2]+([.$R$3]*[.K211])" office:value-type="float" office:value="-0.005378" calcext:value-type="float">
            <text:p>-0.005378</text:p>
          </table:table-cell>
          <table:table-cell table:formula="of:=[.$S$2]+([.$S$3]*[.L211])" office:value-type="float" office:value="-0.08196" calcext:value-type="float">
            <text:p>-0.08196</text:p>
          </table:table-cell>
        </table:table-row>
        <table:table-row table:style-name="ro1">
          <table:table-cell office:value-type="float" office:value="-744" calcext:value-type="float">
            <text:p>-744</text:p>
          </table:table-cell>
          <table:table-cell office:value-type="float" office:value="-120" calcext:value-type="float">
            <text:p>-120</text:p>
          </table:table-cell>
          <table:table-cell office:value-type="float" office:value="740" calcext:value-type="float">
            <text:p>740</text:p>
          </table:table-cell>
          <table:table-cell office:value-type="float" office:value="409" calcext:value-type="float">
            <text:p>409</text:p>
          </table:table-cell>
          <table:table-cell office:value-type="float" office:value="88" calcext:value-type="float">
            <text:p>88</text:p>
          </table:table-cell>
          <table:table-cell office:value-type="float" office:value="-120" calcext:value-type="float">
            <text:p>-120</text:p>
          </table:table-cell>
          <table:table-cell office:value-type="float" office:value="-0.105663" calcext:value-type="float">
            <text:p>-0.105663</text:p>
          </table:table-cell>
          <table:table-cell office:value-type="float" office:value="-0.017042" calcext:value-type="float">
            <text:p>-0.017042</text:p>
          </table:table-cell>
          <table:table-cell office:value-type="float" office:value="0.105095" calcext:value-type="float">
            <text:p>0.105095</text:p>
          </table:table-cell>
          <table:table-cell office:value-type="float" office:value="0.14096" calcext:value-type="float">
            <text:p>0.14096</text:p>
          </table:table-cell>
          <table:table-cell office:value-type="float" office:value="0.030329" calcext:value-type="float">
            <text:p>0.030329</text:p>
          </table:table-cell>
          <table:table-cell office:value-type="float" office:value="-0.041357" calcext:value-type="float">
            <text:p>-0.041357</text:p>
          </table:table-cell>
          <table:table-cell office:value-type="float" office:value="10.35768" calcext:value-type="float">
            <text:p>10.35768</text:p>
          </table:table-cell>
          <table:table-cell office:value-type="float" office:value="435.229824" calcext:value-type="float">
            <text:p>435.229824</text:p>
          </table:table-cell>
          <table:table-cell table:number-columns-repeated="6"/>
          <table:table-cell table:formula="of:=[.$Q$2]+([.$Q$3]*[.J212])" office:value-type="float" office:value="0.14896" calcext:value-type="float">
            <text:p>0.14896</text:p>
          </table:table-cell>
          <table:table-cell table:formula="of:=[.$R$2]+([.$R$3]*[.K212])" office:value-type="float" office:value="0.002829" calcext:value-type="float">
            <text:p>0.002829</text:p>
          </table:table-cell>
          <table:table-cell table:formula="of:=[.$S$2]+([.$S$3]*[.L212])" office:value-type="float" office:value="-0.041357" calcext:value-type="float">
            <text:p>-0.041357</text:p>
          </table:table-cell>
        </table:table-row>
        <table:table-row table:style-name="ro1">
          <table:table-cell office:value-type="float" office:value="-680" calcext:value-type="float">
            <text:p>-680</text:p>
          </table:table-cell>
          <table:table-cell office:value-type="float" office:value="-56" calcext:value-type="float">
            <text:p>-56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62" calcext:value-type="float">
            <text:p>62</text:p>
          </table:table-cell>
          <table:table-cell office:value-type="float" office:value="-51" calcext:value-type="float">
            <text:p>-51</text:p>
          </table:table-cell>
          <table:table-cell office:value-type="float" office:value="-0.12664" calcext:value-type="float">
            <text:p>-0.12664</text:p>
          </table:table-cell>
          <table:table-cell office:value-type="float" office:value="-0.010429" calcext:value-type="float">
            <text:p>-0.010429</text:p>
          </table:table-cell>
          <table:table-cell office:value-type="float" office:value="0.079709" calcext:value-type="float">
            <text:p>0.079709</text:p>
          </table:table-cell>
          <table:table-cell office:value-type="float" office:value="0.147475" calcext:value-type="float">
            <text:p>0.147475</text:p>
          </table:table-cell>
          <table:table-cell office:value-type="float" office:value="0.021165" calcext:value-type="float">
            <text:p>0.021165</text:p>
          </table:table-cell>
          <table:table-cell office:value-type="float" office:value="-0.01741" calcext:value-type="float">
            <text:p>-0.01741</text:p>
          </table:table-cell>
          <table:table-cell office:value-type="float" office:value="7.898586" calcext:value-type="float">
            <text:p>7.898586</text:p>
          </table:table-cell>
          <table:table-cell office:value-type="float" office:value="439.396177" calcext:value-type="float">
            <text:p>439.396177</text:p>
          </table:table-cell>
          <table:table-cell table:number-columns-repeated="6"/>
          <table:table-cell table:formula="of:=[.$Q$2]+([.$Q$3]*[.J213])" office:value-type="float" office:value="0.155475" calcext:value-type="float">
            <text:p>0.155475</text:p>
          </table:table-cell>
          <table:table-cell table:formula="of:=[.$R$2]+([.$R$3]*[.K213])" office:value-type="float" office:value="-0.006335" calcext:value-type="float">
            <text:p>-0.006335</text:p>
          </table:table-cell>
          <table:table-cell table:formula="of:=[.$S$2]+([.$S$3]*[.L213])" office:value-type="float" office:value="-0.01741" calcext:value-type="float">
            <text:p>-0.01741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108" calcext:value-type="float">
            <text:p>-108</text:p>
          </table:table-cell>
          <table:table-cell office:value-type="float" office:value="460" calcext:value-type="float">
            <text:p>460</text:p>
          </table:table-cell>
          <table:table-cell office:value-type="float" office:value="441" calcext:value-type="float">
            <text:p>44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-0.131032" calcext:value-type="float">
            <text:p>-0.131032</text:p>
          </table:table-cell>
          <table:table-cell office:value-type="float" office:value="-0.016688" calcext:value-type="float">
            <text:p>-0.016688</text:p>
          </table:table-cell>
          <table:table-cell office:value-type="float" office:value="0.071079" calcext:value-type="float">
            <text:p>0.071079</text:p>
          </table:table-cell>
          <table:table-cell office:value-type="float" office:value="0.148047" calcext:value-type="float">
            <text:p>0.148047</text:p>
          </table:table-cell>
          <table:table-cell office:value-type="float" office:value="0.020478" calcext:value-type="float">
            <text:p>0.020478</text:p>
          </table:table-cell>
          <table:table-cell office:value-type="float" office:value="0.012757" calcext:value-type="float">
            <text:p>0.012757</text:p>
          </table:table-cell>
          <table:table-cell office:value-type="float" office:value="9.519869" calcext:value-type="float">
            <text:p>9.519869</text:p>
          </table:table-cell>
          <table:table-cell office:value-type="float" office:value="446.817636" calcext:value-type="float">
            <text:p>446.817636</text:p>
          </table:table-cell>
          <table:table-cell table:number-columns-repeated="6"/>
          <table:table-cell table:formula="of:=[.$Q$2]+([.$Q$3]*[.J214])" office:value-type="float" office:value="0.156047" calcext:value-type="float">
            <text:p>0.156047</text:p>
          </table:table-cell>
          <table:table-cell table:formula="of:=[.$R$2]+([.$R$3]*[.K214])" office:value-type="float" office:value="-0.007022" calcext:value-type="float">
            <text:p>-0.007022</text:p>
          </table:table-cell>
          <table:table-cell table:formula="of:=[.$S$2]+([.$S$3]*[.L214])" office:value-type="float" office:value="0.012757" calcext:value-type="float">
            <text:p>0.012757</text:p>
          </table:table-cell>
        </table:table-row>
        <table:table-row table:style-name="ro1">
          <table:table-cell office:value-type="float" office:value="-1044" calcext:value-type="float">
            <text:p>-1044</text:p>
          </table:table-cell>
          <table:table-cell office:value-type="float" office:value="-96" calcext:value-type="float">
            <text:p>-96</text:p>
          </table:table-cell>
          <table:table-cell office:value-type="float" office:value="280" calcext:value-type="float">
            <text:p>280</text:p>
          </table:table-cell>
          <table:table-cell office:value-type="float" office:value="430" calcext:value-type="float">
            <text:p>430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-0.144312" calcext:value-type="float">
            <text:p>-0.144312</text:p>
          </table:table-cell>
          <table:table-cell office:value-type="float" office:value="-0.01327" calcext:value-type="float">
            <text:p>-0.01327</text:p>
          </table:table-cell>
          <table:table-cell office:value-type="float" office:value="0.038704" calcext:value-type="float">
            <text:p>0.038704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0.02195" calcext:value-type="float">
            <text:p>0.02195</text:p>
          </table:table-cell>
          <table:table-cell office:value-type="float" office:value="0.039577" calcext:value-type="float">
            <text:p>0.039577</text:p>
          </table:table-cell>
          <table:table-cell office:value-type="float" office:value="10.641693" calcext:value-type="float">
            <text:p>10.641693</text:p>
          </table:table-cell>
          <table:table-cell office:value-type="float" office:value="451.017738" calcext:value-type="float">
            <text:p>451.017738</text:p>
          </table:table-cell>
          <table:table-cell table:number-columns-repeated="6"/>
          <table:table-cell table:formula="of:=[.$Q$2]+([.$Q$3]*[.J215])" office:value-type="float" office:value="0.15101" calcext:value-type="float">
            <text:p>0.15101</text:p>
          </table:table-cell>
          <table:table-cell table:formula="of:=[.$R$2]+([.$R$3]*[.K215])" office:value-type="float" office:value="-0.00555" calcext:value-type="float">
            <text:p>-0.00555</text:p>
          </table:table-cell>
          <table:table-cell table:formula="of:=[.$S$2]+([.$S$3]*[.L215])" office:value-type="float" office:value="0.039577" calcext:value-type="float">
            <text:p>0.039577</text:p>
          </table:table-cell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-0.149322" calcext:value-type="float">
            <text:p>-0.149322</text:p>
          </table:table-cell>
          <table:table-cell office:value-type="float" office:value="0" calcext:value-type="float">
            <text:p>0</text:p>
          </table:table-cell>
          <table:table-cell office:value-type="float" office:value="0.014248" calcext:value-type="float">
            <text:p>0.014248</text:p>
          </table:table-cell>
          <table:table-cell office:value-type="float" office:value="0.132461" calcext:value-type="float">
            <text:p>0.132461</text:p>
          </table:table-cell>
          <table:table-cell office:value-type="float" office:value="0.006673" calcext:value-type="float">
            <text:p>0.006673</text:p>
          </table:table-cell>
          <table:table-cell office:value-type="float" office:value="0.070068" calcext:value-type="float">
            <text:p>0.070068</text:p>
          </table:table-cell>
          <table:table-cell office:value-type="float" office:value="10.324052" calcext:value-type="float">
            <text:p>10.324052</text:p>
          </table:table-cell>
          <table:table-cell office:value-type="float" office:value="449.565346" calcext:value-type="float">
            <text:p>449.565346</text:p>
          </table:table-cell>
          <table:table-cell table:number-columns-repeated="6"/>
          <table:table-cell table:formula="of:=[.$Q$2]+([.$Q$3]*[.J216])" office:value-type="float" office:value="0.140461" calcext:value-type="float">
            <text:p>0.140461</text:p>
          </table:table-cell>
          <table:table-cell table:formula="of:=[.$R$2]+([.$R$3]*[.K216])" office:value-type="float" office:value="-0.020827" calcext:value-type="float">
            <text:p>-0.020827</text:p>
          </table:table-cell>
          <table:table-cell table:formula="of:=[.$S$2]+([.$S$3]*[.L216])" office:value-type="float" office:value="0.070068" calcext:value-type="float">
            <text:p>0.070068</text:p>
          </table:table-cell>
        </table:table-row>
        <table:table-row table:style-name="ro1"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282" calcext:value-type="float">
            <text:p>282</text:p>
          </table:table-cell>
          <table:table-cell office:value-type="float" office:value="-0.147507" calcext:value-type="float">
            <text:p>-0.147507</text:p>
          </table:table-cell>
          <table:table-cell office:value-type="float" office:value="0" calcext:value-type="float">
            <text:p>0</text:p>
          </table:table-cell>
          <table:table-cell office:value-type="float" office:value="-0.027232" calcext:value-type="float">
            <text:p>-0.027232</text:p>
          </table:table-cell>
          <table:table-cell office:value-type="float" office:value="0.117539" calcext:value-type="float">
            <text:p>0.117539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93107" calcext:value-type="float">
            <text:p>0.093107</text:p>
          </table:table-cell>
          <table:table-cell office:value-type="float" office:value="10.371265" calcext:value-type="float">
            <text:p>10.371265</text:p>
          </table:table-cell>
          <table:table-cell office:value-type="float" office:value="454.31707" calcext:value-type="float">
            <text:p>454.31707</text:p>
          </table:table-cell>
          <table:table-cell table:number-columns-repeated="6"/>
          <table:table-cell table:formula="of:=[.$Q$2]+([.$Q$3]*[.J217])" office:value-type="float" office:value="0.125539" calcext:value-type="float">
            <text:p>0.125539</text:p>
          </table:table-cell>
          <table:table-cell table:formula="of:=[.$R$2]+([.$R$3]*[.K217])" office:value-type="float" office:value="-0.023538" calcext:value-type="float">
            <text:p>-0.023538</text:p>
          </table:table-cell>
          <table:table-cell table:formula="of:=[.$S$2]+([.$S$3]*[.L217])" office:value-type="float" office:value="0.093107" calcext:value-type="float">
            <text:p>0.093107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56" calcext:value-type="float">
            <text:p>56</text:p>
          </table:table-cell>
          <table:table-cell office:value-type="float" office:value="-304" calcext:value-type="float">
            <text:p>-304</text:p>
          </table:table-cell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-0.143309" calcext:value-type="float">
            <text:p>-0.143309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043566" calcext:value-type="float">
            <text:p>-0.043566</text:p>
          </table:table-cell>
          <table:table-cell office:value-type="float" office:value="0.091202" calcext:value-type="float">
            <text:p>0.091202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11879" calcext:value-type="float">
            <text:p>0.11879</text:p>
          </table:table-cell>
          <table:table-cell office:value-type="float" office:value="10.264485" calcext:value-type="float">
            <text:p>10.264485</text:p>
          </table:table-cell>
          <table:table-cell office:value-type="float" office:value="462.161227" calcext:value-type="float">
            <text:p>462.161227</text:p>
          </table:table-cell>
          <table:table-cell table:number-columns-repeated="6"/>
          <table:table-cell table:formula="of:=[.$Q$2]+([.$Q$3]*[.J218])" office:value-type="float" office:value="0.099202" calcext:value-type="float">
            <text:p>0.099202</text:p>
          </table:table-cell>
          <table:table-cell table:formula="of:=[.$R$2]+([.$R$3]*[.K218])" office:value-type="float" office:value="-0.019061" calcext:value-type="float">
            <text:p>-0.019061</text:p>
          </table:table-cell>
          <table:table-cell table:formula="of:=[.$S$2]+([.$S$3]*[.L218])" office:value-type="float" office:value="0.11879" calcext:value-type="float">
            <text:p>0.11879</text:p>
          </table:table-cell>
        </table:table-row>
        <table:table-row table:style-name="ro1">
          <table:table-cell office:value-type="float" office:value="-920" calcext:value-type="float">
            <text:p>-920</text:p>
          </table:table-cell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186" calcext:value-type="float">
            <text:p>186</text:p>
          </table:table-cell>
          <table:table-cell office:value-type="float" office:value="53" calcext:value-type="float">
            <text:p>53</text:p>
          </table:table-cell>
          <table:table-cell office:value-type="float" office:value="436" calcext:value-type="float">
            <text:p>436</text:p>
          </table:table-cell>
          <table:table-cell office:value-type="float" office:value="-0.130491" calcext:value-type="float">
            <text:p>-0.130491</text:p>
          </table:table-cell>
          <table:table-cell office:value-type="float" office:value="-0.005674" calcext:value-type="float">
            <text:p>-0.005674</text:p>
          </table:table-cell>
          <table:table-cell office:value-type="float" office:value="-0.073756" calcext:value-type="float">
            <text:p>-0.073756</text:p>
          </table:table-cell>
          <table:table-cell office:value-type="float" office:value="0.058494" calcext:value-type="float">
            <text:p>0.058494</text:p>
          </table:table-cell>
          <table:table-cell office:value-type="float" office:value="0.016668" calcext:value-type="float">
            <text:p>0.016668</text:p>
          </table:table-cell>
          <table:table-cell office:value-type="float" office:value="0.137115" calcext:value-type="float">
            <text:p>0.137115</text:p>
          </table:table-cell>
          <table:table-cell office:value-type="float" office:value="10.370968" calcext:value-type="float">
            <text:p>10.370968</text:p>
          </table:table-cell>
          <table:table-cell office:value-type="float" office:value="476.970649" calcext:value-type="float">
            <text:p>476.970649</text:p>
          </table:table-cell>
          <table:table-cell table:number-columns-repeated="6"/>
          <table:table-cell table:formula="of:=[.$Q$2]+([.$Q$3]*[.J219])" office:value-type="float" office:value="0.066494" calcext:value-type="float">
            <text:p>0.066494</text:p>
          </table:table-cell>
          <table:table-cell table:formula="of:=[.$R$2]+([.$R$3]*[.K219])" office:value-type="float" office:value="-0.010832" calcext:value-type="float">
            <text:p>-0.010832</text:p>
          </table:table-cell>
          <table:table-cell table:formula="of:=[.$S$2]+([.$S$3]*[.L219])" office:value-type="float" office:value="0.137115" calcext:value-type="float">
            <text:p>0.137115</text:p>
          </table:table-cell>
        </table:table-row>
        <table:table-row table:style-name="ro1">
          <table:table-cell office:value-type="float" office:value="-808" calcext:value-type="float">
            <text:p>-808</text:p>
          </table:table-cell>
          <table:table-cell office:value-type="float" office:value="-12" calcext:value-type="float">
            <text:p>-12</text:p>
          </table:table-cell>
          <table:table-cell office:value-type="float" office:value="-716" calcext:value-type="float">
            <text:p>-716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-0.001667" calcext:value-type="float">
            <text:p>-0.001667</text:p>
          </table:table-cell>
          <table:table-cell office:value-type="float" office:value="-0.099476" calcext:value-type="float">
            <text:p>-0.099476</text:p>
          </table:table-cell>
          <table:table-cell office:value-type="float" office:value="0.032271" calcext:value-type="float">
            <text:p>0.032271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146151" calcext:value-type="float">
            <text:p>0.146151</text:p>
          </table:table-cell>
          <table:table-cell office:value-type="float" office:value="10.587841" calcext:value-type="float">
            <text:p>10.587841</text:p>
          </table:table-cell>
          <table:table-cell office:value-type="float" office:value="483.405627" calcext:value-type="float">
            <text:p>483.405627</text:p>
          </table:table-cell>
          <table:table-cell table:number-columns-repeated="6"/>
          <table:table-cell table:formula="of:=[.$Q$2]+([.$Q$3]*[.J220])" office:value-type="float" office:value="0.040271" calcext:value-type="float">
            <text:p>0.040271</text:p>
          </table:table-cell>
          <table:table-cell table:formula="of:=[.$R$2]+([.$R$3]*[.K220])" office:value-type="float" office:value="-0.01757" calcext:value-type="float">
            <text:p>-0.01757</text:p>
          </table:table-cell>
          <table:table-cell table:formula="of:=[.$S$2]+([.$S$3]*[.L220])" office:value-type="float" office:value="0.146151" calcext:value-type="float">
            <text:p>0.146151</text:p>
          </table:table-cell>
        </table:table-row>
        <table:table-row table:style-name="ro1">
          <table:table-cell office:value-type="float" office:value="-696" calcext:value-type="float">
            <text:p>-696</text:p>
          </table:table-cell>
          <table:table-cell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office:value-type="float" office:value="-7" calcext:value-type="float">
            <text:p>-7</text:p>
          </table:table-cell>
          <table:table-cell office:value-type="float" office:value="36" calcext:value-type="float">
            <text:p>36</text:p>
          </table:table-cell>
          <table:table-cell office:value-type="float" office:value="501" calcext:value-type="float">
            <text:p>501</text:p>
          </table:table-cell>
          <table:table-cell office:value-type="float" office:value="-0.095433" calcext:value-type="float">
            <text:p>-0.095433</text:p>
          </table:table-cell>
          <table:table-cell office:value-type="float" office:value="0" calcext:value-type="float">
            <text:p>0</text:p>
          </table:table-cell>
          <table:table-cell office:value-type="float" office:value="-0.115726" calcext:value-type="float">
            <text:p>-0.115726</text:p>
          </table:table-cell>
          <table:table-cell office:value-type="float" office:value="-0.00209" calcext:value-type="float">
            <text:p>-0.00209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1496" calcext:value-type="float">
            <text:p>0.1496</text:p>
          </table:table-cell>
          <table:table-cell office:value-type="float" office:value="10.7281" calcext:value-type="float">
            <text:p>10.7281</text:p>
          </table:table-cell>
          <table:table-cell office:value-type="float" office:value="502.340522" calcext:value-type="float">
            <text:p>502.340522</text:p>
          </table:table-cell>
          <table:table-cell table:number-columns-repeated="6"/>
          <table:table-cell table:formula="of:=[.$Q$2]+([.$Q$3]*[.J221])" office:value-type="float" office:value="0.00591" calcext:value-type="float">
            <text:p>0.00591</text:p>
          </table:table-cell>
          <table:table-cell table:formula="of:=[.$R$2]+([.$R$3]*[.K221])" office:value-type="float" office:value="-0.01675" calcext:value-type="float">
            <text:p>-0.01675</text:p>
          </table:table-cell>
          <table:table-cell table:formula="of:=[.$S$2]+([.$S$3]*[.L221])" office:value-type="float" office:value="0.1496" calcext:value-type="float">
            <text:p>0.1496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24" calcext:value-type="float">
            <text:p>24</text:p>
          </table:table-cell>
          <table:table-cell office:value-type="float" office:value="-928" calcext:value-type="float">
            <text:p>-928</text:p>
          </table:table-cell>
          <table:table-cell office:value-type="float" office:value="-158" calcext:value-type="float">
            <text:p>-158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-0.058352" calcext:value-type="float">
            <text:p>-0.058352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-0.138139" calcext:value-type="float">
            <text:p>-0.138139</text:p>
          </table:table-cell>
          <table:table-cell office:value-type="float" office:value="-0.045097" calcext:value-type="float">
            <text:p>-0.045097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142996" calcext:value-type="float">
            <text:p>0.142996</text:p>
          </table:table-cell>
          <table:table-cell office:value-type="float" office:value="9.88199" calcext:value-type="float">
            <text:p>9.88199</text:p>
          </table:table-cell>
          <table:table-cell office:value-type="float" office:value="525.53782" calcext:value-type="float">
            <text:p>525.53782</text:p>
          </table:table-cell>
          <table:table-cell table:number-columns-repeated="6"/>
          <table:table-cell table:formula="of:=[.$Q$2]+([.$Q$3]*[.J222])" office:value-type="float" office:value="-0.037097" calcext:value-type="float">
            <text:p>-0.037097</text:p>
          </table:table-cell>
          <table:table-cell table:formula="of:=[.$R$2]+([.$R$3]*[.K222])" office:value-type="float" office:value="-0.023219" calcext:value-type="float">
            <text:p>-0.023219</text:p>
          </table:table-cell>
          <table:table-cell table:formula="of:=[.$S$2]+([.$S$3]*[.L222])" office:value-type="float" office:value="0.142996" calcext:value-type="float">
            <text:p>0.142996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24" calcext:value-type="float">
            <text:p>24</text:p>
          </table:table-cell>
          <table:table-cell office:value-type="float" office:value="-1028" calcext:value-type="float">
            <text:p>-1028</text:p>
          </table:table-cell>
          <table:table-cell office:value-type="float" office:value="-264" calcext:value-type="float">
            <text:p>-264</text:p>
          </table:table-cell>
          <table:table-cell office:value-type="float" office:value="19" calcext:value-type="float">
            <text:p>19</text:p>
          </table:table-cell>
          <table:table-cell office:value-type="float" office:value="477" calcext:value-type="float">
            <text:p>477</text:p>
          </table:table-cell>
          <table:table-cell office:value-type="float" office:value="-0.02919" calcext:value-type="float">
            <text:p>-0.02919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-0.147092" calcext:value-type="float">
            <text:p>-0.147092</text:p>
          </table:table-cell>
          <table:table-cell office:value-type="float" office:value="-0.072592" calcext:value-type="float">
            <text:p>-0.072592</text:p>
          </table:table-cell>
          <table:table-cell office:value-type="float" office:value="0.005224" calcext:value-type="float">
            <text:p>0.005224</text:p>
          </table:table-cell>
          <table:table-cell office:value-type="float" office:value="0.131161" calcext:value-type="float">
            <text:p>0.131161</text:p>
          </table:table-cell>
          <table:table-cell office:value-type="float" office:value="10.280513" calcext:value-type="float">
            <text:p>10.280513</text:p>
          </table:table-cell>
          <table:table-cell office:value-type="float" office:value="545.514436" calcext:value-type="float">
            <text:p>545.514436</text:p>
          </table:table-cell>
          <table:table-cell table:number-columns-repeated="6"/>
          <table:table-cell table:formula="of:=[.$Q$2]+([.$Q$3]*[.J223])" office:value-type="float" office:value="-0.064592" calcext:value-type="float">
            <text:p>-0.064592</text:p>
          </table:table-cell>
          <table:table-cell table:formula="of:=[.$R$2]+([.$R$3]*[.K223])" office:value-type="float" office:value="-0.022276" calcext:value-type="float">
            <text:p>-0.022276</text:p>
          </table:table-cell>
          <table:table-cell table:formula="of:=[.$S$2]+([.$S$3]*[.L223])" office:value-type="float" office:value="0.131161" calcext:value-type="float">
            <text:p>0.131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8" calcext:value-type="float">
            <text:p>-48</text:p>
          </table:table-cell>
          <table:table-cell office:value-type="float" office:value="-1124" calcext:value-type="float">
            <text:p>-1124</text:p>
          </table:table-cell>
          <table:table-cell office:value-type="float" office:value="-361" calcext:value-type="float">
            <text:p>-361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0.018523" calcext:value-type="float">
            <text:p>0.018523</text:p>
          </table:table-cell>
          <table:table-cell office:value-type="float" office:value="-0.006351" calcext:value-type="float">
            <text:p>-0.006351</text:p>
          </table:table-cell>
          <table:table-cell office:value-type="float" office:value="-0.148716" calcext:value-type="float">
            <text:p>-0.148716</text:p>
          </table:table-cell>
          <table:table-cell office:value-type="float" office:value="-0.095649" calcext:value-type="float">
            <text:p>-0.095649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0.115256" calcext:value-type="float">
            <text:p>0.115256</text:p>
          </table:table-cell>
          <table:table-cell office:value-type="float" office:value="11.117819" calcext:value-type="float">
            <text:p>11.117819</text:p>
          </table:table-cell>
          <table:table-cell office:value-type="float" office:value="566.133377" calcext:value-type="float">
            <text:p>566.133377</text:p>
          </table:table-cell>
          <table:table-cell table:number-columns-repeated="6"/>
          <table:table-cell table:formula="of:=[.$Q$2]+([.$Q$3]*[.J224])" office:value-type="float" office:value="-0.087649" calcext:value-type="float">
            <text:p>-0.087649</text:p>
          </table:table-cell>
          <table:table-cell table:formula="of:=[.$R$2]+([.$R$3]*[.K224])" office:value-type="float" office:value="-0.019286" calcext:value-type="float">
            <text:p>-0.019286</text:p>
          </table:table-cell>
          <table:table-cell table:formula="of:=[.$S$2]+([.$S$3]*[.L224])" office:value-type="float" office:value="0.115256" calcext:value-type="float">
            <text:p>0.1152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float" office:value="-980" calcext:value-type="float">
            <text:p>-980</text:p>
          </table:table-cell>
          <table:table-cell office:value-type="float" office:value="-426" calcext:value-type="float">
            <text:p>-426</text:p>
          </table:table-cell>
          <table:table-cell office:value-type="float" office:value="19" calcext:value-type="float">
            <text:p>19</text:p>
          </table:table-cell>
          <table:table-cell office:value-type="float" office:value="383" calcext:value-type="float">
            <text:p>383</text:p>
          </table:table-cell>
          <table:table-cell office:value-type="float" office:value="0.033402" calcext:value-type="float">
            <text:p>0.033402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-0.146135" calcext:value-type="float">
            <text:p>-0.146135</text:p>
          </table:table-cell>
          <table:table-cell office:value-type="float" office:value="-0.111485" calcext:value-type="float">
            <text:p>-0.111485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100232" calcext:value-type="float">
            <text:p>0.100232</text:p>
          </table:table-cell>
          <table:table-cell office:value-type="float" office:value="9.864691" calcext:value-type="float">
            <text:p>9.864691</text:p>
          </table:table-cell>
          <table:table-cell office:value-type="float" office:value="573.171876" calcext:value-type="float">
            <text:p>573.171876</text:p>
          </table:table-cell>
          <table:table-cell table:number-columns-repeated="6"/>
          <table:table-cell table:formula="of:=[.$Q$2]+([.$Q$3]*[.J225])" office:value-type="float" office:value="-0.103485" calcext:value-type="float">
            <text:p>-0.103485</text:p>
          </table:table-cell>
          <table:table-cell table:formula="of:=[.$R$2]+([.$R$3]*[.K225])" office:value-type="float" office:value="-0.022528" calcext:value-type="float">
            <text:p>-0.022528</text:p>
          </table:table-cell>
          <table:table-cell table:formula="of:=[.$S$2]+([.$S$3]*[.L225])" office:value-type="float" office:value="0.100232" calcext:value-type="float">
            <text:p>0.1002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-940" calcext:value-type="float">
            <text:p>-940</text:p>
          </table:table-cell>
          <table:table-cell office:value-type="float" office:value="-492" calcext:value-type="float">
            <text:p>-492</text:p>
          </table:table-cell>
          <table:table-cell office:value-type="float" office:value="21" calcext:value-type="float">
            <text:p>21</text:p>
          </table:table-cell>
          <table:table-cell office:value-type="float" office:value="316" calcext:value-type="float">
            <text:p>316</text:p>
          </table:table-cell>
          <table:table-cell office:value-type="float" office:value="0.061675" calcext:value-type="float">
            <text:p>0.061675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-0.136733" calcext:value-type="float">
            <text:p>-0.136733</text:p>
          </table:table-cell>
          <table:table-cell office:value-type="float" office:value="-0.126129" calcext:value-type="float">
            <text:p>-0.126129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0.08101" calcext:value-type="float">
            <text:p>0.08101</text:p>
          </table:table-cell>
          <table:table-cell office:value-type="float" office:value="10.112707" calcext:value-type="float">
            <text:p>10.112707</text:p>
          </table:table-cell>
          <table:table-cell office:value-type="float" office:value="585.116228" calcext:value-type="float">
            <text:p>585.116228</text:p>
          </table:table-cell>
          <table:table-cell table:number-columns-repeated="6"/>
          <table:table-cell table:formula="of:=[.$Q$2]+([.$Q$3]*[.J226])" office:value-type="float" office:value="-0.118129" calcext:value-type="float">
            <text:p>-0.118129</text:p>
          </table:table-cell>
          <table:table-cell table:formula="of:=[.$R$2]+([.$R$3]*[.K226])" office:value-type="float" office:value="-0.022116" calcext:value-type="float">
            <text:p>-0.022116</text:p>
          </table:table-cell>
          <table:table-cell table:formula="of:=[.$S$2]+([.$S$3]*[.L226])" office:value-type="float" office:value="0.08101" calcext:value-type="float">
            <text:p>0.081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-748" calcext:value-type="float">
            <text:p>-748</text:p>
          </table:table-cell>
          <table:table-cell office:value-type="float" office:value="-540" calcext:value-type="float">
            <text:p>-540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office:value-type="float" office:value="0.091466" calcext:value-type="float">
            <text:p>0.091466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-0.118778" calcext:value-type="float">
            <text:p>-0.118778</text:p>
          </table:table-cell>
          <table:table-cell office:value-type="float" office:value="-0.137232" calcext:value-type="float">
            <text:p>-0.137232</text:p>
          </table:table-cell>
          <table:table-cell office:value-type="float" office:value="0.008386" calcext:value-type="float">
            <text:p>0.008386</text:p>
          </table:table-cell>
          <table:table-cell office:value-type="float" office:value="0.059975" calcext:value-type="float">
            <text:p>0.059975</text:p>
          </table:table-cell>
          <table:table-cell office:value-type="float" office:value="9.263543" calcext:value-type="float">
            <text:p>9.263543</text:p>
          </table:table-cell>
          <table:table-cell office:value-type="float" office:value="590.241476" calcext:value-type="float">
            <text:p>590.241476</text:p>
          </table:table-cell>
          <table:table-cell table:number-columns-repeated="6"/>
          <table:table-cell table:formula="of:=[.$Q$2]+([.$Q$3]*[.J227])" office:value-type="float" office:value="-0.129232" calcext:value-type="float">
            <text:p>-0.129232</text:p>
          </table:table-cell>
          <table:table-cell table:formula="of:=[.$R$2]+([.$R$3]*[.K227])" office:value-type="float" office:value="-0.019114" calcext:value-type="float">
            <text:p>-0.019114</text:p>
          </table:table-cell>
          <table:table-cell table:formula="of:=[.$S$2]+([.$S$3]*[.L227])" office:value-type="float" office:value="0.059975" calcext:value-type="float">
            <text:p>0.05997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6" calcext:value-type="float">
            <text:p>-16</text:p>
          </table:table-cell>
          <table:table-cell office:value-type="float" office:value="-696" calcext:value-type="float">
            <text:p>-696</text:p>
          </table:table-cell>
          <table:table-cell office:value-type="float" office:value="-565" calcext:value-type="float">
            <text:p>-565</text:p>
          </table:table-cell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0.108408" calcext:value-type="float">
            <text:p>0.108408</text:p>
          </table:table-cell>
          <table:table-cell office:value-type="float" office:value="-0.002383" calcext:value-type="float">
            <text:p>-0.002383</text:p>
          </table:table-cell>
          <table:table-cell office:value-type="float" office:value="-0.103643" calcext:value-type="float">
            <text:p>-0.103643</text:p>
          </table:table-cell>
          <table:table-cell office:value-type="float" office:value="-0.143427" calcext:value-type="float">
            <text:p>-0.143427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42901" calcext:value-type="float">
            <text:p>0.042901</text:p>
          </table:table-cell>
          <table:table-cell office:value-type="float" office:value="9.878252" calcext:value-type="float">
            <text:p>9.878252</text:p>
          </table:table-cell>
          <table:table-cell office:value-type="float" office:value="590.893391" calcext:value-type="float">
            <text:p>590.893391</text:p>
          </table:table-cell>
          <table:table-cell table:number-columns-repeated="6"/>
          <table:table-cell table:formula="of:=[.$Q$2]+([.$Q$3]*[.J228])" office:value-type="float" office:value="-0.135427" calcext:value-type="float">
            <text:p>-0.135427</text:p>
          </table:table-cell>
          <table:table-cell table:formula="of:=[.$R$2]+([.$R$3]*[.K228])" office:value-type="float" office:value="-0.018107" calcext:value-type="float">
            <text:p>-0.018107</text:p>
          </table:table-cell>
          <table:table-cell table:formula="of:=[.$S$2]+([.$S$3]*[.L228])" office:value-type="float" office:value="0.042901" calcext:value-type="float">
            <text:p>0.0429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2" calcext:value-type="float">
            <text:p>52</text:p>
          </table:table-cell>
          <table:table-cell office:value-type="float" office:value="-548" calcext:value-type="float">
            <text:p>-548</text:p>
          </table:table-cell>
          <table:table-cell office:value-type="float" office:value="-571" calcext:value-type="float">
            <text:p>-57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0.119407" calcext:value-type="float">
            <text:p>0.119407</text:p>
          </table:table-cell>
          <table:table-cell office:value-type="float" office:value="0.008576" calcext:value-type="float">
            <text:p>0.008576</text:p>
          </table:table-cell>
          <table:table-cell office:value-type="float" office:value="-0.09038" calcext:value-type="float">
            <text:p>-0.09038</text:p>
          </table:table-cell>
          <table:table-cell office:value-type="float" office:value="-0.147042" calcext:value-type="float">
            <text:p>-0.147042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8.919115" calcext:value-type="float">
            <text:p>8.919115</text:p>
          </table:table-cell>
          <table:table-cell office:value-type="float" office:value="582.48691" calcext:value-type="float">
            <text:p>582.48691</text:p>
          </table:table-cell>
          <table:table-cell table:number-columns-repeated="6"/>
          <table:table-cell table:formula="of:=[.$Q$2]+([.$Q$3]*[.J229])" office:value-type="float" office:value="-0.139042" calcext:value-type="float">
            <text:p>-0.139042</text:p>
          </table:table-cell>
          <table:table-cell table:formula="of:=[.$R$2]+([.$R$3]*[.K229])" office:value-type="float" office:value="-0.017972" calcext:value-type="float">
            <text:p>-0.017972</text:p>
          </table:table-cell>
          <table:table-cell table:formula="of:=[.$S$2]+([.$S$3]*[.L229])" office:value-type="float" office:value="0.028069" calcext:value-type="float">
            <text:p>0.02806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6" calcext:value-type="float">
            <text:p>56</text:p>
          </table:table-cell>
          <table:table-cell office:value-type="float" office:value="-256" calcext:value-type="float">
            <text:p>-256</text:p>
          </table:table-cell>
          <table:table-cell office:value-type="float" office:value="-553" calcext:value-type="float">
            <text:p>-553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0.144909" calcext:value-type="float">
            <text:p>0.14490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-0.037854" calcext:value-type="float">
            <text:p>-0.037854</text:p>
          </table:table-cell>
          <table:table-cell office:value-type="float" office:value="-0.149755" calcext:value-type="float">
            <text:p>-0.149755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-0.008124" calcext:value-type="float">
            <text:p>-0.008124</text:p>
          </table:table-cell>
          <table:table-cell office:value-type="float" office:value="9.948179" calcext:value-type="float">
            <text:p>9.948179</text:p>
          </table:table-cell>
          <table:table-cell office:value-type="float" office:value="553.903421" calcext:value-type="float">
            <text:p>553.903421</text:p>
          </table:table-cell>
          <table:table-cell table:number-columns-repeated="6"/>
          <table:table-cell table:formula="of:=[.$Q$2]+([.$Q$3]*[.J230])" office:value-type="float" office:value="-0.141755" calcext:value-type="float">
            <text:p>-0.141755</text:p>
          </table:table-cell>
          <table:table-cell table:formula="of:=[.$R$2]+([.$R$3]*[.K230])" office:value-type="float" office:value="-0.024792" calcext:value-type="float">
            <text:p>-0.024792</text:p>
          </table:table-cell>
          <table:table-cell table:formula="of:=[.$S$2]+([.$S$3]*[.L230])" office:value-type="float" office:value="-0.008124" calcext:value-type="float">
            <text:p>-0.0081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6" calcext:value-type="float">
            <text:p>156</text:p>
          </table:table-cell>
          <table:table-cell office:value-type="float" office:value="-40" calcext:value-type="float">
            <text:p>-40</text:p>
          </table:table-cell>
          <table:table-cell office:value-type="float" office:value="-497" calcext:value-type="float">
            <text:p>-497</text:p>
          </table:table-cell>
          <table:table-cell office:value-type="float" office:value="-9" calcext:value-type="float">
            <text:p>-9</text:p>
          </table:table-cell>
          <table:table-cell office:value-type="float" office:value="-139" calcext:value-type="float">
            <text:p>-139</text:p>
          </table:table-cell>
          <table:table-cell office:value-type="float" office:value="0.14781" calcext:value-type="float">
            <text:p>0.14781</text:p>
          </table:table-cell>
          <table:table-cell office:value-type="float" office:value="0.024741" calcext:value-type="float">
            <text:p>0.024741</text:p>
          </table:table-cell>
          <table:table-cell office:value-type="float" office:value="-0.006344" calcext:value-type="float">
            <text:p>-0.006344</text:p>
          </table:table-cell>
          <table:table-cell office:value-type="float" office:value="-0.144435" calcext:value-type="float">
            <text:p>-0.144435</text:p>
          </table:table-cell>
          <table:table-cell office:value-type="float" office:value="-0.002616" calcext:value-type="float">
            <text:p>-0.002616</text:p>
          </table:table-cell>
          <table:table-cell office:value-type="float" office:value="-0.040395" calcext:value-type="float">
            <text:p>-0.040395</text:p>
          </table:table-cell>
          <table:table-cell office:value-type="float" office:value="9.275246" calcext:value-type="float">
            <text:p>9.275246</text:p>
          </table:table-cell>
          <table:table-cell office:value-type="float" office:value="516.150172" calcext:value-type="float">
            <text:p>516.150172</text:p>
          </table:table-cell>
          <table:table-cell table:number-columns-repeated="6"/>
          <table:table-cell table:formula="of:=[.$Q$2]+([.$Q$3]*[.J231])" office:value-type="float" office:value="-0.136435" calcext:value-type="float">
            <text:p>-0.136435</text:p>
          </table:table-cell>
          <table:table-cell table:formula="of:=[.$R$2]+([.$R$3]*[.K231])" office:value-type="float" office:value="-0.030116" calcext:value-type="float">
            <text:p>-0.030116</text:p>
          </table:table-cell>
          <table:table-cell table:formula="of:=[.$S$2]+([.$S$3]*[.L231])" office:value-type="float" office:value="-0.040395" calcext:value-type="float">
            <text:p>-0.04039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-436" calcext:value-type="float">
            <text:p>-436</text:p>
          </table:table-cell>
          <table:table-cell office:value-type="float" office:value="-18" calcext:value-type="float">
            <text:p>-18</text:p>
          </table:table-cell>
          <table:table-cell office:value-type="float" office:value="-215" calcext:value-type="float">
            <text:p>-215</text:p>
          </table:table-cell>
          <table:table-cell office:value-type="float" office:value="0.143743" calcext:value-type="float">
            <text:p>0.143743</text:p>
          </table:table-cell>
          <table:table-cell office:value-type="float" office:value="0.020174" calcext:value-type="float">
            <text:p>0.020174</text:p>
          </table:table-cell>
          <table:table-cell office:value-type="float" office:value="0.037827" calcext:value-type="float">
            <text:p>0.037827</text:p>
          </table:table-cell>
          <table:table-cell office:value-type="float" office:value="-0.13444" calcext:value-type="float">
            <text:p>-0.13444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66295" calcext:value-type="float">
            <text:p>-0.066295</text:p>
          </table:table-cell>
          <table:table-cell office:value-type="float" office:value="9.332964" calcext:value-type="float">
            <text:p>9.332964</text:p>
          </table:table-cell>
          <table:table-cell office:value-type="float" office:value="486.461715" calcext:value-type="float">
            <text:p>486.461715</text:p>
          </table:table-cell>
          <table:table-cell table:number-columns-repeated="6"/>
          <table:table-cell table:formula="of:=[.$Q$2]+([.$Q$3]*[.J232])" office:value-type="float" office:value="-0.12644" calcext:value-type="float">
            <text:p>-0.12644</text:p>
          </table:table-cell>
          <table:table-cell table:formula="of:=[.$R$2]+([.$R$3]*[.K232])" office:value-type="float" office:value="-0.03305" calcext:value-type="float">
            <text:p>-0.03305</text:p>
          </table:table-cell>
          <table:table-cell table:formula="of:=[.$S$2]+([.$S$3]*[.L232])" office:value-type="float" office:value="-0.066295" calcext:value-type="float">
            <text:p>-0.06629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2" calcext:value-type="float">
            <text:p>112</text:p>
          </table:table-cell>
          <table:table-cell office:value-type="float" office:value="380" calcext:value-type="float">
            <text:p>380</text:p>
          </table:table-cell>
          <table:table-cell office:value-type="float" office:value="-372" calcext:value-type="float">
            <text:p>-372</text:p>
          </table:table-cell>
          <table:table-cell office:value-type="float" office:value="-30" calcext:value-type="float">
            <text:p>-30</text:p>
          </table:table-cell>
          <table:table-cell office:value-type="float" office:value="-271" calcext:value-type="float">
            <text:p>-271</text:p>
          </table:table-cell>
          <table:table-cell office:value-type="float" office:value="0.135431" calcext:value-type="float">
            <text:p>0.135431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0.061855" calcext:value-type="float">
            <text:p>0.061855</text:p>
          </table:table-cell>
          <table:table-cell office:value-type="float" office:value="-0.120983" calcext:value-type="float">
            <text:p>-0.120983</text:p>
          </table:table-cell>
          <table:table-cell office:value-type="float" office:value="-0.009757" calcext:value-type="float">
            <text:p>-0.009757</text:p>
          </table:table-cell>
          <table:table-cell office:value-type="float" office:value="-0.088136" calcext:value-type="float">
            <text:p>-0.088136</text:p>
          </table:table-cell>
          <table:table-cell office:value-type="float" office:value="9.036859" calcext:value-type="float">
            <text:p>9.036859</text:p>
          </table:table-cell>
          <table:table-cell office:value-type="float" office:value="461.221205" calcext:value-type="float">
            <text:p>461.221205</text:p>
          </table:table-cell>
          <table:table-cell table:number-columns-repeated="6"/>
          <table:table-cell table:formula="of:=[.$Q$2]+([.$Q$3]*[.J233])" office:value-type="float" office:value="-0.112983" calcext:value-type="float">
            <text:p>-0.112983</text:p>
          </table:table-cell>
          <table:table-cell table:formula="of:=[.$R$2]+([.$R$3]*[.K233])" office:value-type="float" office:value="-0.037257" calcext:value-type="float">
            <text:p>-0.037257</text:p>
          </table:table-cell>
          <table:table-cell table:formula="of:=[.$S$2]+([.$S$3]*[.L233])" office:value-type="float" office:value="-0.088136" calcext:value-type="float">
            <text:p>-0.08813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0" calcext:value-type="float">
            <text:p>120</text:p>
          </table:table-cell>
          <table:table-cell office:value-type="float" office:value="612" calcext:value-type="float">
            <text:p>612</text:p>
          </table:table-cell>
          <table:table-cell office:value-type="float" office:value="-280" calcext:value-type="float">
            <text:p>-280</text:p>
          </table:table-cell>
          <table:table-cell office:value-type="float" office:value="-33" calcext:value-type="float">
            <text:p>-33</text:p>
          </table:table-cell>
          <table:table-cell office:value-type="float" office:value="-323" calcext:value-type="float">
            <text:p>-323</text:p>
          </table:table-cell>
          <table:table-cell office:value-type="float" office:value="0.11444" calcext:value-type="float">
            <text:p>0.11444</text:p>
          </table:table-cell>
          <table:table-cell office:value-type="float" office:value="0.018659" calcext:value-type="float">
            <text:p>0.018659</text:p>
          </table:table-cell>
          <table:table-cell office:value-type="float" office:value="0.095159" calcext:value-type="float">
            <text:p>0.095159</text:p>
          </table:table-cell>
          <table:table-cell office:value-type="float" office:value="-0.097961" calcext:value-type="float">
            <text:p>-0.097961</text:p>
          </table:table-cell>
          <table:table-cell office:value-type="float" office:value="-0.011545" calcext:value-type="float">
            <text:p>-0.011545</text:p>
          </table:table-cell>
          <table:table-cell office:value-type="float" office:value="-0.113006" calcext:value-type="float">
            <text:p>-0.113006</text:p>
          </table:table-cell>
          <table:table-cell office:value-type="float" office:value="9.460445" calcext:value-type="float">
            <text:p>9.460445</text:p>
          </table:table-cell>
          <table:table-cell office:value-type="float" office:value="428.740014" calcext:value-type="float">
            <text:p>428.740014</text:p>
          </table:table-cell>
          <table:table-cell table:number-columns-repeated="6"/>
          <table:table-cell table:formula="of:=[.$Q$2]+([.$Q$3]*[.J234])" office:value-type="float" office:value="-0.089961" calcext:value-type="float">
            <text:p>-0.089961</text:p>
          </table:table-cell>
          <table:table-cell table:formula="of:=[.$R$2]+([.$R$3]*[.K234])" office:value-type="float" office:value="-0.039045" calcext:value-type="float">
            <text:p>-0.039045</text:p>
          </table:table-cell>
          <table:table-cell table:formula="of:=[.$S$2]+([.$S$3]*[.L234])" office:value-type="float" office:value="-0.113006" calcext:value-type="float">
            <text:p>-0.1130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704" calcext:value-type="float">
            <text:p>704</text:p>
          </table:table-cell>
          <table:table-cell office:value-type="float" office:value="-177" calcext:value-type="float">
            <text:p>-177</text:p>
          </table:table-cell>
          <table:table-cell office:value-type="float" office:value="-20" calcext:value-type="float">
            <text:p>-20</text:p>
          </table:table-cell>
          <table:table-cell office:value-type="float" office:value="-366" calcext:value-type="float">
            <text:p>-36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65226" calcext:value-type="float">
            <text:p>-0.065226</text:p>
          </table:table-cell>
          <table:table-cell office:value-type="float" office:value="-0.00737" calcext:value-type="float">
            <text:p>-0.00737</text:p>
          </table:table-cell>
          <table:table-cell office:value-type="float" office:value="-0.134875" calcext:value-type="float">
            <text:p>-0.134875</text:p>
          </table:table-cell>
          <table:table-cell office:value-type="float" office:value="9.414385" calcext:value-type="float">
            <text:p>9.414385</text:p>
          </table:table-cell>
          <table:table-cell office:value-type="float" office:value="407.044224" calcext:value-type="float">
            <text:p>407.044224</text:p>
          </table:table-cell>
          <table:table-cell table:number-columns-repeated="6"/>
          <table:table-cell table:formula="of:=[.$Q$2]+([.$Q$3]*[.J235])" office:value-type="float" office:value="-0.057226" calcext:value-type="float">
            <text:p>-0.057226</text:p>
          </table:table-cell>
          <table:table-cell table:formula="of:=[.$R$2]+([.$R$3]*[.K235])" office:value-type="float" office:value="-0.03487" calcext:value-type="float">
            <text:p>-0.03487</text:p>
          </table:table-cell>
          <table:table-cell table:formula="of:=[.$S$2]+([.$S$3]*[.L235])" office:value-type="float" office:value="-0.134875" calcext:value-type="float">
            <text:p>-0.1348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-387" calcext:value-type="float">
            <text:p>-387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0.138632" calcext:value-type="float">
            <text:p>0.138632</text:p>
          </table:table-cell>
          <table:table-cell office:value-type="float" office:value="-0.018839" calcext:value-type="float">
            <text:p>-0.018839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-0.148788" calcext:value-type="float">
            <text:p>-0.148788</text:p>
          </table:table-cell>
          <table:table-cell office:value-type="float" office:value="10.016619" calcext:value-type="float">
            <text:p>10.016619</text:p>
          </table:table-cell>
          <table:table-cell office:value-type="float" office:value="390.152534" calcext:value-type="float">
            <text:p>390.152534</text:p>
          </table:table-cell>
          <table:table-cell table:number-columns-repeated="6"/>
          <table:table-cell table:formula="of:=[.$Q$2]+([.$Q$3]*[.J236])" office:value-type="float" office:value="-0.010839" calcext:value-type="float">
            <text:p>-0.010839</text:p>
          </table:table-cell>
          <table:table-cell table:formula="of:=[.$R$2]+([.$R$3]*[.K236])" office:value-type="float" office:value="-0.024809" calcext:value-type="float">
            <text:p>-0.024809</text:p>
          </table:table-cell>
          <table:table-cell table:formula="of:=[.$S$2]+([.$S$3]*[.L236])" office:value-type="float" office:value="-0.148788" calcext:value-type="float">
            <text:p>-0.1487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28" calcext:value-type="float">
            <text:p>-128</text:p>
          </table:table-cell>
          <table:table-cell office:value-type="float" office:value="984" calcext:value-type="float">
            <text:p>984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-389" calcext:value-type="float">
            <text:p>-389</text:p>
          </table:table-cell>
          <table:table-cell office:value-type="float" office:value="0.025618" calcext:value-type="float">
            <text:p>0.025618</text:p>
          </table:table-cell>
          <table:table-cell office:value-type="float" office:value="-0.019065" calcext:value-type="float">
            <text:p>-0.019065</text:p>
          </table:table-cell>
          <table:table-cell office:value-type="float" office:value="0.146561" calcext:value-type="float">
            <text:p>0.146561</text:p>
          </table:table-cell>
          <table:table-cell office:value-type="float" office:value="0.023074" calcext:value-type="float">
            <text:p>0.023074</text:p>
          </table:table-cell>
          <table:table-cell office:value-type="float" office:value="0.017778" calcext:value-type="float">
            <text:p>0.017778</text:p>
          </table:table-cell>
          <table:table-cell office:value-type="float" office:value="-0.147145" calcext:value-type="float">
            <text:p>-0.147145</text:p>
          </table:table-cell>
          <table:table-cell office:value-type="float" office:value="9.876149" calcext:value-type="float">
            <text:p>9.876149</text:p>
          </table:table-cell>
          <table:table-cell office:value-type="float" office:value="396.548862" calcext:value-type="float">
            <text:p>396.548862</text:p>
          </table:table-cell>
          <table:table-cell table:number-columns-repeated="6"/>
          <table:table-cell table:formula="of:=[.$Q$2]+([.$Q$3]*[.J237])" office:value-type="float" office:value="0.031074" calcext:value-type="float">
            <text:p>0.031074</text:p>
          </table:table-cell>
          <table:table-cell table:formula="of:=[.$R$2]+([.$R$3]*[.K237])" office:value-type="float" office:value="-0.009722" calcext:value-type="float">
            <text:p>-0.009722</text:p>
          </table:table-cell>
          <table:table-cell table:formula="of:=[.$S$2]+([.$S$3]*[.L237])" office:value-type="float" office:value="-0.147145" calcext:value-type="float">
            <text:p>-0.1471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76" calcext:value-type="float">
            <text:p>-76</text:p>
          </table:table-cell>
          <table:table-cell office:value-type="float" office:value="872" calcext:value-type="float">
            <text:p>87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-382" calcext:value-type="float">
            <text:p>-382</text:p>
          </table:table-cell>
          <table:table-cell office:value-type="float" office:value="0.042106" calcext:value-type="float">
            <text:p>0.042106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143425" calcext:value-type="float">
            <text:p>0.143425</text:p>
          </table:table-cell>
          <table:table-cell office:value-type="float" office:value="0.027377" calcext:value-type="float">
            <text:p>0.027377</text:p>
          </table:table-cell>
          <table:table-cell office:value-type="float" office:value="0.007326" calcext:value-type="float">
            <text:p>0.007326</text:p>
          </table:table-cell>
          <table:table-cell office:value-type="float" office:value="-0.147298" calcext:value-type="float">
            <text:p>-0.147298</text:p>
          </table:table-cell>
          <table:table-cell office:value-type="float" office:value="8.943407" calcext:value-type="float">
            <text:p>8.943407</text:p>
          </table:table-cell>
          <table:table-cell office:value-type="float" office:value="389.006427" calcext:value-type="float">
            <text:p>389.006427</text:p>
          </table:table-cell>
          <table:table-cell table:number-columns-repeated="6"/>
          <table:table-cell table:formula="of:=[.$Q$2]+([.$Q$3]*[.J238])" office:value-type="float" office:value="0.035377" calcext:value-type="float">
            <text:p>0.035377</text:p>
          </table:table-cell>
          <table:table-cell table:formula="of:=[.$R$2]+([.$R$3]*[.K238])" office:value-type="float" office:value="-0.020174" calcext:value-type="float">
            <text:p>-0.020174</text:p>
          </table:table-cell>
          <table:table-cell table:formula="of:=[.$S$2]+([.$S$3]*[.L238])" office:value-type="float" office:value="-0.147298" calcext:value-type="float">
            <text:p>-0.1472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-379" calcext:value-type="float">
            <text:p>-379</text:p>
          </table:table-cell>
          <table:table-cell office:value-type="float" office:value="0.019624" calcext:value-type="float">
            <text:p>0.019624</text:p>
          </table:table-cell>
          <table:table-cell office:value-type="float" office:value="-0.003568" calcext:value-type="float">
            <text:p>-0.003568</text:p>
          </table:table-cell>
          <table:table-cell office:value-type="float" office:value="0.148668" calcext:value-type="float">
            <text:p>0.148668</text:p>
          </table:table-cell>
          <table:table-cell office:value-type="float" office:value="0.032068" calcext:value-type="float">
            <text:p>0.032068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-0.146432" calcext:value-type="float">
            <text:p>-0.146432</text:p>
          </table:table-cell>
          <table:table-cell office:value-type="float" office:value="9.894516" calcext:value-type="float">
            <text:p>9.894516</text:p>
          </table:table-cell>
          <table:table-cell office:value-type="float" office:value="388.234465" calcext:value-type="float">
            <text:p>388.234465</text:p>
          </table:table-cell>
          <table:table-cell table:number-columns-repeated="6"/>
          <table:table-cell table:formula="of:=[.$Q$2]+([.$Q$3]*[.J239])" office:value-type="float" office:value="0.040068" calcext:value-type="float">
            <text:p>0.040068</text:p>
          </table:table-cell>
          <table:table-cell table:formula="of:=[.$R$2]+([.$R$3]*[.K239])" office:value-type="float" office:value="-0.022091" calcext:value-type="float">
            <text:p>-0.022091</text:p>
          </table:table-cell>
          <table:table-cell table:formula="of:=[.$S$2]+([.$S$3]*[.L239])" office:value-type="float" office:value="-0.146432" calcext:value-type="float">
            <text:p>-0.146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-378" calcext:value-type="float">
            <text:p>-378</text:p>
          </table:table-cell>
          <table:table-cell office:value-type="float" office:value="0.017015" calcext:value-type="float">
            <text:p>0.017015</text:p>
          </table:table-cell>
          <table:table-cell office:value-type="float" office:value="0" calcext:value-type="float">
            <text:p>0</text:p>
          </table:table-cell>
          <table:table-cell office:value-type="float" office:value="0.149032" calcext:value-type="float">
            <text:p>0.149032</text:p>
          </table:table-cell>
          <table:table-cell office:value-type="float" office:value="0.035835" calcext:value-type="float">
            <text:p>0.035835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-0.145652" calcext:value-type="float">
            <text:p>-0.145652</text:p>
          </table:table-cell>
          <table:table-cell office:value-type="float" office:value="10.028287" calcext:value-type="float">
            <text:p>10.028287</text:p>
          </table:table-cell>
          <table:table-cell office:value-type="float" office:value="389.283958" calcext:value-type="float">
            <text:p>389.283958</text:p>
          </table:table-cell>
          <table:table-cell table:number-columns-repeated="6"/>
          <table:table-cell table:formula="of:=[.$Q$2]+([.$Q$3]*[.J240])" office:value-type="float" office:value="0.043835" calcext:value-type="float">
            <text:p>0.043835</text:p>
          </table:table-cell>
          <table:table-cell table:formula="of:=[.$R$2]+([.$R$3]*[.K240])" office:value-type="float" office:value="-0.026344" calcext:value-type="float">
            <text:p>-0.026344</text:p>
          </table:table-cell>
          <table:table-cell table:formula="of:=[.$S$2]+([.$S$3]*[.L240])" office:value-type="float" office:value="-0.145652" calcext:value-type="float">
            <text:p>-0.1456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92" calcext:value-type="float">
            <text:p>-92</text:p>
          </table:table-cell>
          <table:table-cell office:value-type="float" office:value="968" calcext:value-type="float">
            <text:p>96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-379" calcext:value-type="float">
            <text:p>-379</text:p>
          </table:table-cell>
          <table:table-cell office:value-type="float" office:value="0.024947" calcext:value-type="float">
            <text:p>0.024947</text:p>
          </table:table-cell>
          <table:table-cell office:value-type="float" office:value="-0.013995" calcext:value-type="float">
            <text:p>-0.013995</text:p>
          </table:table-cell>
          <table:table-cell office:value-type="float" office:value="0.147247" calcext:value-type="float">
            <text:p>0.147247</text:p>
          </table:table-cell>
          <table:table-cell office:value-type="float" office:value="0.030967" calcext:value-type="float">
            <text:p>0.030967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-0.146707" calcext:value-type="float">
            <text:p>-0.146707</text:p>
          </table:table-cell>
          <table:table-cell office:value-type="float" office:value="9.670292" calcext:value-type="float">
            <text:p>9.670292</text:p>
          </table:table-cell>
          <table:table-cell office:value-type="float" office:value="387.507419" calcext:value-type="float">
            <text:p>387.507419</text:p>
          </table:table-cell>
          <table:table-cell table:number-columns-repeated="6"/>
          <table:table-cell table:formula="of:=[.$Q$2]+([.$Q$3]*[.J241])" office:value-type="float" office:value="0.038967" calcext:value-type="float">
            <text:p>0.038967</text:p>
          </table:table-cell>
          <table:table-cell table:formula="of:=[.$R$2]+([.$R$3]*[.K241])" office:value-type="float" office:value="-0.023242" calcext:value-type="float">
            <text:p>-0.023242</text:p>
          </table:table-cell>
          <table:table-cell table:formula="of:=[.$S$2]+([.$S$3]*[.L241])" office:value-type="float" office:value="-0.146707" calcext:value-type="float">
            <text:p>-0.14670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6" calcext:value-type="float">
            <text:p>56</text:p>
          </table:table-cell>
          <table:table-cell office:value-type="float" office:value="1020" calcext:value-type="float">
            <text:p>1020</text:p>
          </table:table-cell>
          <table:table-cell office:value-type="float" office:value="141" calcext:value-type="float">
            <text:p>141</text:p>
          </table:table-cell>
          <table:table-cell office:value-type="float" office:value="-27" calcext:value-type="float">
            <text:p>-27</text:p>
          </table:table-cell>
          <table:table-cell office:value-type="float" office:value="-357" calcext:value-type="float">
            <text:p>-357</text:p>
          </table:table-cell>
          <table:table-cell office:value-type="float" office:value="-0.008795" calcext:value-type="float">
            <text:p>-0.008795</text:p>
          </table:table-cell>
          <table:table-cell office:value-type="float" office:value="0.008209" calcext:value-type="float">
            <text:p>0.008209</text:p>
          </table:table-cell>
          <table:table-cell office:value-type="float" office:value="0.149517" calcext:value-type="float">
            <text:p>0.149517</text:p>
          </table:table-cell>
          <table:table-cell office:value-type="float" office:value="0.054966" calcext:value-type="float">
            <text:p>0.054966</text:p>
          </table:table-cell>
          <table:table-cell office:value-type="float" office:value="-0.010525" calcext:value-type="float">
            <text:p>-0.010525</text:p>
          </table:table-cell>
          <table:table-cell office:value-type="float" office:value="-0.139169" calcext:value-type="float">
            <text:p>-0.139169</text:p>
          </table:table-cell>
          <table:table-cell office:value-type="float" office:value="10.035113" calcext:value-type="float">
            <text:p>10.035113</text:p>
          </table:table-cell>
          <table:table-cell office:value-type="float" office:value="384.784355" calcext:value-type="float">
            <text:p>384.784355</text:p>
          </table:table-cell>
          <table:table-cell table:number-columns-repeated="6"/>
          <table:table-cell table:formula="of:=[.$Q$2]+([.$Q$3]*[.J242])" office:value-type="float" office:value="0.062966" calcext:value-type="float">
            <text:p>0.062966</text:p>
          </table:table-cell>
          <table:table-cell table:formula="of:=[.$R$2]+([.$R$3]*[.K242])" office:value-type="float" office:value="-0.038025" calcext:value-type="float">
            <text:p>-0.038025</text:p>
          </table:table-cell>
          <table:table-cell table:formula="of:=[.$S$2]+([.$S$3]*[.L242])" office:value-type="float" office:value="-0.139169" calcext:value-type="float">
            <text:p>-0.139169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34" calcext:value-type="float">
            <text:p>-334</text:p>
          </table:table-cell>
          <table:table-cell office:value-type="float" office:value="-0.020023" calcext:value-type="float">
            <text:p>-0.020023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148653" calcext:value-type="float">
            <text:p>0.148653</text:p>
          </table:table-cell>
          <table:table-cell office:value-type="float" office:value="0.079567" calcext:value-type="float">
            <text:p>0.079567</text:p>
          </table:table-cell>
          <table:table-cell office:value-type="float" office:value="-0.000761" calcext:value-type="float">
            <text:p>-0.000761</text:p>
          </table:table-cell>
          <table:table-cell office:value-type="float" office:value="-0.127155" calcext:value-type="float">
            <text:p>-0.127155</text:p>
          </table:table-cell>
          <table:table-cell office:value-type="float" office:value="9.697622" calcext:value-type="float">
            <text:p>9.697622</text:p>
          </table:table-cell>
          <table:table-cell office:value-type="float" office:value="394.006345" calcext:value-type="float">
            <text:p>394.006345</text:p>
          </table:table-cell>
          <table:table-cell table:number-columns-repeated="6"/>
          <table:table-cell table:formula="of:=[.$Q$2]+([.$Q$3]*[.J243])" office:value-type="float" office:value="0.087567" calcext:value-type="float">
            <text:p>0.087567</text:p>
          </table:table-cell>
          <table:table-cell table:formula="of:=[.$R$2]+([.$R$3]*[.K243])" office:value-type="float" office:value="-0.028261" calcext:value-type="float">
            <text:p>-0.028261</text:p>
          </table:table-cell>
          <table:table-cell table:formula="of:=[.$S$2]+([.$S$3]*[.L243])" office:value-type="float" office:value="-0.127155" calcext:value-type="float">
            <text:p>-0.127155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60" calcext:value-type="float">
            <text:p>-60</text:p>
          </table:table-cell>
          <table:table-cell office:value-type="float" office:value="976" calcext:value-type="float">
            <text:p>976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float" office:value="-328" calcext:value-type="float">
            <text:p>-328</text:p>
          </table:table-cell>
          <table:table-cell office:value-type="float" office:value="-0.025986" calcext:value-type="float">
            <text:p>-0.025986</text:p>
          </table:table-cell>
          <table:table-cell office:value-type="float" office:value="-0.009065" calcext:value-type="float">
            <text:p>-0.009065</text:p>
          </table:table-cell>
          <table:table-cell office:value-type="float" office:value="0.147454" calcext:value-type="float">
            <text:p>0.147454</text:p>
          </table:table-cell>
          <table:table-cell office:value-type="float" office:value="0.084534" calcext:value-type="float">
            <text:p>0.084534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-0.123782" calcext:value-type="float">
            <text:p>-0.123782</text:p>
          </table:table-cell>
          <table:table-cell office:value-type="float" office:value="9.736577" calcext:value-type="float">
            <text:p>9.736577</text:p>
          </table:table-cell>
          <table:table-cell office:value-type="float" office:value="397.47327" calcext:value-type="float">
            <text:p>397.47327</text:p>
          </table:table-cell>
          <table:table-cell table:number-columns-repeated="6"/>
          <table:table-cell table:formula="of:=[.$Q$2]+([.$Q$3]*[.J244])" office:value-type="float" office:value="0.092534" calcext:value-type="float">
            <text:p>0.092534</text:p>
          </table:table-cell>
          <table:table-cell table:formula="of:=[.$R$2]+([.$R$3]*[.K244])" office:value-type="float" office:value="-0.021839" calcext:value-type="float">
            <text:p>-0.021839</text:p>
          </table:table-cell>
          <table:table-cell table:formula="of:=[.$S$2]+([.$S$3]*[.L244])" office:value-type="float" office:value="-0.123782" calcext:value-type="float">
            <text:p>-0.123782</text:p>
          </table:table-cell>
        </table:table-row>
        <table:table-row table:style-name="ro1">
          <table:table-cell office:value-type="float" office:value="-528" calcext:value-type="float">
            <text:p>-528</text:p>
          </table:table-cell>
          <table:table-cell office:value-type="float" office:value="-16" calcext:value-type="float">
            <text:p>-16</text:p>
          </table:table-cell>
          <table:table-cell office:value-type="float" office:value="948" calcext:value-type="float">
            <text:p>948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-235" calcext:value-type="float">
            <text:p>-235</text:p>
          </table:table-cell>
          <table:table-cell office:value-type="float" office:value="-0.072979" calcext:value-type="float">
            <text:p>-0.072979</text:p>
          </table:table-cell>
          <table:table-cell office:value-type="float" office:value="-0.002211" calcext:value-type="float">
            <text:p>-0.002211</text:p>
          </table:table-cell>
          <table:table-cell office:value-type="float" office:value="0.131031" calcext:value-type="float">
            <text:p>0.131031</text:p>
          </table:table-cell>
          <table:table-cell office:value-type="float" office:value="0.122913" calcext:value-type="float">
            <text:p>0.122913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-0.085966" calcext:value-type="float">
            <text:p>-0.085966</text:p>
          </table:table-cell>
          <table:table-cell office:value-type="float" office:value="10.642561" calcext:value-type="float">
            <text:p>10.642561</text:p>
          </table:table-cell>
          <table:table-cell office:value-type="float" office:value="410.045119" calcext:value-type="float">
            <text:p>410.045119</text:p>
          </table:table-cell>
          <table:table-cell table:number-columns-repeated="6"/>
          <table:table-cell table:formula="of:=[.$Q$2]+([.$Q$3]*[.J245])" office:value-type="float" office:value="0.130913" calcext:value-type="float">
            <text:p>0.130913</text:p>
          </table:table-cell>
          <table:table-cell table:formula="of:=[.$R$2]+([.$R$3]*[.K245])" office:value-type="float" office:value="-0.026037" calcext:value-type="float">
            <text:p>-0.026037</text:p>
          </table:table-cell>
          <table:table-cell table:formula="of:=[.$S$2]+([.$S$3]*[.L245])" office:value-type="float" office:value="-0.085966" calcext:value-type="float">
            <text:p>-0.085966</text:p>
          </table:table-cell>
        </table:table-row>
        <table:table-row table:style-name="ro1">
          <table:table-cell office:value-type="float" office:value="-672" calcext:value-type="float">
            <text:p>-672</text:p>
          </table:table-cell>
          <table:table-cell office:value-type="float" office:value="-56" calcext:value-type="float">
            <text:p>-56</text:p>
          </table:table-cell>
          <table:table-cell office:value-type="float" office:value="796" calcext:value-type="float">
            <text:p>796</text:p>
          </table:table-cell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  <table:table-cell office:value-type="float" office:value="-137" calcext:value-type="float">
            <text:p>-137</text:p>
          </table:table-cell>
          <table:table-cell office:value-type="float" office:value="-0.096623" calcext:value-type="float">
            <text:p>-0.096623</text:p>
          </table:table-cell>
          <table:table-cell office:value-type="float" office:value="-0.008052" calcext:value-type="float">
            <text:p>-0.008052</text:p>
          </table:table-cell>
          <table:table-cell office:value-type="float" office:value="0.114452" calcext:value-type="float">
            <text:p>0.114452</text:p>
          </table:table-cell>
          <table:table-cell office:value-type="float" office:value="0.142039" calcext:value-type="float">
            <text:p>0.142039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-0.04793" calcext:value-type="float">
            <text:p>-0.04793</text:p>
          </table:table-cell>
          <table:table-cell office:value-type="float" office:value="10.230626" calcext:value-type="float">
            <text:p>10.230626</text:p>
          </table:table-cell>
          <table:table-cell office:value-type="float" office:value="428.754009" calcext:value-type="float">
            <text:p>428.754009</text:p>
          </table:table-cell>
          <table:table-cell table:number-columns-repeated="6"/>
          <table:table-cell table:formula="of:=[.$Q$2]+([.$Q$3]*[.J246])" office:value-type="float" office:value="0.150039" calcext:value-type="float">
            <text:p>0.150039</text:p>
          </table:table-cell>
          <table:table-cell table:formula="of:=[.$R$2]+([.$R$3]*[.K246])" office:value-type="float" office:value="-0.022252" calcext:value-type="float">
            <text:p>-0.022252</text:p>
          </table:table-cell>
          <table:table-cell table:formula="of:=[.$S$2]+([.$S$3]*[.L246])" office:value-type="float" office:value="-0.04793" calcext:value-type="float">
            <text:p>-0.04793</text:p>
          </table:table-cell>
        </table:table-row>
        <table:table-row table:style-name="ro1">
          <table:table-cell office:value-type="float" office:value="-768" calcext:value-type="float">
            <text:p>-768</text:p>
          </table:table-cell>
          <table:table-cell office:value-type="float" office:value="-60" calcext:value-type="float">
            <text:p>-60</text:p>
          </table:table-cell>
          <table:table-cell office:value-type="float" office:value="656" calcext:value-type="float">
            <text:p>656</text:p>
          </table:table-cell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office:value-type="float" office:value="-86" calcext:value-type="float">
            <text:p>-86</text:p>
          </table:table-cell>
          <table:table-cell office:value-type="float" office:value="-0.113855" calcext:value-type="float">
            <text:p>-0.113855</text:p>
          </table:table-cell>
          <table:table-cell office:value-type="float" office:value="-0.008895" calcext:value-type="float">
            <text:p>-0.008895</text:p>
          </table:table-cell>
          <table:table-cell office:value-type="float" office:value="0.097251" calcext:value-type="float">
            <text:p>0.097251</text:p>
          </table:table-cell>
          <table:table-cell office:value-type="float" office:value="0.146891" calcext:value-type="float">
            <text:p>0.146891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-0.029175" calcext:value-type="float">
            <text:p>-0.029175</text:p>
          </table:table-cell>
          <table:table-cell office:value-type="float" office:value="9.922469" calcext:value-type="float">
            <text:p>9.922469</text:p>
          </table:table-cell>
          <table:table-cell office:value-type="float" office:value="442.165128" calcext:value-type="float">
            <text:p>442.165128</text:p>
          </table:table-cell>
          <table:table-cell table:number-columns-repeated="6"/>
          <table:table-cell table:formula="of:=[.$Q$2]+([.$Q$3]*[.J247])" office:value-type="float" office:value="0.154891" calcext:value-type="float">
            <text:p>0.154891</text:p>
          </table:table-cell>
          <table:table-cell table:formula="of:=[.$R$2]+([.$R$3]*[.K247])" office:value-type="float" office:value="-0.019019" calcext:value-type="float">
            <text:p>-0.019019</text:p>
          </table:table-cell>
          <table:table-cell table:formula="of:=[.$S$2]+([.$S$3]*[.L247])" office:value-type="float" office:value="-0.029175" calcext:value-type="float">
            <text:p>-0.029175</text:p>
          </table:table-cell>
        </table:table-row>
        <table:table-row table:style-name="ro1">
          <table:table-cell office:value-type="float" office:value="-748" calcext:value-type="float">
            <text:p>-748</text:p>
          </table:table-cell>
          <table:table-cell office:value-type="float" office:value="-52" calcext:value-type="float">
            <text:p>-52</text:p>
          </table:table-cell>
          <table:table-cell office:value-type="float" office:value="688" calcext:value-type="float">
            <text:p>688</text:p>
          </table:table-cell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-87" calcext:value-type="float">
            <text:p>-87</text:p>
          </table:table-cell>
          <table:table-cell office:value-type="float" office:value="-0.110257" calcext:value-type="float">
            <text:p>-0.110257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0.101413" calcext:value-type="float">
            <text:p>0.101413</text:p>
          </table:table-cell>
          <table:table-cell office:value-type="float" office:value="0.146763" calcext:value-type="float">
            <text:p>0.146763</text:p>
          </table:table-cell>
          <table:table-cell office:value-type="float" office:value="0.008874" calcext:value-type="float">
            <text:p>0.008874</text:p>
          </table:table-cell>
          <table:table-cell office:value-type="float" office:value="-0.029694" calcext:value-type="float">
            <text:p>-0.029694</text:p>
          </table:table-cell>
          <table:table-cell office:value-type="float" office:value="9.979451" calcext:value-type="float">
            <text:p>9.979451</text:p>
          </table:table-cell>
          <table:table-cell office:value-type="float" office:value="439.48265" calcext:value-type="float">
            <text:p>439.48265</text:p>
          </table:table-cell>
          <table:table-cell table:number-columns-repeated="6"/>
          <table:table-cell table:formula="of:=[.$Q$2]+([.$Q$3]*[.J248])" office:value-type="float" office:value="0.154763" calcext:value-type="float">
            <text:p>0.154763</text:p>
          </table:table-cell>
          <table:table-cell table:formula="of:=[.$R$2]+([.$R$3]*[.K248])" office:value-type="float" office:value="-0.018626" calcext:value-type="float">
            <text:p>-0.018626</text:p>
          </table:table-cell>
          <table:table-cell table:formula="of:=[.$S$2]+([.$S$3]*[.L248])" office:value-type="float" office:value="-0.029694" calcext:value-type="float">
            <text:p>-0.029694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  <table:table-cell office:value-type="float" office:value="-52" calcext:value-type="float">
            <text:p>-52</text:p>
          </table:table-cell>
          <table:table-cell office:value-type="float" office:value="632" calcext:value-type="float">
            <text:p>632</text:p>
          </table:table-cell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  <table:table-cell office:value-type="float" office:value="-0.115909" calcext:value-type="float">
            <text:p>-0.115909</text:p>
          </table:table-cell>
          <table:table-cell office:value-type="float" office:value="-0.007807" calcext:value-type="float">
            <text:p>-0.007807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147729" calcext:value-type="float">
            <text:p>0.147729</text:p>
          </table:table-cell>
          <table:table-cell office:value-type="float" office:value="0.008529" calcext:value-type="float">
            <text:p>0.008529</text:p>
          </table:table-cell>
          <table:table-cell office:value-type="float" office:value="-0.024565" calcext:value-type="float">
            <text:p>-0.024565</text:p>
          </table:table-cell>
          <table:table-cell office:value-type="float" office:value="9.797388" calcext:value-type="float">
            <text:p>9.797388</text:p>
          </table:table-cell>
          <table:table-cell office:value-type="float" office:value="439.656684" calcext:value-type="float">
            <text:p>439.656684</text:p>
          </table:table-cell>
          <table:table-cell table:number-columns-repeated="6"/>
          <table:table-cell table:formula="of:=[.$Q$2]+([.$Q$3]*[.J249])" office:value-type="float" office:value="0.155729" calcext:value-type="float">
            <text:p>0.155729</text:p>
          </table:table-cell>
          <table:table-cell table:formula="of:=[.$R$2]+([.$R$3]*[.K249])" office:value-type="float" office:value="-0.018971" calcext:value-type="float">
            <text:p>-0.018971</text:p>
          </table:table-cell>
          <table:table-cell table:formula="of:=[.$S$2]+([.$S$3]*[.L249])" office:value-type="float" office:value="-0.024565" calcext:value-type="float">
            <text:p>-0.024565</text:p>
          </table:table-cell>
        </table:table-row>
        <table:table-row table:style-name="ro1">
          <table:table-cell office:value-type="float" office:value="-608" calcext:value-type="float">
            <text:p>-608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426" calcext:value-type="float">
            <text:p>426</text:p>
          </table:table-cell>
          <table:table-cell office:value-type="float" office:value="26" calcext:value-type="float">
            <text:p>26</text:p>
          </table:table-cell>
          <table:table-cell office:value-type="float" office:value="-93" calcext:value-type="float">
            <text:p>-93</text:p>
          </table:table-cell>
          <table:table-cell office:value-type="float" office:value="-0.087403" calcext:value-type="float">
            <text:p>-0.087403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121904" calcext:value-type="float">
            <text:p>0.121904</text:p>
          </table:table-cell>
          <table:table-cell office:value-type="float" office:value="0.146289" calcext:value-type="float">
            <text:p>0.146289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-0.031936" calcext:value-type="float">
            <text:p>-0.031936</text:p>
          </table:table-cell>
          <table:table-cell office:value-type="float" office:value="10.232732" calcext:value-type="float">
            <text:p>10.232732</text:p>
          </table:table-cell>
          <table:table-cell office:value-type="float" office:value="436.807738" calcext:value-type="float">
            <text:p>436.807738</text:p>
          </table:table-cell>
          <table:table-cell table:number-columns-repeated="6"/>
          <table:table-cell table:formula="of:=[.$Q$2]+([.$Q$3]*[.J250])" office:value-type="float" office:value="0.154289" calcext:value-type="float">
            <text:p>0.154289</text:p>
          </table:table-cell>
          <table:table-cell table:formula="of:=[.$R$2]+([.$R$3]*[.K250])" office:value-type="float" office:value="-0.018572" calcext:value-type="float">
            <text:p>-0.018572</text:p>
          </table:table-cell>
          <table:table-cell table:formula="of:=[.$S$2]+([.$S$3]*[.L250])" office:value-type="float" office:value="-0.031936" calcext:value-type="float">
            <text:p>-0.031936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-56" calcext:value-type="float">
            <text:p>-56</text:p>
          </table:table-cell>
          <table:table-cell office:value-type="float" office:value="744" calcext:value-type="float">
            <text:p>744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-191" calcext:value-type="float">
            <text:p>-191</text:p>
          </table:table-cell>
          <table:table-cell office:value-type="float" office:value="-0.098359" calcext:value-type="float">
            <text:p>-0.098359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11293" calcext:value-type="float">
            <text:p>0.11293</text:p>
          </table:table-cell>
          <table:table-cell office:value-type="float" office:value="0.133577" calcext:value-type="float">
            <text:p>0.133577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-0.068035" calcext:value-type="float">
            <text:p>-0.068035</text:p>
          </table:table-cell>
          <table:table-cell office:value-type="float" office:value="9.691114" calcext:value-type="float">
            <text:p>9.691114</text:p>
          </table:table-cell>
          <table:table-cell office:value-type="float" office:value="421.106875" calcext:value-type="float">
            <text:p>421.106875</text:p>
          </table:table-cell>
          <table:table-cell table:number-columns-repeated="6"/>
          <table:table-cell table:formula="of:=[.$Q$2]+([.$Q$3]*[.J251])" office:value-type="float" office:value="0.141577" calcext:value-type="float">
            <text:p>0.141577</text:p>
          </table:table-cell>
          <table:table-cell table:formula="of:=[.$R$2]+([.$R$3]*[.K251])" office:value-type="float" office:value="-0.022157" calcext:value-type="float">
            <text:p>-0.022157</text:p>
          </table:table-cell>
          <table:table-cell table:formula="of:=[.$S$2]+([.$S$3]*[.L251])" office:value-type="float" office:value="-0.068035" calcext:value-type="float">
            <text:p>-0.068035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-152" calcext:value-type="float">
            <text:p>-152</text:p>
          </table:table-cell>
          <table:table-cell office:value-type="float" office:value="880" calcext:value-type="float">
            <text:p>880</text:p>
          </table:table-cell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float" office:value="-262" calcext:value-type="float">
            <text:p>-262</text:p>
          </table:table-cell>
          <table:table-cell office:value-type="float" office:value="-0.054463" calcext:value-type="float">
            <text:p>-0.054463</text:p>
          </table:table-cell>
          <table:table-cell office:value-type="float" office:value="-0.023789" calcext:value-type="float">
            <text:p>-0.023789</text:p>
          </table:table-cell>
          <table:table-cell office:value-type="float" office:value="0.137724" calcext:value-type="float">
            <text:p>0.137724</text:p>
          </table:table-cell>
          <table:table-cell office:value-type="float" office:value="0.11491" calcext:value-type="float">
            <text:p>0.11491</text:p>
          </table:table-cell>
          <table:table-cell office:value-type="float" office:value="0.006608" calcext:value-type="float">
            <text:p>0.006608</text:p>
          </table:table-cell>
          <table:table-cell office:value-type="float" office:value="-0.096187" calcext:value-type="float">
            <text:p>-0.096187</text:p>
          </table:table-cell>
          <table:table-cell office:value-type="float" office:value="9.39909" calcext:value-type="float">
            <text:p>9.39909</text:p>
          </table:table-cell>
          <table:table-cell office:value-type="float" office:value="408.579246" calcext:value-type="float">
            <text:p>408.579246</text:p>
          </table:table-cell>
          <table:table-cell table:number-columns-repeated="6"/>
          <table:table-cell table:formula="of:=[.$Q$2]+([.$Q$3]*[.J252])" office:value-type="float" office:value="0.12291" calcext:value-type="float">
            <text:p>0.12291</text:p>
          </table:table-cell>
          <table:table-cell table:formula="of:=[.$R$2]+([.$R$3]*[.K252])" office:value-type="float" office:value="-0.020892" calcext:value-type="float">
            <text:p>-0.020892</text:p>
          </table:table-cell>
          <table:table-cell table:formula="of:=[.$S$2]+([.$S$3]*[.L252])" office:value-type="float" office:value="-0.096187" calcext:value-type="float">
            <text:p>-0.096187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2" calcext:value-type="float">
            <text:p>-72</text:p>
          </table:table-cell>
          <table:table-cell office:value-type="float" office:value="920" calcext:value-type="float">
            <text:p>920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-339" calcext:value-type="float">
            <text:p>-339</text:p>
          </table:table-cell>
          <table:table-cell office:value-type="float" office:value="-0.031772" calcext:value-type="float">
            <text:p>-0.031772</text:p>
          </table:table-cell>
          <table:table-cell office:value-type="float" office:value="-0.011438" calcext:value-type="float">
            <text:p>-0.011438</text:p>
          </table:table-cell>
          <table:table-cell office:value-type="float" office:value="0.14615" calcext:value-type="float">
            <text:p>0.14615</text:p>
          </table:table-cell>
          <table:table-cell office:value-type="float" office:value="0.076617" calcext:value-type="float">
            <text:p>0.076617</text:p>
          </table:table-cell>
          <table:table-cell office:value-type="float" office:value="0.009862" calcext:value-type="float">
            <text:p>0.009862</text:p>
          </table:table-cell>
          <table:table-cell office:value-type="float" office:value="-0.128579" calcext:value-type="float">
            <text:p>-0.128579</text:p>
          </table:table-cell>
          <table:table-cell office:value-type="float" office:value="9.259805" calcext:value-type="float">
            <text:p>9.259805</text:p>
          </table:table-cell>
          <table:table-cell office:value-type="float" office:value="395.475663" calcext:value-type="float">
            <text:p>395.475663</text:p>
          </table:table-cell>
          <table:table-cell table:number-columns-repeated="6"/>
          <table:table-cell table:formula="of:=[.$Q$2]+([.$Q$3]*[.J253])" office:value-type="float" office:value="0.084617" calcext:value-type="float">
            <text:p>0.084617</text:p>
          </table:table-cell>
          <table:table-cell table:formula="of:=[.$R$2]+([.$R$3]*[.K253])" office:value-type="float" office:value="-0.017638" calcext:value-type="float">
            <text:p>-0.017638</text:p>
          </table:table-cell>
          <table:table-cell table:formula="of:=[.$S$2]+([.$S$3]*[.L253])" office:value-type="float" office:value="-0.128579" calcext:value-type="float">
            <text:p>-0.128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6" calcext:value-type="float">
            <text:p>-76</text:p>
          </table:table-cell>
          <table:table-cell office:value-type="float" office:value="1032" calcext:value-type="float">
            <text:p>1032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office:value-type="float" office:value="-363" calcext:value-type="float">
            <text:p>-363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-0.011016" calcext:value-type="float">
            <text:p>-0.011016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0.054827" calcext:value-type="float">
            <text:p>0.054827</text:p>
          </table:table-cell>
          <table:table-cell office:value-type="float" office:value="0.011119" calcext:value-type="float">
            <text:p>0.011119</text:p>
          </table:table-cell>
          <table:table-cell office:value-type="float" office:value="-0.139177" calcext:value-type="float">
            <text:p>-0.139177</text:p>
          </table:table-cell>
          <table:table-cell office:value-type="float" office:value="10.148173" calcext:value-type="float">
            <text:p>10.148173</text:p>
          </table:table-cell>
          <table:table-cell office:value-type="float" office:value="391.227555" calcext:value-type="float">
            <text:p>391.227555</text:p>
          </table:table-cell>
          <table:table-cell table:number-columns-repeated="6"/>
          <table:table-cell table:formula="of:=[.$Q$2]+([.$Q$3]*[.J254])" office:value-type="float" office:value="0.062827" calcext:value-type="float">
            <text:p>0.062827</text:p>
          </table:table-cell>
          <table:table-cell table:formula="of:=[.$R$2]+([.$R$3]*[.K254])" office:value-type="float" office:value="-0.016381" calcext:value-type="float">
            <text:p>-0.016381</text:p>
          </table:table-cell>
          <table:table-cell table:formula="of:=[.$S$2]+([.$S$3]*[.L254])" office:value-type="float" office:value="-0.139177" calcext:value-type="float">
            <text:p>-0.13917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4" calcext:value-type="float">
            <text:p>-84</text:p>
          </table:table-cell>
          <table:table-cell office:value-type="float" office:value="948" calcext:value-type="float">
            <text:p>948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-0.001891" calcext:value-type="float">
            <text:p>-0.001891</text:p>
          </table:table-cell>
          <table:table-cell office:value-type="float" office:value="-0.013238" calcext:value-type="float">
            <text:p>-0.013238</text:p>
          </table:table-cell>
          <table:table-cell office:value-type="float" office:value="0.149403" calcext:value-type="float">
            <text:p>0.149403</text:p>
          </table:table-cell>
          <table:table-cell office:value-type="float" office:value="0.065791" calcext:value-type="float">
            <text:p>0.065791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-0.134677" calcext:value-type="float">
            <text:p>-0.134677</text:p>
          </table:table-cell>
          <table:table-cell office:value-type="float" office:value="9.333871" calcext:value-type="float">
            <text:p>9.333871</text:p>
          </table:table-cell>
          <table:table-cell office:value-type="float" office:value="387.59386" calcext:value-type="float">
            <text:p>387.59386</text:p>
          </table:table-cell>
          <table:table-cell table:number-columns-repeated="6"/>
          <table:table-cell table:formula="of:=[.$Q$2]+([.$Q$3]*[.J255])" office:value-type="float" office:value="0.073791" calcext:value-type="float">
            <text:p>0.073791</text:p>
          </table:table-cell>
          <table:table-cell table:formula="of:=[.$R$2]+([.$R$3]*[.K255])" office:value-type="float" office:value="-0.021695" calcext:value-type="float">
            <text:p>-0.021695</text:p>
          </table:table-cell>
          <table:table-cell table:formula="of:=[.$S$2]+([.$S$3]*[.L255])" office:value-type="float" office:value="-0.134677" calcext:value-type="float">
            <text:p>-0.134677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-40" calcext:value-type="float">
            <text:p>-40</text:p>
          </table:table-cell>
          <table:table-cell office:value-type="float" office:value="964" calcext:value-type="float">
            <text:p>964</text:p>
          </table:table-cell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  <table:table-cell office:value-type="float" office:value="-286" calcext:value-type="float">
            <text:p>-286</text:p>
          </table:table-cell>
          <table:table-cell office:value-type="float" office:value="-0.05141" calcext:value-type="float">
            <text:p>-0.05141</text:p>
          </table:table-cell>
          <table:table-cell office:value-type="float" office:value="-0.005842" calcext:value-type="float">
            <text:p>-0.005842</text:p>
          </table:table-cell>
          <table:table-cell office:value-type="float" office:value="0.140794" calcext:value-type="float">
            <text:p>0.140794</text:p>
          </table:table-cell>
          <table:table-cell office:value-type="float" office:value="0.105569" calcext:value-type="float">
            <text:p>0.105569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-0.10594" calcext:value-type="float">
            <text:p>-0.10594</text:p>
          </table:table-cell>
          <table:table-cell office:value-type="float" office:value="10.071769" calcext:value-type="float">
            <text:p>10.071769</text:p>
          </table:table-cell>
          <table:table-cell office:value-type="float" office:value="404.94691" calcext:value-type="float">
            <text:p>404.94691</text:p>
          </table:table-cell>
          <table:table-cell table:number-columns-repeated="6"/>
          <table:table-cell table:formula="of:=[.$Q$2]+([.$Q$3]*[.J256])" office:value-type="float" office:value="0.113569" calcext:value-type="float">
            <text:p>0.113569</text:p>
          </table:table-cell>
          <table:table-cell table:formula="of:=[.$R$2]+([.$R$3]*[.K256])" office:value-type="float" office:value="-0.016017" calcext:value-type="float">
            <text:p>-0.016017</text:p>
          </table:table-cell>
          <table:table-cell table:formula="of:=[.$S$2]+([.$S$3]*[.L256])" office:value-type="float" office:value="-0.10594" calcext:value-type="float">
            <text:p>-0.1059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-100" calcext:value-type="float">
            <text:p>-100</text:p>
          </table:table-cell>
          <table:table-cell office:value-type="float" office:value="888" calcext:value-type="float">
            <text:p>888</text:p>
          </table:table-cell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float" office:value="-208" calcext:value-type="float">
            <text:p>-208</text:p>
          </table:table-cell>
          <table:table-cell office:value-type="float" office:value="-0.069123" calcext:value-type="float">
            <text:p>-0.069123</text:p>
          </table:table-cell>
          <table:table-cell office:value-type="float" office:value="-0.014897" calcext:value-type="float">
            <text:p>-0.014897</text:p>
          </table:table-cell>
          <table:table-cell office:value-type="float" office:value="0.132288" calcext:value-type="float">
            <text:p>0.132288</text:p>
          </table:table-cell>
          <table:table-cell office:value-type="float" office:value="0.129848" calcext:value-type="float">
            <text:p>0.129848</text:p>
          </table:table-cell>
          <table:table-cell office:value-type="float" office:value="0.012807" calcext:value-type="float">
            <text:p>0.012807</text:p>
          </table:table-cell>
          <table:table-cell office:value-type="float" office:value="-0.073996" calcext:value-type="float">
            <text:p>-0.073996</text:p>
          </table:table-cell>
          <table:table-cell office:value-type="float" office:value="9.87428" calcext:value-type="float">
            <text:p>9.87428</text:p>
          </table:table-cell>
          <table:table-cell office:value-type="float" office:value="421.645586" calcext:value-type="float">
            <text:p>421.645586</text:p>
          </table:table-cell>
          <table:table-cell table:number-columns-repeated="6"/>
          <table:table-cell table:formula="of:=[.$Q$2]+([.$Q$3]*[.J257])" office:value-type="float" office:value="0.137848" calcext:value-type="float">
            <text:p>0.137848</text:p>
          </table:table-cell>
          <table:table-cell table:formula="of:=[.$R$2]+([.$R$3]*[.K257])" office:value-type="float" office:value="-0.014693" calcext:value-type="float">
            <text:p>-0.014693</text:p>
          </table:table-cell>
          <table:table-cell table:formula="of:=[.$S$2]+([.$S$3]*[.L257])" office:value-type="float" office:value="-0.073996" calcext:value-type="float">
            <text:p>-0.073996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-108" calcext:value-type="float">
            <text:p>-108</text:p>
          </table:table-cell>
          <table:table-cell office:value-type="float" office:value="764" calcext:value-type="float">
            <text:p>764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float" office:value="-149" calcext:value-type="float">
            <text:p>-149</text:p>
          </table:table-cell>
          <table:table-cell office:value-type="float" office:value="-0.096467" calcext:value-type="float">
            <text:p>-0.096467</text:p>
          </table:table-cell>
          <table:table-cell office:value-type="float" office:value="-0.016078" calcext:value-type="float">
            <text:p>-0.016078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0283" calcext:value-type="float">
            <text:p>0.140283</text:p>
          </table:table-cell>
          <table:table-cell office:value-type="float" office:value="0.010818" calcext:value-type="float">
            <text:p>0.010818</text:p>
          </table:table-cell>
          <table:table-cell office:value-type="float" office:value="-0.051996" calcext:value-type="float">
            <text:p>-0.051996</text:p>
          </table:table-cell>
          <table:table-cell office:value-type="float" office:value="9.881212" calcext:value-type="float">
            <text:p>9.881212</text:p>
          </table:table-cell>
          <table:table-cell office:value-type="float" office:value="429.844158" calcext:value-type="float">
            <text:p>429.844158</text:p>
          </table:table-cell>
          <table:table-cell table:number-columns-repeated="6"/>
          <table:table-cell table:formula="of:=[.$Q$2]+([.$Q$3]*[.J258])" office:value-type="float" office:value="0.148283" calcext:value-type="float">
            <text:p>0.148283</text:p>
          </table:table-cell>
          <table:table-cell table:formula="of:=[.$R$2]+([.$R$3]*[.K258])" office:value-type="float" office:value="-0.016682" calcext:value-type="float">
            <text:p>-0.016682</text:p>
          </table:table-cell>
          <table:table-cell table:formula="of:=[.$S$2]+([.$S$3]*[.L258])" office:value-type="float" office:value="-0.051996" calcext:value-type="float">
            <text:p>-0.051996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-44" calcext:value-type="float">
            <text:p>-44</text:p>
          </table:table-cell>
          <table:table-cell office:value-type="float" office:value="736" calcext:value-type="float">
            <text:p>736</text:p>
          </table:table-cell>
          <table:table-cell office:value-type="float" office:value="417" calcext:value-type="float">
            <text:p>417</text:p>
          </table:table-cell>
          <table:table-cell office:value-type="float" office:value="22" calcext:value-type="float">
            <text:p>22</text:p>
          </table:table-cell>
          <table:table-cell office:value-type="float" office:value="-122" calcext:value-type="float">
            <text:p>-122</text:p>
          </table:table-cell>
          <table:table-cell office:value-type="float" office:value="-0.103278" calcext:value-type="float">
            <text:p>-0.103278</text:p>
          </table:table-cell>
          <table:table-cell office:value-type="float" office:value="-0.006492" calcext:value-type="float">
            <text:p>-0.006492</text:p>
          </table:table-cell>
          <table:table-cell office:value-type="float" office:value="0.108589" calcext:value-type="float">
            <text:p>0.108589</text:p>
          </table:table-cell>
          <table:table-cell office:value-type="float" office:value="0.143781" calcext:value-type="float">
            <text:p>0.143781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-0.042065" calcext:value-type="float">
            <text:p>-0.042065</text:p>
          </table:table-cell>
          <table:table-cell office:value-type="float" office:value="9.970196" calcext:value-type="float">
            <text:p>9.970196</text:p>
          </table:table-cell>
          <table:table-cell office:value-type="float" office:value="435.03678" calcext:value-type="float">
            <text:p>435.03678</text:p>
          </table:table-cell>
          <table:table-cell table:number-columns-repeated="6"/>
          <table:table-cell table:formula="of:=[.$Q$2]+([.$Q$3]*[.J259])" office:value-type="float" office:value="0.151781" calcext:value-type="float">
            <text:p>0.151781</text:p>
          </table:table-cell>
          <table:table-cell table:formula="of:=[.$R$2]+([.$R$3]*[.K259])" office:value-type="float" office:value="-0.019914" calcext:value-type="float">
            <text:p>-0.019914</text:p>
          </table:table-cell>
          <table:table-cell table:formula="of:=[.$S$2]+([.$S$3]*[.L259])" office:value-type="float" office:value="-0.042065" calcext:value-type="float">
            <text:p>-0.042065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-36" calcext:value-type="float">
            <text:p>-36</text:p>
          </table:table-cell>
          <table:table-cell office:value-type="float" office:value="820" calcext:value-type="float">
            <text:p>820</text:p>
          </table:table-cell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-187" calcext:value-type="float">
            <text:p>-187</text:p>
          </table:table-cell>
          <table:table-cell office:value-type="float" office:value="-0.084125" calcext:value-type="float">
            <text:p>-0.084125</text:p>
          </table:table-cell>
          <table:table-cell office:value-type="float" office:value="-0.005447" calcext:value-type="float">
            <text:p>-0.005447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134221" calcext:value-type="float">
            <text:p>0.134221</text:p>
          </table:table-cell>
          <table:table-cell office:value-type="float" office:value="0.005355" calcext:value-type="float">
            <text:p>0.005355</text:p>
          </table:table-cell>
          <table:table-cell office:value-type="float" office:value="-0.066754" calcext:value-type="float">
            <text:p>-0.066754</text:p>
          </table:table-cell>
          <table:table-cell office:value-type="float" office:value="9.722106" calcext:value-type="float">
            <text:p>9.722106</text:p>
          </table:table-cell>
          <table:table-cell office:value-type="float" office:value="420.202332" calcext:value-type="float">
            <text:p>420.202332</text:p>
          </table:table-cell>
          <table:table-cell table:number-columns-repeated="6"/>
          <table:table-cell table:formula="of:=[.$Q$2]+([.$Q$3]*[.J260])" office:value-type="float" office:value="0.142221" calcext:value-type="float">
            <text:p>0.142221</text:p>
          </table:table-cell>
          <table:table-cell table:formula="of:=[.$R$2]+([.$R$3]*[.K260])" office:value-type="float" office:value="-0.022145" calcext:value-type="float">
            <text:p>-0.022145</text:p>
          </table:table-cell>
          <table:table-cell table:formula="of:=[.$S$2]+([.$S$3]*[.L260])" office:value-type="float" office:value="-0.066754" calcext:value-type="float">
            <text:p>-0.066754</text:p>
          </table:table-cell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40" calcext:value-type="float">
            <text:p>40</text:p>
          </table:table-cell>
          <table:table-cell office:value-type="float" office:value="948" calcext:value-type="float">
            <text:p>948</text:p>
          </table:table-cell>
          <table:table-cell office:value-type="float" office:value="245" calcext:value-type="float">
            <text:p>245</text:p>
          </table:table-cell>
          <table:table-cell office:value-type="float" office:value="-4" calcext:value-type="float">
            <text:p>-4</text:p>
          </table:table-cell>
          <table:table-cell office:value-type="float" office:value="-305" calcext:value-type="float">
            <text:p>-305</text:p>
          </table:table-cell>
          <table:table-cell office:value-type="float" office:value="-0.049007" calcext:value-type="float">
            <text:p>-0.049007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.141642" calcext:value-type="float">
            <text:p>0.141642</text:p>
          </table:table-cell>
          <table:table-cell office:value-type="float" office:value="0.093933" calcext:value-type="float">
            <text:p>0.093933</text:p>
          </table:table-cell>
          <table:table-cell office:value-type="float" office:value="-0.001534" calcext:value-type="float">
            <text:p>-0.001534</text:p>
          </table:table-cell>
          <table:table-cell office:value-type="float" office:value="-0.116937" calcext:value-type="float">
            <text:p>-0.116937</text:p>
          </table:table-cell>
          <table:table-cell office:value-type="float" office:value="9.845252" calcext:value-type="float">
            <text:p>9.845252</text:p>
          </table:table-cell>
          <table:table-cell office:value-type="float" office:value="391.236501" calcext:value-type="float">
            <text:p>391.236501</text:p>
          </table:table-cell>
          <table:table-cell table:number-columns-repeated="6"/>
          <table:table-cell table:formula="of:=[.$Q$2]+([.$Q$3]*[.J261])" office:value-type="float" office:value="0.101933" calcext:value-type="float">
            <text:p>0.101933</text:p>
          </table:table-cell>
          <table:table-cell table:formula="of:=[.$R$2]+([.$R$3]*[.K261])" office:value-type="float" office:value="-0.029034" calcext:value-type="float">
            <text:p>-0.029034</text:p>
          </table:table-cell>
          <table:table-cell table:formula="of:=[.$S$2]+([.$S$3]*[.L261])" office:value-type="float" office:value="-0.116937" calcext:value-type="float">
            <text:p>-0.116937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35" calcext:value-type="float">
            <text:p>-335</text:p>
          </table:table-cell>
          <table:table-cell office:value-type="float" office:value="-0.020022" calcext:value-type="float">
            <text:p>-0.020022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0.077736" calcext:value-type="float">
            <text:p>0.077736</text:p>
          </table:table-cell>
          <table:table-cell office:value-type="float" office:value="-0.000766" calcext:value-type="float">
            <text:p>-0.000766</text:p>
          </table:table-cell>
          <table:table-cell office:value-type="float" office:value="-0.128283" calcext:value-type="float">
            <text:p>-0.128283</text:p>
          </table:table-cell>
          <table:table-cell office:value-type="float" office:value="9.698019" calcext:value-type="float">
            <text:p>9.698019</text:p>
          </table:table-cell>
          <table:table-cell office:value-type="float" office:value="391.711629" calcext:value-type="float">
            <text:p>391.711629</text:p>
          </table:table-cell>
          <table:table-cell table:number-columns-repeated="6"/>
          <table:table-cell table:formula="of:=[.$Q$2]+([.$Q$3]*[.J262])" office:value-type="float" office:value="0.085736" calcext:value-type="float">
            <text:p>0.085736</text:p>
          </table:table-cell>
          <table:table-cell table:formula="of:=[.$R$2]+([.$R$3]*[.K262])" office:value-type="float" office:value="-0.028266" calcext:value-type="float">
            <text:p>-0.028266</text:p>
          </table:table-cell>
          <table:table-cell table:formula="of:=[.$S$2]+([.$S$3]*[.L262])" office:value-type="float" office:value="-0.128283" calcext:value-type="float">
            <text:p>-0.128283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6" calcext:value-type="float">
            <text:p>-16</text:p>
          </table:table-cell>
          <table:table-cell office:value-type="float" office:value="944" calcext:value-type="float">
            <text:p>944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-330" calcext:value-type="float">
            <text:p>-330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-0.002491" calcext:value-type="float">
            <text:p>-0.002491</text:p>
          </table:table-cell>
          <table:table-cell office:value-type="float" office:value="0.14697" calcext:value-type="float">
            <text:p>0.14697</text:p>
          </table:table-cell>
          <table:table-cell office:value-type="float" office:value="0.081071" calcext:value-type="float">
            <text:p>0.08107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-0.126195" calcext:value-type="float">
            <text:p>-0.126195</text:p>
          </table:table-cell>
          <table:table-cell office:value-type="float" office:value="9.44832" calcext:value-type="float">
            <text:p>9.44832</text:p>
          </table:table-cell>
          <table:table-cell office:value-type="float" office:value="392.24992" calcext:value-type="float">
            <text:p>392.24992</text:p>
          </table:table-cell>
          <table:table-cell table:number-columns-repeated="6"/>
          <table:table-cell table:formula="of:=[.$Q$2]+([.$Q$3]*[.J263])" office:value-type="float" office:value="0.089071" calcext:value-type="float">
            <text:p>0.089071</text:p>
          </table:table-cell>
          <table:table-cell table:formula="of:=[.$R$2]+([.$R$3]*[.K263])" office:value-type="float" office:value="-0.02597" calcext:value-type="float">
            <text:p>-0.02597</text:p>
          </table:table-cell>
          <table:table-cell table:formula="of:=[.$S$2]+([.$S$3]*[.L263])" office:value-type="float" office:value="-0.126195" calcext:value-type="float">
            <text:p>-0.126195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-331" calcext:value-type="float">
            <text:p>-331</text:p>
          </table:table-cell>
          <table:table-cell office:value-type="float" office:value="-0.02544" calcext:value-type="float">
            <text:p>-0.02544</text:p>
          </table:table-cell>
          <table:table-cell office:value-type="float" office:value="-0.003029" calcext:value-type="float">
            <text:p>-0.003029</text:p>
          </table:table-cell>
          <table:table-cell office:value-type="float" office:value="0.147796" calcext:value-type="float">
            <text:p>0.147796</text:p>
          </table:table-cell>
          <table:table-cell office:value-type="float" office:value="0.080083" calcext:value-type="float">
            <text:p>0.080083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126831" calcext:value-type="float">
            <text:p>-0.126831</text:p>
          </table:table-cell>
          <table:table-cell office:value-type="float" office:value="9.714031" calcext:value-type="float">
            <text:p>9.714031</text:p>
          </table:table-cell>
          <table:table-cell office:value-type="float" office:value="391.466474" calcext:value-type="float">
            <text:p>391.466474</text:p>
          </table:table-cell>
          <table:table-cell table:number-columns-repeated="6"/>
          <table:table-cell table:formula="of:=[.$Q$2]+([.$Q$3]*[.J264])" office:value-type="float" office:value="0.088083" calcext:value-type="float">
            <text:p>0.088083</text:p>
          </table:table-cell>
          <table:table-cell table:formula="of:=[.$R$2]+([.$R$3]*[.K264])" office:value-type="float" office:value="-0.026734" calcext:value-type="float">
            <text:p>-0.026734</text:p>
          </table:table-cell>
          <table:table-cell table:formula="of:=[.$S$2]+([.$S$3]*[.L264])" office:value-type="float" office:value="-0.126831" calcext:value-type="float">
            <text:p>-0.126831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-331" calcext:value-type="float">
            <text:p>-331</text:p>
          </table:table-cell>
          <table:table-cell office:value-type="float" office:value="-0.023672" calcext:value-type="float">
            <text:p>-0.023672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080897" calcext:value-type="float">
            <text:p>0.080897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-0.126306" calcext:value-type="float">
            <text:p>-0.126306</text:p>
          </table:table-cell>
          <table:table-cell office:value-type="float" office:value="9.694051" calcext:value-type="float">
            <text:p>9.694051</text:p>
          </table:table-cell>
          <table:table-cell office:value-type="float" office:value="393.091592" calcext:value-type="float">
            <text:p>393.091592</text:p>
          </table:table-cell>
          <table:table-cell table:number-columns-repeated="6"/>
          <table:table-cell table:formula="of:=[.$Q$2]+([.$Q$3]*[.J265])" office:value-type="float" office:value="0.088897" calcext:value-type="float">
            <text:p>0.088897</text:p>
          </table:table-cell>
          <table:table-cell table:formula="of:=[.$R$2]+([.$R$3]*[.K265])" office:value-type="float" office:value="-0.025974" calcext:value-type="float">
            <text:p>-0.025974</text:p>
          </table:table-cell>
          <table:table-cell table:formula="of:=[.$S$2]+([.$S$3]*[.L265])" office:value-type="float" office:value="-0.126306" calcext:value-type="float">
            <text:p>-0.126306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20" calcext:value-type="float">
            <text:p>-20</text:p>
          </table:table-cell>
          <table:table-cell office:value-type="float" office:value="968" calcext:value-type="float">
            <text:p>968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-331" calcext:value-type="float">
            <text:p>-331</text:p>
          </table:table-cell>
          <table:table-cell office:value-type="float" office:value="-0.025051" calcext:value-type="float">
            <text:p>-0.025051</text:p>
          </table:table-cell>
          <table:table-cell office:value-type="float" office:value="-0.003055" calcext:value-type="float">
            <text:p>-0.003055</text:p>
          </table:table-cell>
          <table:table-cell office:value-type="float" office:value="0.147862" calcext:value-type="float">
            <text:p>0.147862</text:p>
          </table:table-cell>
          <table:table-cell office:value-type="float" office:value="0.080624" calcext:value-type="float">
            <text:p>0.080624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-0.126476" calcext:value-type="float">
            <text:p>-0.126476</text:p>
          </table:table-cell>
          <table:table-cell office:value-type="float" office:value="9.630111" calcext:value-type="float">
            <text:p>9.630111</text:p>
          </table:table-cell>
          <table:table-cell office:value-type="float" office:value="392.564644" calcext:value-type="float">
            <text:p>392.564644</text:p>
          </table:table-cell>
          <table:table-cell table:number-columns-repeated="6"/>
          <table:table-cell table:formula="of:=[.$Q$2]+([.$Q$3]*[.J266])" office:value-type="float" office:value="0.088624" calcext:value-type="float">
            <text:p>0.088624</text:p>
          </table:table-cell>
          <table:table-cell table:formula="of:=[.$R$2]+([.$R$3]*[.K266])" office:value-type="float" office:value="-0.025589" calcext:value-type="float">
            <text:p>-0.025589</text:p>
          </table:table-cell>
          <table:table-cell table:formula="of:=[.$S$2]+([.$S$3]*[.L266])" office:value-type="float" office:value="-0.126476" calcext:value-type="float">
            <text:p>-0.126476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2" calcext:value-type="float">
            <text:p>-12</text:p>
          </table:table-cell>
          <table:table-cell office:value-type="float" office:value="960" calcext:value-type="float">
            <text:p>960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-330" calcext:value-type="float">
            <text:p>-330</text:p>
          </table:table-cell>
          <table:table-cell office:value-type="float" office:value="-0.024658" calcext:value-type="float">
            <text:p>-0.024658</text:p>
          </table:table-cell>
          <table:table-cell office:value-type="float" office:value="-0.001849" calcext:value-type="float">
            <text:p>-0.001849</text:p>
          </table:table-cell>
          <table:table-cell office:value-type="float" office:value="0.147948" calcext:value-type="float">
            <text:p>0.147948</text:p>
          </table:table-cell>
          <table:table-cell office:value-type="float" office:value="0.079428" calcext:value-type="float">
            <text:p>0.079428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-0.127239" calcext:value-type="float">
            <text:p>-0.127239</text:p>
          </table:table-cell>
          <table:table-cell office:value-type="float" office:value="9.54497" calcext:value-type="float">
            <text:p>9.54497</text:p>
          </table:table-cell>
          <table:table-cell office:value-type="float" office:value="389.030847" calcext:value-type="float">
            <text:p>389.030847</text:p>
          </table:table-cell>
          <table:table-cell table:number-columns-repeated="6"/>
          <table:table-cell table:formula="of:=[.$Q$2]+([.$Q$3]*[.J267])" office:value-type="float" office:value="0.087428" calcext:value-type="float">
            <text:p>0.087428</text:p>
          </table:table-cell>
          <table:table-cell table:formula="of:=[.$R$2]+([.$R$3]*[.K267])" office:value-type="float" office:value="-0.026343" calcext:value-type="float">
            <text:p>-0.026343</text:p>
          </table:table-cell>
          <table:table-cell table:formula="of:=[.$S$2]+([.$S$3]*[.L267])" office:value-type="float" office:value="-0.127239" calcext:value-type="float">
            <text:p>-0.127239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8" calcext:value-type="float">
            <text:p>-28</text:p>
          </table:table-cell>
          <table:table-cell office:value-type="float" office:value="968" calcext:value-type="float">
            <text:p>968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-332" calcext:value-type="float">
            <text:p>-332</text:p>
          </table:table-cell>
          <table:table-cell office:value-type="float" office:value="-0.024452" calcext:value-type="float">
            <text:p>-0.024452</text:p>
          </table:table-cell>
          <table:table-cell office:value-type="float" office:value="-0.004279" calcext:value-type="float">
            <text:p>-0.004279</text:p>
          </table:table-cell>
          <table:table-cell office:value-type="float" office:value="0.147932" calcext:value-type="float">
            <text:p>0.147932</text:p>
          </table:table-cell>
          <table:table-cell office:value-type="float" office:value="0.079908" calcext:value-type="float">
            <text:p>0.079908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-0.126935" calcext:value-type="float">
            <text:p>-0.126935</text:p>
          </table:table-cell>
          <table:table-cell office:value-type="float" office:value="9.625556" calcext:value-type="float">
            <text:p>9.625556</text:p>
          </table:table-cell>
          <table:table-cell office:value-type="float" office:value="392.327669" calcext:value-type="float">
            <text:p>392.327669</text:p>
          </table:table-cell>
          <table:table-cell table:number-columns-repeated="6"/>
          <table:table-cell table:formula="of:=[.$Q$2]+([.$Q$3]*[.J268])" office:value-type="float" office:value="0.087908" calcext:value-type="float">
            <text:p>0.087908</text:p>
          </table:table-cell>
          <table:table-cell table:formula="of:=[.$R$2]+([.$R$3]*[.K268])" office:value-type="float" office:value="-0.025971" calcext:value-type="float">
            <text:p>-0.025971</text:p>
          </table:table-cell>
          <table:table-cell table:formula="of:=[.$S$2]+([.$S$3]*[.L268])" office:value-type="float" office:value="-0.126935" calcext:value-type="float">
            <text:p>-0.126935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24" calcext:value-type="float">
            <text:p>-24</text:p>
          </table:table-cell>
          <table:table-cell office:value-type="float" office:value="964" calcext:value-type="float">
            <text:p>964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-334" calcext:value-type="float">
            <text:p>-334</text:p>
          </table:table-cell>
          <table:table-cell office:value-type="float" office:value="-0.023955" calcext:value-type="float">
            <text:p>-0.023955</text:p>
          </table:table-cell>
          <table:table-cell office:value-type="float" office:value="-0.003685" calcext:value-type="float">
            <text:p>-0.003685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-0.126984" calcext:value-type="float">
            <text:p>-0.126984</text:p>
          </table:table-cell>
          <table:table-cell office:value-type="float" office:value="9.579487" calcext:value-type="float">
            <text:p>9.579487</text:p>
          </table:table-cell>
          <table:table-cell office:value-type="float" office:value="394.537704" calcext:value-type="float">
            <text:p>394.537704</text:p>
          </table:table-cell>
          <table:table-cell table:number-columns-repeated="6"/>
          <table:table-cell table:formula="of:=[.$Q$2]+([.$Q$3]*[.J269])" office:value-type="float" office:value="0.08784" calcext:value-type="float">
            <text:p>0.08784</text:p>
          </table:table-cell>
          <table:table-cell table:formula="of:=[.$R$2]+([.$R$3]*[.K269])" office:value-type="float" office:value="-0.02674" calcext:value-type="float">
            <text:p>-0.02674</text:p>
          </table:table-cell>
          <table:table-cell table:formula="of:=[.$S$2]+([.$S$3]*[.L269])" office:value-type="float" office:value="-0.126984" calcext:value-type="float">
            <text:p>-0.12698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2"/>
        </table:table-row>
        <table:table-row table:style-name="ro1">
          <table:table-cell table:style-name="ce1" table:formula="of:=MIN([.A2:.A269])" office:value-type="float" office:value="-1056" calcext:value-type="float">
            <text:p>-1056</text:p>
          </table:table-cell>
          <table:table-cell table:style-name="ce1" table:formula="of:=MIN([.B2:.B269])" office:value-type="float" office:value="-1232" calcext:value-type="float">
            <text:p>-1232</text:p>
          </table:table-cell>
          <table:table-cell table:style-name="ce1" table:formula="of:=MIN([.C2:.C269])" office:value-type="float" office:value="-1164" calcext:value-type="float">
            <text:p>-1164</text:p>
          </table:table-cell>
          <table:table-cell table:style-name="ce1" table:formula="of:=MIN([.D2:.D269])" office:value-type="float" office:value="-582" calcext:value-type="float">
            <text:p>-582</text:p>
          </table:table-cell>
          <table:table-cell table:style-name="ce1" table:formula="of:=MIN([.E2:.E269])" office:value-type="float" office:value="-368" calcext:value-type="float">
            <text:p>-368</text:p>
          </table:table-cell>
          <table:table-cell table:style-name="ce1" table:formula="of:=MIN([.F2:.F269])" office:value-type="float" office:value="-397" calcext:value-type="float">
            <text:p>-397</text:p>
          </table:table-cell>
          <table:table-cell table:style-name="ce1" table:formula="of:=MIN([.G2:.G269])" office:value-type="float" office:value="-0.149322" calcext:value-type="float">
            <text:p>-0.149322</text:p>
          </table:table-cell>
          <table:table-cell table:style-name="ce1" table:formula="of:=MIN([.H2:.H269])" office:value-type="float" office:value="-0.149303" calcext:value-type="float">
            <text:p>-0.149303</text:p>
          </table:table-cell>
          <table:table-cell table:style-name="ce1" table:formula="of:=MIN([.I2:.I269])" office:value-type="float" office:value="-0.148716" calcext:value-type="float">
            <text:p>-0.148716</text:p>
          </table:table-cell>
          <table:table-cell table:style-name="ce1" table:formula="of:=MIN([.J2:.J269])" office:value-type="float" office:value="-0.149755" calcext:value-type="float">
            <text:p>-0.149755</text:p>
          </table:table-cell>
          <table:table-cell table:style-name="ce1" table:formula="of:=MIN([.K2:.K269])" office:value-type="float" office:value="-0.146206" calcext:value-type="float">
            <text:p>-0.146206</text:p>
          </table:table-cell>
          <table:table-cell table:style-name="ce1" table:formula="of:=MIN([.L2:.L269])" office:value-type="float" office:value="-0.149704" calcext:value-type="float">
            <text:p>-0.149704</text:p>
          </table:table-cell>
          <table:table-cell table:style-name="ce1" table:formula="of:=MIN([.M2:.M269])" office:value-type="float" office:value="6.866449" calcext:value-type="float">
            <text:p>6.866449</text:p>
          </table:table-cell>
          <table:table-cell table:style-name="ce1" table:formula="of:=MIN([.N2:.N269])" office:value-type="float" office:value="352.506738" calcext:value-type="float">
            <text:p>352.506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2"/>
        </table:table-row>
        <table:table-row table:style-name="ro1">
          <table:table-cell table:formula="of:=MAX([.A2:.A269])" office:value-type="float" office:value="980" calcext:value-type="float">
            <text:p>980</text:p>
          </table:table-cell>
          <table:table-cell table:formula="of:=MAX([.B2:.B269])" office:value-type="float" office:value="1104" calcext:value-type="float">
            <text:p>1104</text:p>
          </table:table-cell>
          <table:table-cell table:formula="of:=MAX([.C2:.C269])" office:value-type="float" office:value="1172" calcext:value-type="float">
            <text:p>1172</text:p>
          </table:table-cell>
          <table:table-cell table:formula="of:=MAX([.D2:.D269])" office:value-type="float" office:value="441" calcext:value-type="float">
            <text:p>441</text:p>
          </table:table-cell>
          <table:table-cell table:formula="of:=MAX([.E2:.E269])" office:value-type="float" office:value="607" calcext:value-type="float">
            <text:p>607</text:p>
          </table:table-cell>
          <table:table-cell table:formula="of:=MAX([.F2:.F269])" office:value-type="float" office:value="501" calcext:value-type="float">
            <text:p>501</text:p>
          </table:table-cell>
          <table:table-cell table:formula="of:=MAX([.G2:.G269])" office:value-type="float" office:value="0.14781" calcext:value-type="float">
            <text:p>0.14781</text:p>
          </table:table-cell>
          <table:table-cell table:formula="of:=MAX([.H2:.H269])" office:value-type="float" office:value="0.149651" calcext:value-type="float">
            <text:p>0.149651</text:p>
          </table:table-cell>
          <table:table-cell table:formula="of:=MAX([.I2:.I269])" office:value-type="float" office:value="0.149992" calcext:value-type="float">
            <text:p>0.149992</text:p>
          </table:table-cell>
          <table:table-cell table:formula="of:=MAX([.J2:.J269])" office:value-type="float" office:value="0.148047" calcext:value-type="float">
            <text:p>0.148047</text:p>
          </table:table-cell>
          <table:table-cell table:formula="of:=MAX([.K2:.K269])" office:value-type="float" office:value="0.14963" calcext:value-type="float">
            <text:p>0.14963</text:p>
          </table:table-cell>
          <table:table-cell table:formula="of:=MAX([.L2:.L269])" office:value-type="float" office:value="0.1496" calcext:value-type="float">
            <text:p>0.1496</text:p>
          </table:table-cell>
          <table:table-cell table:formula="of:=MAX([.M2:.M269])" office:value-type="float" office:value="12.510088" calcext:value-type="float">
            <text:p>12.510088</text:p>
          </table:table-cell>
          <table:table-cell table:formula="of:=MAX([.N2:.N269])" office:value-type="float" office:value="615.533102" calcext:value-type="float">
            <text:p>615.533102</text:p>
          </table:table-cell>
          <table:table-cell table:number-columns-repeated="9"/>
        </table:table-row>
        <table:table-row table:style-name="ro1" table:number-rows-repeated="104830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ag X &amp; Mag Y" table:style-name="ta1">
        <table:shapes>
          <draw:frame draw:z-index="0" draw:style-name="gr1" draw:text-style-name="P1" svg:width="453.8pt" svg:height="457.46pt" svg:x="0.03pt" svg:y="0pt">
            <loext:p draw:notify-on-update-of-ranges="Data.U2:Data.U269 Data.V1:Data.V1 Data.V2:Data.V2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5:36:30.295479774</dc:date>
    <meta:editing-duration>PT4M25S</meta:editing-duration>
    <meta:editing-cycles>1</meta:editing-cycles>
    <meta:document-statistic meta:table-count="2" meta:cell-count="4614" meta:object-count="1"/>
    <meta:generator>LibreOffice/5.4.0.3$MacOS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16.139cm" xlink:href=".." xlink:type="simple" chart:class="chart:scatter" chart:style-name="ch1">
        <chart:title svg:x="6.302cm" svg:y="0.457cm" chart:style-name="ch2">
          <text:p>Mag X &amp; Mag Y</text:p>
        </chart:title>
        <chart:plot-area chart:style-name="ch3" table:cell-range-address="Data.U2:Data.V269 Data.V1:Data.V1" chart:data-source-has-labels="row" svg:x="0.32cm" svg:y="1.55cm" svg:width="15.37cm" svg:height="14.267cm">
          <chartooo:coordinate-region svg:x="0.636cm" svg:y="1.747cm" svg:width="14.797cm" svg:height="13.87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V2:Data.V269" chart:label-cell-address="Data.V1:Data.V1" chart:class="chart:scatter">
            <chart:domain table:cell-range-address="Data.U2:Data.U269"/>
            <chart:data-point chart:repeated="2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newMagY</text:p>
                <draw:g>
                  <svg:desc>Data.V1: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1912">
                <text:p>0.061912</text:p>
                <draw:g>
                  <svg:desc>Data.U2:Data.U269</svg:desc>
                </draw:g>
              </table:table-cell>
              <table:table-cell office:value-type="float" office:value="-0.034817">
                <text:p>-0.034817</text:p>
                <draw:g>
                  <svg:desc>Data.V2:Data.V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1135">
                <text:p>0.061135</text:p>
              </table:table-cell>
              <table:table-cell office:value-type="float" office:value="-0.036033">
                <text:p>-0.03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957">
                <text:p>0.061957</text:p>
              </table:table-cell>
              <table:table-cell office:value-type="float" office:value="-0.035264">
                <text:p>-0.03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179">
                <text:p>0.061179</text:p>
              </table:table-cell>
              <table:table-cell office:value-type="float" office:value="-0.035534">
                <text:p>-0.03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369">
                <text:p>0.062369</text:p>
              </table:table-cell>
              <table:table-cell office:value-type="float" office:value="-0.035212">
                <text:p>-0.03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027">
                <text:p>0.062027</text:p>
              </table:table-cell>
              <table:table-cell office:value-type="float" office:value="-0.035604">
                <text:p>-0.035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485">
                <text:p>0.062485</text:p>
              </table:table-cell>
              <table:table-cell office:value-type="float" office:value="-0.036001">
                <text:p>-0.036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93">
                <text:p>0.06193</text:p>
              </table:table-cell>
              <table:table-cell office:value-type="float" office:value="-0.033663">
                <text:p>-0.033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677">
                <text:p>0.050677</text:p>
              </table:table-cell>
              <table:table-cell office:value-type="float" office:value="-0.021022">
                <text:p>-0.021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3824">
                <text:p>0.043824</text:p>
              </table:table-cell>
              <table:table-cell office:value-type="float" office:value="-0.023648">
                <text:p>-0.023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217">
                <text:p>0.045217</text:p>
              </table:table-cell>
              <table:table-cell office:value-type="float" office:value="-0.019145">
                <text:p>-0.019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47">
                <text:p>0.04847</text:p>
              </table:table-cell>
              <table:table-cell office:value-type="float" office:value="-0.017666">
                <text:p>-0.017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1254">
                <text:p>0.051254</text:p>
              </table:table-cell>
              <table:table-cell office:value-type="float" office:value="-0.012212">
                <text:p>-0.012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82">
                <text:p>0.05482</text:p>
              </table:table-cell>
              <table:table-cell office:value-type="float" office:value="-0.015319">
                <text:p>-0.015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964">
                <text:p>0.054964</text:p>
              </table:table-cell>
              <table:table-cell office:value-type="float" office:value="-0.038067">
                <text:p>-0.038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5692">
                <text:p>0.055692</text:p>
              </table:table-cell>
              <table:table-cell office:value-type="float" office:value="-0.045384">
                <text:p>-0.045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2374">
                <text:p>0.052374</text:p>
              </table:table-cell>
              <table:table-cell office:value-type="float" office:value="-0.056819">
                <text:p>-0.056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296">
                <text:p>0.052296</text:p>
              </table:table-cell>
              <table:table-cell office:value-type="float" office:value="-0.053838">
                <text:p>-0.053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92">
                <text:p>0.056892</text:p>
              </table:table-cell>
              <table:table-cell office:value-type="float" office:value="-0.035323">
                <text:p>-0.035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747">
                <text:p>0.062747</text:p>
              </table:table-cell>
              <table:table-cell office:value-type="float" office:value="-0.000677000000000001">
                <text:p>-0.000677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9352">
                <text:p>0.059352</text:p>
              </table:table-cell>
              <table:table-cell office:value-type="float" office:value="0.040744">
                <text:p>0.040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7366">
                <text:p>0.057366</text:p>
              </table:table-cell>
              <table:table-cell office:value-type="float" office:value="0.071232">
                <text:p>0.071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833">
                <text:p>0.057833</text:p>
              </table:table-cell>
              <table:table-cell office:value-type="float" office:value="0.087887">
                <text:p>0.087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579">
                <text:p>0.05579</text:p>
              </table:table-cell>
              <table:table-cell office:value-type="float" office:value="0.10258">
                <text:p>0.1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2854">
                <text:p>0.052854</text:p>
              </table:table-cell>
              <table:table-cell office:value-type="float" office:value="0.111411">
                <text:p>0.11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1033">
                <text:p>0.051033</text:p>
              </table:table-cell>
              <table:table-cell office:value-type="float" office:value="0.11488">
                <text:p>0.11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866">
                <text:p>0.052866</text:p>
              </table:table-cell>
              <table:table-cell office:value-type="float" office:value="0.115281">
                <text:p>0.115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715">
                <text:p>0.054715</text:p>
              </table:table-cell>
              <table:table-cell office:value-type="float" office:value="0.11498">
                <text:p>0.11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7577">
                <text:p>0.057577</text:p>
              </table:table-cell>
              <table:table-cell office:value-type="float" office:value="0.113143">
                <text:p>0.113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404">
                <text:p>0.061404</text:p>
              </table:table-cell>
              <table:table-cell office:value-type="float" office:value="0.109899">
                <text:p>0.109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0483">
                <text:p>0.060483</text:p>
              </table:table-cell>
              <table:table-cell office:value-type="float" office:value="0.106567">
                <text:p>0.106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525">
                <text:p>0.063525</text:p>
              </table:table-cell>
              <table:table-cell office:value-type="float" office:value="0.092011">
                <text:p>0.092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536">
                <text:p>0.061536</text:p>
              </table:table-cell>
              <table:table-cell office:value-type="float" office:value="0.076328">
                <text:p>0.076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9436">
                <text:p>0.059436</text:p>
              </table:table-cell>
              <table:table-cell office:value-type="float" office:value="0.06908">
                <text:p>0.06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0794">
                <text:p>0.060794</text:p>
              </table:table-cell>
              <table:table-cell office:value-type="float" office:value="0.063439">
                <text:p>0.0634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7998">
                <text:p>0.067998</text:p>
              </table:table-cell>
              <table:table-cell office:value-type="float" office:value="0.044036">
                <text:p>0.044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996">
                <text:p>0.067996</text:p>
              </table:table-cell>
              <table:table-cell office:value-type="float" office:value="0.019363">
                <text:p>0.019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3397">
                <text:p>0.063397</text:p>
              </table:table-cell>
              <table:table-cell office:value-type="float" office:value="-0.009138">
                <text:p>-0.009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2684">
                <text:p>0.062684</text:p>
              </table:table-cell>
              <table:table-cell office:value-type="float" office:value="-0.04551">
                <text:p>-0.04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861">
                <text:p>0.063861</text:p>
              </table:table-cell>
              <table:table-cell office:value-type="float" office:value="-0.090739">
                <text:p>-0.090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2703">
                <text:p>0.062703</text:p>
              </table:table-cell>
              <table:table-cell office:value-type="float" office:value="-0.126993">
                <text:p>-0.126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475">
                <text:p>0.057475</text:p>
              </table:table-cell>
              <table:table-cell office:value-type="float" office:value="-0.15385">
                <text:p>-0.15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245">
                <text:p>0.057245</text:p>
              </table:table-cell>
              <table:table-cell office:value-type="float" office:value="-0.164909">
                <text:p>-0.164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406">
                <text:p>0.044406</text:p>
              </table:table-cell>
              <table:table-cell office:value-type="float" office:value="-0.172724">
                <text:p>-0.172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209">
                <text:p>0.026209</text:p>
              </table:table-cell>
              <table:table-cell office:value-type="float" office:value="-0.172757">
                <text:p>-0.172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184">
                <text:p>0.033184</text:p>
              </table:table-cell>
              <table:table-cell office:value-type="float" office:value="-0.167271">
                <text:p>-0.167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908">
                <text:p>0.038908</text:p>
              </table:table-cell>
              <table:table-cell office:value-type="float" office:value="-0.154942">
                <text:p>-0.154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808">
                <text:p>0.034808</text:p>
              </table:table-cell>
              <table:table-cell office:value-type="float" office:value="-0.136434">
                <text:p>-0.136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192">
                <text:p>0.023192</text:p>
              </table:table-cell>
              <table:table-cell office:value-type="float" office:value="-0.111055">
                <text:p>-0.111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563">
                <text:p>0.03563</text:p>
              </table:table-cell>
              <table:table-cell office:value-type="float" office:value="-0.064615">
                <text:p>-0.064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654">
                <text:p>0.043654</text:p>
              </table:table-cell>
              <table:table-cell office:value-type="float" office:value="-0.041276">
                <text:p>-0.041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6808">
                <text:p>0.056808</text:p>
              </table:table-cell>
              <table:table-cell office:value-type="float" office:value="-0.012512">
                <text:p>-0.012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3118">
                <text:p>0.083118</text:p>
              </table:table-cell>
              <table:table-cell office:value-type="float" office:value="0.000902999999999997">
                <text:p>0.00090299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5826">
                <text:p>0.085826</text:p>
              </table:table-cell>
              <table:table-cell office:value-type="float" office:value="-0.0000750000000000021">
                <text:p>-0.0000750000000000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1266">
                <text:p>0.081266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9654">
                <text:p>0.079654</text:p>
              </table:table-cell>
              <table:table-cell office:value-type="float" office:value="0.029197">
                <text:p>0.029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5609">
                <text:p>0.075609</text:p>
              </table:table-cell>
              <table:table-cell office:value-type="float" office:value="0.042487">
                <text:p>0.042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3697">
                <text:p>0.063697</text:p>
              </table:table-cell>
              <table:table-cell office:value-type="float" office:value="0.060206">
                <text:p>0.060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621">
                <text:p>0.059621</text:p>
              </table:table-cell>
              <table:table-cell office:value-type="float" office:value="0.066558">
                <text:p>0.0665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3636">
                <text:p>0.053636</text:p>
              </table:table-cell>
              <table:table-cell office:value-type="float" office:value="0.082688">
                <text:p>0.082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443">
                <text:p>0.049443</text:p>
              </table:table-cell>
              <table:table-cell office:value-type="float" office:value="0.096544">
                <text:p>0.096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7694">
                <text:p>0.047694</text:p>
              </table:table-cell>
              <table:table-cell office:value-type="float" office:value="0.100464">
                <text:p>0.100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0656">
                <text:p>0.050656</text:p>
              </table:table-cell>
              <table:table-cell office:value-type="float" office:value="0.09211">
                <text:p>0.09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826">
                <text:p>0.05826</text:p>
              </table:table-cell>
              <table:table-cell office:value-type="float" office:value="0.063476">
                <text:p>0.063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831">
                <text:p>0.064831</text:p>
              </table:table-cell>
              <table:table-cell office:value-type="float" office:value="0.005132">
                <text:p>0.005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9263">
                <text:p>0.069263</text:p>
              </table:table-cell>
              <table:table-cell office:value-type="float" office:value="-0.069438">
                <text:p>-0.069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142">
                <text:p>0.067142</text:p>
              </table:table-cell>
              <table:table-cell office:value-type="float" office:value="-0.120437">
                <text:p>-0.120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5659">
                <text:p>0.065659</text:p>
              </table:table-cell>
              <table:table-cell office:value-type="float" office:value="-0.133915">
                <text:p>-0.133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0761">
                <text:p>0.070761</text:p>
              </table:table-cell>
              <table:table-cell office:value-type="float" office:value="-0.116128">
                <text:p>-0.1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6635">
                <text:p>0.076635</text:p>
              </table:table-cell>
              <table:table-cell office:value-type="float" office:value="-0.030245">
                <text:p>-0.030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807">
                <text:p>0.07807</text:p>
              </table:table-cell>
              <table:table-cell office:value-type="float" office:value="-0.0000650000000000026">
                <text:p>-0.0000650000000000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8212">
                <text:p>0.078212</text:p>
              </table:table-cell>
              <table:table-cell office:value-type="float" office:value="-0.003095">
                <text:p>-0.003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9439">
                <text:p>0.079439</text:p>
              </table:table-cell>
              <table:table-cell office:value-type="float" office:value="-0.049574">
                <text:p>-0.0495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143">
                <text:p>0.074143</text:p>
              </table:table-cell>
              <table:table-cell office:value-type="float" office:value="-0.116393">
                <text:p>-0.116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2463">
                <text:p>0.052463</text:p>
              </table:table-cell>
              <table:table-cell office:value-type="float" office:value="-0.163407">
                <text:p>-0.163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1522">
                <text:p>0.041522</text:p>
              </table:table-cell>
              <table:table-cell office:value-type="float" office:value="-0.173706">
                <text:p>-0.173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212">
                <text:p>0.037212</text:p>
              </table:table-cell>
              <table:table-cell office:value-type="float" office:value="-0.172773">
                <text:p>-0.172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4281">
                <text:p>0.054281</text:p>
              </table:table-cell>
              <table:table-cell office:value-type="float" office:value="-0.16399">
                <text:p>-0.16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813">
                <text:p>0.061813</text:p>
              </table:table-cell>
              <table:table-cell office:value-type="float" office:value="-0.158743">
                <text:p>-0.158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4477">
                <text:p>0.054477</text:p>
              </table:table-cell>
              <table:table-cell office:value-type="float" office:value="-0.153977">
                <text:p>-0.153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7417">
                <text:p>0.047417</text:p>
              </table:table-cell>
              <table:table-cell office:value-type="float" office:value="-0.139546">
                <text:p>-0.139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5867">
                <text:p>0.045867</text:p>
              </table:table-cell>
              <table:table-cell office:value-type="float" office:value="-0.11739">
                <text:p>-0.117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741">
                <text:p>0.03741</text:p>
              </table:table-cell>
              <table:table-cell office:value-type="float" office:value="-0.080973">
                <text:p>-0.080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9684">
                <text:p>0.029684</text:p>
              </table:table-cell>
              <table:table-cell office:value-type="float" office:value="-0.038499">
                <text:p>-0.038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497">
                <text:p>0.021497</text:p>
              </table:table-cell>
              <table:table-cell office:value-type="float" office:value="0.006242">
                <text:p>0.0062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251">
                <text:p>0.013251</text:p>
              </table:table-cell>
              <table:table-cell office:value-type="float" office:value="0.069907">
                <text:p>0.069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535">
                <text:p>0.013535</text:p>
              </table:table-cell>
              <table:table-cell office:value-type="float" office:value="0.093258">
                <text:p>0.093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211">
                <text:p>0.011211</text:p>
              </table:table-cell>
              <table:table-cell office:value-type="float" office:value="0.104651">
                <text:p>0.1046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681">
                <text:p>0.010681</text:p>
              </table:table-cell>
              <table:table-cell office:value-type="float" office:value="0.112379">
                <text:p>0.112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936">
                <text:p>0.011936</text:p>
              </table:table-cell>
              <table:table-cell office:value-type="float" office:value="0.121814">
                <text:p>0.121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5927">
                <text:p>0.015927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5405">
                <text:p>0.015405</text:p>
              </table:table-cell>
              <table:table-cell office:value-type="float" office:value="0.118298">
                <text:p>0.118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6094">
                <text:p>0.016094</text:p>
              </table:table-cell>
              <table:table-cell office:value-type="float" office:value="0.11219">
                <text:p>0.11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1723">
                <text:p>0.021723</text:p>
              </table:table-cell>
              <table:table-cell office:value-type="float" office:value="0.108146">
                <text:p>0.108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299">
                <text:p>0.028299</text:p>
              </table:table-cell>
              <table:table-cell office:value-type="float" office:value="0.096797">
                <text:p>0.096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6832">
                <text:p>0.036832</text:p>
              </table:table-cell>
              <table:table-cell office:value-type="float" office:value="0.080767">
                <text:p>0.080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2047">
                <text:p>0.042047</text:p>
              </table:table-cell>
              <table:table-cell office:value-type="float" office:value="0.071296">
                <text:p>0.071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1949">
                <text:p>0.06194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8799">
                <text:p>0.068799</text:p>
              </table:table-cell>
              <table:table-cell office:value-type="float" office:value="-0.003836">
                <text:p>-0.0038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1307">
                <text:p>0.081307</text:p>
              </table:table-cell>
              <table:table-cell office:value-type="float" office:value="-0.01815">
                <text:p>-0.01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4408">
                <text:p>0.084408</text:p>
              </table:table-cell>
              <table:table-cell office:value-type="float" office:value="-0.012591">
                <text:p>-0.012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4538">
                <text:p>0.084538</text:p>
              </table:table-cell>
              <table:table-cell office:value-type="float" office:value="-0.008273">
                <text:p>-0.0082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423">
                <text:p>0.08423</text:p>
              </table:table-cell>
              <table:table-cell office:value-type="float" office:value="-0.004778">
                <text:p>-0.004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209">
                <text:p>0.085209</text:p>
              </table:table-cell>
              <table:table-cell office:value-type="float" office:value="-0.001154">
                <text:p>-0.001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625">
                <text:p>0.084625</text:p>
              </table:table-cell>
              <table:table-cell office:value-type="float" office:value="-0.011505">
                <text:p>-0.011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826">
                <text:p>0.085826</text:p>
              </table:table-cell>
              <table:table-cell office:value-type="float" office:value="-0.009626">
                <text:p>-0.0096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547">
                <text:p>0.080547</text:p>
              </table:table-cell>
              <table:table-cell office:value-type="float" office:value="-0.029419">
                <text:p>-0.029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56">
                <text:p>0.06756</text:p>
              </table:table-cell>
              <table:table-cell office:value-type="float" office:value="-0.051402">
                <text:p>-0.051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0232">
                <text:p>0.050232</text:p>
              </table:table-cell>
              <table:table-cell office:value-type="float" office:value="-0.066146">
                <text:p>-0.066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6456">
                <text:p>0.036456</text:p>
              </table:table-cell>
              <table:table-cell office:value-type="float" office:value="-0.074794">
                <text:p>-0.074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01">
                <text:p>0.0201</text:p>
              </table:table-cell>
              <table:table-cell office:value-type="float" office:value="-0.081144">
                <text:p>-0.081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7797">
                <text:p>-0.007797</text:p>
              </table:table-cell>
              <table:table-cell office:value-type="float" office:value="-0.083579">
                <text:p>-0.083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1392">
                <text:p>-0.031392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3888">
                <text:p>-0.043888</text:p>
              </table:table-cell>
              <table:table-cell office:value-type="float" office:value="-0.073707">
                <text:p>-0.0737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0378">
                <text:p>-0.050378</text:p>
              </table:table-cell>
              <table:table-cell office:value-type="float" office:value="-0.069518">
                <text:p>-0.069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2238">
                <text:p>-0.052238</text:p>
              </table:table-cell>
              <table:table-cell office:value-type="float" office:value="-0.06803">
                <text:p>-0.06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65738">
                <text:p>-0.065738</text:p>
              </table:table-cell>
              <table:table-cell office:value-type="float" office:value="-0.056636">
                <text:p>-0.056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74195">
                <text:p>-0.074195</text:p>
              </table:table-cell>
              <table:table-cell office:value-type="float" office:value="-0.044423">
                <text:p>-0.0444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8401">
                <text:p>-0.08401</text:p>
              </table:table-cell>
              <table:table-cell office:value-type="float" office:value="-0.022166">
                <text:p>-0.022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87436">
                <text:p>-0.087436</text:p>
              </table:table-cell>
              <table:table-cell office:value-type="float" office:value="-0.003319">
                <text:p>-0.0033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86458">
                <text:p>-0.086458</text:p>
              </table:table-cell>
              <table:table-cell office:value-type="float" office:value="0.011413">
                <text:p>0.011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3653">
                <text:p>-0.083653</text:p>
              </table:table-cell>
              <table:table-cell office:value-type="float" office:value="0.023385">
                <text:p>0.023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0741">
                <text:p>-0.080741</text:p>
              </table:table-cell>
              <table:table-cell office:value-type="float" office:value="0.031359">
                <text:p>0.031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71415">
                <text:p>-0.071415</text:p>
              </table:table-cell>
              <table:table-cell office:value-type="float" office:value="0.04747">
                <text:p>0.04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7823">
                <text:p>-0.047823</text:p>
              </table:table-cell>
              <table:table-cell office:value-type="float" office:value="0.068445">
                <text:p>0.068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33685">
                <text:p>-0.033685</text:p>
              </table:table-cell>
              <table:table-cell office:value-type="float" office:value="0.075691">
                <text:p>0.075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1562">
                <text:p>-0.021562</text:p>
              </table:table-cell>
              <table:table-cell office:value-type="float" office:value="0.080503">
                <text:p>0.080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1689">
                <text:p>-0.001689</text:p>
              </table:table-cell>
              <table:table-cell office:value-type="float" office:value="0.083776">
                <text:p>0.0837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375">
                <text:p>0.013375</text:p>
              </table:table-cell>
              <table:table-cell office:value-type="float" office:value="0.083878">
                <text:p>0.083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751">
                <text:p>0.029751</text:p>
              </table:table-cell>
              <table:table-cell office:value-type="float" office:value="0.079417">
                <text:p>0.079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8564">
                <text:p>0.048564</text:p>
              </table:table-cell>
              <table:table-cell office:value-type="float" office:value="0.070608">
                <text:p>0.070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0435">
                <text:p>0.060435</text:p>
              </table:table-cell>
              <table:table-cell office:value-type="float" office:value="0.061511">
                <text:p>0.0615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2657">
                <text:p>0.072657</text:p>
              </table:table-cell>
              <table:table-cell office:value-type="float" office:value="0.044266">
                <text:p>0.044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1522">
                <text:p>0.081522</text:p>
              </table:table-cell>
              <table:table-cell office:value-type="float" office:value="0.029567">
                <text:p>0.029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5575">
                <text:p>0.085575</text:p>
              </table:table-cell>
              <table:table-cell office:value-type="float" office:value="0.009458">
                <text:p>0.009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3785">
                <text:p>0.083785</text:p>
              </table:table-cell>
              <table:table-cell office:value-type="float" office:value="-0.01379">
                <text:p>-0.01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7514">
                <text:p>0.077514</text:p>
              </table:table-cell>
              <table:table-cell office:value-type="float" office:value="-0.035004">
                <text:p>-0.035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2976">
                <text:p>0.062976</text:p>
              </table:table-cell>
              <table:table-cell office:value-type="float" office:value="-0.051754">
                <text:p>-0.051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3852">
                <text:p>0.043852</text:p>
              </table:table-cell>
              <table:table-cell office:value-type="float" office:value="-0.06871">
                <text:p>-0.06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173">
                <text:p>0.02173</text:p>
              </table:table-cell>
              <table:table-cell office:value-type="float" office:value="-0.077844">
                <text:p>-0.077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5267">
                <text:p>0.035267</text:p>
              </table:table-cell>
              <table:table-cell office:value-type="float" office:value="-0.073772">
                <text:p>-0.0737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3873">
                <text:p>0.063873</text:p>
              </table:table-cell>
              <table:table-cell office:value-type="float" office:value="-0.053007">
                <text:p>-0.053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6475">
                <text:p>0.086475</text:p>
              </table:table-cell>
              <table:table-cell office:value-type="float" office:value="-0.025169">
                <text:p>-0.0251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0528">
                <text:p>0.090528</text:p>
              </table:table-cell>
              <table:table-cell office:value-type="float" office:value="0.008492">
                <text:p>0.0084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4083">
                <text:p>0.084083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6405">
                <text:p>0.066405</text:p>
              </table:table-cell>
              <table:table-cell office:value-type="float" office:value="0.057482">
                <text:p>0.057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3445">
                <text:p>0.043445</text:p>
              </table:table-cell>
              <table:table-cell office:value-type="float" office:value="0.073503">
                <text:p>0.0735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1671">
                <text:p>0.021671</text:p>
              </table:table-cell>
              <table:table-cell office:value-type="float" office:value="0.08156">
                <text:p>0.08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0098">
                <text:p>0.010098</text:p>
              </table:table-cell>
              <table:table-cell office:value-type="float" office:value="0.0831">
                <text:p>0.08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8695">
                <text:p>-0.018695</text:p>
              </table:table-cell>
              <table:table-cell office:value-type="float" office:value="0.08104">
                <text:p>0.081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2777">
                <text:p>-0.042777</text:p>
              </table:table-cell>
              <table:table-cell office:value-type="float" office:value="0.072012">
                <text:p>0.072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63094">
                <text:p>-0.063094</text:p>
              </table:table-cell>
              <table:table-cell office:value-type="float" office:value="0.055444">
                <text:p>0.055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7155">
                <text:p>-0.07155</text:p>
              </table:table-cell>
              <table:table-cell office:value-type="float" office:value="0.045446">
                <text:p>0.0454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723">
                <text:p>-0.074723</text:p>
              </table:table-cell>
              <table:table-cell office:value-type="float" office:value="0.03728">
                <text:p>0.037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257">
                <text:p>-0.08257</text:p>
              </table:table-cell>
              <table:table-cell office:value-type="float" office:value="0.014935">
                <text:p>0.0149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84499">
                <text:p>-0.084499</text:p>
              </table:table-cell>
              <table:table-cell office:value-type="float" office:value="-0.000237000000000001">
                <text:p>-0.000237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84601">
                <text:p>-0.084601</text:p>
              </table:table-cell>
              <table:table-cell office:value-type="float" office:value="-0.014176">
                <text:p>-0.014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823">
                <text:p>-0.0823</text:p>
              </table:table-cell>
              <table:table-cell office:value-type="float" office:value="-0.023738">
                <text:p>-0.023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70715">
                <text:p>-0.070715</text:p>
              </table:table-cell>
              <table:table-cell office:value-type="float" office:value="-0.048082">
                <text:p>-0.048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51847">
                <text:p>-0.051847</text:p>
              </table:table-cell>
              <table:table-cell office:value-type="float" office:value="-0.06803">
                <text:p>-0.06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31938">
                <text:p>-0.031938</text:p>
              </table:table-cell>
              <table:table-cell office:value-type="float" office:value="-0.07801">
                <text:p>-0.078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544">
                <text:p>0.001544</text:p>
              </table:table-cell>
              <table:table-cell office:value-type="float" office:value="-0.081972">
                <text:p>-0.081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1045">
                <text:p>0.031045</text:p>
              </table:table-cell>
              <table:table-cell office:value-type="float" office:value="-0.077633">
                <text:p>-0.077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2472">
                <text:p>0.052472</text:p>
              </table:table-cell>
              <table:table-cell office:value-type="float" office:value="-0.067965">
                <text:p>-0.0679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6944">
                <text:p>0.066944</text:p>
              </table:table-cell>
              <table:table-cell office:value-type="float" office:value="-0.055168">
                <text:p>-0.0551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8519">
                <text:p>0.078519</text:p>
              </table:table-cell>
              <table:table-cell office:value-type="float" office:value="-0.041604">
                <text:p>-0.041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6016">
                <text:p>0.086016</text:p>
              </table:table-cell>
              <table:table-cell office:value-type="float" office:value="-0.027118">
                <text:p>-0.027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8169">
                <text:p>0.088169</text:p>
              </table:table-cell>
              <table:table-cell office:value-type="float" office:value="-0.016533">
                <text:p>-0.016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8189">
                <text:p>0.088189</text:p>
              </table:table-cell>
              <table:table-cell office:value-type="float" office:value="-0.0147">
                <text:p>-0.01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9048">
                <text:p>0.089048</text:p>
              </table:table-cell>
              <table:table-cell office:value-type="float" office:value="-0.012491">
                <text:p>-0.0124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8684">
                <text:p>0.088684</text:p>
              </table:table-cell>
              <table:table-cell office:value-type="float" office:value="-0.012419">
                <text:p>-0.0124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8315">
                <text:p>0.088315</text:p>
              </table:table-cell>
              <table:table-cell office:value-type="float" office:value="-0.013305">
                <text:p>-0.0133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8369">
                <text:p>0.088369</text:p>
              </table:table-cell>
              <table:table-cell office:value-type="float" office:value="-0.014417">
                <text:p>-0.014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8271">
                <text:p>0.088271</text:p>
              </table:table-cell>
              <table:table-cell office:value-type="float" office:value="-0.014372">
                <text:p>-0.0143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7463">
                <text:p>0.087463</text:p>
              </table:table-cell>
              <table:table-cell office:value-type="float" office:value="-0.014319">
                <text:p>-0.0143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4275">
                <text:p>0.084275</text:p>
              </table:table-cell>
              <table:table-cell office:value-type="float" office:value="-0.01217">
                <text:p>-0.012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1229">
                <text:p>0.021229</text:p>
              </table:table-cell>
              <table:table-cell office:value-type="float" office:value="-0.008223">
                <text:p>-0.0082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4347">
                <text:p>-0.034347</text:p>
              </table:table-cell>
              <table:table-cell office:value-type="float" office:value="0.009947">
                <text:p>0.0099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5024">
                <text:p>-0.05024</text:p>
              </table:table-cell>
              <table:table-cell office:value-type="float" office:value="0.000216999999999998">
                <text:p>0.0002169999999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76135">
                <text:p>-0.076135</text:p>
              </table:table-cell>
              <table:table-cell office:value-type="float" office:value="-0.000240000000000001">
                <text:p>-0.00024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18001">
                <text:p>-0.118001</text:p>
              </table:table-cell>
              <table:table-cell office:value-type="float" office:value="0.007956">
                <text:p>0.0079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39416">
                <text:p>-0.139416</text:p>
              </table:table-cell>
              <table:table-cell office:value-type="float" office:value="-0.003192">
                <text:p>-0.0031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37816">
                <text:p>-0.137816</text:p>
              </table:table-cell>
              <table:table-cell office:value-type="float" office:value="0.000309999999999998">
                <text:p>0.0003099999999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6016">
                <text:p>-0.136016</text:p>
              </table:table-cell>
              <table:table-cell office:value-type="float" office:value="-0.004119">
                <text:p>-0.004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29314">
                <text:p>-0.129314</text:p>
              </table:table-cell>
              <table:table-cell office:value-type="float" office:value="-0.012271">
                <text:p>-0.012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20437">
                <text:p>-0.120437</text:p>
              </table:table-cell>
              <table:table-cell office:value-type="float" office:value="-0.019915">
                <text:p>-0.019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2232">
                <text:p>-0.102232</text:p>
              </table:table-cell>
              <table:table-cell office:value-type="float" office:value="-0.024128">
                <text:p>-0.024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76808">
                <text:p>-0.076808</text:p>
              </table:table-cell>
              <table:table-cell office:value-type="float" office:value="-0.025069">
                <text:p>-0.0250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40722">
                <text:p>-0.040722</text:p>
              </table:table-cell>
              <table:table-cell office:value-type="float" office:value="-0.030095">
                <text:p>-0.0300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1099">
                <text:p>0.021099</text:p>
              </table:table-cell>
              <table:table-cell office:value-type="float" office:value="-0.030619">
                <text:p>-0.0306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4613">
                <text:p>0.084613</text:p>
              </table:table-cell>
              <table:table-cell office:value-type="float" office:value="-0.034105">
                <text:p>-0.034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3327">
                <text:p>0.113327</text:p>
              </table:table-cell>
              <table:table-cell office:value-type="float" office:value="-0.042989">
                <text:p>-0.042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0834">
                <text:p>0.140834</text:p>
              </table:table-cell>
              <table:table-cell office:value-type="float" office:value="-0.042029">
                <text:p>-0.042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5665">
                <text:p>0.155665</text:p>
              </table:table-cell>
              <table:table-cell office:value-type="float" office:value="-0.029575">
                <text:p>-0.029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5894">
                <text:p>0.155894</text:p>
              </table:table-cell>
              <table:table-cell office:value-type="float" office:value="-0.026071">
                <text:p>-0.026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1514">
                <text:p>0.151514</text:p>
              </table:table-cell>
              <table:table-cell office:value-type="float" office:value="-0.027139">
                <text:p>-0.027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0036">
                <text:p>0.140036</text:p>
              </table:table-cell>
              <table:table-cell office:value-type="float" office:value="-0.018356">
                <text:p>-0.018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156">
                <text:p>0.12156</text:p>
              </table:table-cell>
              <table:table-cell office:value-type="float" office:value="-0.025981">
                <text:p>-0.025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4349">
                <text:p>0.104349</text:p>
              </table:table-cell>
              <table:table-cell office:value-type="float" office:value="-0.024404">
                <text:p>-0.0244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6181">
                <text:p>0.076181</text:p>
              </table:table-cell>
              <table:table-cell office:value-type="float" office:value="-0.026318">
                <text:p>-0.026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5592">
                <text:p>0.035592</text:p>
              </table:table-cell>
              <table:table-cell office:value-type="float" office:value="-0.025135">
                <text:p>-0.025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7404">
                <text:p>-0.007404</text:p>
              </table:table-cell>
              <table:table-cell office:value-type="float" office:value="-0.036979">
                <text:p>-0.0369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35994">
                <text:p>-0.035994</text:p>
              </table:table-cell>
              <table:table-cell office:value-type="float" office:value="-0.035604">
                <text:p>-0.0356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48528">
                <text:p>-0.048528</text:p>
              </table:table-cell>
              <table:table-cell office:value-type="float" office:value="-0.038881">
                <text:p>-0.038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4548">
                <text:p>-0.04548</text:p>
              </table:table-cell>
              <table:table-cell office:value-type="float" office:value="-0.034706">
                <text:p>-0.0347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16039">
                <text:p>-0.016039</text:p>
              </table:table-cell>
              <table:table-cell office:value-type="float" office:value="-0.036564">
                <text:p>-0.036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3589">
                <text:p>0.013589</text:p>
              </table:table-cell>
              <table:table-cell office:value-type="float" office:value="-0.035085">
                <text:p>-0.035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898">
                <text:p>0.05898</text:p>
              </table:table-cell>
              <table:table-cell office:value-type="float" office:value="-0.018481">
                <text:p>-0.0184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9249">
                <text:p>0.099249</text:p>
              </table:table-cell>
              <table:table-cell office:value-type="float" office:value="-0.00207">
                <text:p>-0.002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1666">
                <text:p>0.131666</text:p>
              </table:table-cell>
              <table:table-cell office:value-type="float" office:value="-0.005378">
                <text:p>-0.0053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896">
                <text:p>0.14896</text:p>
              </table:table-cell>
              <table:table-cell office:value-type="float" office:value="0.002829">
                <text:p>0.002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475">
                <text:p>0.155475</text:p>
              </table:table-cell>
              <table:table-cell office:value-type="float" office:value="-0.006335">
                <text:p>-0.006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56047">
                <text:p>0.156047</text:p>
              </table:table-cell>
              <table:table-cell office:value-type="float" office:value="-0.007022">
                <text:p>-0.0070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5101">
                <text:p>0.15101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0461">
                <text:p>0.140461</text:p>
              </table:table-cell>
              <table:table-cell office:value-type="float" office:value="-0.020827">
                <text:p>-0.020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25539">
                <text:p>0.125539</text:p>
              </table:table-cell>
              <table:table-cell office:value-type="float" office:value="-0.023538">
                <text:p>-0.023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9202">
                <text:p>0.099202</text:p>
              </table:table-cell>
              <table:table-cell office:value-type="float" office:value="-0.019061">
                <text:p>-0.019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6494">
                <text:p>0.066494</text:p>
              </table:table-cell>
              <table:table-cell office:value-type="float" office:value="-0.010832">
                <text:p>-0.010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0271">
                <text:p>0.040271</text:p>
              </table:table-cell>
              <table:table-cell office:value-type="float" office:value="-0.01757">
                <text:p>-0.017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91">
                <text:p>0.00591</text:p>
              </table:table-cell>
              <table:table-cell office:value-type="float" office:value="-0.01675">
                <text:p>-0.016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7097">
                <text:p>-0.037097</text:p>
              </table:table-cell>
              <table:table-cell office:value-type="float" office:value="-0.023219">
                <text:p>-0.0232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64592">
                <text:p>-0.064592</text:p>
              </table:table-cell>
              <table:table-cell office:value-type="float" office:value="-0.022276">
                <text:p>-0.022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87649">
                <text:p>-0.087649</text:p>
              </table:table-cell>
              <table:table-cell office:value-type="float" office:value="-0.019286">
                <text:p>-0.0192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03485">
                <text:p>-0.103485</text:p>
              </table:table-cell>
              <table:table-cell office:value-type="float" office:value="-0.022528">
                <text:p>-0.0225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18129">
                <text:p>-0.118129</text:p>
              </table:table-cell>
              <table:table-cell office:value-type="float" office:value="-0.022116">
                <text:p>-0.0221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29232">
                <text:p>-0.129232</text:p>
              </table:table-cell>
              <table:table-cell office:value-type="float" office:value="-0.019114">
                <text:p>-0.019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35427">
                <text:p>-0.135427</text:p>
              </table:table-cell>
              <table:table-cell office:value-type="float" office:value="-0.018107">
                <text:p>-0.0181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39042">
                <text:p>-0.139042</text:p>
              </table:table-cell>
              <table:table-cell office:value-type="float" office:value="-0.017972">
                <text:p>-0.0179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41755">
                <text:p>-0.141755</text:p>
              </table:table-cell>
              <table:table-cell office:value-type="float" office:value="-0.024792">
                <text:p>-0.024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36435">
                <text:p>-0.136435</text:p>
              </table:table-cell>
              <table:table-cell office:value-type="float" office:value="-0.030116">
                <text:p>-0.030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2644">
                <text:p>-0.12644</text:p>
              </table:table-cell>
              <table:table-cell office:value-type="float" office:value="-0.03305">
                <text:p>-0.033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12983">
                <text:p>-0.112983</text:p>
              </table:table-cell>
              <table:table-cell office:value-type="float" office:value="-0.037257">
                <text:p>-0.0372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89961">
                <text:p>-0.089961</text:p>
              </table:table-cell>
              <table:table-cell office:value-type="float" office:value="-0.039045">
                <text:p>-0.039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57226">
                <text:p>-0.057226</text:p>
              </table:table-cell>
              <table:table-cell office:value-type="float" office:value="-0.03487">
                <text:p>-0.03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10839">
                <text:p>-0.010839</text:p>
              </table:table-cell>
              <table:table-cell office:value-type="float" office:value="-0.024809">
                <text:p>-0.024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1074">
                <text:p>0.031074</text:p>
              </table:table-cell>
              <table:table-cell office:value-type="float" office:value="-0.009722">
                <text:p>-0.0097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5377">
                <text:p>0.035377</text:p>
              </table:table-cell>
              <table:table-cell office:value-type="float" office:value="-0.020174">
                <text:p>-0.0201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0068">
                <text:p>0.040068</text:p>
              </table:table-cell>
              <table:table-cell office:value-type="float" office:value="-0.022091">
                <text:p>-0.022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3835">
                <text:p>0.043835</text:p>
              </table:table-cell>
              <table:table-cell office:value-type="float" office:value="-0.026344">
                <text:p>-0.0263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8967">
                <text:p>0.038967</text:p>
              </table:table-cell>
              <table:table-cell office:value-type="float" office:value="-0.023242">
                <text:p>-0.0232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2966">
                <text:p>0.062966</text:p>
              </table:table-cell>
              <table:table-cell office:value-type="float" office:value="-0.038025">
                <text:p>-0.038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7567">
                <text:p>0.087567</text:p>
              </table:table-cell>
              <table:table-cell office:value-type="float" office:value="-0.028261">
                <text:p>-0.028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2534">
                <text:p>0.092534</text:p>
              </table:table-cell>
              <table:table-cell office:value-type="float" office:value="-0.021839">
                <text:p>-0.0218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0913">
                <text:p>0.130913</text:p>
              </table:table-cell>
              <table:table-cell office:value-type="float" office:value="-0.026037">
                <text:p>-0.0260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50039">
                <text:p>0.150039</text:p>
              </table:table-cell>
              <table:table-cell office:value-type="float" office:value="-0.022252">
                <text:p>-0.0222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4891">
                <text:p>0.154891</text:p>
              </table:table-cell>
              <table:table-cell office:value-type="float" office:value="-0.019019">
                <text:p>-0.019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4763">
                <text:p>0.154763</text:p>
              </table:table-cell>
              <table:table-cell office:value-type="float" office:value="-0.018626">
                <text:p>-0.0186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5729">
                <text:p>0.155729</text:p>
              </table:table-cell>
              <table:table-cell office:value-type="float" office:value="-0.018971">
                <text:p>-0.018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4289">
                <text:p>0.154289</text:p>
              </table:table-cell>
              <table:table-cell office:value-type="float" office:value="-0.018572">
                <text:p>-0.0185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41577">
                <text:p>0.141577</text:p>
              </table:table-cell>
              <table:table-cell office:value-type="float" office:value="-0.022157">
                <text:p>-0.0221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2291">
                <text:p>0.12291</text:p>
              </table:table-cell>
              <table:table-cell office:value-type="float" office:value="-0.020892">
                <text:p>-0.0208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4617">
                <text:p>0.084617</text:p>
              </table:table-cell>
              <table:table-cell office:value-type="float" office:value="-0.017638">
                <text:p>-0.0176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2827">
                <text:p>0.062827</text:p>
              </table:table-cell>
              <table:table-cell office:value-type="float" office:value="-0.016381">
                <text:p>-0.0163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3791">
                <text:p>0.073791</text:p>
              </table:table-cell>
              <table:table-cell office:value-type="float" office:value="-0.021695">
                <text:p>-0.021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3569">
                <text:p>0.113569</text:p>
              </table:table-cell>
              <table:table-cell office:value-type="float" office:value="-0.016017">
                <text:p>-0.0160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7848">
                <text:p>0.137848</text:p>
              </table:table-cell>
              <table:table-cell office:value-type="float" office:value="-0.014693">
                <text:p>-0.0146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48283">
                <text:p>0.148283</text:p>
              </table:table-cell>
              <table:table-cell office:value-type="float" office:value="-0.016682">
                <text:p>-0.016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51781">
                <text:p>0.151781</text:p>
              </table:table-cell>
              <table:table-cell office:value-type="float" office:value="-0.019914">
                <text:p>-0.0199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42221">
                <text:p>0.142221</text:p>
              </table:table-cell>
              <table:table-cell office:value-type="float" office:value="-0.022145">
                <text:p>-0.0221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1933">
                <text:p>0.101933</text:p>
              </table:table-cell>
              <table:table-cell office:value-type="float" office:value="-0.029034">
                <text:p>-0.0290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5736">
                <text:p>0.085736</text:p>
              </table:table-cell>
              <table:table-cell office:value-type="float" office:value="-0.028266">
                <text:p>-0.028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9071">
                <text:p>0.089071</text:p>
              </table:table-cell>
              <table:table-cell office:value-type="float" office:value="-0.02597">
                <text:p>-0.025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8083">
                <text:p>0.088083</text:p>
              </table:table-cell>
              <table:table-cell office:value-type="float" office:value="-0.026734">
                <text:p>-0.0267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8897">
                <text:p>0.088897</text:p>
              </table:table-cell>
              <table:table-cell office:value-type="float" office:value="-0.025974">
                <text:p>-0.0259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8624">
                <text:p>0.088624</text:p>
              </table:table-cell>
              <table:table-cell office:value-type="float" office:value="-0.025589">
                <text:p>-0.0255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7428">
                <text:p>0.087428</text:p>
              </table:table-cell>
              <table:table-cell office:value-type="float" office:value="-0.026343">
                <text:p>-0.0263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7908">
                <text:p>0.087908</text:p>
              </table:table-cell>
              <table:table-cell office:value-type="float" office:value="-0.025971">
                <text:p>-0.0259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784">
                <text:p>0.08784</text:p>
              </table:table-cell>
              <table:table-cell office:value-type="float" office:value="-0.02674">
                <text:p>-0.02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